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.738cm" fo:min-width="2.568cm"/>
      <style:paragraph-properties style:writing-mode="lr-tb"/>
    </style:style>
    <style:style style:name="gr3" style:family="graphic" style:parent-style-name="standard" style:list-style-name="L1">
      <style:graphic-properties draw:fill-color="#729fcf" draw:textarea-horizontal-align="justify" draw:textarea-vertical-align="middle" draw:auto-grow-height="false" fo:min-height="1.95cm" fo:min-width="3.9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 style:list-style-name="L2">
      <style:graphic-properties draw:fill-color="#729fcf" draw:textarea-horizontal-align="justify" draw:textarea-vertical-align="middle" draw:auto-grow-height="false" fo:min-height="1.25cm" fo:min-width="3.3cm"/>
      <style:paragraph-properties style:writing-mode="lr-tb"/>
    </style:style>
    <style:style style:name="gr6" style:family="graphic" style:parent-style-name="standard" style:list-style-name="L1">
      <style:graphic-properties draw:fill-color="#729fcf" draw:textarea-horizontal-align="justify" draw:textarea-vertical-align="middle" draw:auto-grow-height="false" fo:min-height="1.95cm" fo:min-width="3.9cm"/>
      <style:paragraph-properties style:writing-mode="lr-tb"/>
    </style:style>
    <style:style style:name="gr7" style:family="graphic" style:parent-style-name="standard" style:list-style-name="L2">
      <style:graphic-properties draw:fill-color="#729fcf" draw:textarea-horizontal-align="justify" draw:textarea-vertical-align="middle" draw:auto-grow-height="false" fo:min-height="1.25cm" fo:min-width="3.3cm"/>
      <style:paragraph-properties style:writing-mode="lr-tb"/>
    </style:style>
    <style:style style:name="gr8" style:family="graphic" style:parent-style-name="standard" style:list-style-name="L1">
      <style:graphic-properties draw:fill-color="#729fcf" draw:textarea-horizontal-align="justify" draw:textarea-vertical-align="middle" draw:auto-grow-height="false" fo:min-height="1.95cm" fo:min-width="3.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1" style:family="graphic" style:parent-style-name="standard" style:list-style-name="L2">
      <style:graphic-properties draw:fill-color="#729fcf" draw:textarea-horizontal-align="justify" draw:textarea-vertical-align="middle" draw:auto-grow-height="false" fo:min-height="1.25cm" fo:min-width="3.3cm"/>
      <style:paragraph-properties style:writing-mode="lr-tb"/>
    </style:style>
    <style:style style:name="gr12" style:family="graphic" style:parent-style-name="standard" style:list-style-name="L1">
      <style:graphic-properties draw:fill-color="#729fcf" draw:textarea-horizontal-align="justify" draw:textarea-vertical-align="middle" draw:auto-grow-height="false" fo:min-height="1.95cm" fo:min-width="3.9cm"/>
      <style:paragraph-properties style:writing-mode="lr-tb"/>
    </style:style>
    <style:style style:name="gr13" style:family="graphic" style:parent-style-name="standard" style:list-style-name="L1">
      <style:graphic-properties draw:fill-color="#729fcf" draw:textarea-horizontal-align="justify" draw:textarea-vertical-align="middle" draw:auto-grow-height="false" fo:min-height="3.78cm" fo:min-width="4.76cm"/>
      <style:paragraph-properties style:writing-mode="lr-tb"/>
    </style:style>
    <style:style style:name="gr14" style:family="graphic" style:parent-style-name="standard" style:list-style-name="L2">
      <style:graphic-properties draw:fill-color="#729fcf" draw:textarea-horizontal-align="justify" draw:textarea-vertical-align="middle" draw:auto-grow-height="false" fo:min-height="1.25cm" fo:min-width="3.3cm"/>
      <style:paragraph-properties style:writing-mode="lr-tb"/>
    </style:style>
    <style:style style:name="gr15" style:family="graphic" style:parent-style-name="standard" style:list-style-name="L1">
      <style:graphic-properties draw:fill-color="#729fcf" draw:textarea-horizontal-align="justify" draw:textarea-vertical-align="middle" draw:auto-grow-height="false" fo:min-height="1.95cm" fo:min-width="3.9cm"/>
      <style:paragraph-properties style:writing-mode="lr-tb"/>
    </style:style>
    <style:style style:name="gr16" style:family="graphic" style:parent-style-name="standard">
      <style:graphic-properties draw:fill-color="#729fcf" draw:textarea-horizontal-align="justify" draw:textarea-vertical-align="middle" draw:auto-grow-height="false" fo:min-height="1.513cm" fo:min-width="2.701cm"/>
      <style:paragraph-properties style:writing-mode="lr-tb"/>
    </style:style>
    <style:style style:name="gr17" style:family="graphic" style:parent-style-name="standard" style:list-style-name="L1">
      <style:graphic-properties draw:fill-color="#729fcf" draw:textarea-horizontal-align="justify" draw:textarea-vertical-align="middle" draw:auto-grow-height="false" fo:min-height="3.78cm" fo:min-width="4.76cm"/>
      <style:paragraph-properties style:writing-mode="lr-tb"/>
    </style:style>
    <style:style style:name="gr18" style:family="graphic" style:parent-style-name="objectwithoutfill">
      <style:graphic-properties draw:marker-end="Arrow" draw:marker-end-width="0.3cm" draw:fill="none" draw:fill-color="#058603" draw:textarea-vertical-align="middle"/>
    </style:style>
    <style:style style:name="gr19" style:family="graphic" style:parent-style-name="standard" style:list-style-name="L2">
      <style:graphic-properties draw:fill-color="#729fcf" draw:textarea-horizontal-align="justify" draw:textarea-vertical-align="middle" draw:auto-grow-height="false" fo:min-height="1.25cm" fo:min-width="3.3cm"/>
      <style:paragraph-properties style:writing-mode="lr-tb"/>
    </style:style>
    <style:style style:name="gr20" style:family="graphic" style:parent-style-name="standard" style:list-style-name="L1">
      <style:graphic-properties draw:fill-color="#729fcf" draw:textarea-horizontal-align="justify" draw:textarea-vertical-align="middle" draw:auto-grow-height="false" fo:min-height="1.95cm" fo:min-width="3.9cm"/>
      <style:paragraph-properties style:writing-mode="lr-tb"/>
    </style:style>
    <style:style style:name="gr21" style:family="graphic" style:parent-style-name="standard" style:list-style-name="L1">
      <style:graphic-properties draw:fill-color="#729fcf" draw:textarea-horizontal-align="justify" draw:textarea-vertical-align="middle" draw:auto-grow-height="false" fo:min-height="3.78cm" fo:min-width="4.76cm"/>
      <style:paragraph-properties style:writing-mode="lr-tb"/>
    </style:style>
    <style:style style:name="gr22" style:family="graphic" style:parent-style-name="standard" style:list-style-name="L2">
      <style:graphic-properties draw:fill-color="#729fcf" draw:textarea-horizontal-align="justify" draw:textarea-vertical-align="middle" draw:auto-grow-height="false" fo:min-height="1.25cm" fo:min-width="3.3cm"/>
      <style:paragraph-properties style:writing-mode="lr-tb"/>
    </style:style>
    <style:style style:name="gr23" style:family="graphic" style:parent-style-name="standard" style:list-style-name="L1">
      <style:graphic-properties draw:fill-color="#729fcf" draw:textarea-horizontal-align="justify" draw:textarea-vertical-align="middle" draw:auto-grow-height="false" fo:min-height="1.95cm" fo:min-width="3.9cm"/>
      <style:paragraph-properties style:writing-mode="lr-tb"/>
    </style:style>
    <style:style style:name="gr24" style:family="graphic" style:parent-style-name="standard" style:list-style-name="L1">
      <style:graphic-properties draw:fill-color="#729fcf" draw:textarea-horizontal-align="justify" draw:textarea-vertical-align="middle" draw:auto-grow-height="false" fo:min-height="3.78cm" fo:min-width="4.76cm"/>
      <style:paragraph-properties style:writing-mode="lr-tb"/>
    </style:style>
    <style:style style:name="gr25" style:family="graphic" style:parent-style-name="standard">
      <style:graphic-properties draw:fill-color="#729fcf" draw:textarea-horizontal-align="justify" draw:textarea-vertical-align="middle" draw:auto-grow-height="false" fo:min-height="1.45cm" fo:min-width="2.5cm"/>
      <style:paragraph-properties style:writing-mode="lr-tb"/>
    </style:style>
    <style:style style:name="gr26" style:family="graphic" style:parent-style-name="standard" style:list-style-name="L2">
      <style:graphic-properties draw:fill-color="#729fcf" draw:textarea-horizontal-align="justify" draw:textarea-vertical-align="middle" draw:auto-grow-height="false" fo:min-height="1.25cm" fo:min-width="3.3cm"/>
      <style:paragraph-properties style:writing-mode="lr-tb"/>
    </style:style>
    <style:style style:name="gr27" style:family="graphic" style:parent-style-name="standard" style:list-style-name="L1">
      <style:graphic-properties draw:fill-color="#729fcf" draw:textarea-horizontal-align="justify" draw:textarea-vertical-align="middle" draw:auto-grow-height="false" fo:min-height="1.95cm" fo:min-width="3.9cm"/>
      <style:paragraph-properties style:writing-mode="lr-tb"/>
    </style:style>
    <style:style style:name="gr28" style:family="graphic" style:parent-style-name="standard" style:list-style-name="L1">
      <style:graphic-properties draw:fill-color="#729fcf" draw:textarea-horizontal-align="justify" draw:textarea-vertical-align="middle" draw:auto-grow-height="false" fo:min-height="3.78cm" fo:min-width="4.76cm"/>
      <style:paragraph-properties style:writing-mode="lr-tb"/>
    </style:style>
    <style:style style:name="gr29" style:family="graphic" style:parent-style-name="standard" style:list-style-name="L2">
      <style:graphic-properties draw:fill-color="#729fcf" draw:textarea-horizontal-align="justify" draw:textarea-vertical-align="middle" draw:auto-grow-height="false" fo:min-height="1.25cm" fo:min-width="3.3cm"/>
      <style:paragraph-properties style:writing-mode="lr-tb"/>
    </style:style>
    <style:style style:name="gr30" style:family="graphic" style:parent-style-name="standard" style:list-style-name="L1">
      <style:graphic-properties draw:fill-color="#729fcf" draw:textarea-horizontal-align="justify" draw:textarea-vertical-align="middle" draw:auto-grow-height="false" fo:min-height="1.95cm" fo:min-width="3.9cm"/>
      <style:paragraph-properties style:writing-mode="lr-tb"/>
    </style:style>
    <style:style style:name="gr31" style:family="graphic" style:parent-style-name="standard">
      <style:graphic-properties draw:fill-color="#729fcf" draw:textarea-horizontal-align="justify" draw:textarea-vertical-align="middle" draw:auto-grow-height="false" fo:min-height="1.55cm" fo:min-width="2.92cm"/>
      <style:paragraph-properties style:writing-mode="lr-tb"/>
    </style:style>
    <style:style style:name="gr32" style:family="graphic" style:parent-style-name="standard" style:list-style-name="L1">
      <style:graphic-properties draw:fill-color="#729fcf" draw:textarea-horizontal-align="justify" draw:textarea-vertical-align="middle" draw:auto-grow-height="false" fo:min-height="3.78cm" fo:min-width="4.76cm"/>
      <style:paragraph-properties style:writing-mode="lr-tb"/>
    </style:style>
    <style:style style:name="gr33" style:family="graphic" style:parent-style-name="standard" style:list-style-name="L2">
      <style:graphic-properties draw:fill-color="#058603" draw:textarea-horizontal-align="justify" draw:textarea-vertical-align="middle" draw:auto-grow-height="false" fo:min-height="1.25cm" fo:min-width="3.3cm"/>
      <style:paragraph-properties style:writing-mode="lr-tb"/>
    </style:style>
    <style:style style:name="gr34" style:family="graphic" style:parent-style-name="standard" style:list-style-name="L1">
      <style:graphic-properties draw:fill-color="#729fcf" draw:textarea-horizontal-align="justify" draw:textarea-vertical-align="middle" draw:auto-grow-height="false" fo:min-height="1.95cm" fo:min-width="3.9cm"/>
      <style:paragraph-properties style:writing-mode="lr-tb"/>
    </style:style>
    <style:style style:name="gr35" style:family="graphic" style:parent-style-name="standard" style:list-style-name="L1">
      <style:graphic-properties draw:fill-color="#729fcf" draw:textarea-horizontal-align="justify" draw:textarea-vertical-align="middle" draw:auto-grow-height="false" fo:min-height="3.78cm" fo:min-width="4.76cm"/>
      <style:paragraph-properties style:writing-mode="lr-tb"/>
    </style:style>
    <style:style style:name="gr36" style:family="graphic" style:parent-style-name="standard" style:list-style-name="L2">
      <style:graphic-properties draw:fill-color="#729fcf" draw:textarea-horizontal-align="justify" draw:textarea-vertical-align="middle" draw:auto-grow-height="false" fo:min-height="1.25cm" fo:min-width="3.3cm"/>
      <style:paragraph-properties style:writing-mode="lr-tb"/>
    </style:style>
    <style:style style:name="gr37" style:family="graphic" style:parent-style-name="standard" style:list-style-name="L1">
      <style:graphic-properties draw:fill-color="#729fcf" draw:textarea-horizontal-align="justify" draw:textarea-vertical-align="middle" draw:auto-grow-height="false" fo:min-height="1.95cm" fo:min-width="3.9cm"/>
      <style:paragraph-properties style:writing-mode="lr-tb"/>
    </style:style>
    <style:style style:name="gr38" style:family="graphic" style:parent-style-name="standard" style:list-style-name="L1">
      <style:graphic-properties draw:fill-color="#058603" draw:textarea-horizontal-align="justify" draw:textarea-vertical-align="middle" draw:auto-grow-height="false" fo:min-height="3.78cm" fo:min-width="4.76cm"/>
      <style:paragraph-properties style:writing-mode="lr-tb"/>
    </style:style>
    <style:style style:name="gr39" style:family="graphic" style:parent-style-name="standard" style:list-style-name="L2">
      <style:graphic-properties draw:fill-color="#729fcf" draw:textarea-horizontal-align="justify" draw:textarea-vertical-align="middle" draw:auto-grow-height="false" fo:min-height="1.25cm" fo:min-width="3.3cm"/>
      <style:paragraph-properties style:writing-mode="lr-tb"/>
    </style:style>
    <style:style style:name="gr40" style:family="graphic" style:parent-style-name="standard" style:list-style-name="L1">
      <style:graphic-properties draw:fill-color="#729fcf" draw:textarea-horizontal-align="justify" draw:textarea-vertical-align="middle" draw:auto-grow-height="false" fo:min-height="1.95cm" fo:min-width="3.9cm"/>
      <style:paragraph-properties style:writing-mode="lr-tb"/>
    </style:style>
    <style:style style:name="gr41" style:family="graphic" style:parent-style-name="standard">
      <style:graphic-properties draw:fill-color="#058603" draw:textarea-horizontal-align="justify" draw:textarea-vertical-align="middle" draw:auto-grow-height="false" fo:min-height="1.513cm" fo:min-width="2.701cm"/>
      <style:paragraph-properties style:writing-mode="lr-tb"/>
    </style:style>
    <style:style style:name="gr42" style:family="graphic" style:parent-style-name="standard" style:list-style-name="L1">
      <style:graphic-properties draw:fill-color="#729fcf" draw:textarea-horizontal-align="justify" draw:textarea-vertical-align="middle" draw:auto-grow-height="false" fo:min-height="3.78cm" fo:min-width="4.76cm"/>
      <style:paragraph-properties style:writing-mode="lr-tb"/>
    </style:style>
    <style:style style:name="gr43" style:family="graphic" style:parent-style-name="standard" style:list-style-name="L2">
      <style:graphic-properties draw:fill-color="#729fcf" draw:textarea-horizontal-align="justify" draw:textarea-vertical-align="middle" draw:auto-grow-height="false" fo:min-height="1.25cm" fo:min-width="3.3cm"/>
      <style:paragraph-properties style:writing-mode="lr-tb"/>
    </style:style>
    <style:style style:name="gr44" style:family="graphic" style:parent-style-name="standard" style:list-style-name="L1">
      <style:graphic-properties draw:fill-color="#729fcf" draw:textarea-horizontal-align="justify" draw:textarea-vertical-align="middle" draw:auto-grow-height="false" fo:min-height="1.95cm" fo:min-width="3.9cm"/>
      <style:paragraph-properties style:writing-mode="lr-tb"/>
    </style:style>
    <style:style style:name="gr45" style:family="graphic" style:parent-style-name="standard" style:list-style-name="L1">
      <style:graphic-properties draw:fill-color="#058603" draw:textarea-horizontal-align="justify" draw:textarea-vertical-align="middle" draw:auto-grow-height="false" fo:min-height="1.513cm" fo:min-width="2.701cm"/>
      <style:paragraph-properties style:writing-mode="lr-tb"/>
    </style:style>
    <style:style style:name="gr46" style:family="graphic" style:parent-style-name="standard" style:list-style-name="L1">
      <style:graphic-properties draw:fill-color="#729fcf" draw:textarea-horizontal-align="justify" draw:textarea-vertical-align="middle" draw:auto-grow-height="false" fo:min-height="3.78cm" fo:min-width="4.76cm"/>
      <style:paragraph-properties style:writing-mode="lr-tb"/>
    </style:style>
    <style:style style:name="gr47" style:family="graphic" style:parent-style-name="standard" style:list-style-name="L2">
      <style:graphic-properties draw:fill-color="#729fcf" draw:textarea-horizontal-align="justify" draw:textarea-vertical-align="middle" draw:auto-grow-height="false" fo:min-height="1.25cm" fo:min-width="3.3cm"/>
      <style:paragraph-properties style:writing-mode="lr-tb"/>
    </style:style>
    <style:style style:name="gr48" style:family="graphic" style:parent-style-name="standard" style:list-style-name="L1">
      <style:graphic-properties draw:fill-color="#729fcf" draw:textarea-horizontal-align="justify" draw:textarea-vertical-align="middle" draw:auto-grow-height="false" fo:min-height="1.95cm" fo:min-width="3.9cm"/>
      <style:paragraph-properties style:writing-mode="lr-tb"/>
    </style:style>
    <style:style style:name="gr49" style:family="graphic" style:parent-style-name="standard" style:list-style-name="L1">
      <style:graphic-properties draw:fill-color="#729fcf" draw:textarea-horizontal-align="justify" draw:textarea-vertical-align="middle" draw:auto-grow-height="false" fo:min-height="3.78cm" fo:min-width="4.76cm"/>
      <style:paragraph-properties style:writing-mode="lr-tb"/>
    </style:style>
    <style:style style:name="gr50" style:family="graphic" style:parent-style-name="standard">
      <style:graphic-properties draw:fill-color="#058603" draw:textarea-horizontal-align="justify" draw:textarea-vertical-align="middle" draw:auto-grow-height="false" fo:min-height="1.45cm" fo:min-width="2.5cm"/>
      <style:paragraph-properties style:writing-mode="lr-tb"/>
    </style:style>
    <style:style style:name="gr51" style:family="graphic" style:parent-style-name="standard" style:list-style-name="L2">
      <style:graphic-properties draw:fill-color="#729fcf" draw:textarea-horizontal-align="justify" draw:textarea-vertical-align="middle" draw:auto-grow-height="false" fo:min-height="1.25cm" fo:min-width="3.3cm"/>
      <style:paragraph-properties style:writing-mode="lr-tb"/>
    </style:style>
    <style:style style:name="gr52" style:family="graphic" style:parent-style-name="standard" style:list-style-name="L1">
      <style:graphic-properties draw:fill-color="#729fcf" draw:textarea-horizontal-align="justify" draw:textarea-vertical-align="middle" draw:auto-grow-height="false" fo:min-height="1.95cm" fo:min-width="3.9cm"/>
      <style:paragraph-properties style:writing-mode="lr-tb"/>
    </style:style>
    <style:style style:name="gr53" style:family="graphic" style:parent-style-name="standard">
      <style:graphic-properties draw:fill-color="#058603" draw:textarea-horizontal-align="justify" draw:textarea-vertical-align="middle" draw:auto-grow-height="false" fo:min-height="1.55cm" fo:min-width="2.92cm"/>
      <style:paragraph-properties style:writing-mode="lr-tb"/>
    </style:style>
    <style:style style:name="gr54" style:family="graphic" style:parent-style-name="standard" style:list-style-name="L1">
      <style:graphic-properties draw:fill-color="#729fcf" draw:textarea-horizontal-align="justify" draw:textarea-vertical-align="middle" draw:auto-grow-height="false" fo:min-height="3.78cm" fo:min-width="4.76cm"/>
      <style:paragraph-properties style:writing-mode="lr-tb"/>
    </style:style>
    <style:style style:name="gr55" style:family="graphic" style:parent-style-name="standard" style:list-style-name="L2">
      <style:graphic-properties draw:fill-color="#058603" draw:textarea-horizontal-align="justify" draw:textarea-vertical-align="middle" draw:auto-grow-height="false" fo:min-height="1.25cm" fo:min-width="3.3cm"/>
      <style:paragraph-properties style:writing-mode="lr-tb"/>
    </style:style>
    <style:style style:name="gr56" style:family="graphic" style:parent-style-name="standard" style:list-style-name="L1">
      <style:graphic-properties draw:fill-color="#729fcf" draw:textarea-horizontal-align="justify" draw:textarea-vertical-align="middle" draw:auto-grow-height="false" fo:min-height="1.95cm" fo:min-width="3.9cm"/>
      <style:paragraph-properties style:writing-mode="lr-tb"/>
    </style:style>
    <style:style style:name="gr57" style:family="graphic" style:parent-style-name="standard" style:list-style-name="L1">
      <style:graphic-properties draw:fill-color="#729fcf" draw:textarea-horizontal-align="justify" draw:textarea-vertical-align="middle" draw:auto-grow-height="false" fo:min-height="3.78cm" fo:min-width="4.76cm"/>
      <style:paragraph-properties style:writing-mode="lr-tb"/>
    </style:style>
    <style:style style:name="gr58" style:family="graphic" style:parent-style-name="standard" style:list-style-name="L2">
      <style:graphic-properties draw:fill-color="#729fcf" draw:textarea-horizontal-align="justify" draw:textarea-vertical-align="middle" draw:auto-grow-height="false" fo:min-height="1.25cm" fo:min-width="3.3cm"/>
      <style:paragraph-properties style:writing-mode="lr-tb"/>
    </style:style>
    <style:style style:name="gr59" style:family="graphic" style:parent-style-name="standard" style:list-style-name="L1">
      <style:graphic-properties draw:fill-color="#729fcf" draw:textarea-horizontal-align="justify" draw:textarea-vertical-align="middle" draw:auto-grow-height="false" fo:min-height="1.95cm" fo:min-width="3.9cm"/>
      <style:paragraph-properties style:writing-mode="lr-tb"/>
    </style:style>
    <style:style style:name="gr60" style:family="graphic" style:parent-style-name="standard" style:list-style-name="L1">
      <style:graphic-properties draw:fill-color="#058603" draw:textarea-horizontal-align="justify" draw:textarea-vertical-align="middle" draw:auto-grow-height="false" fo:min-height="3.78cm" fo:min-width="4.76cm"/>
      <style:paragraph-properties style:writing-mode="lr-tb"/>
    </style:style>
    <style:style style:name="gr61" style:family="graphic" style:parent-style-name="standard" style:list-style-name="L2">
      <style:graphic-properties draw:fill-color="#729fcf" draw:textarea-horizontal-align="justify" draw:textarea-vertical-align="middle" draw:auto-grow-height="false" fo:min-height="1.25cm" fo:min-width="3.3cm"/>
      <style:paragraph-properties style:writing-mode="lr-tb"/>
    </style:style>
    <style:style style:name="gr62" style:family="graphic" style:parent-style-name="standard" style:list-style-name="L1">
      <style:graphic-properties draw:fill-color="#729fcf" draw:textarea-horizontal-align="justify" draw:textarea-vertical-align="middle" draw:auto-grow-height="false" fo:min-height="1.95cm" fo:min-width="3.9cm"/>
      <style:paragraph-properties style:writing-mode="lr-tb"/>
    </style:style>
    <style:style style:name="gr63" style:family="graphic" style:parent-style-name="standard" style:list-style-name="L1">
      <style:graphic-properties draw:fill-color="#729fcf" draw:textarea-horizontal-align="justify" draw:textarea-vertical-align="middle" draw:auto-grow-height="false" fo:min-height="3.78cm" fo:min-width="4.76cm"/>
      <style:paragraph-properties style:writing-mode="lr-tb"/>
    </style:style>
    <style:style style:name="gr64" style:family="graphic" style:parent-style-name="standard" style:list-style-name="L2">
      <style:graphic-properties draw:fill-color="#729fcf" draw:textarea-horizontal-align="justify" draw:textarea-vertical-align="middle" draw:auto-grow-height="false" fo:min-height="1.25cm" fo:min-width="3.3cm"/>
      <style:paragraph-properties style:writing-mode="lr-tb"/>
    </style:style>
    <style:style style:name="gr65" style:family="graphic" style:parent-style-name="standard" style:list-style-name="L1">
      <style:graphic-properties draw:fill-color="#729fcf" draw:textarea-horizontal-align="justify" draw:textarea-vertical-align="middle" draw:auto-grow-height="false" fo:min-height="1.95cm" fo:min-width="3.9cm"/>
      <style:paragraph-properties style:writing-mode="lr-tb"/>
    </style:style>
    <style:style style:name="gr66" style:family="graphic" style:parent-style-name="standard" style:list-style-name="L1">
      <style:graphic-properties draw:fill-color="#058603" draw:textarea-horizontal-align="justify" draw:textarea-vertical-align="middle" draw:auto-grow-height="false" fo:min-height="1.513cm" fo:min-width="2.701cm"/>
      <style:paragraph-properties style:writing-mode="lr-tb"/>
    </style:style>
    <style:style style:name="gr67" style:family="graphic" style:parent-style-name="standard" style:list-style-name="L1">
      <style:graphic-properties draw:fill-color="#729fcf" draw:textarea-horizontal-align="justify" draw:textarea-vertical-align="middle" draw:auto-grow-height="false" fo:min-height="3.78cm" fo:min-width="4.76cm"/>
      <style:paragraph-properties style:writing-mode="lr-tb"/>
    </style:style>
    <style:style style:name="gr68" style:family="graphic" style:parent-style-name="standard" style:list-style-name="L2">
      <style:graphic-properties draw:fill-color="#729fcf" draw:textarea-horizontal-align="justify" draw:textarea-vertical-align="middle" draw:auto-grow-height="false" fo:min-height="1.25cm" fo:min-width="3.3cm"/>
      <style:paragraph-properties style:writing-mode="lr-tb"/>
    </style:style>
    <style:style style:name="gr69" style:family="graphic" style:parent-style-name="standard" style:list-style-name="L1">
      <style:graphic-properties draw:fill-color="#729fcf" draw:textarea-horizontal-align="justify" draw:textarea-vertical-align="middle" draw:auto-grow-height="false" fo:min-height="1.95cm" fo:min-width="3.9cm"/>
      <style:paragraph-properties style:writing-mode="lr-tb"/>
    </style:style>
    <style:style style:name="gr70" style:family="graphic" style:parent-style-name="standard" style:list-style-name="L1">
      <style:graphic-properties draw:fill-color="#729fcf" draw:textarea-horizontal-align="justify" draw:textarea-vertical-align="middle" draw:auto-grow-height="false" fo:min-height="3.78cm" fo:min-width="4.76cm"/>
      <style:paragraph-properties style:writing-mode="lr-tb"/>
    </style:style>
    <style:style style:name="gr71" style:family="graphic" style:parent-style-name="standard" style:list-style-name="L2">
      <style:graphic-properties draw:fill-color="#729fcf" draw:textarea-horizontal-align="justify" draw:textarea-vertical-align="middle" draw:auto-grow-height="false" fo:min-height="1.25cm" fo:min-width="3.3cm"/>
      <style:paragraph-properties style:writing-mode="lr-tb"/>
    </style:style>
    <style:style style:name="gr72" style:family="graphic" style:parent-style-name="standard" style:list-style-name="L1">
      <style:graphic-properties draw:fill-color="#729fcf" draw:textarea-horizontal-align="justify" draw:textarea-vertical-align="middle" draw:auto-grow-height="false" fo:min-height="1.95cm" fo:min-width="3.9cm"/>
      <style:paragraph-properties style:writing-mode="lr-tb"/>
    </style:style>
    <style:style style:name="gr73" style:family="graphic" style:parent-style-name="standard" style:list-style-name="L1">
      <style:graphic-properties draw:fill-color="#729fcf" draw:textarea-horizontal-align="justify" draw:textarea-vertical-align="middle" draw:auto-grow-height="false" fo:min-height="3.78cm" fo:min-width="4.76cm"/>
      <style:paragraph-properties style:writing-mode="lr-tb"/>
    </style:style>
    <style:style style:name="gr74" style:family="graphic" style:parent-style-name="standard">
      <style:graphic-properties draw:fill-color="#c9211e" draw:textarea-horizontal-align="justify" draw:textarea-vertical-align="middle" draw:auto-grow-height="false" fo:min-height="1.45cm" fo:min-width="2.5cm"/>
      <style:paragraph-properties style:writing-mode="lr-tb"/>
    </style:style>
    <style:style style:name="gr75" style:family="graphic" style:parent-style-name="standard" style:list-style-name="L2">
      <style:graphic-properties draw:fill-color="#729fcf" draw:textarea-horizontal-align="justify" draw:textarea-vertical-align="middle" draw:auto-grow-height="false" fo:min-height="1.25cm" fo:min-width="3.3cm"/>
      <style:paragraph-properties style:writing-mode="lr-tb"/>
    </style:style>
    <style:style style:name="gr76" style:family="graphic" style:parent-style-name="standard" style:list-style-name="L1">
      <style:graphic-properties draw:fill-color="#729fcf" draw:textarea-horizontal-align="justify" draw:textarea-vertical-align="middle" draw:auto-grow-height="false" fo:min-height="1.95cm" fo:min-width="3.9cm"/>
      <style:paragraph-properties style:writing-mode="lr-tb"/>
    </style:style>
    <style:style style:name="gr77" style:family="graphic" style:parent-style-name="standard" style:list-style-name="L1">
      <style:graphic-properties draw:fill-color="#729fcf" draw:textarea-horizontal-align="justify" draw:textarea-vertical-align="middle" draw:auto-grow-height="false" fo:min-height="3.78cm" fo:min-width="4.76cm"/>
      <style:paragraph-properties style:writing-mode="lr-tb"/>
    </style:style>
    <style:style style:name="gr78" style:family="graphic" style:parent-style-name="standard" style:list-style-name="L2">
      <style:graphic-properties draw:fill-color="#058603" draw:textarea-horizontal-align="justify" draw:textarea-vertical-align="middle" draw:auto-grow-height="false" fo:min-height="1.25cm" fo:min-width="3.3cm"/>
      <style:paragraph-properties style:writing-mode="lr-tb"/>
    </style:style>
    <style:style style:name="gr79" style:family="graphic" style:parent-style-name="standard" style:list-style-name="L1">
      <style:graphic-properties draw:fill-color="#729fcf" draw:textarea-horizontal-align="justify" draw:textarea-vertical-align="middle" draw:auto-grow-height="false" fo:min-height="1.95cm" fo:min-width="3.9cm"/>
      <style:paragraph-properties style:writing-mode="lr-tb"/>
    </style:style>
    <style:style style:name="gr80" style:family="graphic" style:parent-style-name="standard" style:list-style-name="L1">
      <style:graphic-properties draw:fill-color="#729fcf" draw:textarea-horizontal-align="justify" draw:textarea-vertical-align="middle" draw:auto-grow-height="false" fo:min-height="3.78cm" fo:min-width="4.76cm"/>
      <style:paragraph-properties style:writing-mode="lr-tb"/>
    </style:style>
    <style:style style:name="gr81" style:family="graphic" style:parent-style-name="standard" style:list-style-name="L2">
      <style:graphic-properties draw:fill-color="#c9211e" draw:textarea-horizontal-align="justify" draw:textarea-vertical-align="middle" draw:auto-grow-height="false" fo:min-height="1.25cm" fo:min-width="3.3cm"/>
      <style:paragraph-properties style:writing-mode="lr-tb"/>
    </style:style>
    <style:style style:name="gr82" style:family="graphic" style:parent-style-name="standard" style:list-style-name="L1">
      <style:graphic-properties draw:fill-color="#729fcf" draw:textarea-horizontal-align="justify" draw:textarea-vertical-align="middle" draw:auto-grow-height="false" fo:min-height="1.95cm" fo:min-width="3.9cm"/>
      <style:paragraph-properties style:writing-mode="lr-tb"/>
    </style:style>
    <style:style style:name="gr83" style:family="graphic" style:parent-style-name="standard" style:list-style-name="L1">
      <style:graphic-properties draw:fill-color="#729fcf" draw:textarea-horizontal-align="justify" draw:textarea-vertical-align="middle" draw:auto-grow-height="false" fo:min-height="3.78cm" fo:min-width="4.76cm"/>
      <style:paragraph-properties style:writing-mode="lr-tb"/>
    </style:style>
    <style:style style:name="gr84" style:family="graphic" style:parent-style-name="standard" style:list-style-name="L2">
      <style:graphic-properties draw:fill-color="#729fcf" draw:textarea-horizontal-align="justify" draw:textarea-vertical-align="middle" draw:auto-grow-height="false" fo:min-height="1.25cm" fo:min-width="3.3cm"/>
      <style:paragraph-properties style:writing-mode="lr-tb"/>
    </style:style>
    <style:style style:name="gr85" style:family="graphic" style:parent-style-name="standard" style:list-style-name="L1">
      <style:graphic-properties draw:fill-color="#729fcf" draw:textarea-horizontal-align="justify" draw:textarea-vertical-align="middle" draw:auto-grow-height="false" fo:min-height="1.95cm" fo:min-width="3.9cm"/>
      <style:paragraph-properties style:writing-mode="lr-tb"/>
    </style:style>
    <style:style style:name="gr86" style:family="graphic" style:parent-style-name="standard">
      <style:graphic-properties draw:stroke="solid" draw:stroke-dash="Double_20_Dash_20_Dot" draw:fill-color="#058603" draw:opacity="100%" draw:textarea-horizontal-align="justify" draw:textarea-vertical-align="middle" draw:auto-grow-height="false" fo:min-height="0.738cm" fo:min-width="2.206cm"/>
      <style:paragraph-properties style:writing-mode="lr-tb"/>
    </style:style>
    <style:style style:name="gr87" style:family="graphic" style:parent-style-name="objectwithoutfill">
      <style:graphic-properties draw:stroke="solid" draw:stroke-dash="Double_20_Dash_20_Dot" draw:marker-end="Arrow" draw:marker-end-width="0.3cm" draw:fill="none" draw:textarea-vertical-align="middle"/>
    </style:style>
    <style:style style:name="gr88" style:family="graphic" style:parent-style-name="standard" style:list-style-name="L1">
      <style:graphic-properties draw:fill-color="#729fcf" draw:textarea-horizontal-align="justify" draw:textarea-vertical-align="middle" draw:auto-grow-height="false" fo:min-height="3.78cm" fo:min-width="4.76cm"/>
      <style:paragraph-properties style:writing-mode="lr-tb"/>
    </style:style>
    <style:style style:name="gr89" style:family="graphic" style:parent-style-name="standard">
      <style:graphic-properties draw:fill-color="#729fcf" draw:textarea-horizontal-align="justify" draw:textarea-vertical-align="middle" draw:auto-grow-height="false" fo:min-height="0.738cm" fo:min-width="4.37cm"/>
      <style:paragraph-properties style:writing-mode="lr-tb"/>
    </style:style>
    <style:style style:name="gr90" style:family="graphic" style:parent-style-name="standard" style:list-style-name="L1">
      <style:graphic-properties draw:fill-color="#729fcf" draw:textarea-horizontal-align="justify" draw:textarea-vertical-align="middle" draw:auto-grow-height="false" fo:min-height="1.95cm" fo:min-width="3.9cm"/>
      <style:paragraph-properties style:writing-mode="lr-tb"/>
    </style:style>
    <style:style style:name="gr91" style:family="graphic" style:parent-style-name="standard">
      <style:graphic-properties draw:fill-color="#729fcf" draw:textarea-horizontal-align="justify" draw:textarea-vertical-align="middle" draw:auto-grow-height="false" fo:min-height="1.25cm" fo:min-width="1.8cm"/>
      <style:paragraph-properties style:writing-mode="lr-tb"/>
    </style:style>
    <style:style style:name="gr92" style:family="graphic" style:parent-style-name="standard" style:list-style-name="L1">
      <style:graphic-properties draw:fill-color="#729fcf" draw:textarea-horizontal-align="justify" draw:textarea-vertical-align="middle" draw:auto-grow-height="false" fo:min-height="1.95cm" fo:min-width="3.9cm"/>
      <style:paragraph-properties style:writing-mode="lr-tb"/>
    </style:style>
    <style:style style:name="gr93" style:family="graphic" style:parent-style-name="standard" style:list-style-name="L1">
      <style:graphic-properties draw:fill-color="#729fcf" draw:textarea-horizontal-align="justify" draw:textarea-vertical-align="middle" draw:auto-grow-height="false" fo:min-height="1.95cm" fo:min-width="3.9cm"/>
      <style:paragraph-properties style:writing-mode="lr-tb"/>
    </style:style>
    <style:style style:name="gr94" style:family="graphic" style:parent-style-name="standard" style:list-style-name="L1">
      <style:graphic-properties draw:fill-color="#729fcf" draw:textarea-horizontal-align="justify" draw:textarea-vertical-align="middle" draw:auto-grow-height="false" fo:min-height="1.95cm" fo:min-width="3.9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96" style:family="graphic" style:parent-style-name="standard" style:list-style-name="L1">
      <style:graphic-properties draw:fill-color="#729fcf" draw:textarea-horizontal-align="justify" draw:textarea-vertical-align="middle" draw:auto-grow-height="false" fo:min-height="1.95cm" fo:min-width="7.5cm"/>
      <style:paragraph-properties style:writing-mode="lr-tb"/>
    </style:style>
    <style:style style:name="gr97" style:family="graphic" style:parent-style-name="standard" style:list-style-name="L1">
      <style:graphic-properties draw:fill-color="#729fcf" draw:textarea-horizontal-align="justify" draw:textarea-vertical-align="middle" draw:auto-grow-height="false" fo:min-height="1.95cm" fo:min-width="3.9cm"/>
      <style:paragraph-properties style:writing-mode="lr-tb"/>
    </style:style>
    <style:style style:name="gr98" style:family="graphic" style:parent-style-name="standard" style:list-style-name="L1">
      <style:graphic-properties draw:fill-color="#729fcf" draw:textarea-horizontal-align="justify" draw:textarea-vertical-align="middle" draw:auto-grow-height="false" fo:min-height="1.95cm" fo:min-width="7.5cm"/>
      <style:paragraph-properties style:writing-mode="lr-tb"/>
    </style:style>
    <style:style style:name="gr99" style:family="graphic" style:parent-style-name="standard" style:list-style-name="L1">
      <style:graphic-properties draw:fill-color="#729fcf" draw:textarea-horizontal-align="justify" draw:textarea-vertical-align="middle" draw:auto-grow-height="false" fo:min-height="1.95cm" fo:min-width="3.9cm"/>
      <style:paragraph-properties style:writing-mode="lr-tb"/>
    </style:style>
    <style:style style:name="gr100" style:family="graphic" style:parent-style-name="standard">
      <style:graphic-properties draw:fill-color="#729fcf" draw:textarea-horizontal-align="justify" draw:textarea-vertical-align="middle" draw:auto-grow-height="false" fo:min-height="1.55cm" fo:min-width="4.103cm"/>
      <style:paragraph-properties style:writing-mode="lr-tb"/>
    </style:style>
    <style:style style:name="gr101" style:family="graphic" style:parent-style-name="standard">
      <style:graphic-properties draw:fill-color="#058603" draw:textarea-horizontal-align="justify" draw:textarea-vertical-align="middle" draw:auto-grow-height="false" fo:min-height="1.25cm" fo:min-width="1.8cm"/>
      <style:paragraph-properties style:writing-mode="lr-tb"/>
    </style:style>
    <style:style style:name="gr102" style:family="graphic" style:parent-style-name="standard" style:list-style-name="L1">
      <style:graphic-properties draw:fill-color="#729fcf" draw:textarea-horizontal-align="justify" draw:textarea-vertical-align="middle" draw:auto-grow-height="false" fo:min-height="1.95cm" fo:min-width="7.5cm"/>
      <style:paragraph-properties style:writing-mode="lr-tb"/>
    </style:style>
    <style:style style:name="gr103" style:family="graphic" style:parent-style-name="standard" style:list-style-name="L1">
      <style:graphic-properties draw:fill-color="#729fcf" draw:textarea-horizontal-align="justify" draw:textarea-vertical-align="middle" draw:auto-grow-height="false" fo:min-height="1.95cm" fo:min-width="3.9cm"/>
      <style:paragraph-properties style:writing-mode="lr-tb"/>
    </style:style>
    <style:style style:name="gr104" style:family="graphic" style:parent-style-name="standard" style:list-style-name="L1">
      <style:graphic-properties draw:fill-color="#058603" draw:textarea-horizontal-align="justify" draw:textarea-vertical-align="middle" draw:auto-grow-height="false" fo:min-height="1.95cm" fo:min-width="7.5cm"/>
      <style:paragraph-properties style:writing-mode="lr-tb"/>
    </style:style>
    <style:style style:name="gr105" style:family="graphic" style:parent-style-name="standard" style:list-style-name="L1">
      <style:graphic-properties draw:fill-color="#729fcf" draw:textarea-horizontal-align="justify" draw:textarea-vertical-align="middle" draw:auto-grow-height="false" fo:min-height="1.95cm" fo:min-width="3.9cm"/>
      <style:paragraph-properties style:writing-mode="lr-tb"/>
    </style:style>
    <style:style style:name="gr106" style:family="graphic" style:parent-style-name="standard" style:list-style-name="L1">
      <style:graphic-properties draw:fill-color="#729fcf" draw:textarea-horizontal-align="justify" draw:textarea-vertical-align="middle" draw:auto-grow-height="false" fo:min-height="1.95cm" fo:min-width="7.5cm"/>
      <style:paragraph-properties style:writing-mode="lr-tb"/>
    </style:style>
    <style:style style:name="gr107" style:family="graphic" style:parent-style-name="standard" style:list-style-name="L1">
      <style:graphic-properties draw:fill-color="#729fcf" draw:textarea-horizontal-align="justify" draw:textarea-vertical-align="middle" draw:auto-grow-height="false" fo:min-height="1.95cm" fo:min-width="3.9cm"/>
      <style:paragraph-properties style:writing-mode="lr-tb"/>
    </style:style>
    <style:style style:name="gr108" style:family="graphic" style:parent-style-name="standard">
      <style:graphic-properties draw:fill-color="#058603" draw:textarea-horizontal-align="justify" draw:textarea-vertical-align="middle" draw:auto-grow-height="false" fo:min-height="1.55cm" fo:min-width="4.103cm"/>
      <style:paragraph-properties style:writing-mode="lr-tb"/>
    </style:style>
    <style:style style:name="gr109" style:family="graphic" style:parent-style-name="standard" style:list-style-name="L1">
      <style:graphic-properties draw:fill-color="#729fcf" draw:textarea-horizontal-align="justify" draw:textarea-vertical-align="middle" draw:auto-grow-height="false" fo:min-height="1.95cm" fo:min-width="7.5cm"/>
      <style:paragraph-properties style:writing-mode="lr-tb"/>
    </style:style>
    <style:style style:name="gr110" style:family="graphic" style:parent-style-name="standard" style:list-style-name="L1">
      <style:graphic-properties draw:fill-color="#729fcf" draw:textarea-horizontal-align="justify" draw:textarea-vertical-align="middle" draw:auto-grow-height="false" fo:min-height="1.95cm" fo:min-width="3.9cm"/>
      <style:paragraph-properties style:writing-mode="lr-tb"/>
    </style:style>
    <style:style style:name="gr111" style:family="graphic" style:parent-style-name="standard" style:list-style-name="L1">
      <style:graphic-properties draw:fill-color="#058603" draw:textarea-horizontal-align="justify" draw:textarea-vertical-align="middle" draw:auto-grow-height="false" fo:min-height="1.95cm" fo:min-width="7.5cm"/>
      <style:paragraph-properties style:writing-mode="lr-tb"/>
    </style:style>
    <style:style style:name="gr112" style:family="graphic" style:parent-style-name="standard" style:list-style-name="L1">
      <style:graphic-properties draw:fill-color="#729fcf" draw:textarea-horizontal-align="justify" draw:textarea-vertical-align="middle" draw:auto-grow-height="false" fo:min-height="1.95cm" fo:min-width="3.9cm"/>
      <style:paragraph-properties style:writing-mode="lr-tb"/>
    </style:style>
    <style:style style:name="gr113" style:family="graphic" style:parent-style-name="standard" style:list-style-name="L1">
      <style:graphic-properties draw:fill-color="#729fcf" draw:textarea-horizontal-align="justify" draw:textarea-vertical-align="middle" draw:auto-grow-height="false" fo:min-height="1.95cm" fo:min-width="7.5cm"/>
      <style:paragraph-properties style:writing-mode="lr-tb"/>
    </style:style>
    <style:style style:name="gr114" style:family="graphic" style:parent-style-name="standard" style:list-style-name="L1">
      <style:graphic-properties draw:fill-color="#729fcf" draw:textarea-horizontal-align="justify" draw:textarea-vertical-align="middle" draw:auto-grow-height="false" fo:min-height="1.95cm" fo:min-width="3.9cm"/>
      <style:paragraph-properties style:writing-mode="lr-tb"/>
    </style:style>
    <style:style style:name="gr115" style:family="graphic" style:parent-style-name="standard" style:list-style-name="L1">
      <style:graphic-properties draw:fill-color="#729fcf" draw:textarea-horizontal-align="justify" draw:textarea-vertical-align="middle" draw:auto-grow-height="false" fo:min-height="1.95cm" fo:min-width="7.5cm"/>
      <style:paragraph-properties style:writing-mode="lr-tb"/>
    </style:style>
    <style:style style:name="gr116" style:family="graphic" style:parent-style-name="standard" style:list-style-name="L1">
      <style:graphic-properties draw:fill-color="#729fcf" draw:textarea-horizontal-align="justify" draw:textarea-vertical-align="middle" draw:auto-grow-height="false" fo:min-height="1.95cm" fo:min-width="3.9cm"/>
      <style:paragraph-properties style:writing-mode="lr-tb"/>
    </style:style>
    <style:style style:name="gr117" style:family="graphic" style:parent-style-name="standard" style:list-style-name="L1">
      <style:graphic-properties draw:fill-color="#729fcf" draw:textarea-horizontal-align="justify" draw:textarea-vertical-align="middle" draw:auto-grow-height="false" fo:min-height="1.95cm" fo:min-width="7.5cm"/>
      <style:paragraph-properties style:writing-mode="lr-tb"/>
    </style:style>
    <style:style style:name="gr118" style:family="graphic" style:parent-style-name="standard" style:list-style-name="L1">
      <style:graphic-properties draw:fill-color="#729fcf" draw:textarea-horizontal-align="justify" draw:textarea-vertical-align="middle" draw:auto-grow-height="false" fo:min-height="1.95cm" fo:min-width="3.9cm"/>
      <style:paragraph-properties style:writing-mode="lr-tb"/>
    </style:style>
    <style:style style:name="gr119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  <style:paragraph-properties style:writing-mode="lr-tb"/>
    </style:style>
    <style:style style:name="gr120" style:family="graphic" style:parent-style-name="standard" style:list-style-name="L1">
      <style:graphic-properties draw:fill-color="#729fcf" draw:textarea-horizontal-align="justify" draw:textarea-vertical-align="middle" draw:auto-grow-height="false" fo:min-height="1.95cm" fo:min-width="7.5cm"/>
      <style:paragraph-properties style:writing-mode="lr-tb"/>
    </style:style>
    <style:style style:name="gr121" style:family="graphic" style:parent-style-name="standard" style:list-style-name="L1">
      <style:graphic-properties draw:fill-color="#729fcf" draw:textarea-horizontal-align="justify" draw:textarea-vertical-align="middle" draw:auto-grow-height="false" fo:min-height="1.95cm" fo:min-width="3.9cm"/>
      <style:paragraph-properties style:writing-mode="lr-tb"/>
    </style:style>
    <style:style style:name="gr122" style:family="graphic" style:parent-style-name="standard">
      <style:graphic-properties draw:stroke="dash" draw:stroke-dash="Double_20_Dash_20_Dot" draw:fill-color="#729fcf" draw:opacity="43%" draw:textarea-horizontal-align="justify" draw:textarea-vertical-align="middle" draw:auto-grow-height="false" fo:min-height="0.738cm" fo:min-width="4.19cm"/>
      <style:paragraph-properties style:writing-mode="lr-tb"/>
    </style:style>
    <style:style style:name="gr123" style:family="graphic" style:parent-style-name="objectwithoutfill">
      <style:graphic-properties draw:stroke="dash" draw:stroke-dash="Double_20_Dash_20_Dot" draw:marker-end="Arrow" draw:marker-end-width="0.3cm" draw:fill="none" draw:textarea-vertical-align="middle"/>
    </style:style>
    <style:style style:name="gr124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125" style:family="graphic" style:parent-style-name="standard">
      <style:graphic-properties draw:stroke="none" draw:fill="none" draw:fill-color="#058603" fo:min-height="0.713cm"/>
      <style:paragraph-properties style:writing-mode="lr-tb"/>
    </style:style>
    <style:style style:name="gr126" style:family="graphic" style:parent-style-name="standard" style:list-style-name="L1">
      <style:graphic-properties draw:fill-color="#729fcf" draw:textarea-horizontal-align="justify" draw:textarea-vertical-align="middle" draw:auto-grow-height="false" fo:min-height="1.95cm" fo:min-width="7.5cm"/>
      <style:paragraph-properties style:writing-mode="lr-tb"/>
    </style:style>
    <style:style style:name="gr127" style:family="graphic" style:parent-style-name="standard" style:list-style-name="L1">
      <style:graphic-properties draw:fill-color="#729fcf" draw:textarea-horizontal-align="justify" draw:textarea-vertical-align="middle" draw:auto-grow-height="false" fo:min-height="1.95cm" fo:min-width="3.9cm"/>
      <style:paragraph-properties style:writing-mode="lr-tb"/>
    </style:style>
    <style:style style:name="gr128" style:family="graphic" style:parent-style-name="standard">
      <style:graphic-properties svg:stroke-width="0.212cm" svg:stroke-color="#c7243a" draw:marker-start-width="0.518cm" draw:marker-end-width="0.518cm" draw:fill="none" draw:fill-color="#058603" draw:textarea-horizontal-align="justify" draw:textarea-vertical-align="middle" draw:auto-grow-height="false" fo:min-height="7.538cm" fo:min-width="4.788cm" fo:padding-top="0.231cm" fo:padding-bottom="0.231cm" fo:padding-left="0.356cm" fo:padding-right="0.356cm"/>
    </style:style>
    <style:style style:name="gr129" style:family="graphic" style:parent-style-name="standard" style:list-style-name="L1">
      <style:graphic-properties draw:fill-color="#729fcf" draw:textarea-horizontal-align="justify" draw:textarea-vertical-align="middle" draw:auto-grow-height="false" fo:min-height="1.95cm" fo:min-width="7.5cm"/>
      <style:paragraph-properties style:writing-mode="lr-tb"/>
    </style:style>
    <style:style style:name="gr130" style:family="graphic" style:parent-style-name="standard" style:list-style-name="L1">
      <style:graphic-properties draw:fill-color="#729fcf" draw:textarea-horizontal-align="justify" draw:textarea-vertical-align="middle" draw:auto-grow-height="false" fo:min-height="1.95cm" fo:min-width="3.9cm"/>
      <style:paragraph-properties style:writing-mode="lr-tb"/>
    </style:style>
    <style:style style:name="gr131" style:family="graphic" style:parent-style-name="standard">
      <style:graphic-properties draw:fill-color="#c7243a" draw:textarea-horizontal-align="justify" draw:textarea-vertical-align="middle" draw:auto-grow-height="false" fo:min-height="1.35cm" fo:min-width="6.676cm"/>
      <style:paragraph-properties style:writing-mode="lr-tb"/>
    </style:style>
    <style:style style:name="gr132" style:family="graphic" style:parent-style-name="standard">
      <style:graphic-properties draw:stroke="none" svg:stroke-color="#000000" draw:fill="none" draw:fill-color="#ffffff" draw:auto-grow-height="true" draw:auto-grow-width="false" fo:max-height="0cm" fo:min-height="3.076cm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draw:auto-grow-height="true" draw:auto-grow-width="false" fo:max-height="0cm" fo:min-height="5.126cm"/>
      <style:paragraph-properties style:writing-mode="lr-tb"/>
    </style:style>
    <style:style style:name="gr134" style:family="graphic" style:parent-style-name="standard" style:list-style-name="L2">
      <style:graphic-properties draw:fill-color="#729fcf" draw:textarea-horizontal-align="justify" draw:textarea-vertical-align="middle" draw:auto-grow-height="false" fo:min-height="1.25cm" fo:min-width="3.3cm"/>
      <style:paragraph-properties style:writing-mode="lr-tb"/>
    </style:style>
    <style:style style:name="gr135" style:family="graphic" style:parent-style-name="standard" style:list-style-name="L1">
      <style:graphic-properties draw:fill-color="#729fcf" draw:textarea-horizontal-align="justify" draw:textarea-vertical-align="middle" draw:auto-grow-height="false" fo:min-height="1.95cm" fo:min-width="3.9cm"/>
      <style:paragraph-properties style:writing-mode="lr-tb"/>
    </style:style>
    <style:style style:name="gr136" style:family="graphic" style:parent-style-name="standard">
      <style:graphic-properties draw:stroke="solid" draw:stroke-dash="Double_20_Dash_20_Dot" draw:fill-color="#729fcf" draw:opacity="100%" draw:textarea-horizontal-align="justify" draw:textarea-vertical-align="middle" draw:auto-grow-height="false" fo:min-height="0.738cm" fo:min-width="2.206cm"/>
      <style:paragraph-properties style:writing-mode="lr-tb"/>
    </style:style>
    <style:style style:name="gr137" style:family="graphic" style:parent-style-name="standard">
      <style:graphic-properties draw:fill-color="#729fcf" draw:textarea-horizontal-align="justify" draw:textarea-vertical-align="middle" draw:auto-grow-height="false" fo:min-height="1.45cm" fo:min-width="4cm"/>
      <style:paragraph-properties style:writing-mode="lr-tb"/>
    </style:style>
    <style:style style:name="gr138" style:family="graphic" style:parent-style-name="standard" style:list-style-name="L1">
      <style:graphic-properties draw:fill-color="#729fcf" draw:textarea-horizontal-align="justify" draw:textarea-vertical-align="middle" draw:auto-grow-height="false" fo:min-height="1.95cm" fo:min-width="5.3cm"/>
      <style:paragraph-properties style:writing-mode="lr-tb"/>
    </style:style>
    <style:style style:name="gr139" style:family="graphic" style:parent-style-name="standard">
      <style:graphic-properties draw:fill-color="#729fcf" draw:textarea-horizontal-align="justify" draw:textarea-vertical-align="middle" draw:auto-grow-height="false" fo:min-height="1.55cm" fo:min-width="1.473cm"/>
      <style:paragraph-properties style:writing-mode="lr-tb"/>
    </style:style>
    <style:style style:name="gr140" style:family="graphic" style:parent-style-name="standard" style:list-style-name="L1">
      <style:graphic-properties draw:fill-color="#729fcf" draw:textarea-horizontal-align="justify" draw:textarea-vertical-align="middle" draw:auto-grow-height="false" fo:min-height="1.95cm" fo:min-width="3.5cm"/>
      <style:paragraph-properties style:writing-mode="lr-tb"/>
    </style:style>
    <style:style style:name="gr141" style:family="graphic" style:parent-style-name="standard">
      <style:graphic-properties draw:fill-color="#868203" draw:textarea-horizontal-align="justify" draw:textarea-vertical-align="middle" draw:auto-grow-height="false" fo:min-height="0.55cm" fo:min-width="3.876cm"/>
    </style:style>
    <style:style style:name="gr142" style:family="graphic" style:parent-style-name="standard" style:list-style-name="L2">
      <style:graphic-properties draw:fill-color="#058603" draw:textarea-horizontal-align="justify" draw:textarea-vertical-align="middle" draw:auto-grow-height="false" fo:min-height="1.25cm" fo:min-width="3.3cm"/>
      <style:paragraph-properties style:writing-mode="lr-tb"/>
    </style:style>
    <style:style style:name="gr143" style:family="graphic" style:parent-style-name="standard" style:list-style-name="L1">
      <style:graphic-properties draw:fill-color="#729fcf" draw:textarea-horizontal-align="justify" draw:textarea-vertical-align="middle" draw:auto-grow-height="false" fo:min-height="1.95cm" fo:min-width="3.9cm"/>
      <style:paragraph-properties style:writing-mode="lr-tb"/>
    </style:style>
    <style:style style:name="gr144" style:family="graphic" style:parent-style-name="standard" style:list-style-name="L1">
      <style:graphic-properties draw:fill-color="#729fcf" draw:textarea-horizontal-align="justify" draw:textarea-vertical-align="middle" draw:auto-grow-height="false" fo:min-height="1.95cm" fo:min-width="5.3cm"/>
      <style:paragraph-properties style:writing-mode="lr-tb"/>
    </style:style>
    <style:style style:name="gr145" style:family="graphic" style:parent-style-name="standard" style:list-style-name="L1">
      <style:graphic-properties draw:fill-color="#729fcf" draw:textarea-horizontal-align="justify" draw:textarea-vertical-align="middle" draw:auto-grow-height="false" fo:min-height="1.95cm" fo:min-width="3.5cm"/>
      <style:paragraph-properties style:writing-mode="lr-tb"/>
    </style:style>
    <style:style style:name="gr146" style:family="graphic" style:parent-style-name="standard" style:list-style-name="L2">
      <style:graphic-properties draw:fill-color="#729fcf" draw:textarea-horizontal-align="justify" draw:textarea-vertical-align="middle" draw:auto-grow-height="false" fo:min-height="1.25cm" fo:min-width="3.3cm"/>
      <style:paragraph-properties style:writing-mode="lr-tb"/>
    </style:style>
    <style:style style:name="gr147" style:family="graphic" style:parent-style-name="standard" style:list-style-name="L1">
      <style:graphic-properties draw:fill-color="#729fcf" draw:textarea-horizontal-align="justify" draw:textarea-vertical-align="middle" draw:auto-grow-height="false" fo:min-height="1.95cm" fo:min-width="3.9cm"/>
      <style:paragraph-properties style:writing-mode="lr-tb"/>
    </style:style>
    <style:style style:name="gr148" style:family="graphic" style:parent-style-name="standard" style:list-style-name="L1">
      <style:graphic-properties draw:fill-color="#058603" draw:textarea-horizontal-align="justify" draw:textarea-vertical-align="middle" draw:auto-grow-height="false" fo:min-height="1.95cm" fo:min-width="5.3cm"/>
      <style:paragraph-properties style:writing-mode="lr-tb"/>
    </style:style>
    <style:style style:name="gr149" style:family="graphic" style:parent-style-name="standard" style:list-style-name="L1">
      <style:graphic-properties draw:fill-color="#729fcf" draw:textarea-horizontal-align="justify" draw:textarea-vertical-align="middle" draw:auto-grow-height="false" fo:min-height="1.95cm" fo:min-width="3.5cm"/>
      <style:paragraph-properties style:writing-mode="lr-tb"/>
    </style:style>
    <style:style style:name="gr150" style:family="graphic" style:parent-style-name="standard" style:list-style-name="L2">
      <style:graphic-properties draw:fill-color="#729fcf" draw:textarea-horizontal-align="justify" draw:textarea-vertical-align="middle" draw:auto-grow-height="false" fo:min-height="1.25cm" fo:min-width="3.3cm"/>
      <style:paragraph-properties style:writing-mode="lr-tb"/>
    </style:style>
    <style:style style:name="gr151" style:family="graphic" style:parent-style-name="standard" style:list-style-name="L1">
      <style:graphic-properties draw:fill-color="#729fcf" draw:textarea-horizontal-align="justify" draw:textarea-vertical-align="middle" draw:auto-grow-height="false" fo:min-height="1.95cm" fo:min-width="3.9cm"/>
      <style:paragraph-properties style:writing-mode="lr-tb"/>
    </style:style>
    <style:style style:name="gr152" style:family="graphic" style:parent-style-name="standard">
      <style:graphic-properties draw:fill-color="#058603" draw:textarea-horizontal-align="justify" draw:textarea-vertical-align="middle" draw:auto-grow-height="false" fo:min-height="1.45cm" fo:min-width="4cm"/>
      <style:paragraph-properties style:writing-mode="lr-tb"/>
    </style:style>
    <style:style style:name="gr153" style:family="graphic" style:parent-style-name="standard" style:list-style-name="L1">
      <style:graphic-properties draw:fill-color="#729fcf" draw:textarea-horizontal-align="justify" draw:textarea-vertical-align="middle" draw:auto-grow-height="false" fo:min-height="1.95cm" fo:min-width="5.3cm"/>
      <style:paragraph-properties style:writing-mode="lr-tb"/>
    </style:style>
    <style:style style:name="gr154" style:family="graphic" style:parent-style-name="standard" style:list-style-name="L1">
      <style:graphic-properties draw:fill-color="#729fcf" draw:textarea-horizontal-align="justify" draw:textarea-vertical-align="middle" draw:auto-grow-height="false" fo:min-height="1.95cm" fo:min-width="3.5cm"/>
      <style:paragraph-properties style:writing-mode="lr-tb"/>
    </style:style>
    <style:style style:name="gr155" style:family="graphic" style:parent-style-name="standard" style:list-style-name="L2">
      <style:graphic-properties draw:fill-color="#729fcf" draw:textarea-horizontal-align="justify" draw:textarea-vertical-align="middle" draw:auto-grow-height="false" fo:min-height="1.25cm" fo:min-width="3.3cm"/>
      <style:paragraph-properties style:writing-mode="lr-tb"/>
    </style:style>
    <style:style style:name="gr156" style:family="graphic" style:parent-style-name="standard" style:list-style-name="L1">
      <style:graphic-properties draw:fill-color="#729fcf" draw:textarea-horizontal-align="justify" draw:textarea-vertical-align="middle" draw:auto-grow-height="false" fo:min-height="1.95cm" fo:min-width="3.9cm"/>
      <style:paragraph-properties style:writing-mode="lr-tb"/>
    </style:style>
    <style:style style:name="gr157" style:family="graphic" style:parent-style-name="standard" style:list-style-name="L1">
      <style:graphic-properties draw:fill-color="#729fcf" draw:textarea-horizontal-align="justify" draw:textarea-vertical-align="middle" draw:auto-grow-height="false" fo:min-height="1.95cm" fo:min-width="5.3cm"/>
      <style:paragraph-properties style:writing-mode="lr-tb"/>
    </style:style>
    <style:style style:name="gr158" style:family="graphic" style:parent-style-name="standard">
      <style:graphic-properties draw:fill-color="#058603" draw:textarea-horizontal-align="justify" draw:textarea-vertical-align="middle" draw:auto-grow-height="false" fo:min-height="1.55cm" fo:min-width="1.473cm"/>
      <style:paragraph-properties style:writing-mode="lr-tb"/>
    </style:style>
    <style:style style:name="gr159" style:family="graphic" style:parent-style-name="standard" style:list-style-name="L1">
      <style:graphic-properties draw:fill-color="#729fcf" draw:textarea-horizontal-align="justify" draw:textarea-vertical-align="middle" draw:auto-grow-height="false" fo:min-height="1.95cm" fo:min-width="3.5cm"/>
      <style:paragraph-properties style:writing-mode="lr-tb"/>
    </style:style>
    <style:style style:name="gr160" style:family="graphic" style:parent-style-name="standard" style:list-style-name="L2">
      <style:graphic-properties draw:fill-color="#058603" draw:textarea-horizontal-align="justify" draw:textarea-vertical-align="middle" draw:auto-grow-height="false" fo:min-height="1.25cm" fo:min-width="3.3cm"/>
      <style:paragraph-properties style:writing-mode="lr-tb"/>
    </style:style>
    <style:style style:name="gr161" style:family="graphic" style:parent-style-name="standard" style:list-style-name="L1">
      <style:graphic-properties draw:fill-color="#729fcf" draw:textarea-horizontal-align="justify" draw:textarea-vertical-align="middle" draw:auto-grow-height="false" fo:min-height="1.95cm" fo:min-width="3.9cm"/>
      <style:paragraph-properties style:writing-mode="lr-tb"/>
    </style:style>
    <style:style style:name="gr162" style:family="graphic" style:parent-style-name="standard" style:list-style-name="L1">
      <style:graphic-properties draw:fill-color="#729fcf" draw:textarea-horizontal-align="justify" draw:textarea-vertical-align="middle" draw:auto-grow-height="false" fo:min-height="1.95cm" fo:min-width="5.3cm"/>
      <style:paragraph-properties style:writing-mode="lr-tb"/>
    </style:style>
    <style:style style:name="gr163" style:family="graphic" style:parent-style-name="standard" style:list-style-name="L1">
      <style:graphic-properties draw:fill-color="#729fcf" draw:textarea-horizontal-align="justify" draw:textarea-vertical-align="middle" draw:auto-grow-height="false" fo:min-height="1.95cm" fo:min-width="3.5cm"/>
      <style:paragraph-properties style:writing-mode="lr-tb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65" style:family="graphic" style:parent-style-name="standard" style:list-style-name="L2">
      <style:graphic-properties draw:fill-color="#058603" draw:textarea-horizontal-align="justify" draw:textarea-vertical-align="middle" draw:auto-grow-height="false" fo:min-height="1.25cm" fo:min-width="3.3cm"/>
      <style:paragraph-properties style:writing-mode="lr-tb"/>
    </style:style>
    <style:style style:name="gr166" style:family="graphic" style:parent-style-name="standard" style:list-style-name="L1">
      <style:graphic-properties draw:fill-color="#729fcf" draw:textarea-horizontal-align="justify" draw:textarea-vertical-align="middle" draw:auto-grow-height="false" fo:min-height="1.95cm" fo:min-width="3.9cm"/>
      <style:paragraph-properties style:writing-mode="lr-tb"/>
    </style:style>
    <style:style style:name="gr167" style:family="graphic" style:parent-style-name="standard" style:list-style-name="L1">
      <style:graphic-properties draw:fill-color="#729fcf" draw:textarea-horizontal-align="justify" draw:textarea-vertical-align="middle" draw:auto-grow-height="false" fo:min-height="1.95cm" fo:min-width="5.3cm"/>
      <style:paragraph-properties style:writing-mode="lr-tb"/>
    </style:style>
    <style:style style:name="gr168" style:family="graphic" style:parent-style-name="standard" style:list-style-name="L1">
      <style:graphic-properties draw:fill-color="#729fcf" draw:textarea-horizontal-align="justify" draw:textarea-vertical-align="middle" draw:auto-grow-height="false" fo:min-height="1.95cm" fo:min-width="3.5cm"/>
      <style:paragraph-properties style:writing-mode="lr-tb"/>
    </style:style>
    <style:style style:name="gr169" style:family="graphic" style:parent-style-name="standard" style:list-style-name="L2">
      <style:graphic-properties draw:fill-color="#729fcf" draw:textarea-horizontal-align="justify" draw:textarea-vertical-align="middle" draw:auto-grow-height="false" fo:min-height="1.25cm" fo:min-width="3.3cm"/>
      <style:paragraph-properties style:writing-mode="lr-tb"/>
    </style:style>
    <style:style style:name="gr170" style:family="graphic" style:parent-style-name="standard" style:list-style-name="L1">
      <style:graphic-properties draw:fill-color="#729fcf" draw:textarea-horizontal-align="justify" draw:textarea-vertical-align="middle" draw:auto-grow-height="false" fo:min-height="1.95cm" fo:min-width="3.9cm"/>
      <style:paragraph-properties style:writing-mode="lr-tb"/>
    </style:style>
    <style:style style:name="gr171" style:family="graphic" style:parent-style-name="standard" style:list-style-name="L1">
      <style:graphic-properties draw:fill-color="#058603" draw:textarea-horizontal-align="justify" draw:textarea-vertical-align="middle" draw:auto-grow-height="false" fo:min-height="1.95cm" fo:min-width="5.3cm"/>
      <style:paragraph-properties style:writing-mode="lr-tb"/>
    </style:style>
    <style:style style:name="gr172" style:family="graphic" style:parent-style-name="standard" style:list-style-name="L1">
      <style:graphic-properties draw:fill-color="#729fcf" draw:textarea-horizontal-align="justify" draw:textarea-vertical-align="middle" draw:auto-grow-height="false" fo:min-height="1.95cm" fo:min-width="3.5cm"/>
      <style:paragraph-properties style:writing-mode="lr-tb"/>
    </style:style>
    <style:style style:name="gr173" style:family="graphic" style:parent-style-name="standard" style:list-style-name="L2">
      <style:graphic-properties draw:fill-color="#729fcf" draw:textarea-horizontal-align="justify" draw:textarea-vertical-align="middle" draw:auto-grow-height="false" fo:min-height="1.25cm" fo:min-width="3.3cm"/>
      <style:paragraph-properties style:writing-mode="lr-tb"/>
    </style:style>
    <style:style style:name="gr174" style:family="graphic" style:parent-style-name="standard" style:list-style-name="L1">
      <style:graphic-properties draw:fill-color="#729fcf" draw:textarea-horizontal-align="justify" draw:textarea-vertical-align="middle" draw:auto-grow-height="false" fo:min-height="1.95cm" fo:min-width="3.9cm"/>
      <style:paragraph-properties style:writing-mode="lr-tb"/>
    </style:style>
    <style:style style:name="gr175" style:family="graphic" style:parent-style-name="standard" style:list-style-name="L1">
      <style:graphic-properties draw:fill-color="#729fcf" draw:textarea-horizontal-align="justify" draw:textarea-vertical-align="middle" draw:auto-grow-height="false" fo:min-height="1.95cm" fo:min-width="5.3cm"/>
      <style:paragraph-properties style:writing-mode="lr-tb"/>
    </style:style>
    <style:style style:name="gr176" style:family="graphic" style:parent-style-name="standard" style:list-style-name="L1">
      <style:graphic-properties draw:fill-color="#729fcf" draw:textarea-horizontal-align="justify" draw:textarea-vertical-align="middle" draw:auto-grow-height="false" fo:min-height="1.95cm" fo:min-width="3.5cm"/>
      <style:paragraph-properties style:writing-mode="lr-tb"/>
    </style:style>
    <style:style style:name="gr177" style:family="graphic" style:parent-style-name="standard" style:list-style-name="L2">
      <style:graphic-properties draw:fill-color="#729fcf" draw:textarea-horizontal-align="justify" draw:textarea-vertical-align="middle" draw:auto-grow-height="false" fo:min-height="1.25cm" fo:min-width="3.3cm"/>
      <style:paragraph-properties style:writing-mode="lr-tb"/>
    </style:style>
    <style:style style:name="gr178" style:family="graphic" style:parent-style-name="standard" style:list-style-name="L1">
      <style:graphic-properties draw:fill-color="#729fcf" draw:textarea-horizontal-align="justify" draw:textarea-vertical-align="middle" draw:auto-grow-height="false" fo:min-height="1.95cm" fo:min-width="3.9cm"/>
      <style:paragraph-properties style:writing-mode="lr-tb"/>
    </style:style>
    <style:style style:name="gr179" style:family="graphic" style:parent-style-name="standard" style:list-style-name="L1">
      <style:graphic-properties draw:fill-color="#729fcf" draw:textarea-horizontal-align="justify" draw:textarea-vertical-align="middle" draw:auto-grow-height="false" fo:min-height="1.95cm" fo:min-width="5.3cm"/>
      <style:paragraph-properties style:writing-mode="lr-tb"/>
    </style:style>
    <style:style style:name="gr180" style:family="graphic" style:parent-style-name="standard" style:list-style-name="L1">
      <style:graphic-properties draw:fill-color="#729fcf" draw:textarea-horizontal-align="justify" draw:textarea-vertical-align="middle" draw:auto-grow-height="false" fo:min-height="1.95cm" fo:min-width="3.5cm"/>
      <style:paragraph-properties style:writing-mode="lr-tb"/>
    </style:style>
    <style:style style:name="gr181" style:family="graphic" style:parent-style-name="standard" style:list-style-name="L2">
      <style:graphic-properties draw:fill-color="#729fcf" draw:textarea-horizontal-align="justify" draw:textarea-vertical-align="middle" draw:auto-grow-height="false" fo:min-height="1.25cm" fo:min-width="3.3cm"/>
      <style:paragraph-properties style:writing-mode="lr-tb"/>
    </style:style>
    <style:style style:name="gr182" style:family="graphic" style:parent-style-name="standard" style:list-style-name="L1">
      <style:graphic-properties draw:fill-color="#729fcf" draw:textarea-horizontal-align="justify" draw:textarea-vertical-align="middle" draw:auto-grow-height="false" fo:min-height="1.95cm" fo:min-width="3.9cm"/>
      <style:paragraph-properties style:writing-mode="lr-tb"/>
    </style:style>
    <style:style style:name="gr183" style:family="graphic" style:parent-style-name="standard" style:list-style-name="L1">
      <style:graphic-properties draw:fill-color="#729fcf" draw:textarea-horizontal-align="justify" draw:textarea-vertical-align="middle" draw:auto-grow-height="false" fo:min-height="1.95cm" fo:min-width="5.3cm"/>
      <style:paragraph-properties style:writing-mode="lr-tb"/>
    </style:style>
    <style:style style:name="gr184" style:family="graphic" style:parent-style-name="standard" style:list-style-name="L1">
      <style:graphic-properties draw:fill-color="#058603" draw:textarea-horizontal-align="justify" draw:textarea-vertical-align="middle" draw:auto-grow-height="false" fo:min-height="1.95cm" fo:min-width="3.5cm"/>
      <style:paragraph-properties style:writing-mode="lr-tb"/>
    </style:style>
    <style:style style:name="gr185" style:family="graphic" style:parent-style-name="standard" style:list-style-name="L2">
      <style:graphic-properties draw:fill-color="#058603" draw:textarea-horizontal-align="justify" draw:textarea-vertical-align="middle" draw:auto-grow-height="false" fo:min-height="1.25cm" fo:min-width="3.3cm"/>
      <style:paragraph-properties style:writing-mode="lr-tb"/>
    </style:style>
    <style:style style:name="gr186" style:family="graphic" style:parent-style-name="standard" style:list-style-name="L1">
      <style:graphic-properties draw:fill-color="#729fcf" draw:textarea-horizontal-align="justify" draw:textarea-vertical-align="middle" draw:auto-grow-height="false" fo:min-height="1.95cm" fo:min-width="3.9cm"/>
      <style:paragraph-properties style:writing-mode="lr-tb"/>
    </style:style>
    <style:style style:name="gr187" style:family="graphic" style:parent-style-name="standard" style:list-style-name="L1">
      <style:graphic-properties draw:fill-color="#729fcf" draw:textarea-horizontal-align="justify" draw:textarea-vertical-align="middle" draw:auto-grow-height="false" fo:min-height="1.95cm" fo:min-width="5.3cm"/>
      <style:paragraph-properties style:writing-mode="lr-tb"/>
    </style:style>
    <style:style style:name="gr188" style:family="graphic" style:parent-style-name="standard" style:list-style-name="L1">
      <style:graphic-properties draw:fill-color="#729fcf" draw:textarea-horizontal-align="justify" draw:textarea-vertical-align="middle" draw:auto-grow-height="false" fo:min-height="1.95cm" fo:min-width="3.5cm"/>
      <style:paragraph-properties style:writing-mode="lr-tb"/>
    </style:style>
    <style:style style:name="gr189" style:family="graphic" style:parent-style-name="standard">
      <style:graphic-properties draw:fill-color="#058603" draw:textarea-horizontal-align="justify" draw:textarea-vertical-align="middle" draw:auto-grow-height="false" fo:min-height="0.738cm" fo:min-width="2.568cm"/>
      <style:paragraph-properties style:writing-mode="lr-tb"/>
    </style:style>
    <style:style style:name="gr190" style:family="graphic" style:parent-style-name="standard" style:list-style-name="L2">
      <style:graphic-properties draw:fill-color="#729fcf" draw:textarea-horizontal-align="justify" draw:textarea-vertical-align="middle" draw:auto-grow-height="false" fo:min-height="1.25cm" fo:min-width="3.3cm"/>
      <style:paragraph-properties style:writing-mode="lr-tb"/>
    </style:style>
    <style:style style:name="gr191" style:family="graphic" style:parent-style-name="standard">
      <style:graphic-properties draw:fill-color="#729fcf" draw:textarea-horizontal-align="justify" draw:textarea-vertical-align="middle" draw:auto-grow-height="false" fo:min-height="1.513cm" fo:min-width="4.501cm"/>
      <style:paragraph-properties style:writing-mode="lr-tb"/>
    </style:style>
    <style:style style:name="gr192" style:family="graphic" style:parent-style-name="standard" style:list-style-name="L1">
      <style:graphic-properties draw:fill-color="#729fcf" draw:textarea-horizontal-align="justify" draw:textarea-vertical-align="middle" draw:auto-grow-height="false" fo:min-height="3.78cm" fo:min-width="4.76cm"/>
      <style:paragraph-properties style:writing-mode="lr-tb"/>
    </style:style>
    <style:style style:name="gr19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194" style:family="graphic" style:parent-style-name="objectwithoutfill">
      <style:graphic-properties draw:marker-end="Arrow" draw:marker-end-width="0.3cm" draw:fill="none" draw:fill-color="#729fcf" draw:textarea-vertical-align="middle"/>
    </style:style>
    <style:style style:name="gr195" style:family="graphic" style:parent-style-name="standard">
      <style:graphic-properties draw:fill-color="#729fcf" draw:textarea-horizontal-align="justify" draw:textarea-vertical-align="middle" draw:auto-grow-height="false" fo:min-height="1.35cm" fo:min-width="4.3cm"/>
      <style:paragraph-properties style:writing-mode="lr-tb"/>
    </style:style>
    <style:style style:name="gr196" style:family="graphic" style:parent-style-name="standard">
      <style:graphic-properties draw:fill-color="#729fcf" draw:textarea-horizontal-align="justify" draw:textarea-vertical-align="middle" draw:auto-grow-height="false" fo:min-height="1.55cm" fo:min-width="3.839cm"/>
      <style:paragraph-properties style:writing-mode="lr-tb"/>
    </style:style>
    <style:style style:name="gr197" style:family="graphic" style:parent-style-name="standard">
      <style:graphic-properties draw:fill-color="#729fcf" draw:textarea-horizontal-align="justify" draw:textarea-vertical-align="middle" draw:auto-grow-height="false" fo:min-height="0.25cm" fo:min-width="2.126cm"/>
    </style:style>
    <style:style style:name="gr198" style:family="graphic" style:parent-style-name="standard" style:list-style-name="L2">
      <style:graphic-properties draw:fill-color="#058603" draw:textarea-horizontal-align="justify" draw:textarea-vertical-align="middle" draw:auto-grow-height="false" fo:min-height="1.25cm" fo:min-width="3.3cm"/>
      <style:paragraph-properties style:writing-mode="lr-tb"/>
    </style:style>
    <style:style style:name="gr199" style:family="graphic" style:parent-style-name="standard" style:list-style-name="L1">
      <style:graphic-properties draw:fill-color="#729fcf" draw:textarea-horizontal-align="justify" draw:textarea-vertical-align="middle" draw:auto-grow-height="false" fo:min-height="3.78cm" fo:min-width="4.76cm"/>
      <style:paragraph-properties style:writing-mode="lr-tb"/>
    </style:style>
    <style:style style:name="gr200" style:family="graphic" style:parent-style-name="standard" style:list-style-name="L2">
      <style:graphic-properties draw:fill-color="#729fcf" draw:textarea-horizontal-align="justify" draw:textarea-vertical-align="middle" draw:auto-grow-height="false" fo:min-height="1.25cm" fo:min-width="3.3cm"/>
      <style:paragraph-properties style:writing-mode="lr-tb"/>
    </style:style>
    <style:style style:name="gr201" style:family="graphic" style:parent-style-name="standard" style:list-style-name="L1">
      <style:graphic-properties draw:fill-color="#058603" draw:textarea-horizontal-align="justify" draw:textarea-vertical-align="middle" draw:auto-grow-height="false" fo:min-height="3.78cm" fo:min-width="4.76cm"/>
      <style:paragraph-properties style:writing-mode="lr-tb"/>
    </style:style>
    <style:style style:name="gr202" style:family="graphic" style:parent-style-name="standard" style:list-style-name="L2">
      <style:graphic-properties draw:fill-color="#729fcf" draw:textarea-horizontal-align="justify" draw:textarea-vertical-align="middle" draw:auto-grow-height="false" fo:min-height="1.25cm" fo:min-width="3.3cm"/>
      <style:paragraph-properties style:writing-mode="lr-tb"/>
    </style:style>
    <style:style style:name="gr203" style:family="graphic" style:parent-style-name="standard">
      <style:graphic-properties draw:fill-color="#058603" draw:textarea-horizontal-align="justify" draw:textarea-vertical-align="middle" draw:auto-grow-height="false" fo:min-height="1.513cm" fo:min-width="4.501cm"/>
      <style:paragraph-properties style:writing-mode="lr-tb"/>
    </style:style>
    <style:style style:name="gr204" style:family="graphic" style:parent-style-name="standard" style:list-style-name="L1">
      <style:graphic-properties draw:fill-color="#729fcf" draw:textarea-horizontal-align="justify" draw:textarea-vertical-align="middle" draw:auto-grow-height="false" fo:min-height="3.78cm" fo:min-width="4.76cm"/>
      <style:paragraph-properties style:writing-mode="lr-tb"/>
    </style:style>
    <style:style style:name="gr205" style:family="graphic" style:parent-style-name="standard" style:list-style-name="L2">
      <style:graphic-properties draw:fill-color="#729fcf" draw:textarea-horizontal-align="justify" draw:textarea-vertical-align="middle" draw:auto-grow-height="false" fo:min-height="1.25cm" fo:min-width="3.3cm"/>
      <style:paragraph-properties style:writing-mode="lr-tb"/>
    </style:style>
    <style:style style:name="gr206" style:family="graphic" style:parent-style-name="standard" style:list-style-name="L1">
      <style:graphic-properties draw:fill-color="#729fcf" draw:textarea-horizontal-align="justify" draw:textarea-vertical-align="middle" draw:auto-grow-height="false" fo:min-height="3.78cm" fo:min-width="4.76cm"/>
      <style:paragraph-properties style:writing-mode="lr-tb"/>
    </style:style>
    <style:style style:name="gr207" style:family="graphic" style:parent-style-name="standard" style:list-style-name="L2">
      <style:graphic-properties draw:fill-color="#729fcf" draw:textarea-horizontal-align="justify" draw:textarea-vertical-align="middle" draw:auto-grow-height="false" fo:min-height="1.25cm" fo:min-width="3.3cm"/>
      <style:paragraph-properties style:writing-mode="lr-tb"/>
    </style:style>
    <style:style style:name="gr208" style:family="graphic" style:parent-style-name="standard" style:list-style-name="L1">
      <style:graphic-properties draw:fill-color="#729fcf" draw:textarea-horizontal-align="justify" draw:textarea-vertical-align="middle" draw:auto-grow-height="false" fo:min-height="3.78cm" fo:min-width="4.76cm"/>
      <style:paragraph-properties style:writing-mode="lr-tb"/>
    </style:style>
    <style:style style:name="gr209" style:family="graphic" style:parent-style-name="standard" style:list-style-name="L2">
      <style:graphic-properties draw:fill-color="#058603" draw:textarea-horizontal-align="justify" draw:textarea-vertical-align="middle" draw:auto-grow-height="false" fo:min-height="1.25cm" fo:min-width="3.3cm"/>
      <style:paragraph-properties style:writing-mode="lr-tb"/>
    </style:style>
    <style:style style:name="gr210" style:family="graphic" style:parent-style-name="standard" style:list-style-name="L1">
      <style:graphic-properties draw:fill-color="#729fcf" draw:textarea-horizontal-align="justify" draw:textarea-vertical-align="middle" draw:auto-grow-height="false" fo:min-height="3.78cm" fo:min-width="4.76cm"/>
      <style:paragraph-properties style:writing-mode="lr-tb"/>
    </style:style>
    <style:style style:name="gr211" style:family="graphic" style:parent-style-name="standard" style:list-style-name="L2">
      <style:graphic-properties draw:fill-color="#729fcf" draw:textarea-horizontal-align="justify" draw:textarea-vertical-align="middle" draw:auto-grow-height="false" fo:min-height="1.25cm" fo:min-width="3.3cm"/>
      <style:paragraph-properties style:writing-mode="lr-tb"/>
    </style:style>
    <style:style style:name="gr212" style:family="graphic" style:parent-style-name="standard" style:list-style-name="L1">
      <style:graphic-properties draw:fill-color="#058603" draw:textarea-horizontal-align="justify" draw:textarea-vertical-align="middle" draw:auto-grow-height="false" fo:min-height="3.78cm" fo:min-width="4.76cm"/>
      <style:paragraph-properties style:writing-mode="lr-tb"/>
    </style:style>
    <style:style style:name="gr213" style:family="graphic" style:parent-style-name="standard" style:list-style-name="L2">
      <style:graphic-properties draw:fill-color="#729fcf" draw:textarea-horizontal-align="justify" draw:textarea-vertical-align="middle" draw:auto-grow-height="false" fo:min-height="1.25cm" fo:min-width="3.3cm"/>
      <style:paragraph-properties style:writing-mode="lr-tb"/>
    </style:style>
    <style:style style:name="gr214" style:family="graphic" style:parent-style-name="standard" style:list-style-name="L1">
      <style:graphic-properties draw:fill-color="#729fcf" draw:textarea-horizontal-align="justify" draw:textarea-vertical-align="middle" draw:auto-grow-height="false" fo:min-height="3.78cm" fo:min-width="4.76cm"/>
      <style:paragraph-properties style:writing-mode="lr-tb"/>
    </style:style>
    <style:style style:name="gr215" style:family="graphic" style:parent-style-name="standard" style:list-style-name="L2">
      <style:graphic-properties draw:fill-color="#729fcf" draw:textarea-horizontal-align="justify" draw:textarea-vertical-align="middle" draw:auto-grow-height="false" fo:min-height="1.25cm" fo:min-width="3.3cm"/>
      <style:paragraph-properties style:writing-mode="lr-tb"/>
    </style:style>
    <style:style style:name="gr216" style:family="graphic" style:parent-style-name="standard" style:list-style-name="L1">
      <style:graphic-properties draw:fill-color="#729fcf" draw:textarea-horizontal-align="justify" draw:textarea-vertical-align="middle" draw:auto-grow-height="false" fo:min-height="3.78cm" fo:min-width="4.76cm"/>
      <style:paragraph-properties style:writing-mode="lr-tb"/>
    </style:style>
    <style:style style:name="gr217" style:family="graphic" style:parent-style-name="standard" style:list-style-name="L2">
      <style:graphic-properties draw:fill-color="#729fcf" draw:textarea-horizontal-align="justify" draw:textarea-vertical-align="middle" draw:auto-grow-height="false" fo:min-height="1.25cm" fo:min-width="3.3cm"/>
      <style:paragraph-properties style:writing-mode="lr-tb"/>
    </style:style>
    <style:style style:name="gr218" style:family="graphic" style:parent-style-name="standard" style:list-style-name="L1">
      <style:graphic-properties draw:fill-color="#729fcf" draw:textarea-horizontal-align="justify" draw:textarea-vertical-align="middle" draw:auto-grow-height="false" fo:min-height="3.78cm" fo:min-width="4.76cm"/>
      <style:paragraph-properties style:writing-mode="lr-tb"/>
    </style:style>
    <style:style style:name="gr219" style:family="graphic" style:parent-style-name="standard" style:list-style-name="L2">
      <style:graphic-properties draw:fill-color="#729fcf" draw:textarea-horizontal-align="justify" draw:textarea-vertical-align="middle" draw:auto-grow-height="false" fo:min-height="1.25cm" fo:min-width="3.3cm"/>
      <style:paragraph-properties style:writing-mode="lr-tb"/>
    </style:style>
    <style:style style:name="gr220" style:family="graphic" style:parent-style-name="standard" style:list-style-name="L1">
      <style:graphic-properties draw:fill-color="#729fcf" draw:textarea-horizontal-align="justify" draw:textarea-vertical-align="middle" draw:auto-grow-height="false" fo:min-height="3.78cm" fo:min-width="4.76cm"/>
      <style:paragraph-properties style:writing-mode="lr-tb"/>
    </style:style>
    <style:style style:name="gr221" style:family="graphic" style:parent-style-name="standard" style:list-style-name="L2">
      <style:graphic-properties draw:fill-color="#729fcf" draw:textarea-horizontal-align="justify" draw:textarea-vertical-align="middle" draw:auto-grow-height="false" fo:min-height="1.25cm" fo:min-width="3.3cm"/>
      <style:paragraph-properties style:writing-mode="lr-tb"/>
    </style:style>
    <style:style style:name="gr222" style:family="graphic" style:parent-style-name="standard" style:list-style-name="L1">
      <style:graphic-properties draw:fill-color="#729fcf" draw:textarea-horizontal-align="justify" draw:textarea-vertical-align="middle" draw:auto-grow-height="false" fo:min-height="3.78cm" fo:min-width="4.76cm"/>
      <style:paragraph-properties style:writing-mode="lr-tb"/>
    </style:style>
    <style:style style:name="gr223" style:family="graphic" style:parent-style-name="standard">
      <style:graphic-properties draw:fill-color="#058603" draw:textarea-horizontal-align="justify" draw:textarea-vertical-align="middle" draw:auto-grow-height="false" fo:min-height="1.35cm" fo:min-width="4.3cm"/>
      <style:paragraph-properties style:writing-mode="lr-tb"/>
    </style:style>
    <style:style style:name="gr224" style:family="graphic" style:parent-style-name="standard" style:list-style-name="L2">
      <style:graphic-properties draw:fill-color="#729fcf" draw:textarea-horizontal-align="justify" draw:textarea-vertical-align="middle" draw:auto-grow-height="false" fo:min-height="1.25cm" fo:min-width="3.3cm"/>
      <style:paragraph-properties style:writing-mode="lr-tb"/>
    </style:style>
    <style:style style:name="gr225" style:family="graphic" style:parent-style-name="standard" style:list-style-name="L1">
      <style:graphic-properties draw:fill-color="#729fcf" draw:textarea-horizontal-align="justify" draw:textarea-vertical-align="middle" draw:auto-grow-height="false" fo:min-height="3.78cm" fo:min-width="4.76cm"/>
      <style:paragraph-properties style:writing-mode="lr-tb"/>
    </style:style>
    <style:style style:name="gr226" style:family="graphic" style:parent-style-name="standard">
      <style:graphic-properties draw:fill-color="#058603" draw:textarea-horizontal-align="justify" draw:textarea-vertical-align="middle" draw:auto-grow-height="false" fo:min-height="1.55cm" fo:min-width="3.839cm"/>
      <style:paragraph-properties style:writing-mode="lr-tb"/>
    </style:style>
    <style:style style:name="gr227" style:family="graphic" style:parent-style-name="standard" style:list-style-name="L2">
      <style:graphic-properties draw:fill-color="#729fcf" draw:textarea-horizontal-align="justify" draw:textarea-vertical-align="middle" draw:auto-grow-height="false" fo:min-height="1.25cm" fo:min-width="3.3cm"/>
      <style:paragraph-properties style:writing-mode="lr-tb"/>
    </style:style>
    <style:style style:name="gr228" style:family="graphic" style:parent-style-name="standard" style:list-style-name="L1">
      <style:graphic-properties draw:fill-color="#729fcf" draw:textarea-horizontal-align="justify" draw:textarea-vertical-align="middle" draw:auto-grow-height="false" fo:min-height="3.78cm" fo:min-width="4.76cm"/>
      <style:paragraph-properties style:writing-mode="lr-tb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1-title">
      <style:graphic-properties fo:min-height="2.629cm"/>
      <style:paragraph-properties style:writing-mode="lr-tb"/>
    </style:style>
    <style:style style:name="pr8" style:family="presentation" style:parent-style-name="Classy_5f_Red1-notes">
      <style:graphic-properties draw:fill-color="#ffffff" fo:min-height="13.364cm"/>
      <style:paragraph-properties style:writing-mode="lr-tb"/>
    </style:style>
    <style:style style:name="pr9" style:family="presentation" style:parent-style-name="Classy_5f_Red1-outline1">
      <style:graphic-properties draw:stroke="dash" draw:stroke-dash="Dashed_20__28_var_29_" svg:stroke-width="0.106cm" draw:marker-start-width="0.359cm" draw:marker-end-width="0.359cm" fo:min-height="7.969cm" fo:padding-top="0.053cm" fo:padding-bottom="0.053cm" fo:padding-left="0.053cm" fo:padding-right="0.053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499cm" fo:text-indent="0cm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font-size="18pt"/>
    </style:style>
    <style:style style:name="P6" style:family="paragraph">
      <loext:graphic-properties draw:fill-color="#729fcf"/>
      <style:paragraph-properties fo:text-align="center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8" style:family="paragraph">
      <loext:graphic-properties draw:fill-color="#729fcf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cm" fo:margin-bottom="0.499cm" fo:line-height="100%" fo:text-align="center" fo:text-indent="0cm"/>
      <style:text-properties fo:font-size="18pt"/>
    </style:style>
    <style:style style:name="P11" style:family="paragraph">
      <loext:graphic-properties draw:fill-color="#729fcf"/>
      <style:paragraph-properties fo:margin-left="0cm" fo:margin-right="0cm" fo:margin-top="0cm" fo:margin-bottom="0.499cm" fo:line-height="100%" fo:text-align="center" fo:text-indent="0cm"/>
      <style:text-properties fo:font-size="18pt"/>
    </style:style>
    <style:style style:name="P12" style:family="paragraph">
      <style:text-properties style:use-window-font-color="true" fo:font-size="18pt"/>
    </style:style>
    <style:style style:name="P13" style:family="paragraph">
      <loext:graphic-properties draw:fill="none" draw:fill-color="#ffffff"/>
      <style:text-properties style:use-window-font-color="true" fo:font-size="18pt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fill-color="#729fcf"/>
      <style:paragraph-properties fo:margin-left="0cm" fo:margin-right="0cm" fo:margin-top="0cm" fo:margin-bottom="0cm" fo:line-height="100%" fo:text-align="center" fo:text-indent="0cm"/>
    </style:style>
    <style:style style:name="P16" style:family="paragraph">
      <style:paragraph-properties fo:text-align="center"/>
    </style:style>
    <style:style style:name="P17" style:family="paragraph">
      <loext:graphic-properties draw:fill-color="#729fcf"/>
      <style:paragraph-properties fo:text-align="center"/>
    </style:style>
    <style:style style:name="P18" style:family="paragraph">
      <loext:graphic-properties draw:fill="none" draw:fill-color="#058603"/>
      <style:paragraph-properties fo:text-align="center"/>
    </style:style>
    <style:style style:name="P19" style:family="paragraph">
      <loext:graphic-properties draw:fill-color="#058603"/>
      <style:paragraph-properties fo:margin-left="0cm" fo:margin-right="0cm" fo:margin-top="0cm" fo:margin-bottom="0.499cm" fo:line-height="100%" fo:text-align="center" fo:text-indent="0cm"/>
      <style:text-properties fo:font-size="18pt"/>
    </style:style>
    <style:style style:name="P20" style:family="paragraph">
      <loext:graphic-properties draw:fill-color="#058603"/>
      <style:paragraph-properties fo:margin-left="0cm" fo:margin-right="0cm" fo:margin-top="0cm" fo:margin-bottom="0cm" fo:line-height="100%" fo:text-align="center" fo:text-indent="0cm"/>
    </style:style>
    <style:style style:name="P21" style:family="paragraph">
      <loext:graphic-properties draw:fill-color="#058603"/>
      <style:paragraph-properties fo:text-align="center"/>
    </style:style>
    <style:style style:name="P22" style:family="paragraph">
      <loext:graphic-properties draw:fill-color="#058603"/>
      <style:paragraph-properties fo:text-align="center"/>
      <style:text-properties fo:font-size="18pt"/>
    </style:style>
    <style:style style:name="P23" style:family="paragraph">
      <loext:graphic-properties draw:fill-color="#c9211e"/>
      <style:paragraph-properties fo:text-align="center"/>
    </style:style>
    <style:style style:name="P24" style:family="paragraph">
      <loext:graphic-properties draw:fill-color="#c9211e"/>
      <style:paragraph-properties fo:margin-left="0cm" fo:margin-right="0cm" fo:margin-top="0cm" fo:margin-bottom="0.499cm" fo:line-height="100%" fo:text-align="center" fo:text-indent="0cm"/>
      <style:text-properties fo:font-size="18pt"/>
    </style:style>
    <style:style style:name="P25" style:family="paragraph">
      <style:paragraph-properties fo:text-align="center"/>
      <style:text-properties fo:color="#ffffff" fo:font-size="18pt"/>
    </style:style>
    <style:style style:name="P26" style:family="paragraph">
      <loext:graphic-properties draw:fill-color="#058603" draw:opacity="100%"/>
      <style:paragraph-properties fo:text-align="center"/>
      <style:text-properties fo:color="#ffffff" fo:font-size="18pt"/>
    </style:style>
    <style:style style:name="P27" style:family="paragraph">
      <style:text-properties style:use-window-font-color="true"/>
    </style:style>
    <style:style style:name="P28" style:family="paragraph">
      <loext:graphic-properties draw:fill="none" draw:fill-color="#ffffff"/>
      <style:text-properties style:use-window-font-color="true"/>
    </style:style>
    <style:style style:name="P29" style:family="paragraph">
      <style:text-properties style:use-window-font-color="true" fo:font-size="24pt" style:font-size-asian="24pt" style:font-size-complex="24pt"/>
    </style:style>
    <style:style style:name="P30" style:family="paragraph">
      <loext:graphic-properties draw:fill="none" draw:fill-color="#ffffff"/>
      <style:text-properties style:use-window-font-color="true" fo:font-size="24pt" style:font-size-asian="24pt" style:font-size-complex="24pt"/>
    </style:style>
    <style:style style:name="P31" style:family="paragraph">
      <style:paragraph-properties fo:text-align="center"/>
      <style:text-properties fo:color="#c7243a"/>
    </style:style>
    <style:style style:name="P32" style:family="paragraph">
      <loext:graphic-properties draw:fill-color="#729fcf" draw:opacity="43%"/>
      <style:paragraph-properties fo:text-align="center"/>
      <style:text-properties fo:color="#c7243a"/>
    </style:style>
    <style:style style:name="P33" style:family="paragraph">
      <loext:graphic-properties draw:fill="none" draw:fill-color="#058603"/>
    </style:style>
    <style:style style:name="P34" style:family="paragraph">
      <loext:graphic-properties draw:fill-color="#c7243a"/>
      <style:paragraph-properties fo:text-align="center"/>
    </style:style>
    <style:style style:name="P35" style:family="paragraph">
      <style:text-properties style:use-window-font-color="true" fo:font-size="26pt" style:font-size-asian="26pt" style:font-size-complex="26pt"/>
    </style:style>
    <style:style style:name="P36" style:family="paragraph">
      <loext:graphic-properties draw:fill="none" draw:fill-color="#ffffff"/>
      <style:text-properties style:use-window-font-color="true" fo:font-size="26pt" style:font-size-asian="26pt" style:font-size-complex="26pt"/>
    </style:style>
    <style:style style:name="P37" style:family="paragraph">
      <loext:graphic-properties draw:fill-color="#729fcf" draw:opacity="100%"/>
      <style:paragraph-properties fo:text-align="center"/>
      <style:text-properties fo:color="#ffffff" fo:font-size="18pt"/>
    </style:style>
    <style:style style:name="P38" style:family="paragraph">
      <loext:graphic-properties draw:fill-color="#868203"/>
      <style:paragraph-properties fo:text-align="center"/>
    </style:style>
    <style:style style:name="P39" style:family="paragraph">
      <loext:graphic-properties draw:fill-color="#058603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40" style:family="paragraph">
      <loext:graphic-properties draw:fill="none" draw:fill-color="#ffffff"/>
    </style:style>
    <style:style style:name="P41" style:family="paragraph">
      <loext:graphic-properties draw:fill="none" draw:fill-color="#729fcf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8pt"/>
    </style:style>
    <style:style style:name="T3" style:family="text">
      <style:text-properties style:use-window-font-color="true"/>
    </style:style>
    <style:style style:name="T4" style:family="text">
      <style:text-properties fo:color="#ffffff"/>
    </style:style>
    <style:style style:name="T5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6" style:family="text">
      <style:text-properties style:use-window-font-color="true" fo:font-size="24pt" style:font-size-asian="24pt" style:font-size-complex="24pt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c7243a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While </text:p>
          </draw:text-box>
        </draw:frame>
        <draw:frame presentation:style-name="pr2" draw:text-style-name="P1" draw:layer="layout" svg:width="14.599cm" svg:height="3.6cm" svg:x="10.6cm" svg:y="10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Laços de repetição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Já vimos o for</text:p>
              </text:list-item>
              <text:list-item>
                <text:p>O for é um laço quantitativo, pois ele irá executar uma determinada quantidade de vezes</text:p>
              </text:list-item>
              <text:list-item>
                <text:p>Esta quantidade é determinada previamente pelo range() ou pelo tamanho da lista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Exemplo: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for i in range(10): </text:p>
                <text:list>
                  <text:list-header>
                    <text:p>pass <text:s text:c="5"/># Irá executar 10 vezes</text:p>
                  </text:list-header>
                </text:list>
                <text:p/>
              </text:list-item>
              <text:list-item>
                <text:p>for i in lista:</text:p>
                <text:list>
                  <text:list-header>
                    <text:p>pass <text:s text:c="5"/># Irá executar até terminar a lista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E o while?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O while ele é um loop qualitativo.</text:p>
              </text:list-item>
              <text:list-item>
                <text:p>Necessita de uma operação condicional para funcionar</text:p>
              </text:list-item>
              <text:list-item>
                <text:p>Irá fazer o loop enquanto a condicional for verdadeira.</text:p>
              </text:list-item>
              <text:list-item>
                <text:p>Irá parar quando a condicional for falsa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Qual é a estrutura do while?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header>
                <text:p>While &lt;condicional&gt;:</text:p>
                <text:p>….&lt;código que será executado&gt;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Qual é a estrutura do while?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header>
                <text:p>While &lt;condicional&gt;:</text:p>
                <text:p>….&lt;código que será executado&gt;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Exemplo: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Faça um programa que mostre um menu com as seguintes opções:</text:p>
              </text:list-item>
              <text:list-item>
                <text:p>1) Mostre "Olá Mundo"</text:p>
              </text:list-item>
              <text:list-item>
                <text:p>2) Para sair</text:p>
              </text:list-item>
              <text:list-item>
                <text:p>Repita o código até que se digite o número 2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Exemplo:</text:p>
          </draw:text-box>
        </draw:frame>
        <draw:frame presentation:style-name="pr5" draw:layer="layout" svg:width="25.199cm" svg:height="10cm" svg:x="1.4cm" svg:y="3.8cm" presentation:class="outline" presentation:user-transformed="true">
          <draw:text-box>
            <text:list text:style-name="L2">
              <text:list-header>
                <text:p>opcao = '' </text:p>
                <text:p/>
                <text:p/>
                <text:p text:style-name="P2"/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Exemplo:</text:p>
          </draw:text-box>
        </draw:frame>
        <draw:frame presentation:style-name="pr5" draw:layer="layout" svg:width="25.199cm" svg:height="10cm" svg:x="1.4cm" svg:y="3.8cm" presentation:class="outline" presentation:user-transformed="true">
          <draw:text-box>
            <text:list text:style-name="L2">
              <text:list-header>
                <text:p>opcao = '' </text:p>
                <text:p>while opcao != '2':</text:p>
                <text:p/>
                <text:p text:style-name="P2"/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Exemplo:</text:p>
          </draw:text-box>
        </draw:frame>
        <draw:frame presentation:style-name="pr5" draw:layer="layout" svg:width="25.199cm" svg:height="10cm" svg:x="1.4cm" svg:y="3.8cm" presentation:class="outline" presentation:user-transformed="true">
          <draw:text-box>
            <text:list text:style-name="L2">
              <text:list-header>
                <text:p>opcao = '' </text:p>
                <text:p>while opcao != '2':</text:p>
                <text:p><text:s text:c="4"/>opcao = </text:p>
                <text:p text:style-name="P2"/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Exemplo:</text:p>
          </draw:text-box>
        </draw:frame>
        <draw:frame presentation:style-name="pr5" draw:layer="layout" svg:width="25.199cm" svg:height="10cm" svg:x="1.4cm" svg:y="3.8cm" presentation:class="outline" presentation:user-transformed="true">
          <draw:text-box>
            <text:list text:style-name="L2">
              <text:list-header>
                <text:p>opcao = '' </text:p>
                <text:p>while opcao != '2':</text:p>
                <text:p><text:s text:c="4"/>opcao = input("""</text:p>
                <text:p text:style-name="P2">1) Mostre "Olá Mundo"</text:p>
                <text:p text:style-name="P2">2) Para sair</text:p>
                <text:p text:style-name="P2"><text:span text:style-name="T1">Digite a sua opção: </text:span>""")</text:p>
                <text:p text:style-name="P2"/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Exemplo:</text:p>
          </draw:text-box>
        </draw:frame>
        <draw:frame presentation:style-name="pr5" draw:layer="layout" svg:width="25.199cm" svg:height="10cm" svg:x="1.4cm" svg:y="3.8cm" presentation:class="outline" presentation:user-transformed="true">
          <draw:text-box>
            <text:list text:style-name="L2">
              <text:list-header>
                <text:p>opcao = '' </text:p>
                <text:p>while opcao != '2':</text:p>
                <text:p><text:s text:c="4"/>opcao = input("""</text:p>
                <text:p text:style-name="P2">1) Mostre "Olá Mundo"</text:p>
                <text:p text:style-name="P2">2) Para sair</text:p>
                <text:p text:style-name="P2"><text:span text:style-name="T1">Digite a sua opção: </text:span>""")</text:p>
                <text:p text:style-name="P2"><text:s text:c="4"/>if opcao == '1':</text:p>
                <text:p text:style-name="P2"/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Exemplo:</text:p>
          </draw:text-box>
        </draw:frame>
        <draw:frame presentation:style-name="pr5" draw:layer="layout" svg:width="25.199cm" svg:height="10cm" svg:x="1.4cm" svg:y="3.8cm" presentation:class="outline" presentation:user-transformed="true">
          <draw:text-box>
            <text:list text:style-name="L2">
              <text:list-header>
                <text:p>opcao = '' </text:p>
                <text:p>while opcao != '2':</text:p>
                <text:p><text:s text:c="4"/>opcao = input("""</text:p>
                <text:p text:style-name="P2">1) Mostre "Olá Mundo"</text:p>
                <text:p text:style-name="P2">2) Para sair</text:p>
                <text:p text:style-name="P2"><text:span text:style-name="T1">Digite a sua opção: </text:span>""")</text:p>
                <text:p text:style-name="P2"><text:s text:c="4"/>if opcao == '1':</text:p>
                <text:p text:style-name="P2"><text:s text:c="8"/>print('Olá Mundo')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 text:style-name="P4">Exemplo</text:p>
          </draw:text-box>
        </draw:frame>
        <draw:custom-shape draw:style-name="gr2" draw:text-style-name="P6" draw:layer="layout" svg:width="3.4cm" svg:height="1.4cm" svg:x="0.4cm" svg:y="4.6cm">
          <text:p text:style-name="P5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 text:style-name="P4">Exemplo</text:p>
          </draw:text-box>
        </draw:frame>
        <draw:custom-shape draw:style-name="gr2" draw:text-style-name="P6" xml:id="id1" draw:id="id1" draw:layer="layout" svg:width="3.4cm" svg:height="1.4cm" svg:x="0.4cm" svg:y="4.6cm">
          <text:p text:style-name="P5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8" xml:id="id2" draw:id="id2" draw:layer="layout" svg:width="4.4cm" svg:height="2.2cm" svg:x="5.8cm" svg:y="4.2cm">
          <text:p text:style-name="P7">opcao = ''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9" draw:layer="layout" svg:x1="3.8cm" svg:y1="5.3cm" svg:x2="5.8cm" svg:y2="5.3cm" draw:start-shape="id1" draw:start-glue-point="7" draw:end-shape="id2" draw:end-glue-point="5" svg:d="M3800 5300h2000" svg:viewBox="0 0 2001 1">
          <text:p/>
        </draw:connecto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 text:style-name="P4">Exemplo</text:p>
          </draw:text-box>
        </draw:frame>
        <draw:custom-shape draw:style-name="gr2" draw:text-style-name="P6" xml:id="id3" draw:id="id3" draw:layer="layout" svg:width="3.4cm" svg:height="1.4cm" svg:x="0.4cm" svg:y="4.6cm">
          <text:p text:style-name="P5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11" xml:id="id5" draw:id="id5" draw:layer="layout" svg:width="7.6cm" svg:height="3cm" svg:x="3.4cm" svg:y="7.8cm">
          <text:list text:style-name="L2">
            <text:list-header>
              <text:p text:style-name="P10"><text:span text:style-name="T2">while opcao != '2': <text:s text:c="2"/></text:span></text:p>
            </text:list-header>
          </text:list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8" xml:id="id4" draw:id="id4" draw:layer="layout" svg:width="4.4cm" svg:height="2.2cm" svg:x="5.8cm" svg:y="4.2cm">
          <text:p text:style-name="P7">opcao = ''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9" draw:layer="layout" svg:x1="3.8cm" svg:y1="5.3cm" svg:x2="5.8cm" svg:y2="5.3cm" draw:start-shape="id3" draw:start-glue-point="7" draw:end-shape="id4" draw:end-glue-point="5" svg:d="M3800 5300h2000" svg:viewBox="0 0 2001 1">
          <text:p/>
        </draw:connector>
        <draw:connector draw:style-name="gr4" draw:text-style-name="P9" draw:layer="layout" svg:x1="8cm" svg:y1="6.4cm" svg:x2="7.2cm" svg:y2="7.8cm" draw:start-shape="id4" draw:start-glue-point="6" draw:end-shape="id5" draw:end-glue-point="4" svg:d="M8000 6400v701h-800v699" svg:viewBox="0 0 801 1401">
          <text:p/>
        </draw:connecto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 text:style-name="P4">Exemplo</text:p>
          </draw:text-box>
        </draw:frame>
        <draw:custom-shape draw:style-name="gr2" draw:text-style-name="P6" xml:id="id6" draw:id="id6" draw:layer="layout" svg:width="3.4cm" svg:height="1.4cm" svg:x="0.4cm" svg:y="4.6cm">
          <text:p text:style-name="P5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" draw:text-style-name="P11" xml:id="id8" draw:id="id8" draw:layer="layout" svg:width="7.6cm" svg:height="3cm" svg:x="3.4cm" svg:y="7.8cm">
          <text:list text:style-name="L2">
            <text:list-header>
              <text:p text:style-name="P10"><text:span text:style-name="T2">while opcao != '2': <text:s text:c="2"/></text:span></text:p>
            </text:list-header>
          </text:list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8" xml:id="id7" draw:id="id7" draw:layer="layout" svg:width="4.4cm" svg:height="2.2cm" svg:x="5.8cm" svg:y="4.2cm">
          <text:p text:style-name="P7">opcao = ''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9" draw:layer="layout" svg:x1="3.8cm" svg:y1="5.3cm" svg:x2="5.8cm" svg:y2="5.3cm" draw:start-shape="id6" draw:start-glue-point="7" draw:end-shape="id7" draw:end-glue-point="5" svg:d="M3800 5300h2000" svg:viewBox="0 0 2001 1">
          <text:p/>
        </draw:connector>
        <draw:connector draw:style-name="gr4" draw:text-style-name="P9" draw:layer="layout" svg:x1="8cm" svg:y1="6.4cm" svg:x2="7.2cm" svg:y2="7.8cm" draw:start-shape="id7" draw:start-glue-point="6" draw:end-shape="id8" draw:end-glue-point="4" svg:d="M8000 6400v701h-800v699" svg:viewBox="0 0 801 1401">
          <text:p/>
        </draw:connector>
        <draw:frame draw:style-name="gr9" draw:text-style-name="P13" draw:layer="layout" svg:width="1.2cm" svg:height="0.962cm" svg:x="10.4cm" svg:y="7.8cm">
          <draw:text-box>
            <text:p text:style-name="P12"><text:span text:style-name="T3">V</text:span></text:p>
          </draw:text-box>
        </draw:frame>
        <draw:frame draw:style-name="gr10" draw:text-style-name="P13" draw:layer="layout" svg:width="1.2cm" svg:height="1cm" svg:x="2.6cm" svg:y="8cm">
          <draw:text-box>
            <text:p text:style-name="P12"><text:span text:style-name="T3">F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 text:style-name="P4">Exemplo</text:p>
          </draw:text-box>
        </draw:frame>
        <draw:custom-shape draw:style-name="gr2" draw:text-style-name="P6" xml:id="id9" draw:id="id9" draw:layer="layout" svg:width="3.4cm" svg:height="1.4cm" svg:x="0.4cm" svg:y="4.6cm">
          <text:p text:style-name="P5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1" draw:text-style-name="P11" xml:id="id11" draw:id="id11" draw:layer="layout" svg:width="7.6cm" svg:height="3cm" svg:x="3.4cm" svg:y="7.8cm">
          <text:list text:style-name="L2">
            <text:list-header>
              <text:p text:style-name="P10"><text:span text:style-name="T2">while opcao != '2': <text:s text:c="2"/></text:span></text:p>
            </text:list-header>
          </text:list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8" xml:id="id10" draw:id="id10" draw:layer="layout" svg:width="4.4cm" svg:height="2.2cm" svg:x="5.8cm" svg:y="4.2cm">
          <text:p text:style-name="P7">opcao = ''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9" draw:layer="layout" svg:x1="3.8cm" svg:y1="5.3cm" svg:x2="5.8cm" svg:y2="5.3cm" draw:start-shape="id9" draw:start-glue-point="7" draw:end-shape="id10" draw:end-glue-point="5" svg:d="M3800 5300h2000" svg:viewBox="0 0 2001 1">
          <text:p/>
        </draw:connector>
        <draw:connector draw:style-name="gr4" draw:text-style-name="P9" draw:layer="layout" svg:x1="8cm" svg:y1="6.4cm" svg:x2="7.2cm" svg:y2="7.8cm" draw:start-shape="id10" draw:start-glue-point="6" draw:end-shape="id11" draw:end-glue-point="4" svg:d="M8000 6400v701h-800v699" svg:viewBox="0 0 801 1401">
          <text:p/>
        </draw:connector>
        <draw:connector draw:style-name="gr4" draw:text-style-name="P9" draw:layer="layout" svg:x1="11cm" svg:y1="9.3cm" svg:x2="12.2cm" svg:y2="3.986cm" draw:start-shape="id11" draw:start-glue-point="7" draw:end-shape="id12" draw:end-glue-point="5" svg:d="M11000 9300h600v-5314h600" svg:viewBox="0 0 1201 5315">
          <text:p/>
        </draw:connector>
        <draw:frame draw:style-name="gr9" draw:text-style-name="P13" draw:layer="layout" svg:width="1.2cm" svg:height="0.962cm" svg:x="10.4cm" svg:y="7.8cm">
          <draw:text-box>
            <text:p text:style-name="P12"><text:span text:style-name="T3">V</text:span></text:p>
          </draw:text-box>
        </draw:frame>
        <draw:frame draw:style-name="gr10" draw:text-style-name="P13" draw:layer="layout" svg:width="1.2cm" svg:height="1cm" svg:x="2.6cm" svg:y="8cm">
          <draw:text-box>
            <text:p text:style-name="P12"><text:span text:style-name="T3">F</text:span></text:p>
          </draw:text-box>
        </draw:frame>
        <draw:custom-shape draw:style-name="gr13" draw:text-style-name="P15" xml:id="id12" draw:id="id12" draw:layer="layout" svg:width="8cm" svg:height="4.029cm" svg:x="12.2cm" svg:y="1.971cm">
          <text:p text:style-name="P14">1) Mostre "Olá Mundo"</text:p>
          <text:p text:style-name="P14">2) Para sair</text:p>
          <text:p text:style-name="P14">Digite a sua opção: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 text:style-name="P4">Exemplo</text:p>
          </draw:text-box>
        </draw:frame>
        <draw:custom-shape draw:style-name="gr2" draw:text-style-name="P6" xml:id="id13" draw:id="id13" draw:layer="layout" svg:width="3.4cm" svg:height="1.4cm" svg:x="0.4cm" svg:y="4.6cm">
          <text:p text:style-name="P5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4" draw:text-style-name="P11" xml:id="id15" draw:id="id15" draw:layer="layout" svg:width="7.6cm" svg:height="3cm" svg:x="3.4cm" svg:y="7.8cm">
          <text:list text:style-name="L2">
            <text:list-header>
              <text:p text:style-name="P10"><text:span text:style-name="T2">while opcao != '2': <text:s text:c="2"/></text:span></text:p>
            </text:list-header>
          </text:list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8" xml:id="id14" draw:id="id14" draw:layer="layout" svg:width="4.4cm" svg:height="2.2cm" svg:x="5.8cm" svg:y="4.2cm">
          <text:p text:style-name="P7">opcao = ''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9" draw:layer="layout" svg:x1="3.8cm" svg:y1="5.3cm" svg:x2="5.8cm" svg:y2="5.3cm" draw:start-shape="id13" draw:start-glue-point="7" draw:end-shape="id14" draw:end-glue-point="5" svg:d="M3800 5300h2000" svg:viewBox="0 0 2001 1">
          <text:p/>
        </draw:connector>
        <draw:connector draw:style-name="gr4" draw:text-style-name="P9" draw:layer="layout" svg:x1="8cm" svg:y1="6.4cm" svg:x2="7.2cm" svg:y2="7.8cm" draw:start-shape="id14" draw:start-glue-point="6" draw:end-shape="id15" draw:end-glue-point="4" svg:d="M8000 6400v701h-800v699" svg:viewBox="0 0 801 1401">
          <text:p/>
        </draw:connector>
        <draw:connector draw:style-name="gr4" draw:text-style-name="P9" draw:layer="layout" svg:x1="11cm" svg:y1="9.3cm" svg:x2="12.2cm" svg:y2="3.986cm" draw:start-shape="id15" draw:start-glue-point="7" draw:end-shape="id16" draw:end-glue-point="5" svg:d="M11000 9300h600v-5314h600" svg:viewBox="0 0 1201 5315">
          <text:p/>
        </draw:connector>
        <draw:frame draw:style-name="gr9" draw:text-style-name="P13" draw:layer="layout" svg:width="1.2cm" svg:height="0.962cm" svg:x="10.4cm" svg:y="7.8cm">
          <draw:text-box>
            <text:p text:style-name="P12"><text:span text:style-name="T3">V</text:span></text:p>
          </draw:text-box>
        </draw:frame>
        <draw:frame draw:style-name="gr10" draw:text-style-name="P13" draw:layer="layout" svg:width="1.2cm" svg:height="1cm" svg:x="2.6cm" svg:y="8cm">
          <draw:text-box>
            <text:p text:style-name="P12"><text:span text:style-name="T3">F</text:span></text:p>
          </draw:text-box>
        </draw:frame>
        <draw:custom-shape draw:style-name="gr16" draw:text-style-name="P17" xml:id="id17" draw:id="id17" draw:layer="layout" svg:width="3.2cm" svg:height="2.2cm" svg:x="23.399cm" svg:y="3cm">
          <text:p text:style-name="P16">opcao =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17" draw:text-style-name="P15" xml:id="id16" draw:id="id16" draw:layer="layout" svg:width="8cm" svg:height="4.029cm" svg:x="12.2cm" svg:y="1.971cm">
          <text:p text:style-name="P14">1) Mostre "Olá Mundo"</text:p>
          <text:p text:style-name="P14">2) Para sair</text:p>
          <text:p text:style-name="P14">Digite a sua opção: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18" draw:text-style-name="P18" draw:layer="layout" svg:x1="20.2cm" svg:y1="3.986cm" svg:x2="23.399cm" svg:y2="4.1cm" draw:start-shape="id16" draw:start-glue-point="7" draw:end-shape="id17" draw:end-glue-point="5" svg:d="M20200 3986h1600v114h1599" svg:viewBox="0 0 3200 115">
          <text:p/>
        </draw:connecto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 text:style-name="P4">Exemplo</text:p>
          </draw:text-box>
        </draw:frame>
        <draw:custom-shape draw:style-name="gr2" draw:text-style-name="P6" xml:id="id18" draw:id="id18" draw:layer="layout" svg:width="3.4cm" svg:height="1.4cm" svg:x="0.4cm" svg:y="4.6cm">
          <text:p text:style-name="P5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9" draw:text-style-name="P11" xml:id="id20" draw:id="id20" draw:layer="layout" svg:width="7.6cm" svg:height="3cm" svg:x="3.4cm" svg:y="7.8cm">
          <text:list text:style-name="L2">
            <text:list-header>
              <text:p text:style-name="P10"><text:span text:style-name="T2">while opcao != '2': <text:s text:c="2"/></text:span></text:p>
            </text:list-header>
          </text:list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8" xml:id="id19" draw:id="id19" draw:layer="layout" svg:width="4.4cm" svg:height="2.2cm" svg:x="5.8cm" svg:y="4.2cm">
          <text:p text:style-name="P7">opcao = ''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9" draw:layer="layout" svg:x1="3.8cm" svg:y1="5.3cm" svg:x2="5.8cm" svg:y2="5.3cm" draw:start-shape="id18" draw:start-glue-point="7" draw:end-shape="id19" draw:end-glue-point="5" svg:d="M3800 5300h2000" svg:viewBox="0 0 2001 1">
          <text:p/>
        </draw:connector>
        <draw:connector draw:style-name="gr4" draw:text-style-name="P9" draw:layer="layout" svg:x1="8cm" svg:y1="6.4cm" svg:x2="7.2cm" svg:y2="7.8cm" draw:start-shape="id19" draw:start-glue-point="6" draw:end-shape="id20" draw:end-glue-point="4" svg:d="M8000 6400v701h-800v699" svg:viewBox="0 0 801 1401">
          <text:p/>
        </draw:connector>
        <draw:connector draw:style-name="gr4" draw:text-style-name="P9" draw:layer="layout" svg:x1="11cm" svg:y1="9.3cm" svg:x2="12.2cm" svg:y2="3.986cm" draw:start-shape="id20" draw:start-glue-point="7" draw:end-shape="id21" draw:end-glue-point="5" svg:d="M11000 9300h600v-5314h600" svg:viewBox="0 0 1201 5315">
          <text:p/>
        </draw:connector>
        <draw:frame draw:style-name="gr9" draw:text-style-name="P13" draw:layer="layout" svg:width="1.2cm" svg:height="0.962cm" svg:x="10.4cm" svg:y="7.8cm">
          <draw:text-box>
            <text:p text:style-name="P12"><text:span text:style-name="T3">V</text:span></text:p>
          </draw:text-box>
        </draw:frame>
        <draw:frame draw:style-name="gr10" draw:text-style-name="P13" draw:layer="layout" svg:width="1.2cm" svg:height="1cm" svg:x="2.6cm" svg:y="8cm">
          <draw:text-box>
            <text:p text:style-name="P12"><text:span text:style-name="T3">F</text:span></text:p>
          </draw:text-box>
        </draw:frame>
        <draw:custom-shape draw:style-name="gr16" draw:text-style-name="P17" xml:id="id22" draw:id="id22" draw:layer="layout" svg:width="3.2cm" svg:height="2.2cm" svg:x="23.399cm" svg:y="3cm">
          <text:p text:style-name="P16">opcao = '1'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21" draw:text-style-name="P15" xml:id="id21" draw:id="id21" draw:layer="layout" svg:width="8cm" svg:height="4.029cm" svg:x="12.2cm" svg:y="1.971cm">
          <text:p text:style-name="P14">1) Mostre "Olá Mundo"</text:p>
          <text:p text:style-name="P14">2) Para sair</text:p>
          <text:p text:style-name="P14">Digite a sua opção: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18" draw:text-style-name="P18" draw:layer="layout" svg:x1="20.2cm" svg:y1="3.986cm" svg:x2="23.399cm" svg:y2="4.1cm" draw:start-shape="id21" draw:start-glue-point="7" draw:end-shape="id22" draw:end-glue-point="5" svg:d="M20200 3986h1600v114h1599" svg:viewBox="0 0 3200 115">
          <text:p/>
        </draw:connecto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 text:style-name="P4">Exemplo</text:p>
          </draw:text-box>
        </draw:frame>
        <draw:custom-shape draw:style-name="gr2" draw:text-style-name="P6" xml:id="id23" draw:id="id23" draw:layer="layout" svg:width="3.4cm" svg:height="1.4cm" svg:x="0.4cm" svg:y="4.6cm">
          <text:p text:style-name="P5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2" draw:text-style-name="P11" xml:id="id25" draw:id="id25" draw:layer="layout" svg:width="7.6cm" svg:height="3cm" svg:x="3.4cm" svg:y="7.8cm">
          <text:list text:style-name="L2">
            <text:list-header>
              <text:p text:style-name="P10"><text:span text:style-name="T2">while opcao != '2': <text:s text:c="2"/></text:span></text:p>
            </text:list-header>
          </text:list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8" xml:id="id24" draw:id="id24" draw:layer="layout" svg:width="4.4cm" svg:height="2.2cm" svg:x="5.8cm" svg:y="4.2cm">
          <text:p text:style-name="P7">opcao = ''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9" draw:layer="layout" svg:x1="3.8cm" svg:y1="5.3cm" svg:x2="5.8cm" svg:y2="5.3cm" draw:start-shape="id23" draw:start-glue-point="7" draw:end-shape="id24" draw:end-glue-point="5" svg:d="M3800 5300h2000" svg:viewBox="0 0 2001 1">
          <text:p/>
        </draw:connector>
        <draw:connector draw:style-name="gr4" draw:text-style-name="P9" draw:layer="layout" svg:x1="8cm" svg:y1="6.4cm" svg:x2="7.2cm" svg:y2="7.8cm" draw:start-shape="id24" draw:start-glue-point="6" draw:end-shape="id25" draw:end-glue-point="4" svg:d="M8000 6400v701h-800v699" svg:viewBox="0 0 801 1401">
          <text:p/>
        </draw:connector>
        <draw:connector draw:style-name="gr4" draw:text-style-name="P9" draw:layer="layout" svg:x1="11cm" svg:y1="9.3cm" svg:x2="12.2cm" svg:y2="3.986cm" draw:start-shape="id25" draw:start-glue-point="7" draw:end-shape="id26" draw:end-glue-point="5" svg:d="M11000 9300h600v-5314h600" svg:viewBox="0 0 1201 5315">
          <text:p/>
        </draw:connector>
        <draw:frame draw:style-name="gr9" draw:text-style-name="P13" draw:layer="layout" svg:width="1.2cm" svg:height="0.962cm" svg:x="10.4cm" svg:y="7.8cm">
          <draw:text-box>
            <text:p text:style-name="P12"><text:span text:style-name="T3">V</text:span></text:p>
          </draw:text-box>
        </draw:frame>
        <draw:frame draw:style-name="gr10" draw:text-style-name="P13" draw:layer="layout" svg:width="1.2cm" svg:height="1cm" svg:x="2.6cm" svg:y="8cm">
          <draw:text-box>
            <text:p text:style-name="P12"><text:span text:style-name="T3">F</text:span></text:p>
          </draw:text-box>
        </draw:frame>
        <draw:custom-shape draw:style-name="gr16" draw:text-style-name="P17" xml:id="id27" draw:id="id27" draw:layer="layout" svg:width="3.2cm" svg:height="2.2cm" svg:x="23.399cm" svg:y="3cm">
          <text:p text:style-name="P14">opcao = '1'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24" draw:text-style-name="P15" xml:id="id26" draw:id="id26" draw:layer="layout" svg:width="8cm" svg:height="4.029cm" svg:x="12.2cm" svg:y="1.971cm">
          <text:p text:style-name="P14">1) Mostre "Olá Mundo"</text:p>
          <text:p text:style-name="P14">2) Para sair</text:p>
          <text:p text:style-name="P14">Digite a sua opção: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18" draw:text-style-name="P18" draw:layer="layout" svg:x1="20.2cm" svg:y1="3.986cm" svg:x2="23.399cm" svg:y2="4.1cm" draw:start-shape="id26" draw:start-glue-point="7" draw:end-shape="id27" draw:end-glue-point="5" svg:d="M20200 3986h1600v114h1599" svg:viewBox="0 0 3200 115">
          <text:p/>
        </draw:connector>
        <draw:custom-shape draw:style-name="gr25" draw:text-style-name="P17" xml:id="id28" draw:id="id28" draw:layer="layout" svg:width="6cm" svg:height="3.4cm" svg:x="19.4cm" svg:y="6.8cm">
          <text:p text:style-name="P16">If</text:p>
          <text:p text:style-name="P16">opcao == '1'</text:p>
          <text:p text:style-name="P16"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8" draw:text-style-name="P18" draw:layer="layout" svg:x1="24.999cm" svg:y1="5.026cm" svg:x2="22.4cm" svg:y2="6.8cm" draw:start-shape="id27" draw:start-glue-point="6" draw:end-shape="id28" draw:end-glue-point="4" svg:d="M24999 5026v975h-2599v799" svg:viewBox="0 0 2600 1775">
          <text:p/>
        </draw:connecto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 text:style-name="P4">Exemplo</text:p>
          </draw:text-box>
        </draw:frame>
        <draw:custom-shape draw:style-name="gr2" draw:text-style-name="P6" xml:id="id29" draw:id="id29" draw:layer="layout" svg:width="3.4cm" svg:height="1.4cm" svg:x="0.4cm" svg:y="4.6cm">
          <text:p text:style-name="P5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6" draw:text-style-name="P11" xml:id="id31" draw:id="id31" draw:layer="layout" svg:width="7.6cm" svg:height="3cm" svg:x="3.4cm" svg:y="7.8cm">
          <text:list text:style-name="L2">
            <text:list-header>
              <text:p text:style-name="P10"><text:span text:style-name="T2">while opcao != '2': <text:s text:c="2"/></text:span></text:p>
            </text:list-header>
          </text:list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7" draw:text-style-name="P8" xml:id="id30" draw:id="id30" draw:layer="layout" svg:width="4.4cm" svg:height="2.2cm" svg:x="5.8cm" svg:y="4.2cm">
          <text:p text:style-name="P7">opcao = ''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9" draw:layer="layout" svg:x1="3.8cm" svg:y1="5.3cm" svg:x2="5.8cm" svg:y2="5.3cm" draw:start-shape="id29" draw:start-glue-point="7" draw:end-shape="id30" draw:end-glue-point="5" svg:d="M3800 5300h2000" svg:viewBox="0 0 2001 1">
          <text:p/>
        </draw:connector>
        <draw:connector draw:style-name="gr4" draw:text-style-name="P9" draw:layer="layout" svg:x1="8cm" svg:y1="6.4cm" svg:x2="7.2cm" svg:y2="7.8cm" draw:start-shape="id30" draw:start-glue-point="6" draw:end-shape="id31" draw:end-glue-point="4" svg:d="M8000 6400v701h-800v699" svg:viewBox="0 0 801 1401">
          <text:p/>
        </draw:connector>
        <draw:connector draw:style-name="gr4" draw:text-style-name="P9" draw:layer="layout" svg:x1="11cm" svg:y1="9.3cm" svg:x2="12.2cm" svg:y2="3.986cm" draw:start-shape="id31" draw:start-glue-point="7" draw:end-shape="id32" draw:end-glue-point="5" svg:d="M11000 9300h600v-5314h600" svg:viewBox="0 0 1201 5315">
          <text:p/>
        </draw:connector>
        <draw:frame draw:style-name="gr9" draw:text-style-name="P13" draw:layer="layout" svg:width="1.2cm" svg:height="0.962cm" svg:x="10.4cm" svg:y="7.8cm">
          <draw:text-box>
            <text:p text:style-name="P12"><text:span text:style-name="T3">V</text:span></text:p>
          </draw:text-box>
        </draw:frame>
        <draw:frame draw:style-name="gr10" draw:text-style-name="P13" draw:layer="layout" svg:width="1.2cm" svg:height="1cm" svg:x="2.6cm" svg:y="8cm">
          <draw:text-box>
            <text:p text:style-name="P12"><text:span text:style-name="T3">F</text:span></text:p>
          </draw:text-box>
        </draw:frame>
        <draw:custom-shape draw:style-name="gr16" draw:text-style-name="P17" xml:id="id33" draw:id="id33" draw:layer="layout" svg:width="3.2cm" svg:height="2.2cm" svg:x="23.399cm" svg:y="3cm">
          <text:p text:style-name="P14">opcao = '1'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28" draw:text-style-name="P15" xml:id="id32" draw:id="id32" draw:layer="layout" svg:width="8cm" svg:height="4.029cm" svg:x="12.2cm" svg:y="1.971cm">
          <text:p text:style-name="P14">1) Mostre "Olá Mundo"</text:p>
          <text:p text:style-name="P14">2) Para sair</text:p>
          <text:p text:style-name="P14">Digite a sua opção: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18" draw:text-style-name="P18" draw:layer="layout" svg:x1="20.2cm" svg:y1="3.986cm" svg:x2="23.399cm" svg:y2="4.1cm" draw:start-shape="id32" draw:start-glue-point="7" draw:end-shape="id33" draw:end-glue-point="5" svg:d="M20200 3986h1600v114h1599" svg:viewBox="0 0 3200 115">
          <text:p/>
        </draw:connector>
        <draw:custom-shape draw:style-name="gr25" draw:text-style-name="P17" xml:id="id34" draw:id="id34" draw:layer="layout" svg:width="6cm" svg:height="3.4cm" svg:x="19.4cm" svg:y="6.8cm">
          <text:p text:style-name="P16">If</text:p>
          <text:p text:style-name="P16">opcao == '1'</text:p>
          <text:p text:style-name="P16"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8" draw:text-style-name="P18" draw:layer="layout" svg:x1="24.999cm" svg:y1="5.026cm" svg:x2="22.4cm" svg:y2="6.8cm" draw:start-shape="id33" draw:start-glue-point="6" draw:end-shape="id34" draw:end-glue-point="4" svg:d="M24999 5026v975h-2599v799" svg:viewBox="0 0 2600 1775">
          <text:p/>
        </draw:connector>
        <draw:frame draw:style-name="gr10" draw:text-style-name="P13" draw:layer="layout" svg:width="1cm" svg:height="1cm" svg:x="18.2cm" svg:y="7.4cm">
          <draw:text-box>
            <text:p text:style-name="P12"><text:span text:style-name="T3">F</text:span></text:p>
          </draw:text-box>
        </draw:frame>
        <draw:frame draw:style-name="gr9" draw:text-style-name="P13" draw:layer="layout" svg:width="1.2cm" svg:height="0.962cm" svg:x="22.8cm" svg:y="10.2cm">
          <draw:text-box>
            <text:p text:style-name="P12"><text:span text:style-name="T3">V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 text:style-name="P4">Exemplo</text:p>
          </draw:text-box>
        </draw:frame>
        <draw:custom-shape draw:style-name="gr2" draw:text-style-name="P6" xml:id="id35" draw:id="id35" draw:layer="layout" svg:width="3.4cm" svg:height="1.4cm" svg:x="0.4cm" svg:y="4.6cm">
          <text:p text:style-name="P5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9" draw:text-style-name="P11" xml:id="id37" draw:id="id37" draw:layer="layout" svg:width="7.6cm" svg:height="3cm" svg:x="3.4cm" svg:y="7.8cm">
          <text:list text:style-name="L2">
            <text:list-header>
              <text:p text:style-name="P10"><text:span text:style-name="T2">while opcao != '2': <text:s text:c="2"/></text:span></text:p>
            </text:list-header>
          </text:list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8" xml:id="id36" draw:id="id36" draw:layer="layout" svg:width="4.4cm" svg:height="2.2cm" svg:x="5.8cm" svg:y="4.2cm">
          <text:p text:style-name="P7">opcao = ''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" draw:text-style-name="P6" xml:id="id40" draw:id="id40" draw:layer="layout" svg:width="5.2cm" svg:height="1.8cm" svg:x="19.8cm" svg:y="11.8cm">
          <text:p text:style-name="P5">Olá Mundo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4" draw:text-style-name="P9" draw:layer="layout" svg:x1="3.8cm" svg:y1="5.3cm" svg:x2="5.8cm" svg:y2="5.3cm" draw:start-shape="id35" draw:start-glue-point="7" draw:end-shape="id36" draw:end-glue-point="5" svg:d="M3800 5300h2000" svg:viewBox="0 0 2001 1">
          <text:p/>
        </draw:connector>
        <draw:connector draw:style-name="gr4" draw:text-style-name="P9" draw:layer="layout" svg:x1="8cm" svg:y1="6.4cm" svg:x2="7.2cm" svg:y2="7.8cm" draw:start-shape="id36" draw:start-glue-point="6" draw:end-shape="id37" draw:end-glue-point="4" svg:d="M8000 6400v701h-800v699" svg:viewBox="0 0 801 1401">
          <text:p/>
        </draw:connector>
        <draw:connector draw:style-name="gr4" draw:text-style-name="P9" draw:layer="layout" svg:x1="11cm" svg:y1="9.3cm" svg:x2="12.2cm" svg:y2="3.986cm" draw:start-shape="id37" draw:start-glue-point="7" draw:end-shape="id38" draw:end-glue-point="5" svg:d="M11000 9300h600v-5314h600" svg:viewBox="0 0 1201 5315">
          <text:p/>
        </draw:connector>
        <draw:connector draw:style-name="gr4" draw:text-style-name="P9" draw:layer="layout" svg:x1="22.4cm" svg:y1="10.2cm" svg:x2="22.4cm" svg:y2="11.8cm" draw:start-shape="id39" draw:start-glue-point="6" draw:end-shape="id40" draw:end-glue-point="4" svg:d="M22400 10200v1600" svg:viewBox="0 0 1 1601">
          <text:p/>
        </draw:connector>
        <draw:frame draw:style-name="gr9" draw:text-style-name="P13" draw:layer="layout" svg:width="1.2cm" svg:height="0.962cm" svg:x="10.4cm" svg:y="7.8cm">
          <draw:text-box>
            <text:p text:style-name="P12"><text:span text:style-name="T3">V</text:span></text:p>
          </draw:text-box>
        </draw:frame>
        <draw:frame draw:style-name="gr10" draw:text-style-name="P13" draw:layer="layout" svg:width="1.2cm" svg:height="1cm" svg:x="2.6cm" svg:y="8cm">
          <draw:text-box>
            <text:p text:style-name="P12"><text:span text:style-name="T3">F</text:span></text:p>
          </draw:text-box>
        </draw:frame>
        <draw:custom-shape draw:style-name="gr16" draw:text-style-name="P17" xml:id="id41" draw:id="id41" draw:layer="layout" svg:width="3.2cm" svg:height="2.2cm" svg:x="23.399cm" svg:y="3cm">
          <text:p text:style-name="P14">opcao = '1'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32" draw:text-style-name="P15" xml:id="id38" draw:id="id38" draw:layer="layout" svg:width="8cm" svg:height="4.029cm" svg:x="12.2cm" svg:y="1.971cm">
          <text:p text:style-name="P14">1) Mostre "Olá Mundo"</text:p>
          <text:p text:style-name="P14">2) Para sair</text:p>
          <text:p text:style-name="P14">Digite a sua opção: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18" draw:text-style-name="P18" draw:layer="layout" svg:x1="20.2cm" svg:y1="3.986cm" svg:x2="23.399cm" svg:y2="4.1cm" draw:start-shape="id38" draw:start-glue-point="7" draw:end-shape="id41" draw:end-glue-point="5" svg:d="M20200 3986h1600v114h1599" svg:viewBox="0 0 3200 115">
          <text:p/>
        </draw:connector>
        <draw:custom-shape draw:style-name="gr25" draw:text-style-name="P17" xml:id="id39" draw:id="id39" draw:layer="layout" svg:width="6cm" svg:height="3.4cm" svg:x="19.4cm" svg:y="6.8cm">
          <text:p text:style-name="P16">If</text:p>
          <text:p text:style-name="P16">opcao == '1'</text:p>
          <text:p text:style-name="P16"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8" draw:text-style-name="P18" draw:layer="layout" svg:x1="24.999cm" svg:y1="5.026cm" svg:x2="22.4cm" svg:y2="6.8cm" draw:start-shape="id41" draw:start-glue-point="6" draw:end-shape="id39" draw:end-glue-point="4" svg:d="M24999 5026v975h-2599v799" svg:viewBox="0 0 2600 1775">
          <text:p/>
        </draw:connector>
        <draw:frame draw:style-name="gr10" draw:text-style-name="P13" draw:layer="layout" svg:width="1cm" svg:height="1cm" svg:x="18.2cm" svg:y="7.4cm">
          <draw:text-box>
            <text:p text:style-name="P12"><text:span text:style-name="T3">F</text:span></text:p>
          </draw:text-box>
        </draw:frame>
        <draw:frame draw:style-name="gr9" draw:text-style-name="P13" draw:layer="layout" svg:width="1.2cm" svg:height="0.962cm" svg:x="22.8cm" svg:y="10.2cm">
          <draw:text-box>
            <text:p text:style-name="P12"><text:span text:style-name="T3">V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 text:style-name="P4">Exemplo</text:p>
          </draw:text-box>
        </draw:frame>
        <draw:custom-shape draw:style-name="gr2" draw:text-style-name="P6" xml:id="id42" draw:id="id42" draw:layer="layout" svg:width="3.4cm" svg:height="1.4cm" svg:x="0.4cm" svg:y="4.6cm">
          <text:p text:style-name="P5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3" draw:text-style-name="P19" xml:id="id44" draw:id="id44" draw:layer="layout" svg:width="7.6cm" svg:height="3cm" svg:x="3.4cm" svg:y="7.8cm">
          <text:list text:style-name="L2">
            <text:list-header>
              <text:p text:style-name="P10"><text:span text:style-name="T2">while opcao != '2': <text:s text:c="2"/></text:span></text:p>
            </text:list-header>
          </text:list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8" xml:id="id43" draw:id="id43" draw:layer="layout" svg:width="4.4cm" svg:height="2.2cm" svg:x="5.8cm" svg:y="4.2cm">
          <text:p text:style-name="P7">opcao = ''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" draw:text-style-name="P6" xml:id="id47" draw:id="id47" draw:layer="layout" svg:width="5.2cm" svg:height="1.8cm" svg:x="19.8cm" svg:y="11.8cm">
          <text:p text:style-name="P5">Olá Mundo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4" draw:text-style-name="P9" draw:layer="layout" svg:x1="3.8cm" svg:y1="5.3cm" svg:x2="5.8cm" svg:y2="5.3cm" draw:start-shape="id42" draw:start-glue-point="7" draw:end-shape="id43" draw:end-glue-point="5" svg:d="M3800 5300h2000" svg:viewBox="0 0 2001 1">
          <text:p/>
        </draw:connector>
        <draw:connector draw:style-name="gr4" draw:text-style-name="P9" draw:layer="layout" svg:x1="8cm" svg:y1="6.4cm" svg:x2="7.2cm" svg:y2="7.8cm" draw:start-shape="id43" draw:start-glue-point="6" draw:end-shape="id44" draw:end-glue-point="4" svg:d="M8000 6400v701h-800v699" svg:viewBox="0 0 801 1401">
          <text:p/>
        </draw:connector>
        <draw:connector draw:style-name="gr4" draw:text-style-name="P9" draw:layer="layout" svg:x1="11cm" svg:y1="9.3cm" svg:x2="12.2cm" svg:y2="3.986cm" draw:start-shape="id44" draw:start-glue-point="7" draw:end-shape="id45" draw:end-glue-point="5" svg:d="M11000 9300h600v-5314h600" svg:viewBox="0 0 1201 5315">
          <text:p/>
        </draw:connector>
        <draw:connector draw:style-name="gr4" draw:text-style-name="P9" draw:layer="layout" svg:x1="22.4cm" svg:y1="10.2cm" svg:x2="22.4cm" svg:y2="11.8cm" draw:start-shape="id46" draw:start-glue-point="6" draw:end-shape="id47" draw:end-glue-point="4" svg:d="M22400 10200v1600" svg:viewBox="0 0 1 1601">
          <text:p/>
        </draw:connector>
        <draw:connector draw:style-name="gr4" draw:text-style-name="P9" draw:layer="layout" svg:x1="22.4cm" svg:y1="13.6cm" svg:x2="7.2cm" svg:y2="10.8cm" draw:start-shape="id47" draw:start-glue-point="6" draw:end-shape="id44" draw:end-glue-point="6" svg:d="M22400 13600v502h-15200v-3302" svg:viewBox="0 0 15201 3303">
          <text:p/>
        </draw:connector>
        <draw:frame draw:style-name="gr9" draw:text-style-name="P13" draw:layer="layout" svg:width="1.2cm" svg:height="0.962cm" svg:x="10.4cm" svg:y="7.8cm">
          <draw:text-box>
            <text:p text:style-name="P12"><text:span text:style-name="T3">V</text:span></text:p>
          </draw:text-box>
        </draw:frame>
        <draw:frame draw:style-name="gr10" draw:text-style-name="P13" draw:layer="layout" svg:width="1.2cm" svg:height="1cm" svg:x="2.6cm" svg:y="8cm">
          <draw:text-box>
            <text:p text:style-name="P12"><text:span text:style-name="T3">F</text:span></text:p>
          </draw:text-box>
        </draw:frame>
        <draw:custom-shape draw:style-name="gr16" draw:text-style-name="P17" xml:id="id48" draw:id="id48" draw:layer="layout" svg:width="3.2cm" svg:height="2.2cm" svg:x="23.399cm" svg:y="3cm">
          <text:p text:style-name="P14">opcao = '1'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35" draw:text-style-name="P15" xml:id="id45" draw:id="id45" draw:layer="layout" svg:width="8cm" svg:height="4.029cm" svg:x="12.2cm" svg:y="1.971cm">
          <text:p text:style-name="P14">1) Mostre "Olá Mundo"</text:p>
          <text:p text:style-name="P14">2) Para sair</text:p>
          <text:p text:style-name="P14">Digite a sua opção: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18" draw:text-style-name="P18" draw:layer="layout" svg:x1="20.2cm" svg:y1="3.986cm" svg:x2="23.399cm" svg:y2="4.1cm" draw:start-shape="id45" draw:start-glue-point="7" draw:end-shape="id48" draw:end-glue-point="5" svg:d="M20200 3986h1600v114h1599" svg:viewBox="0 0 3200 115">
          <text:p/>
        </draw:connector>
        <draw:custom-shape draw:style-name="gr25" draw:text-style-name="P17" xml:id="id46" draw:id="id46" draw:layer="layout" svg:width="6cm" svg:height="3.4cm" svg:x="19.4cm" svg:y="6.8cm">
          <text:p text:style-name="P16">If</text:p>
          <text:p text:style-name="P16">opcao == '1'</text:p>
          <text:p text:style-name="P16"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8" draw:text-style-name="P18" draw:layer="layout" svg:x1="24.999cm" svg:y1="5.026cm" svg:x2="22.4cm" svg:y2="6.8cm" draw:start-shape="id48" draw:start-glue-point="6" draw:end-shape="id46" draw:end-glue-point="4" svg:d="M24999 5026v975h-2599v799" svg:viewBox="0 0 2600 1775">
          <text:p/>
        </draw:connector>
        <draw:frame draw:style-name="gr10" draw:text-style-name="P13" draw:layer="layout" svg:width="1cm" svg:height="1cm" svg:x="18.2cm" svg:y="7.4cm">
          <draw:text-box>
            <text:p text:style-name="P12"><text:span text:style-name="T3">F</text:span></text:p>
          </draw:text-box>
        </draw:frame>
        <draw:frame draw:style-name="gr9" draw:text-style-name="P13" draw:layer="layout" svg:width="1.2cm" svg:height="0.962cm" svg:x="22.8cm" svg:y="10.2cm">
          <draw:text-box>
            <text:p text:style-name="P12"><text:span text:style-name="T3">V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 text:style-name="P4">Exemplo</text:p>
          </draw:text-box>
        </draw:frame>
        <draw:custom-shape draw:style-name="gr2" draw:text-style-name="P6" xml:id="id49" draw:id="id49" draw:layer="layout" svg:width="3.4cm" svg:height="1.4cm" svg:x="0.4cm" svg:y="4.6cm">
          <text:p text:style-name="P5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6" draw:text-style-name="P11" xml:id="id51" draw:id="id51" draw:layer="layout" svg:width="7.6cm" svg:height="3cm" svg:x="3.4cm" svg:y="7.8cm">
          <text:list text:style-name="L2">
            <text:list-header>
              <text:p text:style-name="P10"><text:span text:style-name="T2">while opcao != '2': <text:s text:c="2"/></text:span></text:p>
            </text:list-header>
          </text:list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7" draw:text-style-name="P8" xml:id="id50" draw:id="id50" draw:layer="layout" svg:width="4.4cm" svg:height="2.2cm" svg:x="5.8cm" svg:y="4.2cm">
          <text:p text:style-name="P7">opcao = ''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" draw:text-style-name="P6" xml:id="id54" draw:id="id54" draw:layer="layout" svg:width="5.2cm" svg:height="1.8cm" svg:x="19.8cm" svg:y="11.8cm">
          <text:p text:style-name="P5">Olá Mundo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4" draw:text-style-name="P9" draw:layer="layout" svg:x1="3.8cm" svg:y1="5.3cm" svg:x2="5.8cm" svg:y2="5.3cm" draw:start-shape="id49" draw:start-glue-point="7" draw:end-shape="id50" draw:end-glue-point="5" svg:d="M3800 5300h2000" svg:viewBox="0 0 2001 1">
          <text:p/>
        </draw:connector>
        <draw:connector draw:style-name="gr4" draw:text-style-name="P9" draw:layer="layout" svg:x1="8cm" svg:y1="6.4cm" svg:x2="7.2cm" svg:y2="7.8cm" draw:start-shape="id50" draw:start-glue-point="6" draw:end-shape="id51" draw:end-glue-point="4" svg:d="M8000 6400v701h-800v699" svg:viewBox="0 0 801 1401">
          <text:p/>
        </draw:connector>
        <draw:connector draw:style-name="gr4" draw:text-style-name="P9" draw:layer="layout" svg:x1="11cm" svg:y1="9.3cm" svg:x2="12.2cm" svg:y2="3.986cm" draw:start-shape="id51" draw:start-glue-point="7" draw:end-shape="id52" draw:end-glue-point="5" svg:d="M11000 9300h600v-5314h600" svg:viewBox="0 0 1201 5315">
          <text:p/>
        </draw:connector>
        <draw:connector draw:style-name="gr4" draw:text-style-name="P9" draw:layer="layout" svg:x1="22.4cm" svg:y1="10.2cm" svg:x2="22.4cm" svg:y2="11.8cm" draw:start-shape="id53" draw:start-glue-point="6" draw:end-shape="id54" draw:end-glue-point="4" svg:d="M22400 10200v1600" svg:viewBox="0 0 1 1601">
          <text:p/>
        </draw:connector>
        <draw:connector draw:style-name="gr4" draw:text-style-name="P9" draw:layer="layout" svg:x1="22.4cm" svg:y1="13.6cm" svg:x2="7.2cm" svg:y2="10.8cm" draw:start-shape="id54" draw:start-glue-point="6" draw:end-shape="id51" draw:end-glue-point="6" svg:d="M22400 13600v502h-15200v-3302" svg:viewBox="0 0 15201 3303">
          <text:p/>
        </draw:connector>
        <draw:frame draw:style-name="gr9" draw:text-style-name="P13" draw:layer="layout" svg:width="1.2cm" svg:height="0.962cm" svg:x="10.4cm" svg:y="7.8cm">
          <draw:text-box>
            <text:p text:style-name="P12"><text:span text:style-name="T3">V</text:span></text:p>
          </draw:text-box>
        </draw:frame>
        <draw:frame draw:style-name="gr10" draw:text-style-name="P13" draw:layer="layout" svg:width="1.2cm" svg:height="1cm" svg:x="2.6cm" svg:y="8cm">
          <draw:text-box>
            <text:p text:style-name="P12"><text:span text:style-name="T3">F</text:span></text:p>
          </draw:text-box>
        </draw:frame>
        <draw:custom-shape draw:style-name="gr16" draw:text-style-name="P17" xml:id="id55" draw:id="id55" draw:layer="layout" svg:width="3.2cm" svg:height="2.2cm" svg:x="23.399cm" svg:y="3cm">
          <text:p text:style-name="P14">opcao = '1'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38" draw:text-style-name="P20" xml:id="id52" draw:id="id52" draw:layer="layout" svg:width="8cm" svg:height="4.029cm" svg:x="12.2cm" svg:y="1.971cm">
          <text:p text:style-name="P14">1) Mostre "Olá Mundo"</text:p>
          <text:p text:style-name="P14">2) Para sair</text:p>
          <text:p text:style-name="P14">Digite a sua opção: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18" draw:text-style-name="P18" draw:layer="layout" svg:x1="20.2cm" svg:y1="3.986cm" svg:x2="23.399cm" svg:y2="4.1cm" draw:start-shape="id52" draw:start-glue-point="7" draw:end-shape="id55" draw:end-glue-point="5" svg:d="M20200 3986h1600v114h1599" svg:viewBox="0 0 3200 115">
          <text:p/>
        </draw:connector>
        <draw:custom-shape draw:style-name="gr25" draw:text-style-name="P17" xml:id="id53" draw:id="id53" draw:layer="layout" svg:width="6cm" svg:height="3.4cm" svg:x="19.4cm" svg:y="6.8cm">
          <text:p text:style-name="P16">If</text:p>
          <text:p text:style-name="P16">opcao == '1'</text:p>
          <text:p text:style-name="P16"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8" draw:text-style-name="P18" draw:layer="layout" svg:x1="24.999cm" svg:y1="5.026cm" svg:x2="22.4cm" svg:y2="6.8cm" draw:start-shape="id55" draw:start-glue-point="6" draw:end-shape="id53" draw:end-glue-point="4" svg:d="M24999 5026v975h-2599v799" svg:viewBox="0 0 2600 1775">
          <text:p/>
        </draw:connector>
        <draw:frame draw:style-name="gr10" draw:text-style-name="P13" draw:layer="layout" svg:width="1cm" svg:height="1cm" svg:x="18.2cm" svg:y="7.4cm">
          <draw:text-box>
            <text:p text:style-name="P12"><text:span text:style-name="T3">F</text:span></text:p>
          </draw:text-box>
        </draw:frame>
        <draw:frame draw:style-name="gr9" draw:text-style-name="P13" draw:layer="layout" svg:width="1.2cm" svg:height="0.962cm" svg:x="22.8cm" svg:y="10.2cm">
          <draw:text-box>
            <text:p text:style-name="P12"><text:span text:style-name="T3">V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 text:style-name="P4">Exemplo</text:p>
          </draw:text-box>
        </draw:frame>
        <draw:custom-shape draw:style-name="gr2" draw:text-style-name="P6" xml:id="id56" draw:id="id56" draw:layer="layout" svg:width="3.4cm" svg:height="1.4cm" svg:x="0.4cm" svg:y="4.6cm">
          <text:p text:style-name="P5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9" draw:text-style-name="P11" xml:id="id58" draw:id="id58" draw:layer="layout" svg:width="7.6cm" svg:height="3cm" svg:x="3.4cm" svg:y="7.8cm">
          <text:list text:style-name="L2">
            <text:list-header>
              <text:p text:style-name="P10"><text:span text:style-name="T2">while opcao != '2': <text:s text:c="2"/></text:span></text:p>
            </text:list-header>
          </text:list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0" draw:text-style-name="P8" xml:id="id57" draw:id="id57" draw:layer="layout" svg:width="4.4cm" svg:height="2.2cm" svg:x="5.8cm" svg:y="4.2cm">
          <text:p text:style-name="P7">opcao = ''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" draw:text-style-name="P6" xml:id="id61" draw:id="id61" draw:layer="layout" svg:width="5.2cm" svg:height="1.8cm" svg:x="19.8cm" svg:y="11.8cm">
          <text:p text:style-name="P5">Olá Mundo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4" draw:text-style-name="P9" draw:layer="layout" svg:x1="3.8cm" svg:y1="5.3cm" svg:x2="5.8cm" svg:y2="5.3cm" draw:start-shape="id56" draw:start-glue-point="7" draw:end-shape="id57" draw:end-glue-point="5" svg:d="M3800 5300h2000" svg:viewBox="0 0 2001 1">
          <text:p/>
        </draw:connector>
        <draw:connector draw:style-name="gr4" draw:text-style-name="P9" draw:layer="layout" svg:x1="8cm" svg:y1="6.4cm" svg:x2="7.2cm" svg:y2="7.8cm" draw:start-shape="id57" draw:start-glue-point="6" draw:end-shape="id58" draw:end-glue-point="4" svg:d="M8000 6400v701h-800v699" svg:viewBox="0 0 801 1401">
          <text:p/>
        </draw:connector>
        <draw:connector draw:style-name="gr4" draw:text-style-name="P9" draw:layer="layout" svg:x1="11cm" svg:y1="9.3cm" svg:x2="12.2cm" svg:y2="3.986cm" draw:start-shape="id58" draw:start-glue-point="7" draw:end-shape="id59" draw:end-glue-point="5" svg:d="M11000 9300h600v-5314h600" svg:viewBox="0 0 1201 5315">
          <text:p/>
        </draw:connector>
        <draw:connector draw:style-name="gr4" draw:text-style-name="P9" draw:layer="layout" svg:x1="22.4cm" svg:y1="10.2cm" svg:x2="22.4cm" svg:y2="11.8cm" draw:start-shape="id60" draw:start-glue-point="6" draw:end-shape="id61" draw:end-glue-point="4" svg:d="M22400 10200v1600" svg:viewBox="0 0 1 1601">
          <text:p/>
        </draw:connector>
        <draw:connector draw:style-name="gr4" draw:text-style-name="P9" draw:layer="layout" svg:x1="22.4cm" svg:y1="13.6cm" svg:x2="7.2cm" svg:y2="10.8cm" draw:start-shape="id61" draw:start-glue-point="6" draw:end-shape="id58" draw:end-glue-point="6" svg:d="M22400 13600v502h-15200v-3302" svg:viewBox="0 0 15201 3303">
          <text:p/>
        </draw:connector>
        <draw:frame draw:style-name="gr9" draw:text-style-name="P13" draw:layer="layout" svg:width="1.2cm" svg:height="0.962cm" svg:x="10.4cm" svg:y="7.8cm">
          <draw:text-box>
            <text:p text:style-name="P12"><text:span text:style-name="T3">V</text:span></text:p>
          </draw:text-box>
        </draw:frame>
        <draw:frame draw:style-name="gr10" draw:text-style-name="P13" draw:layer="layout" svg:width="1.2cm" svg:height="1cm" svg:x="2.6cm" svg:y="8cm">
          <draw:text-box>
            <text:p text:style-name="P12"><text:span text:style-name="T3">F</text:span></text:p>
          </draw:text-box>
        </draw:frame>
        <draw:custom-shape draw:style-name="gr41" draw:text-style-name="P21" xml:id="id62" draw:id="id62" draw:layer="layout" svg:width="3.2cm" svg:height="2.2cm" svg:x="23.399cm" svg:y="3cm">
          <text:p text:style-name="P14">opcao = 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42" draw:text-style-name="P15" xml:id="id59" draw:id="id59" draw:layer="layout" svg:width="8cm" svg:height="4.029cm" svg:x="12.2cm" svg:y="1.971cm">
          <text:p text:style-name="P14">1) Mostre "Olá Mundo"</text:p>
          <text:p text:style-name="P14">2) Para sair</text:p>
          <text:p text:style-name="P14">Digite a sua opção: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18" draw:text-style-name="P18" draw:layer="layout" svg:x1="20.2cm" svg:y1="3.986cm" svg:x2="23.399cm" svg:y2="4.1cm" draw:start-shape="id59" draw:start-glue-point="7" draw:end-shape="id62" draw:end-glue-point="5" svg:d="M20200 3986h1600v114h1599" svg:viewBox="0 0 3200 115">
          <text:p/>
        </draw:connector>
        <draw:custom-shape draw:style-name="gr25" draw:text-style-name="P17" xml:id="id60" draw:id="id60" draw:layer="layout" svg:width="6cm" svg:height="3.4cm" svg:x="19.4cm" svg:y="6.8cm">
          <text:p text:style-name="P16">If</text:p>
          <text:p text:style-name="P16">opcao == '1'</text:p>
          <text:p text:style-name="P16"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8" draw:text-style-name="P18" draw:layer="layout" svg:x1="24.999cm" svg:y1="5.026cm" svg:x2="22.4cm" svg:y2="6.8cm" draw:start-shape="id62" draw:start-glue-point="6" draw:end-shape="id60" draw:end-glue-point="4" svg:d="M24999 5026v975h-2599v799" svg:viewBox="0 0 2600 1775">
          <text:p/>
        </draw:connector>
        <draw:frame draw:style-name="gr10" draw:text-style-name="P13" draw:layer="layout" svg:width="1cm" svg:height="1cm" svg:x="18.2cm" svg:y="7.4cm">
          <draw:text-box>
            <text:p text:style-name="P12"><text:span text:style-name="T3">F</text:span></text:p>
          </draw:text-box>
        </draw:frame>
        <draw:frame draw:style-name="gr9" draw:text-style-name="P13" draw:layer="layout" svg:width="1.2cm" svg:height="0.962cm" svg:x="22.8cm" svg:y="10.2cm">
          <draw:text-box>
            <text:p text:style-name="P12"><text:span text:style-name="T3">V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 text:style-name="P4">Exemplo</text:p>
          </draw:text-box>
        </draw:frame>
        <draw:custom-shape draw:style-name="gr2" draw:text-style-name="P6" xml:id="id63" draw:id="id63" draw:layer="layout" svg:width="3.4cm" svg:height="1.4cm" svg:x="0.4cm" svg:y="4.6cm">
          <text:p text:style-name="P5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3" draw:text-style-name="P11" xml:id="id65" draw:id="id65" draw:layer="layout" svg:width="7.6cm" svg:height="3cm" svg:x="3.4cm" svg:y="7.8cm">
          <text:list text:style-name="L2">
            <text:list-header>
              <text:p text:style-name="P10"><text:span text:style-name="T2">while opcao != '2': <text:s text:c="2"/></text:span></text:p>
            </text:list-header>
          </text:list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4" draw:text-style-name="P8" xml:id="id64" draw:id="id64" draw:layer="layout" svg:width="4.4cm" svg:height="2.2cm" svg:x="5.8cm" svg:y="4.2cm">
          <text:p text:style-name="P7">opcao = ''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" draw:text-style-name="P6" xml:id="id68" draw:id="id68" draw:layer="layout" svg:width="5.2cm" svg:height="1.8cm" svg:x="19.8cm" svg:y="11.8cm">
          <text:p text:style-name="P5">Olá Mundo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4" draw:text-style-name="P9" draw:layer="layout" svg:x1="3.8cm" svg:y1="5.3cm" svg:x2="5.8cm" svg:y2="5.3cm" draw:start-shape="id63" draw:start-glue-point="7" draw:end-shape="id64" draw:end-glue-point="5" svg:d="M3800 5300h2000" svg:viewBox="0 0 2001 1">
          <text:p/>
        </draw:connector>
        <draw:connector draw:style-name="gr4" draw:text-style-name="P9" draw:layer="layout" svg:x1="8cm" svg:y1="6.4cm" svg:x2="7.2cm" svg:y2="7.8cm" draw:start-shape="id64" draw:start-glue-point="6" draw:end-shape="id65" draw:end-glue-point="4" svg:d="M8000 6400v701h-800v699" svg:viewBox="0 0 801 1401">
          <text:p/>
        </draw:connector>
        <draw:connector draw:style-name="gr4" draw:text-style-name="P9" draw:layer="layout" svg:x1="11cm" svg:y1="9.3cm" svg:x2="12.2cm" svg:y2="3.986cm" draw:start-shape="id65" draw:start-glue-point="7" draw:end-shape="id66" draw:end-glue-point="5" svg:d="M11000 9300h600v-5314h600" svg:viewBox="0 0 1201 5315">
          <text:p/>
        </draw:connector>
        <draw:connector draw:style-name="gr4" draw:text-style-name="P9" draw:layer="layout" svg:x1="22.4cm" svg:y1="10.2cm" svg:x2="22.4cm" svg:y2="11.8cm" draw:start-shape="id67" draw:start-glue-point="6" draw:end-shape="id68" draw:end-glue-point="4" svg:d="M22400 10200v1600" svg:viewBox="0 0 1 1601">
          <text:p/>
        </draw:connector>
        <draw:connector draw:style-name="gr4" draw:text-style-name="P9" draw:layer="layout" svg:x1="22.4cm" svg:y1="13.6cm" svg:x2="7.2cm" svg:y2="10.8cm" draw:start-shape="id68" draw:start-glue-point="6" draw:end-shape="id65" draw:end-glue-point="6" svg:d="M22400 13600v502h-15200v-3302" svg:viewBox="0 0 15201 3303">
          <text:p/>
        </draw:connector>
        <draw:frame draw:style-name="gr9" draw:text-style-name="P13" draw:layer="layout" svg:width="1.2cm" svg:height="0.962cm" svg:x="10.4cm" svg:y="7.8cm">
          <draw:text-box>
            <text:p text:style-name="P12"><text:span text:style-name="T3">V</text:span></text:p>
          </draw:text-box>
        </draw:frame>
        <draw:frame draw:style-name="gr10" draw:text-style-name="P13" draw:layer="layout" svg:width="1.2cm" svg:height="1cm" svg:x="2.6cm" svg:y="8cm">
          <draw:text-box>
            <text:p text:style-name="P12"><text:span text:style-name="T3">F</text:span></text:p>
          </draw:text-box>
        </draw:frame>
        <draw:custom-shape draw:style-name="gr45" draw:text-style-name="P20" xml:id="id69" draw:id="id69" draw:layer="layout" svg:width="3.2cm" svg:height="2.2cm" svg:x="23.399cm" svg:y="3cm">
          <text:p text:style-name="P14">opcao = '1'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46" draw:text-style-name="P15" xml:id="id66" draw:id="id66" draw:layer="layout" svg:width="8cm" svg:height="4.029cm" svg:x="12.2cm" svg:y="1.971cm">
          <text:p text:style-name="P14">1) Mostre "Olá Mundo"</text:p>
          <text:p text:style-name="P14">2) Para sair</text:p>
          <text:p text:style-name="P14">Digite a sua opção: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18" draw:text-style-name="P18" draw:layer="layout" svg:x1="20.2cm" svg:y1="3.986cm" svg:x2="23.399cm" svg:y2="4.1cm" draw:start-shape="id66" draw:start-glue-point="7" draw:end-shape="id69" draw:end-glue-point="5" svg:d="M20200 3986h1600v114h1599" svg:viewBox="0 0 3200 115">
          <text:p/>
        </draw:connector>
        <draw:custom-shape draw:style-name="gr25" draw:text-style-name="P17" xml:id="id67" draw:id="id67" draw:layer="layout" svg:width="6cm" svg:height="3.4cm" svg:x="19.4cm" svg:y="6.8cm">
          <text:p text:style-name="P16">If</text:p>
          <text:p text:style-name="P16">opcao == '1'</text:p>
          <text:p text:style-name="P16"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8" draw:text-style-name="P18" draw:layer="layout" svg:x1="24.999cm" svg:y1="5.026cm" svg:x2="22.4cm" svg:y2="6.8cm" draw:start-shape="id69" draw:start-glue-point="6" draw:end-shape="id67" draw:end-glue-point="4" svg:d="M24999 5026v975h-2599v799" svg:viewBox="0 0 2600 1775">
          <text:p/>
        </draw:connector>
        <draw:frame draw:style-name="gr10" draw:text-style-name="P13" draw:layer="layout" svg:width="1cm" svg:height="1cm" svg:x="18.2cm" svg:y="7.4cm">
          <draw:text-box>
            <text:p text:style-name="P12"><text:span text:style-name="T3">F</text:span></text:p>
          </draw:text-box>
        </draw:frame>
        <draw:frame draw:style-name="gr9" draw:text-style-name="P13" draw:layer="layout" svg:width="1.2cm" svg:height="0.962cm" svg:x="22.8cm" svg:y="10.2cm">
          <draw:text-box>
            <text:p text:style-name="P12"><text:span text:style-name="T3">V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 text:style-name="P4">Exemplo</text:p>
          </draw:text-box>
        </draw:frame>
        <draw:custom-shape draw:style-name="gr2" draw:text-style-name="P6" xml:id="id70" draw:id="id70" draw:layer="layout" svg:width="3.4cm" svg:height="1.4cm" svg:x="0.4cm" svg:y="4.6cm">
          <text:p text:style-name="P5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7" draw:text-style-name="P11" xml:id="id72" draw:id="id72" draw:layer="layout" svg:width="7.6cm" svg:height="3cm" svg:x="3.4cm" svg:y="7.8cm">
          <text:list text:style-name="L2">
            <text:list-header>
              <text:p text:style-name="P10"><text:span text:style-name="T2">while opcao != '2': <text:s text:c="2"/></text:span></text:p>
            </text:list-header>
          </text:list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8" draw:text-style-name="P8" xml:id="id71" draw:id="id71" draw:layer="layout" svg:width="4.4cm" svg:height="2.2cm" svg:x="5.8cm" svg:y="4.2cm">
          <text:p text:style-name="P7">opcao = ''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" draw:text-style-name="P6" xml:id="id75" draw:id="id75" draw:layer="layout" svg:width="5.2cm" svg:height="1.8cm" svg:x="19.8cm" svg:y="11.8cm">
          <text:p text:style-name="P5">Olá Mundo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4" draw:text-style-name="P9" draw:layer="layout" svg:x1="3.8cm" svg:y1="5.3cm" svg:x2="5.8cm" svg:y2="5.3cm" draw:start-shape="id70" draw:start-glue-point="7" draw:end-shape="id71" draw:end-glue-point="5" svg:d="M3800 5300h2000" svg:viewBox="0 0 2001 1">
          <text:p/>
        </draw:connector>
        <draw:connector draw:style-name="gr4" draw:text-style-name="P9" draw:layer="layout" svg:x1="8cm" svg:y1="6.4cm" svg:x2="7.2cm" svg:y2="7.8cm" draw:start-shape="id71" draw:start-glue-point="6" draw:end-shape="id72" draw:end-glue-point="4" svg:d="M8000 6400v701h-800v699" svg:viewBox="0 0 801 1401">
          <text:p/>
        </draw:connector>
        <draw:connector draw:style-name="gr4" draw:text-style-name="P9" draw:layer="layout" svg:x1="11cm" svg:y1="9.3cm" svg:x2="12.2cm" svg:y2="3.986cm" draw:start-shape="id72" draw:start-glue-point="7" draw:end-shape="id73" draw:end-glue-point="5" svg:d="M11000 9300h600v-5314h600" svg:viewBox="0 0 1201 5315">
          <text:p/>
        </draw:connector>
        <draw:connector draw:style-name="gr4" draw:text-style-name="P9" draw:layer="layout" svg:x1="22.4cm" svg:y1="10.2cm" svg:x2="22.4cm" svg:y2="11.8cm" draw:start-shape="id74" draw:start-glue-point="6" draw:end-shape="id75" draw:end-glue-point="4" svg:d="M22400 10200v1600" svg:viewBox="0 0 1 1601">
          <text:p/>
        </draw:connector>
        <draw:connector draw:style-name="gr4" draw:text-style-name="P9" draw:layer="layout" svg:x1="22.4cm" svg:y1="13.6cm" svg:x2="7.2cm" svg:y2="10.8cm" draw:start-shape="id75" draw:start-glue-point="6" draw:end-shape="id72" draw:end-glue-point="6" svg:d="M22400 13600v502h-15200v-3302" svg:viewBox="0 0 15201 3303">
          <text:p/>
        </draw:connector>
        <draw:frame draw:style-name="gr9" draw:text-style-name="P13" draw:layer="layout" svg:width="1.2cm" svg:height="0.962cm" svg:x="10.4cm" svg:y="7.8cm">
          <draw:text-box>
            <text:p text:style-name="P12"><text:span text:style-name="T3">V</text:span></text:p>
          </draw:text-box>
        </draw:frame>
        <draw:frame draw:style-name="gr10" draw:text-style-name="P13" draw:layer="layout" svg:width="1.2cm" svg:height="1cm" svg:x="2.6cm" svg:y="8cm">
          <draw:text-box>
            <text:p text:style-name="P12"><text:span text:style-name="T3">F</text:span></text:p>
          </draw:text-box>
        </draw:frame>
        <draw:custom-shape draw:style-name="gr16" draw:text-style-name="P17" xml:id="id76" draw:id="id76" draw:layer="layout" svg:width="3.2cm" svg:height="2.2cm" svg:x="23.399cm" svg:y="3cm">
          <text:p text:style-name="P14">opcao = '1'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49" draw:text-style-name="P15" xml:id="id73" draw:id="id73" draw:layer="layout" svg:width="8cm" svg:height="4.029cm" svg:x="12.2cm" svg:y="1.971cm">
          <text:p text:style-name="P14">1) Mostre "Olá Mundo"</text:p>
          <text:p text:style-name="P14">2) Para sair</text:p>
          <text:p text:style-name="P14">Digite a sua opção: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18" draw:text-style-name="P18" draw:layer="layout" svg:x1="20.2cm" svg:y1="3.986cm" svg:x2="23.399cm" svg:y2="4.1cm" draw:start-shape="id73" draw:start-glue-point="7" draw:end-shape="id76" draw:end-glue-point="5" svg:d="M20200 3986h1600v114h1599" svg:viewBox="0 0 3200 115">
          <text:p/>
        </draw:connector>
        <draw:custom-shape draw:style-name="gr50" draw:text-style-name="P21" xml:id="id74" draw:id="id74" draw:layer="layout" svg:width="6cm" svg:height="3.4cm" svg:x="19.4cm" svg:y="6.8cm">
          <text:p text:style-name="P16">If</text:p>
          <text:p text:style-name="P16">opcao == '1'</text:p>
          <text:p text:style-name="P16"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8" draw:text-style-name="P18" draw:layer="layout" svg:x1="24.999cm" svg:y1="5.026cm" svg:x2="22.4cm" svg:y2="6.8cm" draw:start-shape="id76" draw:start-glue-point="6" draw:end-shape="id74" draw:end-glue-point="4" svg:d="M24999 5026v975h-2599v799" svg:viewBox="0 0 2600 1775">
          <text:p/>
        </draw:connector>
        <draw:frame draw:style-name="gr10" draw:text-style-name="P13" draw:layer="layout" svg:width="1cm" svg:height="1cm" svg:x="18.2cm" svg:y="7.4cm">
          <draw:text-box>
            <text:p text:style-name="P12"><text:span text:style-name="T3">F</text:span></text:p>
          </draw:text-box>
        </draw:frame>
        <draw:frame draw:style-name="gr9" draw:text-style-name="P13" draw:layer="layout" svg:width="1.2cm" svg:height="0.962cm" svg:x="22.8cm" svg:y="10.2cm">
          <draw:text-box>
            <text:p text:style-name="P12"><text:span text:style-name="T3">V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 text:style-name="P4">Exemplo</text:p>
          </draw:text-box>
        </draw:frame>
        <draw:custom-shape draw:style-name="gr2" draw:text-style-name="P6" xml:id="id77" draw:id="id77" draw:layer="layout" svg:width="3.4cm" svg:height="1.4cm" svg:x="0.4cm" svg:y="4.6cm">
          <text:p text:style-name="P5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1" draw:text-style-name="P11" xml:id="id79" draw:id="id79" draw:layer="layout" svg:width="7.6cm" svg:height="3cm" svg:x="3.4cm" svg:y="7.8cm">
          <text:list text:style-name="L2">
            <text:list-header>
              <text:p text:style-name="P10"><text:span text:style-name="T2">while opcao != '2': <text:s text:c="2"/></text:span></text:p>
            </text:list-header>
          </text:list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2" draw:text-style-name="P8" xml:id="id78" draw:id="id78" draw:layer="layout" svg:width="4.4cm" svg:height="2.2cm" svg:x="5.8cm" svg:y="4.2cm">
          <text:p text:style-name="P7">opcao = ''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3" draw:text-style-name="P22" xml:id="id82" draw:id="id82" draw:layer="layout" svg:width="5.2cm" svg:height="1.8cm" svg:x="19.8cm" svg:y="11.8cm">
          <text:p text:style-name="P5">Olá Mundo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4" draw:text-style-name="P9" draw:layer="layout" svg:x1="3.8cm" svg:y1="5.3cm" svg:x2="5.8cm" svg:y2="5.3cm" draw:start-shape="id77" draw:start-glue-point="7" draw:end-shape="id78" draw:end-glue-point="5" svg:d="M3800 5300h2000" svg:viewBox="0 0 2001 1">
          <text:p/>
        </draw:connector>
        <draw:connector draw:style-name="gr4" draw:text-style-name="P9" draw:layer="layout" svg:x1="8cm" svg:y1="6.4cm" svg:x2="7.2cm" svg:y2="7.8cm" draw:start-shape="id78" draw:start-glue-point="6" draw:end-shape="id79" draw:end-glue-point="4" svg:d="M8000 6400v701h-800v699" svg:viewBox="0 0 801 1401">
          <text:p/>
        </draw:connector>
        <draw:connector draw:style-name="gr4" draw:text-style-name="P9" draw:layer="layout" svg:x1="11cm" svg:y1="9.3cm" svg:x2="12.2cm" svg:y2="3.986cm" draw:start-shape="id79" draw:start-glue-point="7" draw:end-shape="id80" draw:end-glue-point="5" svg:d="M11000 9300h600v-5314h600" svg:viewBox="0 0 1201 5315">
          <text:p/>
        </draw:connector>
        <draw:connector draw:style-name="gr4" draw:text-style-name="P9" draw:layer="layout" svg:x1="22.4cm" svg:y1="10.2cm" svg:x2="22.4cm" svg:y2="11.8cm" draw:start-shape="id81" draw:start-glue-point="6" draw:end-shape="id82" draw:end-glue-point="4" svg:d="M22400 10200v1600" svg:viewBox="0 0 1 1601">
          <text:p/>
        </draw:connector>
        <draw:connector draw:style-name="gr4" draw:text-style-name="P9" draw:layer="layout" svg:x1="22.4cm" svg:y1="13.6cm" svg:x2="7.2cm" svg:y2="10.8cm" draw:start-shape="id82" draw:start-glue-point="6" draw:end-shape="id79" draw:end-glue-point="6" svg:d="M22400 13600v502h-15200v-3302" svg:viewBox="0 0 15201 3303">
          <text:p/>
        </draw:connector>
        <draw:frame draw:style-name="gr9" draw:text-style-name="P13" draw:layer="layout" svg:width="1.2cm" svg:height="0.962cm" svg:x="10.4cm" svg:y="7.8cm">
          <draw:text-box>
            <text:p text:style-name="P12"><text:span text:style-name="T3">V</text:span></text:p>
          </draw:text-box>
        </draw:frame>
        <draw:frame draw:style-name="gr10" draw:text-style-name="P13" draw:layer="layout" svg:width="1.2cm" svg:height="1cm" svg:x="2.6cm" svg:y="8cm">
          <draw:text-box>
            <text:p text:style-name="P12"><text:span text:style-name="T3">F</text:span></text:p>
          </draw:text-box>
        </draw:frame>
        <draw:custom-shape draw:style-name="gr16" draw:text-style-name="P17" xml:id="id83" draw:id="id83" draw:layer="layout" svg:width="3.2cm" svg:height="2.2cm" svg:x="23.399cm" svg:y="3cm">
          <text:p text:style-name="P14">opcao = '1'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54" draw:text-style-name="P15" xml:id="id80" draw:id="id80" draw:layer="layout" svg:width="8cm" svg:height="4.029cm" svg:x="12.2cm" svg:y="1.971cm">
          <text:p text:style-name="P14">1) Mostre "Olá Mundo"</text:p>
          <text:p text:style-name="P14">2) Para sair</text:p>
          <text:p text:style-name="P14">Digite a sua opção: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18" draw:text-style-name="P18" draw:layer="layout" svg:x1="20.2cm" svg:y1="3.986cm" svg:x2="23.399cm" svg:y2="4.1cm" draw:start-shape="id80" draw:start-glue-point="7" draw:end-shape="id83" draw:end-glue-point="5" svg:d="M20200 3986h1600v114h1599" svg:viewBox="0 0 3200 115">
          <text:p/>
        </draw:connector>
        <draw:custom-shape draw:style-name="gr25" draw:text-style-name="P17" xml:id="id81" draw:id="id81" draw:layer="layout" svg:width="6cm" svg:height="3.4cm" svg:x="19.4cm" svg:y="6.8cm">
          <text:p text:style-name="P16">If</text:p>
          <text:p text:style-name="P16">opcao == '1'</text:p>
          <text:p text:style-name="P16"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8" draw:text-style-name="P18" draw:layer="layout" svg:x1="24.999cm" svg:y1="5.026cm" svg:x2="22.4cm" svg:y2="6.8cm" draw:start-shape="id83" draw:start-glue-point="6" draw:end-shape="id81" draw:end-glue-point="4" svg:d="M24999 5026v975h-2599v799" svg:viewBox="0 0 2600 1775">
          <text:p/>
        </draw:connector>
        <draw:frame draw:style-name="gr10" draw:text-style-name="P13" draw:layer="layout" svg:width="1cm" svg:height="1cm" svg:x="18.2cm" svg:y="7.4cm">
          <draw:text-box>
            <text:p text:style-name="P12"><text:span text:style-name="T3">F</text:span></text:p>
          </draw:text-box>
        </draw:frame>
        <draw:frame draw:style-name="gr9" draw:text-style-name="P13" draw:layer="layout" svg:width="1.2cm" svg:height="0.962cm" svg:x="22.8cm" svg:y="10.2cm">
          <draw:text-box>
            <text:p text:style-name="P12"><text:span text:style-name="T3">V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 text:style-name="P4">Exemplo</text:p>
          </draw:text-box>
        </draw:frame>
        <draw:custom-shape draw:style-name="gr2" draw:text-style-name="P6" xml:id="id84" draw:id="id84" draw:layer="layout" svg:width="3.4cm" svg:height="1.4cm" svg:x="0.4cm" svg:y="4.6cm">
          <text:p text:style-name="P5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5" draw:text-style-name="P19" xml:id="id86" draw:id="id86" draw:layer="layout" svg:width="7.6cm" svg:height="3cm" svg:x="3.4cm" svg:y="7.8cm">
          <text:list text:style-name="L2">
            <text:list-header>
              <text:p text:style-name="P10"><text:span text:style-name="T2">while opcao != '2': <text:s text:c="2"/></text:span></text:p>
            </text:list-header>
          </text:list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6" draw:text-style-name="P8" xml:id="id85" draw:id="id85" draw:layer="layout" svg:width="4.4cm" svg:height="2.2cm" svg:x="5.8cm" svg:y="4.2cm">
          <text:p text:style-name="P7">opcao = ''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" draw:text-style-name="P6" xml:id="id89" draw:id="id89" draw:layer="layout" svg:width="5.2cm" svg:height="1.8cm" svg:x="19.8cm" svg:y="11.8cm">
          <text:p text:style-name="P5">Olá Mundo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4" draw:text-style-name="P9" draw:layer="layout" svg:x1="3.8cm" svg:y1="5.3cm" svg:x2="5.8cm" svg:y2="5.3cm" draw:start-shape="id84" draw:start-glue-point="7" draw:end-shape="id85" draw:end-glue-point="5" svg:d="M3800 5300h2000" svg:viewBox="0 0 2001 1">
          <text:p/>
        </draw:connector>
        <draw:connector draw:style-name="gr4" draw:text-style-name="P9" draw:layer="layout" svg:x1="8cm" svg:y1="6.4cm" svg:x2="7.2cm" svg:y2="7.8cm" draw:start-shape="id85" draw:start-glue-point="6" draw:end-shape="id86" draw:end-glue-point="4" svg:d="M8000 6400v701h-800v699" svg:viewBox="0 0 801 1401">
          <text:p/>
        </draw:connector>
        <draw:connector draw:style-name="gr4" draw:text-style-name="P9" draw:layer="layout" svg:x1="11cm" svg:y1="9.3cm" svg:x2="12.2cm" svg:y2="3.986cm" draw:start-shape="id86" draw:start-glue-point="7" draw:end-shape="id87" draw:end-glue-point="5" svg:d="M11000 9300h600v-5314h600" svg:viewBox="0 0 1201 5315">
          <text:p/>
        </draw:connector>
        <draw:connector draw:style-name="gr4" draw:text-style-name="P9" draw:layer="layout" svg:x1="22.4cm" svg:y1="10.2cm" svg:x2="22.4cm" svg:y2="11.8cm" draw:start-shape="id88" draw:start-glue-point="6" draw:end-shape="id89" draw:end-glue-point="4" svg:d="M22400 10200v1600" svg:viewBox="0 0 1 1601">
          <text:p/>
        </draw:connector>
        <draw:connector draw:style-name="gr4" draw:text-style-name="P9" draw:layer="layout" svg:x1="22.4cm" svg:y1="13.6cm" svg:x2="7.2cm" svg:y2="10.8cm" draw:start-shape="id89" draw:start-glue-point="6" draw:end-shape="id86" draw:end-glue-point="6" svg:d="M22400 13600v502h-15200v-3302" svg:viewBox="0 0 15201 3303">
          <text:p/>
        </draw:connector>
        <draw:frame draw:style-name="gr9" draw:text-style-name="P13" draw:layer="layout" svg:width="1.2cm" svg:height="0.962cm" svg:x="10.4cm" svg:y="7.8cm">
          <draw:text-box>
            <text:p text:style-name="P12"><text:span text:style-name="T3">V</text:span></text:p>
          </draw:text-box>
        </draw:frame>
        <draw:frame draw:style-name="gr10" draw:text-style-name="P13" draw:layer="layout" svg:width="1.2cm" svg:height="1cm" svg:x="2.6cm" svg:y="8cm">
          <draw:text-box>
            <text:p text:style-name="P12"><text:span text:style-name="T3">F</text:span></text:p>
          </draw:text-box>
        </draw:frame>
        <draw:custom-shape draw:style-name="gr16" draw:text-style-name="P17" xml:id="id90" draw:id="id90" draw:layer="layout" svg:width="3.2cm" svg:height="2.2cm" svg:x="23.399cm" svg:y="3cm">
          <text:p text:style-name="P14">opcao = '1'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57" draw:text-style-name="P15" xml:id="id87" draw:id="id87" draw:layer="layout" svg:width="8cm" svg:height="4.029cm" svg:x="12.2cm" svg:y="1.971cm">
          <text:p text:style-name="P14">1) Mostre "Olá Mundo"</text:p>
          <text:p text:style-name="P14">2) Para sair</text:p>
          <text:p text:style-name="P14">Digite a sua opção: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18" draw:text-style-name="P18" draw:layer="layout" svg:x1="20.2cm" svg:y1="3.986cm" svg:x2="23.399cm" svg:y2="4.1cm" draw:start-shape="id87" draw:start-glue-point="7" draw:end-shape="id90" draw:end-glue-point="5" svg:d="M20200 3986h1600v114h1599" svg:viewBox="0 0 3200 115">
          <text:p/>
        </draw:connector>
        <draw:custom-shape draw:style-name="gr25" draw:text-style-name="P17" xml:id="id88" draw:id="id88" draw:layer="layout" svg:width="6cm" svg:height="3.4cm" svg:x="19.4cm" svg:y="6.8cm">
          <text:p text:style-name="P16">If</text:p>
          <text:p text:style-name="P16">opcao == '1'</text:p>
          <text:p text:style-name="P16"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8" draw:text-style-name="P18" draw:layer="layout" svg:x1="24.999cm" svg:y1="5.026cm" svg:x2="22.4cm" svg:y2="6.8cm" draw:start-shape="id90" draw:start-glue-point="6" draw:end-shape="id88" draw:end-glue-point="4" svg:d="M24999 5026v975h-2599v799" svg:viewBox="0 0 2600 1775">
          <text:p/>
        </draw:connector>
        <draw:frame draw:style-name="gr10" draw:text-style-name="P13" draw:layer="layout" svg:width="1cm" svg:height="1cm" svg:x="18.2cm" svg:y="7.4cm">
          <draw:text-box>
            <text:p text:style-name="P12"><text:span text:style-name="T3">F</text:span></text:p>
          </draw:text-box>
        </draw:frame>
        <draw:frame draw:style-name="gr9" draw:text-style-name="P13" draw:layer="layout" svg:width="1.2cm" svg:height="0.962cm" svg:x="22.8cm" svg:y="10.2cm">
          <draw:text-box>
            <text:p text:style-name="P12"><text:span text:style-name="T3">V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 text:style-name="P4">Exemplo</text:p>
          </draw:text-box>
        </draw:frame>
        <draw:custom-shape draw:style-name="gr2" draw:text-style-name="P6" xml:id="id91" draw:id="id91" draw:layer="layout" svg:width="3.4cm" svg:height="1.4cm" svg:x="0.4cm" svg:y="4.6cm">
          <text:p text:style-name="P5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8" draw:text-style-name="P11" xml:id="id93" draw:id="id93" draw:layer="layout" svg:width="7.6cm" svg:height="3cm" svg:x="3.4cm" svg:y="7.8cm">
          <text:list text:style-name="L2">
            <text:list-header>
              <text:p text:style-name="P10"><text:span text:style-name="T2">while opcao != '2': <text:s text:c="2"/></text:span></text:p>
            </text:list-header>
          </text:list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9" draw:text-style-name="P8" xml:id="id92" draw:id="id92" draw:layer="layout" svg:width="4.4cm" svg:height="2.2cm" svg:x="5.8cm" svg:y="4.2cm">
          <text:p text:style-name="P7">opcao = ''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" draw:text-style-name="P6" xml:id="id96" draw:id="id96" draw:layer="layout" svg:width="5.2cm" svg:height="1.8cm" svg:x="19.8cm" svg:y="11.8cm">
          <text:p text:style-name="P5">Olá Mundo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4" draw:text-style-name="P9" draw:layer="layout" svg:x1="3.8cm" svg:y1="5.3cm" svg:x2="5.8cm" svg:y2="5.3cm" draw:start-shape="id91" draw:start-glue-point="7" draw:end-shape="id92" draw:end-glue-point="5" svg:d="M3800 5300h2000" svg:viewBox="0 0 2001 1">
          <text:p/>
        </draw:connector>
        <draw:connector draw:style-name="gr4" draw:text-style-name="P9" draw:layer="layout" svg:x1="8cm" svg:y1="6.4cm" svg:x2="7.2cm" svg:y2="7.8cm" draw:start-shape="id92" draw:start-glue-point="6" draw:end-shape="id93" draw:end-glue-point="4" svg:d="M8000 6400v701h-800v699" svg:viewBox="0 0 801 1401">
          <text:p/>
        </draw:connector>
        <draw:connector draw:style-name="gr4" draw:text-style-name="P9" draw:layer="layout" svg:x1="11cm" svg:y1="9.3cm" svg:x2="12.2cm" svg:y2="3.986cm" draw:start-shape="id93" draw:start-glue-point="7" draw:end-shape="id94" draw:end-glue-point="5" svg:d="M11000 9300h600v-5314h600" svg:viewBox="0 0 1201 5315">
          <text:p/>
        </draw:connector>
        <draw:connector draw:style-name="gr4" draw:text-style-name="P9" draw:layer="layout" svg:x1="22.4cm" svg:y1="10.2cm" svg:x2="22.4cm" svg:y2="11.8cm" draw:start-shape="id95" draw:start-glue-point="6" draw:end-shape="id96" draw:end-glue-point="4" svg:d="M22400 10200v1600" svg:viewBox="0 0 1 1601">
          <text:p/>
        </draw:connector>
        <draw:connector draw:style-name="gr4" draw:text-style-name="P9" draw:layer="layout" svg:x1="22.4cm" svg:y1="13.6cm" svg:x2="7.2cm" svg:y2="10.8cm" draw:start-shape="id96" draw:start-glue-point="6" draw:end-shape="id93" draw:end-glue-point="6" svg:d="M22400 13600v502h-15200v-3302" svg:viewBox="0 0 15201 3303">
          <text:p/>
        </draw:connector>
        <draw:frame draw:style-name="gr9" draw:text-style-name="P13" draw:layer="layout" svg:width="1.2cm" svg:height="0.962cm" svg:x="10.4cm" svg:y="7.8cm">
          <draw:text-box>
            <text:p text:style-name="P12"><text:span text:style-name="T3">V</text:span></text:p>
          </draw:text-box>
        </draw:frame>
        <draw:frame draw:style-name="gr10" draw:text-style-name="P13" draw:layer="layout" svg:width="1.2cm" svg:height="1cm" svg:x="2.6cm" svg:y="8cm">
          <draw:text-box>
            <text:p text:style-name="P12"><text:span text:style-name="T3">F</text:span></text:p>
          </draw:text-box>
        </draw:frame>
        <draw:custom-shape draw:style-name="gr16" draw:text-style-name="P17" xml:id="id97" draw:id="id97" draw:layer="layout" svg:width="3.2cm" svg:height="2.2cm" svg:x="23.399cm" svg:y="3cm">
          <text:p text:style-name="P14">opcao = '1'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60" draw:text-style-name="P20" xml:id="id94" draw:id="id94" draw:layer="layout" svg:width="8cm" svg:height="4.029cm" svg:x="12.2cm" svg:y="1.971cm">
          <text:p text:style-name="P14">1) Mostre "Olá Mundo"</text:p>
          <text:p text:style-name="P14">2) Para sair</text:p>
          <text:p text:style-name="P14">Digite a sua opção: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18" draw:text-style-name="P18" draw:layer="layout" svg:x1="20.2cm" svg:y1="3.986cm" svg:x2="23.399cm" svg:y2="4.1cm" draw:start-shape="id94" draw:start-glue-point="7" draw:end-shape="id97" draw:end-glue-point="5" svg:d="M20200 3986h1600v114h1599" svg:viewBox="0 0 3200 115">
          <text:p/>
        </draw:connector>
        <draw:custom-shape draw:style-name="gr25" draw:text-style-name="P17" xml:id="id95" draw:id="id95" draw:layer="layout" svg:width="6cm" svg:height="3.4cm" svg:x="19.4cm" svg:y="6.8cm">
          <text:p text:style-name="P16">If</text:p>
          <text:p text:style-name="P16">opcao == '1'</text:p>
          <text:p text:style-name="P16"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8" draw:text-style-name="P18" draw:layer="layout" svg:x1="24.999cm" svg:y1="5.026cm" svg:x2="22.4cm" svg:y2="6.8cm" draw:start-shape="id97" draw:start-glue-point="6" draw:end-shape="id95" draw:end-glue-point="4" svg:d="M24999 5026v975h-2599v799" svg:viewBox="0 0 2600 1775">
          <text:p/>
        </draw:connector>
        <draw:frame draw:style-name="gr10" draw:text-style-name="P13" draw:layer="layout" svg:width="1cm" svg:height="1cm" svg:x="18.2cm" svg:y="7.4cm">
          <draw:text-box>
            <text:p text:style-name="P12"><text:span text:style-name="T3">F</text:span></text:p>
          </draw:text-box>
        </draw:frame>
        <draw:frame draw:style-name="gr9" draw:text-style-name="P13" draw:layer="layout" svg:width="1.2cm" svg:height="0.962cm" svg:x="22.8cm" svg:y="10.2cm">
          <draw:text-box>
            <text:p text:style-name="P12"><text:span text:style-name="T3">V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 text:style-name="P4">Exemplo</text:p>
          </draw:text-box>
        </draw:frame>
        <draw:custom-shape draw:style-name="gr2" draw:text-style-name="P6" xml:id="id98" draw:id="id98" draw:layer="layout" svg:width="3.4cm" svg:height="1.4cm" svg:x="0.4cm" svg:y="4.6cm">
          <text:p text:style-name="P5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1" draw:text-style-name="P11" xml:id="id100" draw:id="id100" draw:layer="layout" svg:width="7.6cm" svg:height="3cm" svg:x="3.4cm" svg:y="7.8cm">
          <text:list text:style-name="L2">
            <text:list-header>
              <text:p text:style-name="P10"><text:span text:style-name="T2">while opcao != '2': <text:s text:c="2"/></text:span></text:p>
            </text:list-header>
          </text:list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2" draw:text-style-name="P8" xml:id="id99" draw:id="id99" draw:layer="layout" svg:width="4.4cm" svg:height="2.2cm" svg:x="5.8cm" svg:y="4.2cm">
          <text:p text:style-name="P7">opcao = ''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" draw:text-style-name="P6" xml:id="id103" draw:id="id103" draw:layer="layout" svg:width="5.2cm" svg:height="1.8cm" svg:x="19.8cm" svg:y="11.8cm">
          <text:p text:style-name="P5">Olá Mundo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4" draw:text-style-name="P9" draw:layer="layout" svg:x1="3.8cm" svg:y1="5.3cm" svg:x2="5.8cm" svg:y2="5.3cm" draw:start-shape="id98" draw:start-glue-point="7" draw:end-shape="id99" draw:end-glue-point="5" svg:d="M3800 5300h2000" svg:viewBox="0 0 2001 1">
          <text:p/>
        </draw:connector>
        <draw:connector draw:style-name="gr4" draw:text-style-name="P9" draw:layer="layout" svg:x1="8cm" svg:y1="6.4cm" svg:x2="7.2cm" svg:y2="7.8cm" draw:start-shape="id99" draw:start-glue-point="6" draw:end-shape="id100" draw:end-glue-point="4" svg:d="M8000 6400v701h-800v699" svg:viewBox="0 0 801 1401">
          <text:p/>
        </draw:connector>
        <draw:connector draw:style-name="gr4" draw:text-style-name="P9" draw:layer="layout" svg:x1="11cm" svg:y1="9.3cm" svg:x2="12.2cm" svg:y2="3.986cm" draw:start-shape="id100" draw:start-glue-point="7" draw:end-shape="id101" draw:end-glue-point="5" svg:d="M11000 9300h600v-5314h600" svg:viewBox="0 0 1201 5315">
          <text:p/>
        </draw:connector>
        <draw:connector draw:style-name="gr4" draw:text-style-name="P9" draw:layer="layout" svg:x1="22.4cm" svg:y1="10.2cm" svg:x2="22.4cm" svg:y2="11.8cm" draw:start-shape="id102" draw:start-glue-point="6" draw:end-shape="id103" draw:end-glue-point="4" svg:d="M22400 10200v1600" svg:viewBox="0 0 1 1601">
          <text:p/>
        </draw:connector>
        <draw:connector draw:style-name="gr4" draw:text-style-name="P9" draw:layer="layout" svg:x1="22.4cm" svg:y1="13.6cm" svg:x2="7.2cm" svg:y2="10.8cm" draw:start-shape="id103" draw:start-glue-point="6" draw:end-shape="id100" draw:end-glue-point="6" svg:d="M22400 13600v502h-15200v-3302" svg:viewBox="0 0 15201 3303">
          <text:p/>
        </draw:connector>
        <draw:frame draw:style-name="gr9" draw:text-style-name="P13" draw:layer="layout" svg:width="1.2cm" svg:height="0.962cm" svg:x="10.4cm" svg:y="7.8cm">
          <draw:text-box>
            <text:p text:style-name="P12"><text:span text:style-name="T3">V</text:span></text:p>
          </draw:text-box>
        </draw:frame>
        <draw:frame draw:style-name="gr10" draw:text-style-name="P13" draw:layer="layout" svg:width="1.2cm" svg:height="1cm" svg:x="2.6cm" svg:y="8cm">
          <draw:text-box>
            <text:p text:style-name="P12"><text:span text:style-name="T3">F</text:span></text:p>
          </draw:text-box>
        </draw:frame>
        <draw:custom-shape draw:style-name="gr41" draw:text-style-name="P21" xml:id="id104" draw:id="id104" draw:layer="layout" svg:width="3.2cm" svg:height="2.2cm" svg:x="23.399cm" svg:y="3cm">
          <text:p text:style-name="P14">opcao = 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63" draw:text-style-name="P15" xml:id="id101" draw:id="id101" draw:layer="layout" svg:width="8cm" svg:height="4.029cm" svg:x="12.2cm" svg:y="1.971cm">
          <text:p text:style-name="P14">1) Mostre "Olá Mundo"</text:p>
          <text:p text:style-name="P14">2) Para sair</text:p>
          <text:p text:style-name="P14">Digite a sua opção: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18" draw:text-style-name="P18" draw:layer="layout" svg:x1="20.2cm" svg:y1="3.986cm" svg:x2="23.399cm" svg:y2="4.1cm" draw:start-shape="id101" draw:start-glue-point="7" draw:end-shape="id104" draw:end-glue-point="5" svg:d="M20200 3986h1600v114h1599" svg:viewBox="0 0 3200 115">
          <text:p/>
        </draw:connector>
        <draw:custom-shape draw:style-name="gr25" draw:text-style-name="P17" xml:id="id102" draw:id="id102" draw:layer="layout" svg:width="6cm" svg:height="3.4cm" svg:x="19.4cm" svg:y="6.8cm">
          <text:p text:style-name="P16">If</text:p>
          <text:p text:style-name="P16">opcao == '1'</text:p>
          <text:p text:style-name="P16"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8" draw:text-style-name="P18" draw:layer="layout" svg:x1="24.999cm" svg:y1="5.026cm" svg:x2="22.4cm" svg:y2="6.8cm" draw:start-shape="id104" draw:start-glue-point="6" draw:end-shape="id102" draw:end-glue-point="4" svg:d="M24999 5026v975h-2599v799" svg:viewBox="0 0 2600 1775">
          <text:p/>
        </draw:connector>
        <draw:frame draw:style-name="gr10" draw:text-style-name="P13" draw:layer="layout" svg:width="1cm" svg:height="1cm" svg:x="18.2cm" svg:y="7.4cm">
          <draw:text-box>
            <text:p text:style-name="P12"><text:span text:style-name="T3">F</text:span></text:p>
          </draw:text-box>
        </draw:frame>
        <draw:frame draw:style-name="gr9" draw:text-style-name="P13" draw:layer="layout" svg:width="1.2cm" svg:height="0.962cm" svg:x="22.8cm" svg:y="10.2cm">
          <draw:text-box>
            <text:p text:style-name="P12"><text:span text:style-name="T3">V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 text:style-name="P4">Exemplo</text:p>
          </draw:text-box>
        </draw:frame>
        <draw:custom-shape draw:style-name="gr2" draw:text-style-name="P6" xml:id="id105" draw:id="id105" draw:layer="layout" svg:width="3.4cm" svg:height="1.4cm" svg:x="0.4cm" svg:y="4.6cm">
          <text:p text:style-name="P5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4" draw:text-style-name="P11" xml:id="id107" draw:id="id107" draw:layer="layout" svg:width="7.6cm" svg:height="3cm" svg:x="3.4cm" svg:y="7.8cm">
          <text:list text:style-name="L2">
            <text:list-header>
              <text:p text:style-name="P10"><text:span text:style-name="T2">while opcao != '2': <text:s text:c="2"/></text:span></text:p>
            </text:list-header>
          </text:list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5" draw:text-style-name="P8" xml:id="id106" draw:id="id106" draw:layer="layout" svg:width="4.4cm" svg:height="2.2cm" svg:x="5.8cm" svg:y="4.2cm">
          <text:p text:style-name="P7">opcao = ''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" draw:text-style-name="P6" xml:id="id110" draw:id="id110" draw:layer="layout" svg:width="5.2cm" svg:height="1.8cm" svg:x="19.8cm" svg:y="11.8cm">
          <text:p text:style-name="P5">Olá Mundo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4" draw:text-style-name="P9" draw:layer="layout" svg:x1="3.8cm" svg:y1="5.3cm" svg:x2="5.8cm" svg:y2="5.3cm" draw:start-shape="id105" draw:start-glue-point="7" draw:end-shape="id106" draw:end-glue-point="5" svg:d="M3800 5300h2000" svg:viewBox="0 0 2001 1">
          <text:p/>
        </draw:connector>
        <draw:connector draw:style-name="gr4" draw:text-style-name="P9" draw:layer="layout" svg:x1="8cm" svg:y1="6.4cm" svg:x2="7.2cm" svg:y2="7.8cm" draw:start-shape="id106" draw:start-glue-point="6" draw:end-shape="id107" draw:end-glue-point="4" svg:d="M8000 6400v701h-800v699" svg:viewBox="0 0 801 1401">
          <text:p/>
        </draw:connector>
        <draw:connector draw:style-name="gr4" draw:text-style-name="P9" draw:layer="layout" svg:x1="11cm" svg:y1="9.3cm" svg:x2="12.2cm" svg:y2="3.986cm" draw:start-shape="id107" draw:start-glue-point="7" draw:end-shape="id108" draw:end-glue-point="5" svg:d="M11000 9300h600v-5314h600" svg:viewBox="0 0 1201 5315">
          <text:p/>
        </draw:connector>
        <draw:connector draw:style-name="gr4" draw:text-style-name="P9" draw:layer="layout" svg:x1="22.4cm" svg:y1="10.2cm" svg:x2="22.4cm" svg:y2="11.8cm" draw:start-shape="id109" draw:start-glue-point="6" draw:end-shape="id110" draw:end-glue-point="4" svg:d="M22400 10200v1600" svg:viewBox="0 0 1 1601">
          <text:p/>
        </draw:connector>
        <draw:connector draw:style-name="gr4" draw:text-style-name="P9" draw:layer="layout" svg:x1="22.4cm" svg:y1="13.6cm" svg:x2="7.2cm" svg:y2="10.8cm" draw:start-shape="id110" draw:start-glue-point="6" draw:end-shape="id107" draw:end-glue-point="6" svg:d="M22400 13600v502h-15200v-3302" svg:viewBox="0 0 15201 3303">
          <text:p/>
        </draw:connector>
        <draw:frame draw:style-name="gr9" draw:text-style-name="P13" draw:layer="layout" svg:width="1.2cm" svg:height="0.962cm" svg:x="10.4cm" svg:y="7.8cm">
          <draw:text-box>
            <text:p text:style-name="P12"><text:span text:style-name="T3">V</text:span></text:p>
          </draw:text-box>
        </draw:frame>
        <draw:frame draw:style-name="gr10" draw:text-style-name="P13" draw:layer="layout" svg:width="1.2cm" svg:height="1cm" svg:x="2.6cm" svg:y="8cm">
          <draw:text-box>
            <text:p text:style-name="P12"><text:span text:style-name="T3">F</text:span></text:p>
          </draw:text-box>
        </draw:frame>
        <draw:custom-shape draw:style-name="gr66" draw:text-style-name="P20" xml:id="id111" draw:id="id111" draw:layer="layout" svg:width="3.2cm" svg:height="2.2cm" svg:x="23.399cm" svg:y="3cm">
          <text:p text:style-name="P14">Opcao = '2'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67" draw:text-style-name="P15" xml:id="id108" draw:id="id108" draw:layer="layout" svg:width="8cm" svg:height="4.029cm" svg:x="12.2cm" svg:y="1.971cm">
          <text:p text:style-name="P14">1) Mostre "Olá Mundo"</text:p>
          <text:p text:style-name="P14">2) Para sair</text:p>
          <text:p text:style-name="P14">Digite a sua opção: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18" draw:text-style-name="P18" draw:layer="layout" svg:x1="20.2cm" svg:y1="3.986cm" svg:x2="23.399cm" svg:y2="4.1cm" draw:start-shape="id108" draw:start-glue-point="7" draw:end-shape="id111" draw:end-glue-point="5" svg:d="M20200 3986h1593v114h1606" svg:viewBox="0 0 3200 115">
          <text:p/>
        </draw:connector>
        <draw:custom-shape draw:style-name="gr25" draw:text-style-name="P17" xml:id="id109" draw:id="id109" draw:layer="layout" svg:width="6cm" svg:height="3.4cm" svg:x="19.4cm" svg:y="6.8cm">
          <text:p text:style-name="P16">If</text:p>
          <text:p text:style-name="P16">opcao == '1'</text:p>
          <text:p text:style-name="P16"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8" draw:text-style-name="P18" draw:layer="layout" svg:x1="24.999cm" svg:y1="5.026cm" svg:x2="22.4cm" svg:y2="6.8cm" draw:start-shape="id111" draw:start-glue-point="6" draw:end-shape="id109" draw:end-glue-point="4" svg:d="M24999 5026v975h-2599v799" svg:viewBox="0 0 2600 1775">
          <text:p/>
        </draw:connector>
        <draw:frame draw:style-name="gr10" draw:text-style-name="P13" draw:layer="layout" svg:width="1cm" svg:height="1cm" svg:x="18.2cm" svg:y="7.4cm">
          <draw:text-box>
            <text:p text:style-name="P12"><text:span text:style-name="T3">F</text:span></text:p>
          </draw:text-box>
        </draw:frame>
        <draw:frame draw:style-name="gr9" draw:text-style-name="P13" draw:layer="layout" svg:width="1.2cm" svg:height="0.962cm" svg:x="22.8cm" svg:y="10.2cm">
          <draw:text-box>
            <text:p text:style-name="P12"><text:span text:style-name="T3">V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 text:style-name="P4">Exemplo</text:p>
          </draw:text-box>
        </draw:frame>
        <draw:custom-shape draw:style-name="gr2" draw:text-style-name="P6" xml:id="id112" draw:id="id112" draw:layer="layout" svg:width="3.4cm" svg:height="1.4cm" svg:x="0.4cm" svg:y="4.6cm">
          <text:p text:style-name="P5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8" draw:text-style-name="P11" xml:id="id114" draw:id="id114" draw:layer="layout" svg:width="7.6cm" svg:height="3cm" svg:x="3.4cm" svg:y="7.8cm">
          <text:list text:style-name="L2">
            <text:list-header>
              <text:p text:style-name="P10"><text:span text:style-name="T2">while opcao != '2': <text:s text:c="2"/></text:span></text:p>
            </text:list-header>
          </text:list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9" draw:text-style-name="P8" xml:id="id113" draw:id="id113" draw:layer="layout" svg:width="4.4cm" svg:height="2.2cm" svg:x="5.8cm" svg:y="4.2cm">
          <text:p text:style-name="P7">opcao = ''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" draw:text-style-name="P6" xml:id="id117" draw:id="id117" draw:layer="layout" svg:width="5.2cm" svg:height="1.8cm" svg:x="19.8cm" svg:y="11.8cm">
          <text:p text:style-name="P5">Olá Mundo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4" draw:text-style-name="P9" draw:layer="layout" svg:x1="3.8cm" svg:y1="5.3cm" svg:x2="5.8cm" svg:y2="5.3cm" draw:start-shape="id112" draw:start-glue-point="7" draw:end-shape="id113" draw:end-glue-point="5" svg:d="M3800 5300h2000" svg:viewBox="0 0 2001 1">
          <text:p/>
        </draw:connector>
        <draw:connector draw:style-name="gr4" draw:text-style-name="P9" draw:layer="layout" svg:x1="8cm" svg:y1="6.4cm" svg:x2="7.2cm" svg:y2="7.8cm" draw:start-shape="id113" draw:start-glue-point="6" draw:end-shape="id114" draw:end-glue-point="4" svg:d="M8000 6400v701h-800v699" svg:viewBox="0 0 801 1401">
          <text:p/>
        </draw:connector>
        <draw:connector draw:style-name="gr4" draw:text-style-name="P9" draw:layer="layout" svg:x1="11cm" svg:y1="9.3cm" svg:x2="12.2cm" svg:y2="3.986cm" draw:start-shape="id114" draw:start-glue-point="7" draw:end-shape="id115" draw:end-glue-point="5" svg:d="M11000 9300h600v-5314h600" svg:viewBox="0 0 1201 5315">
          <text:p/>
        </draw:connector>
        <draw:connector draw:style-name="gr4" draw:text-style-name="P9" draw:layer="layout" svg:x1="22.4cm" svg:y1="10.2cm" svg:x2="22.4cm" svg:y2="11.8cm" draw:start-shape="id116" draw:start-glue-point="6" draw:end-shape="id117" draw:end-glue-point="4" svg:d="M22400 10200v1600" svg:viewBox="0 0 1 1601">
          <text:p/>
        </draw:connector>
        <draw:connector draw:style-name="gr4" draw:text-style-name="P9" draw:layer="layout" svg:x1="22.4cm" svg:y1="13.6cm" svg:x2="7.2cm" svg:y2="10.8cm" draw:start-shape="id117" draw:start-glue-point="6" draw:end-shape="id114" draw:end-glue-point="6" svg:d="M22400 13600v502h-15200v-3302" svg:viewBox="0 0 15201 3303">
          <text:p/>
        </draw:connector>
        <draw:frame draw:style-name="gr9" draw:text-style-name="P13" draw:layer="layout" svg:width="1.2cm" svg:height="0.962cm" svg:x="10.4cm" svg:y="7.8cm">
          <draw:text-box>
            <text:p text:style-name="P12"><text:span text:style-name="T3">V</text:span></text:p>
          </draw:text-box>
        </draw:frame>
        <draw:frame draw:style-name="gr10" draw:text-style-name="P13" draw:layer="layout" svg:width="1.2cm" svg:height="1cm" svg:x="2.6cm" svg:y="8cm">
          <draw:text-box>
            <text:p text:style-name="P12"><text:span text:style-name="T3">F</text:span></text:p>
          </draw:text-box>
        </draw:frame>
        <draw:custom-shape draw:style-name="gr16" draw:text-style-name="P17" xml:id="id118" draw:id="id118" draw:layer="layout" svg:width="3.2cm" svg:height="2.2cm" svg:x="23.399cm" svg:y="3cm">
          <text:p text:style-name="P14">Opcao = '2'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70" draw:text-style-name="P15" xml:id="id115" draw:id="id115" draw:layer="layout" svg:width="8cm" svg:height="4.029cm" svg:x="12.2cm" svg:y="1.971cm">
          <text:p text:style-name="P14">1) Mostre "Olá Mundo"</text:p>
          <text:p text:style-name="P14">2) Para sair</text:p>
          <text:p text:style-name="P14">Digite a sua opção: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18" draw:text-style-name="P18" draw:layer="layout" svg:x1="20.2cm" svg:y1="3.986cm" svg:x2="23.399cm" svg:y2="4.1cm" draw:start-shape="id115" draw:start-glue-point="7" draw:end-shape="id118" draw:end-glue-point="5" svg:d="M20200 3986h1593v114h1606" svg:viewBox="0 0 3200 115">
          <text:p/>
        </draw:connector>
        <draw:custom-shape draw:style-name="gr50" draw:text-style-name="P21" xml:id="id116" draw:id="id116" draw:layer="layout" svg:width="6cm" svg:height="3.4cm" svg:x="19.4cm" svg:y="6.8cm">
          <text:p text:style-name="P16">If</text:p>
          <text:p text:style-name="P16">opcao == '1'</text:p>
          <text:p text:style-name="P16"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8" draw:text-style-name="P18" draw:layer="layout" svg:x1="24.999cm" svg:y1="5.026cm" svg:x2="22.4cm" svg:y2="6.8cm" draw:start-shape="id118" draw:start-glue-point="6" draw:end-shape="id116" draw:end-glue-point="4" svg:d="M24999 5026v975h-2599v799" svg:viewBox="0 0 2600 1775">
          <text:p/>
        </draw:connector>
        <draw:frame draw:style-name="gr10" draw:text-style-name="P13" draw:layer="layout" svg:width="1cm" svg:height="1cm" svg:x="18.2cm" svg:y="7.4cm">
          <draw:text-box>
            <text:p text:style-name="P12"><text:span text:style-name="T3">F</text:span></text:p>
          </draw:text-box>
        </draw:frame>
        <draw:frame draw:style-name="gr9" draw:text-style-name="P13" draw:layer="layout" svg:width="1.2cm" svg:height="0.962cm" svg:x="22.8cm" svg:y="10.2cm">
          <draw:text-box>
            <text:p text:style-name="P12"><text:span text:style-name="T3">V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 text:style-name="P4">Exemplo</text:p>
          </draw:text-box>
        </draw:frame>
        <draw:custom-shape draw:style-name="gr2" draw:text-style-name="P6" xml:id="id119" draw:id="id119" draw:layer="layout" svg:width="3.4cm" svg:height="1.4cm" svg:x="0.4cm" svg:y="4.6cm">
          <text:p text:style-name="P5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1" draw:text-style-name="P11" xml:id="id121" draw:id="id121" draw:layer="layout" svg:width="7.6cm" svg:height="3cm" svg:x="3.4cm" svg:y="7.8cm">
          <text:list text:style-name="L2">
            <text:list-header>
              <text:p text:style-name="P10"><text:span text:style-name="T2">while opcao != '2': <text:s text:c="2"/></text:span></text:p>
            </text:list-header>
          </text:list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2" draw:text-style-name="P8" xml:id="id120" draw:id="id120" draw:layer="layout" svg:width="4.4cm" svg:height="2.2cm" svg:x="5.8cm" svg:y="4.2cm">
          <text:p text:style-name="P7">opcao = ''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" draw:text-style-name="P6" xml:id="id124" draw:id="id124" draw:layer="layout" svg:width="5.2cm" svg:height="1.8cm" svg:x="19.8cm" svg:y="11.8cm">
          <text:p text:style-name="P5">Olá Mundo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4" draw:text-style-name="P9" draw:layer="layout" svg:x1="3.8cm" svg:y1="5.3cm" svg:x2="5.8cm" svg:y2="5.3cm" draw:start-shape="id119" draw:start-glue-point="7" draw:end-shape="id120" draw:end-glue-point="5" svg:d="M3800 5300h2000" svg:viewBox="0 0 2001 1">
          <text:p/>
        </draw:connector>
        <draw:connector draw:style-name="gr4" draw:text-style-name="P9" draw:layer="layout" svg:x1="8cm" svg:y1="6.4cm" svg:x2="7.2cm" svg:y2="7.8cm" draw:start-shape="id120" draw:start-glue-point="6" draw:end-shape="id121" draw:end-glue-point="4" svg:d="M8000 6400v701h-800v699" svg:viewBox="0 0 801 1401">
          <text:p/>
        </draw:connector>
        <draw:connector draw:style-name="gr4" draw:text-style-name="P9" draw:layer="layout" svg:x1="11cm" svg:y1="9.3cm" svg:x2="12.2cm" svg:y2="3.986cm" draw:start-shape="id121" draw:start-glue-point="7" draw:end-shape="id122" draw:end-glue-point="5" svg:d="M11000 9300h600v-5314h600" svg:viewBox="0 0 1201 5315">
          <text:p/>
        </draw:connector>
        <draw:connector draw:style-name="gr4" draw:text-style-name="P9" draw:layer="layout" svg:x1="22.4cm" svg:y1="10.2cm" svg:x2="22.4cm" svg:y2="11.8cm" draw:start-shape="id123" draw:start-glue-point="6" draw:end-shape="id124" draw:end-glue-point="4" svg:d="M22400 10200v1600" svg:viewBox="0 0 1 1601">
          <text:p/>
        </draw:connector>
        <draw:connector draw:style-name="gr4" draw:text-style-name="P9" draw:layer="layout" svg:x1="22.4cm" svg:y1="13.6cm" svg:x2="7.2cm" svg:y2="10.8cm" draw:start-shape="id124" draw:start-glue-point="6" draw:end-shape="id121" draw:end-glue-point="6" svg:d="M22400 13600v502h-15200v-3302" svg:viewBox="0 0 15201 3303">
          <text:p/>
        </draw:connector>
        <draw:frame draw:style-name="gr9" draw:text-style-name="P13" draw:layer="layout" svg:width="1.2cm" svg:height="0.962cm" svg:x="10.4cm" svg:y="7.8cm">
          <draw:text-box>
            <text:p text:style-name="P12"><text:span text:style-name="T3">V</text:span></text:p>
          </draw:text-box>
        </draw:frame>
        <draw:frame draw:style-name="gr10" draw:text-style-name="P13" draw:layer="layout" svg:width="1.2cm" svg:height="1cm" svg:x="2.6cm" svg:y="8cm">
          <draw:text-box>
            <text:p text:style-name="P12"><text:span text:style-name="T3">F</text:span></text:p>
          </draw:text-box>
        </draw:frame>
        <draw:custom-shape draw:style-name="gr16" draw:text-style-name="P17" xml:id="id125" draw:id="id125" draw:layer="layout" svg:width="3.2cm" svg:height="2.2cm" svg:x="23.399cm" svg:y="3cm">
          <text:p text:style-name="P14">Opcao = '2'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73" draw:text-style-name="P15" xml:id="id122" draw:id="id122" draw:layer="layout" svg:width="8cm" svg:height="4.029cm" svg:x="12.2cm" svg:y="1.971cm">
          <text:p text:style-name="P14">1) Mostre "Olá Mundo"</text:p>
          <text:p text:style-name="P14">2) Para sair</text:p>
          <text:p text:style-name="P14">Digite a sua opção: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18" draw:text-style-name="P18" draw:layer="layout" svg:x1="20.2cm" svg:y1="3.986cm" svg:x2="23.399cm" svg:y2="4.1cm" draw:start-shape="id122" draw:start-glue-point="7" draw:end-shape="id125" draw:end-glue-point="5" svg:d="M20200 3986h1593v114h1606" svg:viewBox="0 0 3200 115">
          <text:p/>
        </draw:connector>
        <draw:custom-shape draw:style-name="gr74" draw:text-style-name="P23" xml:id="id123" draw:id="id123" draw:layer="layout" svg:width="6cm" svg:height="3.4cm" svg:x="19.4cm" svg:y="6.8cm">
          <text:p text:style-name="P16">If</text:p>
          <text:p text:style-name="P16">opcao == '1'</text:p>
          <text:p text:style-name="P16"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8" draw:text-style-name="P18" draw:layer="layout" svg:x1="24.999cm" svg:y1="5.026cm" svg:x2="22.4cm" svg:y2="6.8cm" draw:start-shape="id125" draw:start-glue-point="6" draw:end-shape="id123" draw:end-glue-point="4" svg:d="M24999 5026v975h-2599v799" svg:viewBox="0 0 2600 1775">
          <text:p/>
        </draw:connector>
        <draw:frame draw:style-name="gr10" draw:text-style-name="P13" draw:layer="layout" svg:width="1cm" svg:height="1cm" svg:x="18.2cm" svg:y="7.4cm">
          <draw:text-box>
            <text:p text:style-name="P12"><text:span text:style-name="T3">F</text:span></text:p>
          </draw:text-box>
        </draw:frame>
        <draw:frame draw:style-name="gr9" draw:text-style-name="P13" draw:layer="layout" svg:width="1.2cm" svg:height="0.962cm" svg:x="22.8cm" svg:y="10.2cm">
          <draw:text-box>
            <text:p text:style-name="P12"><text:span text:style-name="T3">V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 text:style-name="P4">Exemplo</text:p>
          </draw:text-box>
        </draw:frame>
        <draw:custom-shape draw:style-name="gr2" draw:text-style-name="P6" xml:id="id126" draw:id="id126" draw:layer="layout" svg:width="3.4cm" svg:height="1.4cm" svg:x="0.4cm" svg:y="4.6cm">
          <text:p text:style-name="P5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5" draw:text-style-name="P11" xml:id="id128" draw:id="id128" draw:layer="layout" svg:width="7.6cm" svg:height="3cm" svg:x="3.4cm" svg:y="7.8cm">
          <text:list text:style-name="L2">
            <text:list-header>
              <text:p text:style-name="P10"><text:span text:style-name="T2">while opcao != '2': <text:s text:c="2"/></text:span></text:p>
            </text:list-header>
          </text:list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6" draw:text-style-name="P8" xml:id="id127" draw:id="id127" draw:layer="layout" svg:width="4.4cm" svg:height="2.2cm" svg:x="5.8cm" svg:y="4.2cm">
          <text:p text:style-name="P7">opcao = ''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" draw:text-style-name="P6" xml:id="id131" draw:id="id131" draw:layer="layout" svg:width="5.2cm" svg:height="1.8cm" svg:x="19.8cm" svg:y="11.8cm">
          <text:p text:style-name="P5">Olá Mundo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4" draw:text-style-name="P9" draw:layer="layout" svg:x1="3.8cm" svg:y1="5.3cm" svg:x2="5.8cm" svg:y2="5.3cm" draw:start-shape="id126" draw:start-glue-point="7" draw:end-shape="id127" draw:end-glue-point="5" svg:d="M3800 5300h2000" svg:viewBox="0 0 2001 1">
          <text:p/>
        </draw:connector>
        <draw:connector draw:style-name="gr4" draw:text-style-name="P9" draw:layer="layout" svg:x1="8cm" svg:y1="6.4cm" svg:x2="7.2cm" svg:y2="7.8cm" draw:start-shape="id127" draw:start-glue-point="6" draw:end-shape="id128" draw:end-glue-point="4" svg:d="M8000 6400v701h-800v699" svg:viewBox="0 0 801 1401">
          <text:p/>
        </draw:connector>
        <draw:connector draw:style-name="gr4" draw:text-style-name="P9" draw:layer="layout" svg:x1="11cm" svg:y1="9.3cm" svg:x2="12.2cm" svg:y2="3.986cm" draw:start-shape="id128" draw:start-glue-point="7" draw:end-shape="id129" draw:end-glue-point="5" svg:d="M11000 9300h600v-5314h600" svg:viewBox="0 0 1201 5315">
          <text:p/>
        </draw:connector>
        <draw:connector draw:style-name="gr4" draw:text-style-name="P9" draw:layer="layout" svg:x1="22.4cm" svg:y1="10.2cm" svg:x2="22.4cm" svg:y2="11.8cm" draw:start-shape="id130" draw:start-glue-point="6" draw:end-shape="id131" draw:end-glue-point="4" svg:d="M22400 10200v1600" svg:viewBox="0 0 1 1601">
          <text:p/>
        </draw:connector>
        <draw:connector draw:style-name="gr4" draw:text-style-name="P9" draw:layer="layout" svg:x1="22.4cm" svg:y1="13.6cm" svg:x2="7.2cm" svg:y2="10.8cm" draw:start-shape="id131" draw:start-glue-point="6" draw:end-shape="id128" draw:end-glue-point="6" svg:d="M22400 13600v502h-15200v-3302" svg:viewBox="0 0 15201 3303">
          <text:p/>
        </draw:connector>
        <draw:frame draw:style-name="gr9" draw:text-style-name="P13" draw:layer="layout" svg:width="1.2cm" svg:height="0.962cm" svg:x="10.4cm" svg:y="7.8cm">
          <draw:text-box>
            <text:p text:style-name="P12"><text:span text:style-name="T3">V</text:span></text:p>
          </draw:text-box>
        </draw:frame>
        <draw:frame draw:style-name="gr10" draw:text-style-name="P13" draw:layer="layout" svg:width="1.2cm" svg:height="1cm" svg:x="2.6cm" svg:y="8cm">
          <draw:text-box>
            <text:p text:style-name="P12"><text:span text:style-name="T3">F</text:span></text:p>
          </draw:text-box>
        </draw:frame>
        <draw:custom-shape draw:style-name="gr16" draw:text-style-name="P17" xml:id="id132" draw:id="id132" draw:layer="layout" svg:width="3.2cm" svg:height="2.2cm" svg:x="23.399cm" svg:y="3cm">
          <text:p text:style-name="P14">Opcao = '2'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77" draw:text-style-name="P15" xml:id="id129" draw:id="id129" draw:layer="layout" svg:width="8cm" svg:height="4.029cm" svg:x="12.2cm" svg:y="1.971cm">
          <text:p text:style-name="P14">1) Mostre "Olá Mundo"</text:p>
          <text:p text:style-name="P14">2) Para sair</text:p>
          <text:p text:style-name="P14">Digite a sua opção: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18" draw:text-style-name="P18" draw:layer="layout" svg:x1="20.2cm" svg:y1="3.986cm" svg:x2="23.399cm" svg:y2="4.1cm" draw:start-shape="id129" draw:start-glue-point="7" draw:end-shape="id132" draw:end-glue-point="5" svg:d="M20200 3986h1593v114h1606" svg:viewBox="0 0 3200 115">
          <text:p/>
        </draw:connector>
        <draw:custom-shape draw:style-name="gr74" draw:text-style-name="P23" xml:id="id130" draw:id="id130" draw:layer="layout" svg:width="6cm" svg:height="3.4cm" svg:x="19.4cm" svg:y="6.8cm">
          <text:p text:style-name="P16">If</text:p>
          <text:p text:style-name="P16">opcao == '1'</text:p>
          <text:p text:style-name="P16"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8" draw:text-style-name="P18" draw:layer="layout" svg:x1="24.999cm" svg:y1="5.026cm" svg:x2="22.4cm" svg:y2="6.8cm" draw:start-shape="id132" draw:start-glue-point="6" draw:end-shape="id130" draw:end-glue-point="4" svg:d="M24999 5026v975h-2599v799" svg:viewBox="0 0 2600 1775">
          <text:p/>
        </draw:connector>
        <draw:frame draw:style-name="gr10" draw:text-style-name="P13" draw:layer="layout" svg:width="1cm" svg:height="1cm" svg:x="18.2cm" svg:y="7.4cm">
          <draw:text-box>
            <text:p text:style-name="P12"><text:span text:style-name="T3">F</text:span></text:p>
          </draw:text-box>
        </draw:frame>
        <draw:frame draw:style-name="gr9" draw:text-style-name="P13" draw:layer="layout" svg:width="1.2cm" svg:height="0.962cm" svg:x="22.8cm" svg:y="10.2cm">
          <draw:text-box>
            <text:p text:style-name="P12"><text:span text:style-name="T3">V</text:span></text:p>
          </draw:text-box>
        </draw:frame>
        <draw:connector draw:style-name="gr18" draw:text-style-name="P18" draw:layer="layout" svg:x1="19.4cm" svg:y1="8.5cm" svg:x2="7.2cm" svg:y2="10.8cm" draw:start-shape="id130" draw:start-glue-point="5" draw:end-shape="id128" draw:end-glue-point="6" svg:d="M19400 8500h-4200v2802h-8000v-502" svg:viewBox="0 0 12201 2803">
          <text:p/>
        </draw:connecto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 text:style-name="P4">Exemplo</text:p>
          </draw:text-box>
        </draw:frame>
        <draw:custom-shape draw:style-name="gr2" draw:text-style-name="P6" xml:id="id133" draw:id="id133" draw:layer="layout" svg:width="3.4cm" svg:height="1.4cm" svg:x="0.4cm" svg:y="4.6cm">
          <text:p text:style-name="P5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8" draw:text-style-name="P19" xml:id="id135" draw:id="id135" draw:layer="layout" svg:width="7.6cm" svg:height="3cm" svg:x="3.4cm" svg:y="7.8cm">
          <text:list text:style-name="L2">
            <text:list-header>
              <text:p text:style-name="P10"><text:span text:style-name="T2">while opcao != '2': <text:s text:c="2"/></text:span></text:p>
            </text:list-header>
          </text:list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9" draw:text-style-name="P8" xml:id="id134" draw:id="id134" draw:layer="layout" svg:width="4.4cm" svg:height="2.2cm" svg:x="5.8cm" svg:y="4.2cm">
          <text:p text:style-name="P7">opcao = ''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" draw:text-style-name="P6" xml:id="id138" draw:id="id138" draw:layer="layout" svg:width="5.2cm" svg:height="1.8cm" svg:x="19.8cm" svg:y="11.8cm">
          <text:p text:style-name="P5">Olá Mundo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4" draw:text-style-name="P9" draw:layer="layout" svg:x1="3.8cm" svg:y1="5.3cm" svg:x2="5.8cm" svg:y2="5.3cm" draw:start-shape="id133" draw:start-glue-point="7" draw:end-shape="id134" draw:end-glue-point="5" svg:d="M3800 5300h2000" svg:viewBox="0 0 2001 1">
          <text:p/>
        </draw:connector>
        <draw:connector draw:style-name="gr4" draw:text-style-name="P9" draw:layer="layout" svg:x1="8cm" svg:y1="6.4cm" svg:x2="7.2cm" svg:y2="7.8cm" draw:start-shape="id134" draw:start-glue-point="6" draw:end-shape="id135" draw:end-glue-point="4" svg:d="M8000 6400v701h-800v699" svg:viewBox="0 0 801 1401">
          <text:p/>
        </draw:connector>
        <draw:connector draw:style-name="gr4" draw:text-style-name="P9" draw:layer="layout" svg:x1="11cm" svg:y1="9.3cm" svg:x2="12.2cm" svg:y2="3.986cm" draw:start-shape="id135" draw:start-glue-point="7" draw:end-shape="id136" draw:end-glue-point="5" svg:d="M11000 9300h600v-5314h600" svg:viewBox="0 0 1201 5315">
          <text:p/>
        </draw:connector>
        <draw:connector draw:style-name="gr4" draw:text-style-name="P9" draw:layer="layout" svg:x1="22.4cm" svg:y1="10.2cm" svg:x2="22.4cm" svg:y2="11.8cm" draw:start-shape="id137" draw:start-glue-point="6" draw:end-shape="id138" draw:end-glue-point="4" svg:d="M22400 10200v1600" svg:viewBox="0 0 1 1601">
          <text:p/>
        </draw:connector>
        <draw:connector draw:style-name="gr4" draw:text-style-name="P9" draw:layer="layout" svg:x1="22.4cm" svg:y1="13.6cm" svg:x2="7.2cm" svg:y2="10.8cm" draw:start-shape="id138" draw:start-glue-point="6" draw:end-shape="id135" draw:end-glue-point="6" svg:d="M22400 13600v502h-15200v-3302" svg:viewBox="0 0 15201 3303">
          <text:p/>
        </draw:connector>
        <draw:frame draw:style-name="gr9" draw:text-style-name="P13" draw:layer="layout" svg:width="1.2cm" svg:height="0.962cm" svg:x="10.4cm" svg:y="7.8cm">
          <draw:text-box>
            <text:p text:style-name="P12"><text:span text:style-name="T3">V</text:span></text:p>
          </draw:text-box>
        </draw:frame>
        <draw:frame draw:style-name="gr10" draw:text-style-name="P13" draw:layer="layout" svg:width="1.2cm" svg:height="1cm" svg:x="2.6cm" svg:y="8cm">
          <draw:text-box>
            <text:p text:style-name="P12"><text:span text:style-name="T3">F</text:span></text:p>
          </draw:text-box>
        </draw:frame>
        <draw:custom-shape draw:style-name="gr16" draw:text-style-name="P17" xml:id="id139" draw:id="id139" draw:layer="layout" svg:width="3.2cm" svg:height="2.2cm" svg:x="23.399cm" svg:y="3cm">
          <text:p text:style-name="P16">'2'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80" draw:text-style-name="P15" xml:id="id136" draw:id="id136" draw:layer="layout" svg:width="8cm" svg:height="4.029cm" svg:x="12.2cm" svg:y="1.971cm">
          <text:p text:style-name="P14">1) Mostre "Olá Mundo"</text:p>
          <text:p text:style-name="P14">2) Para sair</text:p>
          <text:p text:style-name="P14">Digite a sua opção: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18" draw:text-style-name="P18" draw:layer="layout" svg:x1="20.2cm" svg:y1="3.986cm" svg:x2="23.399cm" svg:y2="4.1cm" draw:start-shape="id136" draw:start-glue-point="7" draw:end-shape="id139" draw:end-glue-point="5" svg:d="M20200 3986h1600v114h1599" svg:viewBox="0 0 3200 115">
          <text:p/>
        </draw:connector>
        <draw:custom-shape draw:style-name="gr25" draw:text-style-name="P17" xml:id="id137" draw:id="id137" draw:layer="layout" svg:width="6cm" svg:height="3.4cm" svg:x="19.4cm" svg:y="6.8cm">
          <text:p text:style-name="P16">If</text:p>
          <text:p text:style-name="P16">opcao == '1'</text:p>
          <text:p text:style-name="P16"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8" draw:text-style-name="P18" draw:layer="layout" svg:x1="24.999cm" svg:y1="5.026cm" svg:x2="22.4cm" svg:y2="6.8cm" draw:start-shape="id139" draw:start-glue-point="6" draw:end-shape="id137" draw:end-glue-point="4" svg:d="M24999 5026v975h-2599v799" svg:viewBox="0 0 2600 1775">
          <text:p/>
        </draw:connector>
        <draw:frame draw:style-name="gr10" draw:text-style-name="P13" draw:layer="layout" svg:width="1cm" svg:height="1cm" svg:x="18.2cm" svg:y="7.4cm">
          <draw:text-box>
            <text:p text:style-name="P12"><text:span text:style-name="T3">F</text:span></text:p>
          </draw:text-box>
        </draw:frame>
        <draw:frame draw:style-name="gr9" draw:text-style-name="P13" draw:layer="layout" svg:width="1.2cm" svg:height="0.962cm" svg:x="22.8cm" svg:y="10.2cm">
          <draw:text-box>
            <text:p text:style-name="P12"><text:span text:style-name="T3">V</text:span></text:p>
          </draw:text-box>
        </draw:frame>
        <draw:connector draw:style-name="gr18" draw:text-style-name="P18" draw:layer="layout" svg:x1="19.4cm" svg:y1="8.5cm" svg:x2="7.2cm" svg:y2="10.8cm" draw:start-shape="id137" draw:start-glue-point="5" draw:end-shape="id135" draw:end-glue-point="6" svg:d="M19400 8500h-4200v2802h-8000v-502" svg:viewBox="0 0 12201 2803">
          <text:p/>
        </draw:connecto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 text:style-name="P4">Exemplo</text:p>
          </draw:text-box>
        </draw:frame>
        <draw:custom-shape draw:style-name="gr2" draw:text-style-name="P6" xml:id="id140" draw:id="id140" draw:layer="layout" svg:width="3.4cm" svg:height="1.4cm" svg:x="0.4cm" svg:y="4.6cm">
          <text:p text:style-name="P5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81" draw:text-style-name="P24" xml:id="id142" draw:id="id142" draw:layer="layout" svg:width="7.6cm" svg:height="3cm" svg:x="3.4cm" svg:y="7.8cm">
          <text:list text:style-name="L2">
            <text:list-header>
              <text:p text:style-name="P10"><text:span text:style-name="T2">while opcao != '2': <text:s text:c="2"/></text:span></text:p>
            </text:list-header>
          </text:list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2" draw:text-style-name="P8" xml:id="id141" draw:id="id141" draw:layer="layout" svg:width="4.4cm" svg:height="2.2cm" svg:x="5.8cm" svg:y="4.2cm">
          <text:p text:style-name="P7">opcao = ''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" draw:text-style-name="P6" xml:id="id145" draw:id="id145" draw:layer="layout" svg:width="5.2cm" svg:height="1.8cm" svg:x="19.8cm" svg:y="11.8cm">
          <text:p text:style-name="P5">Olá Mundo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4" draw:text-style-name="P9" draw:layer="layout" svg:x1="3.8cm" svg:y1="5.3cm" svg:x2="5.8cm" svg:y2="5.3cm" draw:start-shape="id140" draw:start-glue-point="7" draw:end-shape="id141" draw:end-glue-point="5" svg:d="M3800 5300h2000" svg:viewBox="0 0 2001 1">
          <text:p/>
        </draw:connector>
        <draw:connector draw:style-name="gr4" draw:text-style-name="P9" draw:layer="layout" svg:x1="8cm" svg:y1="6.4cm" svg:x2="7.2cm" svg:y2="7.8cm" draw:start-shape="id141" draw:start-glue-point="6" draw:end-shape="id142" draw:end-glue-point="4" svg:d="M8000 6400v701h-800v699" svg:viewBox="0 0 801 1401">
          <text:p/>
        </draw:connector>
        <draw:connector draw:style-name="gr4" draw:text-style-name="P9" draw:layer="layout" svg:x1="11cm" svg:y1="9.3cm" svg:x2="12.2cm" svg:y2="3.986cm" draw:start-shape="id142" draw:start-glue-point="7" draw:end-shape="id143" draw:end-glue-point="5" svg:d="M11000 9300h600v-5314h600" svg:viewBox="0 0 1201 5315">
          <text:p/>
        </draw:connector>
        <draw:connector draw:style-name="gr4" draw:text-style-name="P9" draw:layer="layout" svg:x1="22.4cm" svg:y1="10.2cm" svg:x2="22.4cm" svg:y2="11.8cm" draw:start-shape="id144" draw:start-glue-point="6" draw:end-shape="id145" draw:end-glue-point="4" svg:d="M22400 10200v1600" svg:viewBox="0 0 1 1601">
          <text:p/>
        </draw:connector>
        <draw:connector draw:style-name="gr4" draw:text-style-name="P9" draw:layer="layout" svg:x1="22.4cm" svg:y1="13.6cm" svg:x2="7.2cm" svg:y2="10.8cm" draw:start-shape="id145" draw:start-glue-point="6" draw:end-shape="id142" draw:end-glue-point="6" svg:d="M22400 13600v502h-15200v-3302" svg:viewBox="0 0 15201 3303">
          <text:p/>
        </draw:connector>
        <draw:frame draw:style-name="gr9" draw:text-style-name="P13" draw:layer="layout" svg:width="1.2cm" svg:height="0.962cm" svg:x="10.4cm" svg:y="7.8cm">
          <draw:text-box>
            <text:p text:style-name="P12"><text:span text:style-name="T3">V</text:span></text:p>
          </draw:text-box>
        </draw:frame>
        <draw:frame draw:style-name="gr10" draw:text-style-name="P13" draw:layer="layout" svg:width="1.2cm" svg:height="1cm" svg:x="2.6cm" svg:y="8cm">
          <draw:text-box>
            <text:p text:style-name="P12"><text:span text:style-name="T3">F</text:span></text:p>
          </draw:text-box>
        </draw:frame>
        <draw:custom-shape draw:style-name="gr16" draw:text-style-name="P17" xml:id="id146" draw:id="id146" draw:layer="layout" svg:width="3.2cm" svg:height="2.2cm" svg:x="23.399cm" svg:y="3cm">
          <text:p text:style-name="P16">'2'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83" draw:text-style-name="P15" xml:id="id143" draw:id="id143" draw:layer="layout" svg:width="8cm" svg:height="4.029cm" svg:x="12.2cm" svg:y="1.971cm">
          <text:p text:style-name="P14">1) Mostre "Olá Mundo"</text:p>
          <text:p text:style-name="P14">2) Para sair</text:p>
          <text:p text:style-name="P14">Digite a sua opção: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18" draw:text-style-name="P18" draw:layer="layout" svg:x1="20.2cm" svg:y1="3.986cm" svg:x2="23.399cm" svg:y2="4.1cm" draw:start-shape="id143" draw:start-glue-point="7" draw:end-shape="id146" draw:end-glue-point="5" svg:d="M20200 3986h1600v114h1599" svg:viewBox="0 0 3200 115">
          <text:p/>
        </draw:connector>
        <draw:custom-shape draw:style-name="gr25" draw:text-style-name="P17" xml:id="id144" draw:id="id144" draw:layer="layout" svg:width="6cm" svg:height="3.4cm" svg:x="19.4cm" svg:y="6.8cm">
          <text:p text:style-name="P16">If</text:p>
          <text:p text:style-name="P16">opcao == '1'</text:p>
          <text:p text:style-name="P16"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8" draw:text-style-name="P18" draw:layer="layout" svg:x1="24.999cm" svg:y1="5.026cm" svg:x2="22.4cm" svg:y2="6.8cm" draw:start-shape="id146" draw:start-glue-point="6" draw:end-shape="id144" draw:end-glue-point="4" svg:d="M24999 5026v975h-2599v799" svg:viewBox="0 0 2600 1775">
          <text:p/>
        </draw:connector>
        <draw:frame draw:style-name="gr10" draw:text-style-name="P13" draw:layer="layout" svg:width="1cm" svg:height="1cm" svg:x="18.2cm" svg:y="7.4cm">
          <draw:text-box>
            <text:p text:style-name="P12"><text:span text:style-name="T3">F</text:span></text:p>
          </draw:text-box>
        </draw:frame>
        <draw:frame draw:style-name="gr9" draw:text-style-name="P13" draw:layer="layout" svg:width="1.2cm" svg:height="0.962cm" svg:x="22.8cm" svg:y="10.2cm">
          <draw:text-box>
            <text:p text:style-name="P12"><text:span text:style-name="T3">V</text:span></text:p>
          </draw:text-box>
        </draw:frame>
        <draw:connector draw:style-name="gr18" draw:text-style-name="P18" draw:layer="layout" svg:x1="19.4cm" svg:y1="8.5cm" svg:x2="7.2cm" svg:y2="10.8cm" draw:start-shape="id144" draw:start-glue-point="5" draw:end-shape="id142" draw:end-glue-point="6" svg:d="M19400 8500h-4200v2802h-8000v-502" svg:viewBox="0 0 12201 2803">
          <text:p/>
        </draw:connecto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 text:style-name="P4">Exemplo</text:p>
          </draw:text-box>
        </draw:frame>
        <draw:custom-shape draw:style-name="gr2" draw:text-style-name="P6" xml:id="id147" draw:id="id147" draw:layer="layout" svg:width="3.4cm" svg:height="1.4cm" svg:x="0.4cm" svg:y="4.6cm">
          <text:p text:style-name="P5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84" draw:text-style-name="P11" xml:id="id149" draw:id="id149" draw:layer="layout" svg:width="7.6cm" svg:height="3cm" svg:x="3.4cm" svg:y="7.8cm">
          <text:list text:style-name="L2">
            <text:list-header>
              <text:p text:style-name="P10"><text:span text:style-name="T2">while opcao != '2': <text:s text:c="2"/></text:span></text:p>
            </text:list-header>
          </text:list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5" draw:text-style-name="P8" xml:id="id148" draw:id="id148" draw:layer="layout" svg:width="4.4cm" svg:height="2.2cm" svg:x="5.8cm" svg:y="4.2cm">
          <text:p text:style-name="P7">opcao = ''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" draw:text-style-name="P6" xml:id="id152" draw:id="id152" draw:layer="layout" svg:width="5.2cm" svg:height="1.8cm" svg:x="19.8cm" svg:y="11.8cm">
          <text:p text:style-name="P5">Olá Mundo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4" draw:text-style-name="P9" draw:layer="layout" svg:x1="3.8cm" svg:y1="5.3cm" svg:x2="5.8cm" svg:y2="5.3cm" draw:start-shape="id147" draw:start-glue-point="7" draw:end-shape="id148" draw:end-glue-point="5" svg:d="M3800 5300h2000" svg:viewBox="0 0 2001 1">
          <text:p/>
        </draw:connector>
        <draw:connector draw:style-name="gr4" draw:text-style-name="P9" draw:layer="layout" svg:x1="8cm" svg:y1="6.4cm" svg:x2="7.2cm" svg:y2="7.8cm" draw:start-shape="id148" draw:start-glue-point="6" draw:end-shape="id149" draw:end-glue-point="4" svg:d="M8000 6400v701h-800v699" svg:viewBox="0 0 801 1401">
          <text:p/>
        </draw:connector>
        <draw:connector draw:style-name="gr4" draw:text-style-name="P9" draw:layer="layout" svg:x1="11cm" svg:y1="9.3cm" svg:x2="12.2cm" svg:y2="3.986cm" draw:start-shape="id149" draw:start-glue-point="7" draw:end-shape="id150" draw:end-glue-point="5" svg:d="M11000 9300h600v-5314h600" svg:viewBox="0 0 1201 5315">
          <text:p/>
        </draw:connector>
        <draw:connector draw:style-name="gr4" draw:text-style-name="P9" draw:layer="layout" svg:x1="22.4cm" svg:y1="10.2cm" svg:x2="22.4cm" svg:y2="11.8cm" draw:start-shape="id151" draw:start-glue-point="6" draw:end-shape="id152" draw:end-glue-point="4" svg:d="M22400 10200v1600" svg:viewBox="0 0 1 1601">
          <text:p/>
        </draw:connector>
        <draw:connector draw:style-name="gr4" draw:text-style-name="P9" draw:layer="layout" svg:x1="22.4cm" svg:y1="13.6cm" svg:x2="7.2cm" svg:y2="10.8cm" draw:start-shape="id152" draw:start-glue-point="6" draw:end-shape="id149" draw:end-glue-point="6" svg:d="M22400 13600v502h-15200v-3302" svg:viewBox="0 0 15201 3303">
          <text:p/>
        </draw:connector>
        <draw:custom-shape draw:style-name="gr86" draw:text-style-name="P26" xml:id="id153" draw:id="id153" draw:layer="layout" svg:width="3cm" svg:height="1.4cm" svg:x="1cm" svg:y="12.6cm">
          <text:p text:style-name="P25"><text:span text:style-name="T4">Fim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7" draw:text-style-name="P9" draw:layer="layout" svg:x1="3.4cm" svg:y1="9.3cm" svg:x2="2.5cm" svg:y2="12.6cm" draw:start-shape="id149" draw:start-glue-point="5" draw:end-shape="id153" draw:end-glue-point="4" svg:d="M3400 9300h-900v3300" svg:viewBox="0 0 901 3301">
          <text:p/>
        </draw:connector>
        <draw:frame draw:style-name="gr9" draw:text-style-name="P13" draw:layer="layout" svg:width="1.2cm" svg:height="0.962cm" svg:x="10.4cm" svg:y="7.8cm">
          <draw:text-box>
            <text:p text:style-name="P12"><text:span text:style-name="T3">V</text:span></text:p>
          </draw:text-box>
        </draw:frame>
        <draw:frame draw:style-name="gr10" draw:text-style-name="P13" draw:layer="layout" svg:width="1.2cm" svg:height="1cm" svg:x="2.6cm" svg:y="8cm">
          <draw:text-box>
            <text:p text:style-name="P12"><text:span text:style-name="T3">F</text:span></text:p>
          </draw:text-box>
        </draw:frame>
        <draw:custom-shape draw:style-name="gr16" draw:text-style-name="P17" xml:id="id154" draw:id="id154" draw:layer="layout" svg:width="3.2cm" svg:height="2.2cm" svg:x="23.399cm" svg:y="3cm">
          <text:p text:style-name="P16">'2'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88" draw:text-style-name="P15" xml:id="id150" draw:id="id150" draw:layer="layout" svg:width="8cm" svg:height="4.029cm" svg:x="12.2cm" svg:y="1.971cm">
          <text:p text:style-name="P14">1) Mostre "Olá Mundo"</text:p>
          <text:p text:style-name="P14">2) Para sair</text:p>
          <text:p text:style-name="P14">Digite a sua opção: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18" draw:text-style-name="P18" draw:layer="layout" svg:x1="20.2cm" svg:y1="3.986cm" svg:x2="23.399cm" svg:y2="4.1cm" draw:start-shape="id150" draw:start-glue-point="7" draw:end-shape="id154" draw:end-glue-point="5" svg:d="M20200 3986h1600v114h1599" svg:viewBox="0 0 3200 115">
          <text:p/>
        </draw:connector>
        <draw:custom-shape draw:style-name="gr25" draw:text-style-name="P17" xml:id="id151" draw:id="id151" draw:layer="layout" svg:width="6cm" svg:height="3.4cm" svg:x="19.4cm" svg:y="6.8cm">
          <text:p text:style-name="P16">If</text:p>
          <text:p text:style-name="P16">opcao == '1'</text:p>
          <text:p text:style-name="P16"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8" draw:text-style-name="P18" draw:layer="layout" svg:x1="24.999cm" svg:y1="5.026cm" svg:x2="22.4cm" svg:y2="6.8cm" draw:start-shape="id154" draw:start-glue-point="6" draw:end-shape="id151" draw:end-glue-point="4" svg:d="M24999 5026v975h-2599v799" svg:viewBox="0 0 2600 1775">
          <text:p/>
        </draw:connector>
        <draw:frame draw:style-name="gr10" draw:text-style-name="P13" draw:layer="layout" svg:width="1cm" svg:height="1cm" svg:x="18.2cm" svg:y="7.4cm">
          <draw:text-box>
            <text:p text:style-name="P12"><text:span text:style-name="T3">F</text:span></text:p>
          </draw:text-box>
        </draw:frame>
        <draw:frame draw:style-name="gr9" draw:text-style-name="P13" draw:layer="layout" svg:width="1.2cm" svg:height="0.962cm" svg:x="22.8cm" svg:y="10.2cm">
          <draw:text-box>
            <text:p text:style-name="P12"><text:span text:style-name="T3">V</text:span></text:p>
          </draw:text-box>
        </draw:frame>
        <draw:connector draw:style-name="gr18" draw:text-style-name="P18" draw:layer="layout" svg:x1="19.4cm" svg:y1="8.5cm" svg:x2="7.2cm" svg:y2="10.8cm" draw:start-shape="id151" draw:start-glue-point="5" draw:end-shape="id149" draw:end-glue-point="6" svg:d="M19400 8500h-4200v2802h-8000v-502" svg:viewBox="0 0 12201 2803">
          <text:p/>
        </draw:connecto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Exemplo clássico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header>
                <text:p>Faça um programa que conte a partir do 1 até o infinito. 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Exemplo clássico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Exemplo clássico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header>
                <text:p>contador = 0</text:p>
                <text:p/>
                <text:p/>
                <text:p/>
                <text:p/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Exemplo clássico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header>
                <text:p>contador = 0</text:p>
                <text:p>while True:</text:p>
                <text:p/>
                <text:p/>
                <text:p/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Exemplo clássico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header>
                <text:p>contador = 0</text:p>
                <text:p>while True:</text:p>
                <text:p><text:s text:c="4"/>contador = contador + 1</text:p>
                <text:p/>
                <text:p/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Exemplo clássico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header>
                <text:p>contador = 0</text:p>
                <text:p>while True:</text:p>
                <text:p><text:s text:c="4"/>contador = contador + 1</text:p>
                <text:p><text:s text:c="4"/>print( contador )</text:p>
                <text:p/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Exemplo clássico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header>
                <text:p>contador = 0</text:p>
                <text:p>while True:</text:p>
                <text:p><text:s text:c="4"/>contador = contador + 1</text:p>
                <text:p><text:s text:c="4"/>print( contador )</text:p>
              </text:list-header>
              <text:list-item>
                <text:p>Este código irá executar eternamente!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 text:style-name="P4">Exemplo clássico</text:p>
          </draw:text-box>
        </draw:frame>
        <draw:custom-shape draw:style-name="gr89" draw:text-style-name="P17" draw:layer="layout" svg:width="5.4cm" svg:height="1.4cm" svg:x="1.4cm" svg:y="4.4cm">
          <text:p text:style-name="P16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 text:style-name="P4">Exemplo clássico</text:p>
          </draw:text-box>
        </draw:frame>
        <draw:custom-shape draw:style-name="gr89" draw:text-style-name="P17" xml:id="id155" draw:id="id155" draw:layer="layout" svg:width="5.4cm" svg:height="1.4cm" svg:x="1.4cm" svg:y="4.4cm">
          <text:p text:style-name="P16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0" draw:text-style-name="P15" xml:id="id156" draw:id="id156" draw:layer="layout" svg:width="4.4cm" svg:height="2.2cm" svg:x="1.8cm" svg:y="7.2cm">
          <text:p text:style-name="P14">contador = 0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9" draw:layer="layout" svg:x1="4.1cm" svg:y1="5.8cm" svg:x2="4cm" svg:y2="7.2cm" draw:start-shape="id155" draw:start-glue-point="6" draw:end-shape="id156" draw:end-glue-point="4" svg:d="M4100 5800v701h-100v699" svg:viewBox="0 0 101 1401">
          <text:p/>
        </draw:connecto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 text:style-name="P4">Exemplo clássico</text:p>
          </draw:text-box>
        </draw:frame>
        <draw:custom-shape draw:style-name="gr89" draw:text-style-name="P17" xml:id="id157" draw:id="id157" draw:layer="layout" svg:width="5.4cm" svg:height="1.4cm" svg:x="1.4cm" svg:y="4.4cm">
          <text:p text:style-name="P16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1" draw:text-style-name="P17" xml:id="id159" draw:id="id159" draw:layer="layout" svg:width="4.6cm" svg:height="3cm" svg:x="9.2cm" svg:y="5.6cm">
          <text:p text:style-name="P16">while Tru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2" draw:text-style-name="P15" xml:id="id158" draw:id="id158" draw:layer="layout" svg:width="4.4cm" svg:height="2.2cm" svg:x="1.8cm" svg:y="7.2cm">
          <text:p text:style-name="P14">contador = 0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9" draw:layer="layout" svg:x1="4.1cm" svg:y1="5.8cm" svg:x2="4cm" svg:y2="7.2cm" draw:start-shape="id157" draw:start-glue-point="6" draw:end-shape="id158" draw:end-glue-point="4" svg:d="M4100 5800v701h-100v699" svg:viewBox="0 0 101 1401">
          <text:p/>
        </draw:connector>
        <draw:connector draw:style-name="gr4" draw:text-style-name="P9" draw:layer="layout" svg:x1="4cm" svg:y1="9.4cm" svg:x2="11.5cm" svg:y2="5.6cm" draw:start-shape="id158" draw:start-glue-point="6" draw:end-shape="id159" draw:end-glue-point="4" svg:d="M4000 9400v502h3701v-4803h3799v501" svg:viewBox="0 0 7501 4804">
          <text:p/>
        </draw:connecto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 text:style-name="P4">Exemplo clássico</text:p>
          </draw:text-box>
        </draw:frame>
        <draw:custom-shape draw:style-name="gr89" draw:text-style-name="P17" xml:id="id160" draw:id="id160" draw:layer="layout" svg:width="5.4cm" svg:height="1.4cm" svg:x="1.4cm" svg:y="4.4cm">
          <text:p text:style-name="P16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1" draw:text-style-name="P17" xml:id="id162" draw:id="id162" draw:layer="layout" svg:width="4.6cm" svg:height="3cm" svg:x="9.2cm" svg:y="5.6cm">
          <text:p text:style-name="P16">while Tru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3" draw:text-style-name="P15" xml:id="id161" draw:id="id161" draw:layer="layout" svg:width="4.4cm" svg:height="2.2cm" svg:x="1.8cm" svg:y="7.2cm">
          <text:p text:style-name="P14">contador = 0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9" draw:layer="layout" svg:x1="4.1cm" svg:y1="5.8cm" svg:x2="4cm" svg:y2="7.2cm" draw:start-shape="id160" draw:start-glue-point="6" draw:end-shape="id161" draw:end-glue-point="4" svg:d="M4100 5800v701h-100v699" svg:viewBox="0 0 101 1401">
          <text:p/>
        </draw:connector>
        <draw:connector draw:style-name="gr4" draw:text-style-name="P9" draw:layer="layout" svg:x1="4cm" svg:y1="9.4cm" svg:x2="11.5cm" svg:y2="5.6cm" draw:start-shape="id161" draw:start-glue-point="6" draw:end-shape="id162" draw:end-glue-point="4" svg:d="M4000 9400v502h3701v-4803h3799v501" svg:viewBox="0 0 7501 4804">
          <text:p/>
        </draw:connector>
        <draw:frame draw:style-name="gr9" draw:text-style-name="P28" draw:layer="layout" svg:width="1.2cm" svg:height="0.962cm" svg:x="13.494cm" svg:y="5.7cm">
          <draw:text-box>
            <text:p text:style-name="P27"><text:span text:style-name="T3">V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 text:style-name="P4">Exemplo clássico</text:p>
          </draw:text-box>
        </draw:frame>
        <draw:custom-shape draw:style-name="gr89" draw:text-style-name="P17" xml:id="id163" draw:id="id163" draw:layer="layout" svg:width="5.4cm" svg:height="1.4cm" svg:x="1.4cm" svg:y="4.4cm">
          <text:p text:style-name="P16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1" draw:text-style-name="P17" xml:id="id165" draw:id="id165" draw:layer="layout" svg:width="4.6cm" svg:height="3cm" svg:x="9.2cm" svg:y="5.6cm">
          <text:p text:style-name="P16">while Tru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4" draw:text-style-name="P15" xml:id="id164" draw:id="id164" draw:layer="layout" svg:width="4.4cm" svg:height="2.2cm" svg:x="1.8cm" svg:y="7.2cm">
          <text:p text:style-name="P14">contador = 0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9" draw:layer="layout" svg:x1="4.1cm" svg:y1="5.8cm" svg:x2="4cm" svg:y2="7.2cm" draw:start-shape="id163" draw:start-glue-point="6" draw:end-shape="id164" draw:end-glue-point="4" svg:d="M4100 5800v701h-100v699" svg:viewBox="0 0 101 1401">
          <text:p/>
        </draw:connector>
        <draw:connector draw:style-name="gr4" draw:text-style-name="P9" draw:layer="layout" svg:x1="4cm" svg:y1="9.4cm" svg:x2="11.5cm" svg:y2="5.6cm" draw:start-shape="id164" draw:start-glue-point="6" draw:end-shape="id165" draw:end-glue-point="4" svg:d="M4000 9400v502h3701v-4803h3799v501" svg:viewBox="0 0 7501 4804">
          <text:p/>
        </draw:connector>
        <draw:frame draw:style-name="gr9" draw:text-style-name="P28" draw:layer="layout" svg:width="1.2cm" svg:height="0.962cm" svg:x="13.494cm" svg:y="5.7cm">
          <draw:text-box>
            <text:p text:style-name="P27"><text:span text:style-name="T3">V</text:span></text:p>
          </draw:text-box>
        </draw:frame>
        <draw:frame draw:style-name="gr95" draw:text-style-name="P30" draw:layer="layout" svg:width="8.2cm" svg:height="3.806cm" svg:x="16cm" svg:y="2.794cm">
          <draw:text-box>
            <text:p text:style-name="P29"><text:span text:style-name="T5">Lembre-se:</text:span></text:p>
            <text:p text:style-name="P29"><text:span text:style-name="T6">True == Verdadeiro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 text:style-name="P4">Exemplo clássico</text:p>
          </draw:text-box>
        </draw:frame>
        <draw:custom-shape draw:style-name="gr89" draw:text-style-name="P17" xml:id="id166" draw:id="id166" draw:layer="layout" svg:width="5.4cm" svg:height="1.4cm" svg:x="1.4cm" svg:y="4.4cm">
          <text:p text:style-name="P16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1" draw:text-style-name="P17" xml:id="id168" draw:id="id168" draw:layer="layout" svg:width="4.6cm" svg:height="3cm" svg:x="9.2cm" svg:y="5.6cm">
          <text:p text:style-name="P16">while Tru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6" draw:text-style-name="P15" xml:id="id169" draw:id="id169" draw:layer="layout" svg:width="8cm" svg:height="2.2cm" svg:x="16cm" svg:y="4.6cm">
          <text:p text:style-name="P14"><text:span text:style-name="T7">contador = c</text:span>ontador + 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7" draw:text-style-name="P15" xml:id="id167" draw:id="id167" draw:layer="layout" svg:width="4.4cm" svg:height="2.2cm" svg:x="1.8cm" svg:y="7.2cm">
          <text:p text:style-name="P14">contador = 0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9" draw:layer="layout" svg:x1="4.1cm" svg:y1="5.8cm" svg:x2="4cm" svg:y2="7.2cm" draw:start-shape="id166" draw:start-glue-point="6" draw:end-shape="id167" draw:end-glue-point="4" svg:d="M4100 5800v701h-100v699" svg:viewBox="0 0 101 1401">
          <text:p/>
        </draw:connector>
        <draw:connector draw:style-name="gr4" draw:text-style-name="P9" draw:layer="layout" svg:x1="4cm" svg:y1="9.4cm" svg:x2="11.5cm" svg:y2="5.6cm" draw:start-shape="id167" draw:start-glue-point="6" draw:end-shape="id168" draw:end-glue-point="4" svg:d="M4000 9400v502h3701v-4803h3799v501" svg:viewBox="0 0 7501 4804">
          <text:p/>
        </draw:connector>
        <draw:connector draw:style-name="gr4" draw:text-style-name="P9" draw:layer="layout" svg:x1="13.8cm" svg:y1="7.1cm" svg:x2="16cm" svg:y2="5.7cm" draw:start-shape="id168" draw:start-glue-point="7" draw:end-shape="id169" draw:end-glue-point="5" svg:d="M13800 7100h1101v-1400h1099" svg:viewBox="0 0 2201 1401">
          <text:p/>
        </draw:connector>
        <draw:frame draw:style-name="gr9" draw:text-style-name="P28" draw:layer="layout" svg:width="1.2cm" svg:height="0.962cm" svg:x="13.494cm" svg:y="5.7cm">
          <draw:text-box>
            <text:p text:style-name="P27"><text:span text:style-name="T3">V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 text:style-name="P4">Exemplo clássico</text:p>
          </draw:text-box>
        </draw:frame>
        <draw:custom-shape draw:style-name="gr89" draw:text-style-name="P17" xml:id="id170" draw:id="id170" draw:layer="layout" svg:width="5.4cm" svg:height="1.4cm" svg:x="1.4cm" svg:y="4.4cm">
          <text:p text:style-name="P16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1" draw:text-style-name="P17" xml:id="id172" draw:id="id172" draw:layer="layout" svg:width="4.6cm" svg:height="3cm" svg:x="9.2cm" svg:y="5.6cm">
          <text:p text:style-name="P16">while Tru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8" draw:text-style-name="P15" xml:id="id173" draw:id="id173" draw:layer="layout" svg:width="8cm" svg:height="2.2cm" svg:x="16cm" svg:y="4.6cm">
          <text:p text:style-name="P14"><text:span text:style-name="T7">contador = c</text:span>ontador + 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9" draw:text-style-name="P15" xml:id="id171" draw:id="id171" draw:layer="layout" svg:width="4.4cm" svg:height="2.2cm" svg:x="1.8cm" svg:y="7.2cm">
          <text:p text:style-name="P14">contador = 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0" draw:text-style-name="P17" xml:id="id174" draw:id="id174" draw:layer="layout" svg:width="7cm" svg:height="1.8cm" svg:x="16.4cm" svg:y="8.4cm">
          <text:p text:style-name="P16">1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4" draw:text-style-name="P9" draw:layer="layout" svg:x1="4.1cm" svg:y1="5.8cm" svg:x2="4cm" svg:y2="7.2cm" draw:start-shape="id170" draw:start-glue-point="6" draw:end-shape="id171" draw:end-glue-point="4" svg:d="M4100 5800v701h-100v699" svg:viewBox="0 0 101 1401">
          <text:p/>
        </draw:connector>
        <draw:connector draw:style-name="gr4" draw:text-style-name="P9" draw:layer="layout" svg:x1="4cm" svg:y1="9.4cm" svg:x2="11.5cm" svg:y2="5.6cm" draw:start-shape="id171" draw:start-glue-point="6" draw:end-shape="id172" draw:end-glue-point="4" svg:d="M4000 9400v502h3701v-4803h3799v501" svg:viewBox="0 0 7501 4804">
          <text:p/>
        </draw:connector>
        <draw:connector draw:style-name="gr4" draw:text-style-name="P9" draw:layer="layout" svg:x1="13.8cm" svg:y1="7.1cm" svg:x2="16cm" svg:y2="5.7cm" draw:start-shape="id172" draw:start-glue-point="7" draw:end-shape="id173" draw:end-glue-point="5" svg:d="M13800 7100h1101v-1400h1099" svg:viewBox="0 0 2201 1401">
          <text:p/>
        </draw:connector>
        <draw:connector draw:style-name="gr4" draw:text-style-name="P9" draw:layer="layout" svg:x1="20cm" svg:y1="6.8cm" svg:x2="19.9cm" svg:y2="8.4cm" draw:start-shape="id173" draw:start-glue-point="6" draw:end-shape="id174" draw:end-glue-point="4" svg:d="M20000 6800v801h-100v799" svg:viewBox="0 0 101 1601">
          <text:p/>
        </draw:connector>
        <draw:frame draw:style-name="gr9" draw:text-style-name="P28" draw:layer="layout" svg:width="1.2cm" svg:height="0.962cm" svg:x="13.494cm" svg:y="5.7cm">
          <draw:text-box>
            <text:p text:style-name="P27"><text:span text:style-name="T3">V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 text:style-name="P4">Exemplo clássico</text:p>
          </draw:text-box>
        </draw:frame>
        <draw:custom-shape draw:style-name="gr89" draw:text-style-name="P17" xml:id="id175" draw:id="id175" draw:layer="layout" svg:width="5.4cm" svg:height="1.4cm" svg:x="1.4cm" svg:y="4.4cm">
          <text:p text:style-name="P16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1" draw:text-style-name="P21" xml:id="id177" draw:id="id177" draw:layer="layout" svg:width="4.6cm" svg:height="3cm" svg:x="9.2cm" svg:y="5.6cm">
          <text:p text:style-name="P16">while Tru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2" draw:text-style-name="P15" xml:id="id178" draw:id="id178" draw:layer="layout" svg:width="8cm" svg:height="2.2cm" svg:x="16cm" svg:y="4.6cm">
          <text:p text:style-name="P14"><text:span text:style-name="T7">contador = c</text:span>ontador + 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3" draw:text-style-name="P15" xml:id="id176" draw:id="id176" draw:layer="layout" svg:width="4.4cm" svg:height="2.2cm" svg:x="1.8cm" svg:y="7.2cm">
          <text:p text:style-name="P14">contador = 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0" draw:text-style-name="P17" xml:id="id179" draw:id="id179" draw:layer="layout" svg:width="7cm" svg:height="1.8cm" svg:x="16.4cm" svg:y="8.4cm">
          <text:p text:style-name="P16">1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4" draw:text-style-name="P9" draw:layer="layout" svg:x1="4.1cm" svg:y1="5.8cm" svg:x2="4cm" svg:y2="7.2cm" draw:start-shape="id175" draw:start-glue-point="6" draw:end-shape="id176" draw:end-glue-point="4" svg:d="M4100 5800v701h-100v699" svg:viewBox="0 0 101 1401">
          <text:p/>
        </draw:connector>
        <draw:connector draw:style-name="gr4" draw:text-style-name="P9" draw:layer="layout" svg:x1="4cm" svg:y1="9.4cm" svg:x2="11.5cm" svg:y2="5.6cm" draw:start-shape="id176" draw:start-glue-point="6" draw:end-shape="id177" draw:end-glue-point="4" svg:d="M4000 9400v502h3701v-4803h3799v501" svg:viewBox="0 0 7501 4804">
          <text:p/>
        </draw:connector>
        <draw:connector draw:style-name="gr4" draw:text-style-name="P9" draw:layer="layout" svg:x1="13.8cm" svg:y1="7.1cm" svg:x2="16cm" svg:y2="5.7cm" draw:start-shape="id177" draw:start-glue-point="7" draw:end-shape="id178" draw:end-glue-point="5" svg:d="M13800 7100h1101v-1400h1099" svg:viewBox="0 0 2201 1401">
          <text:p/>
        </draw:connector>
        <draw:connector draw:style-name="gr4" draw:text-style-name="P9" draw:layer="layout" svg:x1="20cm" svg:y1="6.8cm" svg:x2="19.9cm" svg:y2="8.4cm" draw:start-shape="id178" draw:start-glue-point="6" draw:end-shape="id179" draw:end-glue-point="4" svg:d="M20000 6800v801h-100v799" svg:viewBox="0 0 101 1601">
          <text:p/>
        </draw:connector>
        <draw:connector draw:style-name="gr4" draw:text-style-name="P9" draw:layer="layout" svg:x1="19.9cm" svg:y1="10.2cm" svg:x2="11.5cm" svg:y2="8.6cm" draw:start-shape="id179" draw:start-glue-point="6" draw:end-shape="id177" draw:end-glue-point="6" svg:d="M19900 10200v502h-8400v-2102" svg:viewBox="0 0 8401 2103">
          <text:p/>
        </draw:connector>
        <draw:frame draw:style-name="gr9" draw:text-style-name="P28" draw:layer="layout" svg:width="1.2cm" svg:height="0.962cm" svg:x="13.494cm" svg:y="5.7cm">
          <draw:text-box>
            <text:p text:style-name="P27"><text:span text:style-name="T3">V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 text:style-name="P4">Exemplo clássico</text:p>
          </draw:text-box>
        </draw:frame>
        <draw:custom-shape draw:style-name="gr89" draw:text-style-name="P17" xml:id="id180" draw:id="id180" draw:layer="layout" svg:width="5.4cm" svg:height="1.4cm" svg:x="1.4cm" svg:y="4.4cm">
          <text:p text:style-name="P16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1" draw:text-style-name="P17" xml:id="id182" draw:id="id182" draw:layer="layout" svg:width="4.6cm" svg:height="3cm" svg:x="9.2cm" svg:y="5.6cm">
          <text:p text:style-name="P16">while Tru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4" draw:text-style-name="P20" xml:id="id183" draw:id="id183" draw:layer="layout" svg:width="8cm" svg:height="2.2cm" svg:x="16cm" svg:y="4.6cm">
          <text:p text:style-name="P14"><text:span text:style-name="T7">contador = c</text:span>ontador + 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5" draw:text-style-name="P15" xml:id="id181" draw:id="id181" draw:layer="layout" svg:width="4.4cm" svg:height="2.2cm" svg:x="1.8cm" svg:y="7.2cm">
          <text:p text:style-name="P14">contador = 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0" draw:text-style-name="P17" xml:id="id184" draw:id="id184" draw:layer="layout" svg:width="7cm" svg:height="1.8cm" svg:x="16.4cm" svg:y="8.4cm">
          <text:p text:style-name="P16">1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4" draw:text-style-name="P9" draw:layer="layout" svg:x1="4.1cm" svg:y1="5.8cm" svg:x2="4cm" svg:y2="7.2cm" draw:start-shape="id180" draw:start-glue-point="6" draw:end-shape="id181" draw:end-glue-point="4" svg:d="M4100 5800v701h-100v699" svg:viewBox="0 0 101 1401">
          <text:p/>
        </draw:connector>
        <draw:connector draw:style-name="gr4" draw:text-style-name="P9" draw:layer="layout" svg:x1="4cm" svg:y1="9.4cm" svg:x2="11.5cm" svg:y2="5.6cm" draw:start-shape="id181" draw:start-glue-point="6" draw:end-shape="id182" draw:end-glue-point="4" svg:d="M4000 9400v502h3701v-4803h3799v501" svg:viewBox="0 0 7501 4804">
          <text:p/>
        </draw:connector>
        <draw:connector draw:style-name="gr4" draw:text-style-name="P9" draw:layer="layout" svg:x1="13.8cm" svg:y1="7.1cm" svg:x2="16cm" svg:y2="5.7cm" draw:start-shape="id182" draw:start-glue-point="7" draw:end-shape="id183" draw:end-glue-point="5" svg:d="M13800 7100h1101v-1400h1099" svg:viewBox="0 0 2201 1401">
          <text:p/>
        </draw:connector>
        <draw:connector draw:style-name="gr4" draw:text-style-name="P9" draw:layer="layout" svg:x1="20cm" svg:y1="6.8cm" svg:x2="19.9cm" svg:y2="8.4cm" draw:start-shape="id183" draw:start-glue-point="6" draw:end-shape="id184" draw:end-glue-point="4" svg:d="M20000 6800v801h-100v799" svg:viewBox="0 0 101 1601">
          <text:p/>
        </draw:connector>
        <draw:connector draw:style-name="gr4" draw:text-style-name="P9" draw:layer="layout" svg:x1="19.9cm" svg:y1="10.2cm" svg:x2="11.5cm" svg:y2="8.6cm" draw:start-shape="id184" draw:start-glue-point="6" draw:end-shape="id182" draw:end-glue-point="6" svg:d="M19900 10200v502h-8400v-2102" svg:viewBox="0 0 8401 2103">
          <text:p/>
        </draw:connector>
        <draw:frame draw:style-name="gr9" draw:text-style-name="P28" draw:layer="layout" svg:width="1.2cm" svg:height="0.962cm" svg:x="13.494cm" svg:y="5.7cm">
          <draw:text-box>
            <text:p text:style-name="P27"><text:span text:style-name="T3">V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 text:style-name="P4">Exemplo clássico</text:p>
          </draw:text-box>
        </draw:frame>
        <draw:custom-shape draw:style-name="gr89" draw:text-style-name="P17" xml:id="id185" draw:id="id185" draw:layer="layout" svg:width="5.4cm" svg:height="1.4cm" svg:x="1.4cm" svg:y="4.4cm">
          <text:p text:style-name="P16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1" draw:text-style-name="P17" xml:id="id187" draw:id="id187" draw:layer="layout" svg:width="4.6cm" svg:height="3cm" svg:x="9.2cm" svg:y="5.6cm">
          <text:p text:style-name="P16">while Tru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6" draw:text-style-name="P15" xml:id="id188" draw:id="id188" draw:layer="layout" svg:width="8cm" svg:height="2.2cm" svg:x="16cm" svg:y="4.6cm">
          <text:p text:style-name="P14"><text:span text:style-name="T7">contador = c</text:span>ontador + 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7" draw:text-style-name="P15" xml:id="id186" draw:id="id186" draw:layer="layout" svg:width="4.4cm" svg:height="2.2cm" svg:x="1.8cm" svg:y="7.2cm">
          <text:p text:style-name="P14">contador = 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8" draw:text-style-name="P21" xml:id="id189" draw:id="id189" draw:layer="layout" svg:width="7cm" svg:height="1.8cm" svg:x="16.4cm" svg:y="8.4cm">
          <text:p text:style-name="P16">2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4" draw:text-style-name="P9" draw:layer="layout" svg:x1="4.1cm" svg:y1="5.8cm" svg:x2="4cm" svg:y2="7.2cm" draw:start-shape="id185" draw:start-glue-point="6" draw:end-shape="id186" draw:end-glue-point="4" svg:d="M4100 5800v701h-100v699" svg:viewBox="0 0 101 1401">
          <text:p/>
        </draw:connector>
        <draw:connector draw:style-name="gr4" draw:text-style-name="P9" draw:layer="layout" svg:x1="4cm" svg:y1="9.4cm" svg:x2="11.5cm" svg:y2="5.6cm" draw:start-shape="id186" draw:start-glue-point="6" draw:end-shape="id187" draw:end-glue-point="4" svg:d="M4000 9400v502h3701v-4803h3799v501" svg:viewBox="0 0 7501 4804">
          <text:p/>
        </draw:connector>
        <draw:connector draw:style-name="gr4" draw:text-style-name="P9" draw:layer="layout" svg:x1="13.8cm" svg:y1="7.1cm" svg:x2="16cm" svg:y2="5.7cm" draw:start-shape="id187" draw:start-glue-point="7" draw:end-shape="id188" draw:end-glue-point="5" svg:d="M13800 7100h1101v-1400h1099" svg:viewBox="0 0 2201 1401">
          <text:p/>
        </draw:connector>
        <draw:connector draw:style-name="gr4" draw:text-style-name="P9" draw:layer="layout" svg:x1="20cm" svg:y1="6.8cm" svg:x2="19.9cm" svg:y2="8.4cm" draw:start-shape="id188" draw:start-glue-point="6" draw:end-shape="id189" draw:end-glue-point="4" svg:d="M20000 6800v801h-100v799" svg:viewBox="0 0 101 1601">
          <text:p/>
        </draw:connector>
        <draw:connector draw:style-name="gr4" draw:text-style-name="P9" draw:layer="layout" svg:x1="19.9cm" svg:y1="10.2cm" svg:x2="11.5cm" svg:y2="8.6cm" draw:start-shape="id189" draw:start-glue-point="6" draw:end-shape="id187" draw:end-glue-point="6" svg:d="M19900 10200v502h-8400v-2102" svg:viewBox="0 0 8401 2103">
          <text:p/>
        </draw:connector>
        <draw:frame draw:style-name="gr9" draw:text-style-name="P28" draw:layer="layout" svg:width="1.2cm" svg:height="0.962cm" svg:x="13.494cm" svg:y="5.7cm">
          <draw:text-box>
            <text:p text:style-name="P27"><text:span text:style-name="T3">V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 text:style-name="P4">Exemplo clássico</text:p>
          </draw:text-box>
        </draw:frame>
        <draw:custom-shape draw:style-name="gr89" draw:text-style-name="P17" xml:id="id190" draw:id="id190" draw:layer="layout" svg:width="5.4cm" svg:height="1.4cm" svg:x="1.4cm" svg:y="4.4cm">
          <text:p text:style-name="P16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1" draw:text-style-name="P21" xml:id="id192" draw:id="id192" draw:layer="layout" svg:width="4.6cm" svg:height="3cm" svg:x="9.2cm" svg:y="5.6cm">
          <text:p text:style-name="P16">while Tru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9" draw:text-style-name="P15" xml:id="id193" draw:id="id193" draw:layer="layout" svg:width="8cm" svg:height="2.2cm" svg:x="16cm" svg:y="4.6cm">
          <text:p text:style-name="P14"><text:span text:style-name="T7">contador = c</text:span>ontador + 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0" draw:text-style-name="P15" xml:id="id191" draw:id="id191" draw:layer="layout" svg:width="4.4cm" svg:height="2.2cm" svg:x="1.8cm" svg:y="7.2cm">
          <text:p text:style-name="P14">contador = 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0" draw:text-style-name="P17" xml:id="id194" draw:id="id194" draw:layer="layout" svg:width="7cm" svg:height="1.8cm" svg:x="16.4cm" svg:y="8.4cm">
          <text:p text:style-name="P16">2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4" draw:text-style-name="P9" draw:layer="layout" svg:x1="4.1cm" svg:y1="5.8cm" svg:x2="4cm" svg:y2="7.2cm" draw:start-shape="id190" draw:start-glue-point="6" draw:end-shape="id191" draw:end-glue-point="4" svg:d="M4100 5800v701h-100v699" svg:viewBox="0 0 101 1401">
          <text:p/>
        </draw:connector>
        <draw:connector draw:style-name="gr4" draw:text-style-name="P9" draw:layer="layout" svg:x1="4cm" svg:y1="9.4cm" svg:x2="11.5cm" svg:y2="5.6cm" draw:start-shape="id191" draw:start-glue-point="6" draw:end-shape="id192" draw:end-glue-point="4" svg:d="M4000 9400v502h3701v-4803h3799v501" svg:viewBox="0 0 7501 4804">
          <text:p/>
        </draw:connector>
        <draw:connector draw:style-name="gr4" draw:text-style-name="P9" draw:layer="layout" svg:x1="13.8cm" svg:y1="7.1cm" svg:x2="16cm" svg:y2="5.7cm" draw:start-shape="id192" draw:start-glue-point="7" draw:end-shape="id193" draw:end-glue-point="5" svg:d="M13800 7100h1101v-1400h1099" svg:viewBox="0 0 2201 1401">
          <text:p/>
        </draw:connector>
        <draw:connector draw:style-name="gr4" draw:text-style-name="P9" draw:layer="layout" svg:x1="20cm" svg:y1="6.8cm" svg:x2="19.9cm" svg:y2="8.4cm" draw:start-shape="id193" draw:start-glue-point="6" draw:end-shape="id194" draw:end-glue-point="4" svg:d="M20000 6800v801h-100v799" svg:viewBox="0 0 101 1601">
          <text:p/>
        </draw:connector>
        <draw:connector draw:style-name="gr4" draw:text-style-name="P9" draw:layer="layout" svg:x1="19.9cm" svg:y1="10.2cm" svg:x2="11.5cm" svg:y2="8.6cm" draw:start-shape="id194" draw:start-glue-point="6" draw:end-shape="id192" draw:end-glue-point="6" svg:d="M19900 10200v502h-8400v-2102" svg:viewBox="0 0 8401 2103">
          <text:p/>
        </draw:connector>
        <draw:frame draw:style-name="gr9" draw:text-style-name="P28" draw:layer="layout" svg:width="1.2cm" svg:height="0.962cm" svg:x="13.494cm" svg:y="5.7cm">
          <draw:text-box>
            <text:p text:style-name="P27"><text:span text:style-name="T3">V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 text:style-name="P4">Exemplo clássico</text:p>
          </draw:text-box>
        </draw:frame>
        <draw:custom-shape draw:style-name="gr89" draw:text-style-name="P17" xml:id="id195" draw:id="id195" draw:layer="layout" svg:width="5.4cm" svg:height="1.4cm" svg:x="1.4cm" svg:y="4.4cm">
          <text:p text:style-name="P16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1" draw:text-style-name="P17" xml:id="id197" draw:id="id197" draw:layer="layout" svg:width="4.6cm" svg:height="3cm" svg:x="9.2cm" svg:y="5.6cm">
          <text:p text:style-name="P16">while Tru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1" draw:text-style-name="P20" xml:id="id198" draw:id="id198" draw:layer="layout" svg:width="8cm" svg:height="2.2cm" svg:x="16cm" svg:y="4.6cm">
          <text:p text:style-name="P14"><text:span text:style-name="T7">contador = c</text:span>ontador + 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2" draw:text-style-name="P15" xml:id="id196" draw:id="id196" draw:layer="layout" svg:width="4.4cm" svg:height="2.2cm" svg:x="1.8cm" svg:y="7.2cm">
          <text:p text:style-name="P14">contador = 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0" draw:text-style-name="P17" xml:id="id199" draw:id="id199" draw:layer="layout" svg:width="7cm" svg:height="1.8cm" svg:x="16.4cm" svg:y="8.4cm">
          <text:p text:style-name="P16">2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4" draw:text-style-name="P9" draw:layer="layout" svg:x1="4.1cm" svg:y1="5.8cm" svg:x2="4cm" svg:y2="7.2cm" draw:start-shape="id195" draw:start-glue-point="6" draw:end-shape="id196" draw:end-glue-point="4" svg:d="M4100 5800v701h-100v699" svg:viewBox="0 0 101 1401">
          <text:p/>
        </draw:connector>
        <draw:connector draw:style-name="gr4" draw:text-style-name="P9" draw:layer="layout" svg:x1="4cm" svg:y1="9.4cm" svg:x2="11.5cm" svg:y2="5.6cm" draw:start-shape="id196" draw:start-glue-point="6" draw:end-shape="id197" draw:end-glue-point="4" svg:d="M4000 9400v502h3701v-4803h3799v501" svg:viewBox="0 0 7501 4804">
          <text:p/>
        </draw:connector>
        <draw:connector draw:style-name="gr4" draw:text-style-name="P9" draw:layer="layout" svg:x1="13.8cm" svg:y1="7.1cm" svg:x2="16cm" svg:y2="5.7cm" draw:start-shape="id197" draw:start-glue-point="7" draw:end-shape="id198" draw:end-glue-point="5" svg:d="M13800 7100h1101v-1400h1099" svg:viewBox="0 0 2201 1401">
          <text:p/>
        </draw:connector>
        <draw:connector draw:style-name="gr4" draw:text-style-name="P9" draw:layer="layout" svg:x1="20cm" svg:y1="6.8cm" svg:x2="19.9cm" svg:y2="8.4cm" draw:start-shape="id198" draw:start-glue-point="6" draw:end-shape="id199" draw:end-glue-point="4" svg:d="M20000 6800v801h-100v799" svg:viewBox="0 0 101 1601">
          <text:p/>
        </draw:connector>
        <draw:connector draw:style-name="gr4" draw:text-style-name="P9" draw:layer="layout" svg:x1="19.9cm" svg:y1="10.2cm" svg:x2="11.5cm" svg:y2="8.6cm" draw:start-shape="id199" draw:start-glue-point="6" draw:end-shape="id197" draw:end-glue-point="6" svg:d="M19900 10200v502h-8400v-2102" svg:viewBox="0 0 8401 2103">
          <text:p/>
        </draw:connector>
        <draw:frame draw:style-name="gr9" draw:text-style-name="P28" draw:layer="layout" svg:width="1.2cm" svg:height="0.962cm" svg:x="13.494cm" svg:y="5.7cm">
          <draw:text-box>
            <text:p text:style-name="P27"><text:span text:style-name="T3">V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 text:style-name="P4">Exemplo clássico</text:p>
          </draw:text-box>
        </draw:frame>
        <draw:custom-shape draw:style-name="gr89" draw:text-style-name="P17" xml:id="id200" draw:id="id200" draw:layer="layout" svg:width="5.4cm" svg:height="1.4cm" svg:x="1.4cm" svg:y="4.4cm">
          <text:p text:style-name="P16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1" draw:text-style-name="P17" xml:id="id202" draw:id="id202" draw:layer="layout" svg:width="4.6cm" svg:height="3cm" svg:x="9.2cm" svg:y="5.6cm">
          <text:p text:style-name="P16">while Tru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3" draw:text-style-name="P15" xml:id="id203" draw:id="id203" draw:layer="layout" svg:width="8cm" svg:height="2.2cm" svg:x="16cm" svg:y="4.6cm">
          <text:p text:style-name="P14"><text:span text:style-name="T7">contador = c</text:span>ontador + 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4" draw:text-style-name="P15" xml:id="id201" draw:id="id201" draw:layer="layout" svg:width="4.4cm" svg:height="2.2cm" svg:x="1.8cm" svg:y="7.2cm">
          <text:p text:style-name="P14">contador = 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8" draw:text-style-name="P21" xml:id="id204" draw:id="id204" draw:layer="layout" svg:width="7cm" svg:height="1.8cm" svg:x="16.4cm" svg:y="8.4cm">
          <text:p text:style-name="P16">3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4" draw:text-style-name="P9" draw:layer="layout" svg:x1="4.1cm" svg:y1="5.8cm" svg:x2="4cm" svg:y2="7.2cm" draw:start-shape="id200" draw:start-glue-point="6" draw:end-shape="id201" draw:end-glue-point="4" svg:d="M4100 5800v701h-100v699" svg:viewBox="0 0 101 1401">
          <text:p/>
        </draw:connector>
        <draw:connector draw:style-name="gr4" draw:text-style-name="P9" draw:layer="layout" svg:x1="4cm" svg:y1="9.4cm" svg:x2="11.5cm" svg:y2="5.6cm" draw:start-shape="id201" draw:start-glue-point="6" draw:end-shape="id202" draw:end-glue-point="4" svg:d="M4000 9400v502h3701v-4803h3799v501" svg:viewBox="0 0 7501 4804">
          <text:p/>
        </draw:connector>
        <draw:connector draw:style-name="gr4" draw:text-style-name="P9" draw:layer="layout" svg:x1="13.8cm" svg:y1="7.1cm" svg:x2="16cm" svg:y2="5.7cm" draw:start-shape="id202" draw:start-glue-point="7" draw:end-shape="id203" draw:end-glue-point="5" svg:d="M13800 7100h1101v-1400h1099" svg:viewBox="0 0 2201 1401">
          <text:p/>
        </draw:connector>
        <draw:connector draw:style-name="gr4" draw:text-style-name="P9" draw:layer="layout" svg:x1="20cm" svg:y1="6.8cm" svg:x2="19.9cm" svg:y2="8.4cm" draw:start-shape="id203" draw:start-glue-point="6" draw:end-shape="id204" draw:end-glue-point="4" svg:d="M20000 6800v801h-100v799" svg:viewBox="0 0 101 1601">
          <text:p/>
        </draw:connector>
        <draw:connector draw:style-name="gr4" draw:text-style-name="P9" draw:layer="layout" svg:x1="19.9cm" svg:y1="10.2cm" svg:x2="11.5cm" svg:y2="8.6cm" draw:start-shape="id204" draw:start-glue-point="6" draw:end-shape="id202" draw:end-glue-point="6" svg:d="M19900 10200v502h-8400v-2102" svg:viewBox="0 0 8401 2103">
          <text:p/>
        </draw:connector>
        <draw:frame draw:style-name="gr9" draw:text-style-name="P28" draw:layer="layout" svg:width="1.2cm" svg:height="0.962cm" svg:x="13.494cm" svg:y="5.7cm">
          <draw:text-box>
            <text:p text:style-name="P27"><text:span text:style-name="T3">V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 text:style-name="P4">Exemplo clássico</text:p>
          </draw:text-box>
        </draw:frame>
        <draw:custom-shape draw:style-name="gr89" draw:text-style-name="P17" xml:id="id205" draw:id="id205" draw:layer="layout" svg:width="5.4cm" svg:height="1.4cm" svg:x="1.4cm" svg:y="4.4cm">
          <text:p text:style-name="P16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1" draw:text-style-name="P21" xml:id="id207" draw:id="id207" draw:layer="layout" svg:width="4.6cm" svg:height="3cm" svg:x="9.2cm" svg:y="5.6cm">
          <text:p text:style-name="P16">while Tru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5" draw:text-style-name="P15" xml:id="id208" draw:id="id208" draw:layer="layout" svg:width="8cm" svg:height="2.2cm" svg:x="16cm" svg:y="4.6cm">
          <text:p text:style-name="P14"><text:span text:style-name="T7">contador = c</text:span>ontador + 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6" draw:text-style-name="P15" xml:id="id206" draw:id="id206" draw:layer="layout" svg:width="4.4cm" svg:height="2.2cm" svg:x="1.8cm" svg:y="7.2cm">
          <text:p text:style-name="P14">contador = 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0" draw:text-style-name="P17" xml:id="id209" draw:id="id209" draw:layer="layout" svg:width="7cm" svg:height="1.8cm" svg:x="16.4cm" svg:y="8.4cm">
          <text:p text:style-name="P16">3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4" draw:text-style-name="P9" draw:layer="layout" svg:x1="4.1cm" svg:y1="5.8cm" svg:x2="4cm" svg:y2="7.2cm" draw:start-shape="id205" draw:start-glue-point="6" draw:end-shape="id206" draw:end-glue-point="4" svg:d="M4100 5800v701h-100v699" svg:viewBox="0 0 101 1401">
          <text:p/>
        </draw:connector>
        <draw:connector draw:style-name="gr4" draw:text-style-name="P9" draw:layer="layout" svg:x1="4cm" svg:y1="9.4cm" svg:x2="11.5cm" svg:y2="5.6cm" draw:start-shape="id206" draw:start-glue-point="6" draw:end-shape="id207" draw:end-glue-point="4" svg:d="M4000 9400v502h3701v-4803h3799v501" svg:viewBox="0 0 7501 4804">
          <text:p/>
        </draw:connector>
        <draw:connector draw:style-name="gr4" draw:text-style-name="P9" draw:layer="layout" svg:x1="13.8cm" svg:y1="7.1cm" svg:x2="16cm" svg:y2="5.7cm" draw:start-shape="id207" draw:start-glue-point="7" draw:end-shape="id208" draw:end-glue-point="5" svg:d="M13800 7100h1101v-1400h1099" svg:viewBox="0 0 2201 1401">
          <text:p/>
        </draw:connector>
        <draw:connector draw:style-name="gr4" draw:text-style-name="P9" draw:layer="layout" svg:x1="20cm" svg:y1="6.8cm" svg:x2="19.9cm" svg:y2="8.4cm" draw:start-shape="id208" draw:start-glue-point="6" draw:end-shape="id209" draw:end-glue-point="4" svg:d="M20000 6800v801h-100v799" svg:viewBox="0 0 101 1601">
          <text:p/>
        </draw:connector>
        <draw:connector draw:style-name="gr4" draw:text-style-name="P9" draw:layer="layout" svg:x1="19.9cm" svg:y1="10.2cm" svg:x2="11.5cm" svg:y2="8.6cm" draw:start-shape="id209" draw:start-glue-point="6" draw:end-shape="id207" draw:end-glue-point="6" svg:d="M19900 10200v502h-8400v-2102" svg:viewBox="0 0 8401 2103">
          <text:p/>
        </draw:connector>
        <draw:frame draw:style-name="gr9" draw:text-style-name="P28" draw:layer="layout" svg:width="1.2cm" svg:height="0.962cm" svg:x="13.494cm" svg:y="5.7cm">
          <draw:text-box>
            <text:p text:style-name="P27"><text:span text:style-name="T3">V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 text:style-name="P4">Exemplo clássico</text:p>
          </draw:text-box>
        </draw:frame>
        <draw:custom-shape draw:style-name="gr89" draw:text-style-name="P17" xml:id="id210" draw:id="id210" draw:layer="layout" svg:width="5.4cm" svg:height="1.4cm" svg:x="1.4cm" svg:y="4.4cm">
          <text:p text:style-name="P16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1" draw:text-style-name="P21" xml:id="id212" draw:id="id212" draw:layer="layout" svg:width="4.6cm" svg:height="3cm" svg:x="9.2cm" svg:y="5.6cm">
          <text:p text:style-name="P16">while Tru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7" draw:text-style-name="P15" xml:id="id213" draw:id="id213" draw:layer="layout" svg:width="8cm" svg:height="2.2cm" svg:x="16cm" svg:y="4.6cm">
          <text:p text:style-name="P14"><text:span text:style-name="T7">contador = c</text:span>ontador + 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8" draw:text-style-name="P15" xml:id="id211" draw:id="id211" draw:layer="layout" svg:width="4.4cm" svg:height="2.2cm" svg:x="1.8cm" svg:y="7.2cm">
          <text:p text:style-name="P14">contador = 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0" draw:text-style-name="P17" xml:id="id214" draw:id="id214" draw:layer="layout" svg:width="7cm" svg:height="1.8cm" svg:x="16.4cm" svg:y="8.4cm">
          <text:p text:style-name="P16">3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4" draw:text-style-name="P9" draw:layer="layout" svg:x1="4.1cm" svg:y1="5.8cm" svg:x2="4cm" svg:y2="7.2cm" draw:start-shape="id210" draw:start-glue-point="6" draw:end-shape="id211" draw:end-glue-point="4" svg:d="M4100 5800v701h-100v699" svg:viewBox="0 0 101 1401">
          <text:p/>
        </draw:connector>
        <draw:connector draw:style-name="gr4" draw:text-style-name="P9" draw:layer="layout" svg:x1="4cm" svg:y1="9.4cm" svg:x2="11.5cm" svg:y2="5.6cm" draw:start-shape="id211" draw:start-glue-point="6" draw:end-shape="id212" draw:end-glue-point="4" svg:d="M4000 9400v502h3701v-4803h3799v501" svg:viewBox="0 0 7501 4804">
          <text:p/>
        </draw:connector>
        <draw:connector draw:style-name="gr4" draw:text-style-name="P9" draw:layer="layout" svg:x1="13.8cm" svg:y1="7.1cm" svg:x2="16cm" svg:y2="5.7cm" draw:start-shape="id212" draw:start-glue-point="7" draw:end-shape="id213" draw:end-glue-point="5" svg:d="M13800 7100h1101v-1400h1099" svg:viewBox="0 0 2201 1401">
          <text:p/>
        </draw:connector>
        <draw:connector draw:style-name="gr4" draw:text-style-name="P9" draw:layer="layout" svg:x1="20cm" svg:y1="6.8cm" svg:x2="19.9cm" svg:y2="8.4cm" draw:start-shape="id213" draw:start-glue-point="6" draw:end-shape="id214" draw:end-glue-point="4" svg:d="M20000 6800v801h-100v799" svg:viewBox="0 0 101 1601">
          <text:p/>
        </draw:connector>
        <draw:connector draw:style-name="gr4" draw:text-style-name="P9" draw:layer="layout" svg:x1="19.9cm" svg:y1="10.2cm" svg:x2="11.5cm" svg:y2="8.6cm" draw:start-shape="id214" draw:start-glue-point="6" draw:end-shape="id212" draw:end-glue-point="6" svg:d="M19900 10200v502h-8400v-2102" svg:viewBox="0 0 8401 2103">
          <text:p/>
        </draw:connector>
        <draw:frame draw:style-name="gr9" draw:text-style-name="P28" draw:layer="layout" svg:width="1.2cm" svg:height="0.962cm" svg:x="13.494cm" svg:y="5.7cm">
          <draw:text-box>
            <text:p text:style-name="P27"><text:span text:style-name="T3">V</text:span></text:p>
          </draw:text-box>
        </draw:frame>
        <draw:frame draw:style-name="gr119" draw:text-style-name="P28" draw:layer="layout" svg:width="19.4cm" svg:height="2.2cm" svg:x="4.4cm" svg:y="11.8cm">
          <draw:text-box>
            <text:p text:style-name="P27">Como a condicional do while é True (verdadeiro) o loop nunca irá acabar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 text:style-name="P4">Exemplo clássico</text:p>
          </draw:text-box>
        </draw:frame>
        <draw:custom-shape draw:style-name="gr89" draw:text-style-name="P17" xml:id="id215" draw:id="id215" draw:layer="layout" svg:width="5.4cm" svg:height="1.4cm" svg:x="1.4cm" svg:y="4.4cm">
          <text:p text:style-name="P16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1" draw:text-style-name="P17" xml:id="id217" draw:id="id217" draw:layer="layout" svg:width="4.6cm" svg:height="3cm" svg:x="9.2cm" svg:y="5.6cm">
          <text:p text:style-name="P16">while Tru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0" draw:text-style-name="P15" xml:id="id218" draw:id="id218" draw:layer="layout" svg:width="8cm" svg:height="2.2cm" svg:x="16cm" svg:y="4.6cm">
          <text:p text:style-name="P14"><text:span text:style-name="T7">contador = c</text:span>ontador + 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1" draw:text-style-name="P15" xml:id="id216" draw:id="id216" draw:layer="layout" svg:width="4.4cm" svg:height="2.2cm" svg:x="1.8cm" svg:y="7.2cm">
          <text:p text:style-name="P14">contador = 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0" draw:text-style-name="P17" xml:id="id219" draw:id="id219" draw:layer="layout" svg:width="7cm" svg:height="1.8cm" svg:x="16.4cm" svg:y="8.4cm">
          <text:p text:style-name="P16">3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4" draw:text-style-name="P9" draw:layer="layout" svg:x1="4.1cm" svg:y1="5.8cm" svg:x2="4cm" svg:y2="7.2cm" draw:start-shape="id215" draw:start-glue-point="6" draw:end-shape="id216" draw:end-glue-point="4" svg:d="M4100 5800v701h-100v699" svg:viewBox="0 0 101 1401">
          <text:p/>
        </draw:connector>
        <draw:connector draw:style-name="gr4" draw:text-style-name="P9" draw:layer="layout" svg:x1="4cm" svg:y1="9.4cm" svg:x2="11.5cm" svg:y2="5.6cm" draw:start-shape="id216" draw:start-glue-point="6" draw:end-shape="id217" draw:end-glue-point="4" svg:d="M4000 9400v502h3701v-4803h3799v501" svg:viewBox="0 0 7501 4804">
          <text:p/>
        </draw:connector>
        <draw:connector draw:style-name="gr4" draw:text-style-name="P9" draw:layer="layout" svg:x1="13.8cm" svg:y1="7.1cm" svg:x2="16cm" svg:y2="5.7cm" draw:start-shape="id217" draw:start-glue-point="7" draw:end-shape="id218" draw:end-glue-point="5" svg:d="M13800 7100h1101v-1400h1099" svg:viewBox="0 0 2201 1401">
          <text:p/>
        </draw:connector>
        <draw:connector draw:style-name="gr4" draw:text-style-name="P9" draw:layer="layout" svg:x1="20cm" svg:y1="6.8cm" svg:x2="19.9cm" svg:y2="8.4cm" draw:start-shape="id218" draw:start-glue-point="6" draw:end-shape="id219" draw:end-glue-point="4" svg:d="M20000 6800v801h-100v799" svg:viewBox="0 0 101 1601">
          <text:p/>
        </draw:connector>
        <draw:connector draw:style-name="gr4" draw:text-style-name="P9" draw:layer="layout" svg:x1="19.9cm" svg:y1="10.2cm" svg:x2="11.5cm" svg:y2="8.6cm" draw:start-shape="id219" draw:start-glue-point="6" draw:end-shape="id217" draw:end-glue-point="6" svg:d="M19900 10200v502h-8400v-2102" svg:viewBox="0 0 8401 2103">
          <text:p/>
        </draw:connector>
        <draw:custom-shape draw:style-name="gr122" draw:text-style-name="P32" xml:id="id220" draw:id="id220" draw:layer="layout" svg:width="5.2cm" svg:height="1.4cm" svg:x="6.2cm" svg:y="13cm">
          <text:p text:style-name="P31"><text:span text:style-name="T8">Fim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23" draw:text-style-name="P9" draw:layer="layout" svg:x1="9.2cm" svg:y1="7.1cm" svg:x2="8.8cm" svg:y2="13cm" draw:start-shape="id217" draw:start-glue-point="5" draw:end-shape="id220" draw:end-glue-point="4" svg:d="M9200 7100h-501v3701h101v2199" svg:viewBox="0 0 502 5901">
          <text:p/>
        </draw:connector>
        <draw:frame draw:style-name="gr9" draw:text-style-name="P28" draw:layer="layout" svg:width="1.2cm" svg:height="0.962cm" svg:x="13.494cm" svg:y="5.7cm">
          <draw:text-box>
            <text:p text:style-name="P27"><text:span text:style-name="T3">V</text:span></text:p>
          </draw:text-box>
        </draw:frame>
        <draw:frame draw:style-name="gr124" draw:text-style-name="P28" draw:layer="layout" svg:width="1.2cm" svg:height="1.2cm" svg:x="8.699cm" svg:y="7.8cm">
          <draw:text-box>
            <text:p text:style-name="P27"><text:span text:style-name="T3">F</text:span></text:p>
          </draw:text-box>
        </draw:frame>
        <draw:frame draw:style-name="gr125" draw:text-style-name="P33" draw:layer="layout" svg:width="15.463cm" svg:height="1.673cm" svg:x="12.2cm" svg:y="12.327cm">
          <draw:text-box>
            <text:p><text:span text:style-name="T3">Como a condicional do while é True (verdadeiro) o loop nunca irá acabar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 text:style-name="P4">Exemplo clássico</text:p>
          </draw:text-box>
        </draw:frame>
        <draw:custom-shape draw:style-name="gr89" draw:text-style-name="P17" xml:id="id221" draw:id="id221" draw:layer="layout" svg:width="5.4cm" svg:height="1.4cm" svg:x="1.4cm" svg:y="4.4cm">
          <text:p text:style-name="P16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1" draw:text-style-name="P17" xml:id="id223" draw:id="id223" draw:layer="layout" svg:width="4.6cm" svg:height="3cm" svg:x="9.2cm" svg:y="5.6cm">
          <text:p text:style-name="P16">while Tru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6" draw:text-style-name="P15" xml:id="id224" draw:id="id224" draw:layer="layout" svg:width="8cm" svg:height="2.2cm" svg:x="16cm" svg:y="4.6cm">
          <text:p text:style-name="P14"><text:span text:style-name="T7">contador = c</text:span>ontador + 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7" draw:text-style-name="P15" xml:id="id222" draw:id="id222" draw:layer="layout" svg:width="4.4cm" svg:height="2.2cm" svg:x="1.8cm" svg:y="7.2cm">
          <text:p text:style-name="P14">contador = 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0" draw:text-style-name="P17" xml:id="id225" draw:id="id225" draw:layer="layout" svg:width="7cm" svg:height="1.8cm" svg:x="16.4cm" svg:y="8.4cm">
          <text:p text:style-name="P16">3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4" draw:text-style-name="P9" draw:layer="layout" svg:x1="4.1cm" svg:y1="5.8cm" svg:x2="4cm" svg:y2="7.2cm" draw:start-shape="id221" draw:start-glue-point="6" draw:end-shape="id222" draw:end-glue-point="4" svg:d="M4100 5800v701h-100v699" svg:viewBox="0 0 101 1401">
          <text:p/>
        </draw:connector>
        <draw:connector draw:style-name="gr4" draw:text-style-name="P9" draw:layer="layout" svg:x1="4cm" svg:y1="9.4cm" svg:x2="11.5cm" svg:y2="5.6cm" draw:start-shape="id222" draw:start-glue-point="6" draw:end-shape="id223" draw:end-glue-point="4" svg:d="M4000 9400v502h3701v-4803h3799v501" svg:viewBox="0 0 7501 4804">
          <text:p/>
        </draw:connector>
        <draw:connector draw:style-name="gr4" draw:text-style-name="P9" draw:layer="layout" svg:x1="13.8cm" svg:y1="7.1cm" svg:x2="16cm" svg:y2="5.7cm" draw:start-shape="id223" draw:start-glue-point="7" draw:end-shape="id224" draw:end-glue-point="5" svg:d="M13800 7100h1101v-1400h1099" svg:viewBox="0 0 2201 1401">
          <text:p/>
        </draw:connector>
        <draw:connector draw:style-name="gr4" draw:text-style-name="P9" draw:layer="layout" svg:x1="20cm" svg:y1="6.8cm" svg:x2="19.9cm" svg:y2="8.4cm" draw:start-shape="id224" draw:start-glue-point="6" draw:end-shape="id225" draw:end-glue-point="4" svg:d="M20000 6800v801h-100v799" svg:viewBox="0 0 101 1601">
          <text:p/>
        </draw:connector>
        <draw:connector draw:style-name="gr4" draw:text-style-name="P9" draw:layer="layout" svg:x1="19.9cm" svg:y1="10.2cm" svg:x2="11.5cm" svg:y2="8.6cm" draw:start-shape="id225" draw:start-glue-point="6" draw:end-shape="id223" draw:end-glue-point="6" svg:d="M19900 10200v502h-8400v-2102" svg:viewBox="0 0 8401 2103">
          <text:p/>
        </draw:connector>
        <draw:custom-shape draw:style-name="gr122" draw:text-style-name="P32" xml:id="id226" draw:id="id226" draw:layer="layout" svg:width="5.2cm" svg:height="1.4cm" svg:x="6.2cm" svg:y="13cm">
          <text:p text:style-name="P31"><text:span text:style-name="T8">Fim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23" draw:text-style-name="P9" draw:layer="layout" svg:x1="9.2cm" svg:y1="7.1cm" svg:x2="8.8cm" svg:y2="13cm" draw:start-shape="id223" draw:start-glue-point="5" draw:end-shape="id226" draw:end-glue-point="4" svg:d="M9200 7100h-501v3701h101v2199" svg:viewBox="0 0 502 5901">
          <text:p/>
        </draw:connector>
        <draw:frame draw:style-name="gr9" draw:text-style-name="P28" draw:layer="layout" svg:width="1.2cm" svg:height="0.962cm" svg:x="13.494cm" svg:y="5.7cm">
          <draw:text-box>
            <text:p text:style-name="P27"><text:span text:style-name="T3">V</text:span></text:p>
          </draw:text-box>
        </draw:frame>
        <draw:frame draw:style-name="gr124" draw:text-style-name="P28" draw:layer="layout" svg:width="1.2cm" svg:height="1.2cm" svg:x="8.699cm" svg:y="7.8cm">
          <draw:text-box>
            <text:p text:style-name="P27"><text:span text:style-name="T3">F</text:span></text:p>
          </draw:text-box>
        </draw:frame>
        <draw:custom-shape draw:style-name="gr128" draw:text-style-name="P18" draw:layer="layout" svg:width="5.5cm" svg:height="8cm" svg:x="6cm" svg:y="6.6cm">
          <text:p/>
          <draw:enhanced-geometry svg:viewBox="0 0 21600 21600" draw:type="rectangle" draw:enhanced-path="M 0 0 L 21600 0 21600 21600 0 21600 0 0 Z N"/>
        </draw:custom-shape>
        <draw:frame draw:style-name="gr125" draw:text-style-name="P33" draw:layer="layout" svg:width="15.463cm" svg:height="1.673cm" svg:x="12.201cm" svg:y="12.328cm">
          <draw:text-box>
            <text:p><text:span text:style-name="T3">Como a condicional do while é True (verdadeiro) o loop nunca irá acabar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 text:style-name="P4">Exemplo clássico</text:p>
          </draw:text-box>
        </draw:frame>
        <draw:custom-shape draw:style-name="gr89" draw:text-style-name="P17" xml:id="id227" draw:id="id227" draw:layer="layout" svg:width="5.4cm" svg:height="1.4cm" svg:x="1.4cm" svg:y="4.4cm">
          <text:p text:style-name="P16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1" draw:text-style-name="P17" xml:id="id229" draw:id="id229" draw:layer="layout" svg:width="4.6cm" svg:height="3cm" svg:x="9.2cm" svg:y="5.6cm">
          <text:p text:style-name="P16">while Tru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9" draw:text-style-name="P15" xml:id="id230" draw:id="id230" draw:layer="layout" svg:width="8cm" svg:height="2.2cm" svg:x="16cm" svg:y="4.6cm">
          <text:p text:style-name="P14"><text:span text:style-name="T7">contador = c</text:span>ontador + 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0" draw:text-style-name="P15" xml:id="id228" draw:id="id228" draw:layer="layout" svg:width="4.4cm" svg:height="2.2cm" svg:x="1.8cm" svg:y="7.2cm">
          <text:p text:style-name="P14">contador = 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0" draw:text-style-name="P17" xml:id="id231" draw:id="id231" draw:layer="layout" svg:width="7cm" svg:height="1.8cm" svg:x="16.4cm" svg:y="8.4cm">
          <text:p text:style-name="P16">3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4" draw:text-style-name="P9" draw:layer="layout" svg:x1="4.1cm" svg:y1="5.8cm" svg:x2="4cm" svg:y2="7.2cm" draw:start-shape="id227" draw:start-glue-point="6" draw:end-shape="id228" draw:end-glue-point="4" svg:d="M4100 5800v701h-100v699" svg:viewBox="0 0 101 1401">
          <text:p/>
        </draw:connector>
        <draw:connector draw:style-name="gr4" draw:text-style-name="P9" draw:layer="layout" svg:x1="4cm" svg:y1="9.4cm" svg:x2="11.5cm" svg:y2="5.6cm" draw:start-shape="id228" draw:start-glue-point="6" draw:end-shape="id229" draw:end-glue-point="4" svg:d="M4000 9400v502h3701v-4803h3799v501" svg:viewBox="0 0 7501 4804">
          <text:p/>
        </draw:connector>
        <draw:connector draw:style-name="gr4" draw:text-style-name="P9" draw:layer="layout" svg:x1="13.8cm" svg:y1="7.1cm" svg:x2="16cm" svg:y2="5.7cm" draw:start-shape="id229" draw:start-glue-point="7" draw:end-shape="id230" draw:end-glue-point="5" svg:d="M13800 7100h1101v-1400h1099" svg:viewBox="0 0 2201 1401">
          <text:p/>
        </draw:connector>
        <draw:connector draw:style-name="gr4" draw:text-style-name="P9" draw:layer="layout" svg:x1="20cm" svg:y1="6.8cm" svg:x2="19.9cm" svg:y2="8.4cm" draw:start-shape="id230" draw:start-glue-point="6" draw:end-shape="id231" draw:end-glue-point="4" svg:d="M20000 6800v801h-100v799" svg:viewBox="0 0 101 1601">
          <text:p/>
        </draw:connector>
        <draw:connector draw:style-name="gr4" draw:text-style-name="P9" draw:layer="layout" svg:x1="19.9cm" svg:y1="10.2cm" svg:x2="11.5cm" svg:y2="8.6cm" draw:start-shape="id231" draw:start-glue-point="6" draw:end-shape="id229" draw:end-glue-point="6" svg:d="M19900 10200v502h-8400v-2102" svg:viewBox="0 0 8401 2103">
          <text:p/>
        </draw:connector>
        <draw:custom-shape draw:style-name="gr122" draw:text-style-name="P32" xml:id="id232" draw:id="id232" draw:layer="layout" svg:width="5.2cm" svg:height="1.4cm" svg:x="6.2cm" svg:y="13cm">
          <text:p text:style-name="P31"><text:span text:style-name="T8">Fim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23" draw:text-style-name="P9" draw:layer="layout" svg:x1="9.2cm" svg:y1="7.1cm" svg:x2="8.8cm" svg:y2="13cm" draw:start-shape="id229" draw:start-glue-point="5" draw:end-shape="id232" draw:end-glue-point="4" svg:d="M9200 7100h-501v3701h101v2199" svg:viewBox="0 0 502 5901">
          <text:p/>
        </draw:connector>
        <draw:frame draw:style-name="gr9" draw:text-style-name="P28" draw:layer="layout" svg:width="1.2cm" svg:height="0.962cm" svg:x="13.494cm" svg:y="5.7cm">
          <draw:text-box>
            <text:p text:style-name="P27"><text:span text:style-name="T3">V</text:span></text:p>
          </draw:text-box>
        </draw:frame>
        <draw:frame draw:style-name="gr124" draw:text-style-name="P28" draw:layer="layout" svg:width="1.2cm" svg:height="1.2cm" svg:x="8.699cm" svg:y="7.8cm">
          <draw:text-box>
            <text:p text:style-name="P27"><text:span text:style-name="T3">F</text:span></text:p>
          </draw:text-box>
        </draw:frame>
        <draw:custom-shape draw:style-name="gr128" draw:text-style-name="P18" draw:layer="layout" svg:width="5.5cm" svg:height="8cm" svg:x="6cm" svg:y="6.6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34" draw:layer="layout" svg:width="8.2cm" svg:height="3.2cm" svg:x="11.6cm" svg:y="10.702cm">
          <text:p text:style-name="P16">NUNCA SERÁ FALSO!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for vs while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É possível usar o while no lugar do for. Mas o contrário pode não ser possível. <text:s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for vs while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É possível usar o while no lugar do for. Mas o contrário pode não ser possível. <text:s/></text:p>
                <text:p/>
              </text:list-item>
            </text:list>
          </draw:text-box>
        </draw:frame>
        <draw:frame draw:style-name="gr132" draw:text-style-name="P36" draw:layer="layout" svg:width="9cm" svg:height="3.326cm" svg:x="2.8cm" svg:y="8.874cm">
          <draw:text-box>
            <text:p text:style-name="P35"><text:span text:style-name="T9">for i in range(10):</text:span></text:p>
            <text:p text:style-name="P35"><text:span text:style-name="T9"><text:s text:c="4"/></text:span><text:span text:style-name="T9">print(i)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for vs while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É possível usar o while no lugar do for. Mas o contrário pode não ser possível. <text:s/></text:p>
                <text:p/>
              </text:list-item>
            </text:list>
          </draw:text-box>
        </draw:frame>
        <draw:frame draw:style-name="gr132" draw:text-style-name="P36" draw:layer="layout" svg:width="9cm" svg:height="3.326cm" svg:x="2.8cm" svg:y="8.874cm">
          <draw:text-box>
            <text:p text:style-name="P35"><text:span text:style-name="T9">for i in range(10):</text:span></text:p>
            <text:p text:style-name="P35"><text:span text:style-name="T9"><text:s text:c="4"/></text:span><text:span text:style-name="T9">print(i)</text:span></text:p>
          </draw:text-box>
        </draw:frame>
        <draw:frame draw:style-name="gr132" draw:text-style-name="P36" draw:layer="layout" svg:width="9cm" svg:height="4.351cm" svg:x="15cm" svg:y="8.049cm">
          <draw:text-box>
            <text:p text:style-name="P35"><text:span text:style-name="T9">cont = 0 </text:span></text:p>
            <text:p text:style-name="P35"><text:span text:style-name="T9">while cont &lt; 10:</text:span></text:p>
            <text:p text:style-name="P35"><text:span text:style-name="T9"><text:s text:c="4"/></text:span><text:span text:style-name="T9">print(cont)</text:span></text:p>
            <text:p text:style-name="P35"><text:span text:style-name="T9"><text:s text:c="4"/></text:span><text:span text:style-name="T9">cont = cont + 1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for vs while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É possível usar o while no lugar do for. Mas o contrário pode não ser possível. <text:s/></text:p>
                <text:p/>
              </text:list-item>
            </text:list>
          </draw:text-box>
        </draw:frame>
        <draw:frame draw:style-name="gr133" draw:text-style-name="P36" draw:layer="layout" svg:width="11.8cm" svg:height="5.376cm" svg:x="2.2cm" svg:y="8.224cm">
          <draw:text-box>
            <text:p text:style-name="P35"><text:span text:style-name="T9">cont = 0</text:span></text:p>
            <text:p text:style-name="P35"><text:span text:style-name="T9">while True:</text:span></text:p>
            <text:p text:style-name="P35"><text:span text:style-name="T9"><text:s text:c="4"/></text:span><text:span text:style-name="T9">cont = cont + 1</text:span></text:p>
            <text:p text:style-name="P35"><text:span text:style-name="T9"><text:s text:c="4"/></text:span><text:span text:style-name="T9">print( cont )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for vs while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É possível usar o while no lugar do for. Mas o contrário pode não ser possível. <text:s/></text:p>
                <text:p/>
              </text:list-item>
            </text:list>
          </draw:text-box>
        </draw:frame>
        <draw:frame draw:style-name="gr133" draw:text-style-name="P36" draw:layer="layout" svg:width="11.8cm" svg:height="5.376cm" svg:x="2.2cm" svg:y="8.224cm">
          <draw:text-box>
            <text:p text:style-name="P35"><text:span text:style-name="T9">cont = 0</text:span></text:p>
            <text:p text:style-name="P35"><text:span text:style-name="T9">while True:</text:span></text:p>
            <text:p text:style-name="P35"><text:span text:style-name="T9"><text:s text:c="4"/></text:span><text:span text:style-name="T9">cont = cont + 1</text:span></text:p>
            <text:p text:style-name="P35"><text:span text:style-name="T9"><text:s text:c="4"/></text:span><text:span text:style-name="T9">print( cont )</text:span></text:p>
          </draw:text-box>
        </draw:frame>
        <draw:frame draw:style-name="gr132" draw:text-style-name="P36" draw:layer="layout" svg:width="9cm" svg:height="3.326cm" svg:x="15cm" svg:y="8.049cm">
          <draw:text-box>
            <text:p text:style-name="P35"><text:span text:style-name="T9">?????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for vs while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É possível usar o while no lugar do for. Mas o contrário pode não ser possível. <text:s/></text:p>
                <text:p/>
              </text:list-item>
            </text:list>
          </draw:text-box>
        </draw:frame>
        <draw:frame draw:style-name="gr133" draw:text-style-name="P36" draw:layer="layout" svg:width="11.8cm" svg:height="5.376cm" svg:x="2.2cm" svg:y="8.224cm">
          <draw:text-box>
            <text:p text:style-name="P35"><text:span text:style-name="T9">cont = 0</text:span></text:p>
            <text:p text:style-name="P35"><text:span text:style-name="T9">while True:</text:span></text:p>
            <text:p text:style-name="P35"><text:span text:style-name="T9"><text:s text:c="4"/></text:span><text:span text:style-name="T9">cont = cont + 1</text:span></text:p>
            <text:p text:style-name="P35"><text:span text:style-name="T9"><text:s text:c="4"/></text:span><text:span text:style-name="T9">print( cont )</text:span></text:p>
          </draw:text-box>
        </draw:frame>
        <draw:frame draw:style-name="gr132" draw:text-style-name="P36" draw:layer="layout" svg:width="9cm" svg:height="4.351cm" svg:x="15cm" svg:y="8.049cm">
          <draw:text-box>
            <text:p text:style-name="P35"><text:span text:style-name="T9">?????</text:span></text:p>
            <text:p text:style-name="P35"><text:span text:style-name="T9">Como vou fazer um loop infinito com o for?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for vs while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É possível usar o while no lugar do for. Mas o contrário pode não ser possível. <text:s/></text:p>
                <text:p/>
              </text:list-item>
            </text:list>
          </draw:text-box>
        </draw:frame>
        <draw:frame draw:style-name="gr133" draw:text-style-name="P36" draw:layer="layout" svg:width="11.8cm" svg:height="5.376cm" svg:x="2.2cm" svg:y="8.224cm">
          <draw:text-box>
            <text:p text:style-name="P35"><text:span text:style-name="T9">opcao = ''</text:span></text:p>
            <text:p text:style-name="P35"><text:span text:style-name="T9">while opcao != 's' :</text:span></text:p>
            <text:p text:style-name="P35"><text:span text:style-name="T9"><text:s text:c="4"/></text:span><text:span text:style-name="T9">pass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for vs while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É possível usar o while no lugar do for. Mas o contrário pode não ser possível. <text:s/></text:p>
                <text:p/>
              </text:list-item>
            </text:list>
          </draw:text-box>
        </draw:frame>
        <draw:frame draw:style-name="gr133" draw:text-style-name="P36" draw:layer="layout" svg:width="11.8cm" svg:height="5.376cm" svg:x="2.2cm" svg:y="8.224cm">
          <draw:text-box>
            <text:p text:style-name="P35"><text:span text:style-name="T9">opcao = ''</text:span></text:p>
            <text:p text:style-name="P35"><text:span text:style-name="T9">while opcao != 's' :</text:span></text:p>
            <text:p text:style-name="P35"><text:span text:style-name="T9"><text:s text:c="4"/></text:span><text:span text:style-name="T9">pass</text:span></text:p>
          </draw:text-box>
        </draw:frame>
        <draw:frame draw:style-name="gr132" draw:text-style-name="P36" draw:layer="layout" svg:width="9cm" svg:height="4.351cm" svg:x="15cm" svg:y="8.049cm">
          <draw:text-box>
            <text:p text:style-name="P35"><text:span text:style-name="T9">?????</text:span></text:p>
            <text:p text:style-name="P35"><text:span text:style-name="T9">Como vou adaptar esta condição no for?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for vs while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O for irá executar enquanto houver item na lista ou a quantidade de vezes que está no range()</text:p>
              </text:list-item>
              <text:list-item>
                <text:p>O while irá executar enquanto for verdadeiro</text:p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for vs while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O for é usado quando se conhece a quantidade de vezes que você quer que repita ou para inteirar listas, tuplas, dicionários.</text:p>
              </text:list-item>
              <text:list-item>
                <text:p>O while é usado quando não se conhece a quantidade de vezes que se quer repetir. Podendo repetir eternamente</text:p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O que usar? While ou For?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Crie um programa que percorra uma lista e mostre item por item da lista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O que usar? While ou For?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Crie um programa que percorra uma lista e mostre item por item da lista.</text:p>
              </text:list-item>
              <text:list-item>
                <text:p>For!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O que usar? While ou For?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Crie um programa que mostre um menu interativo e só saia ao digitar "S".</text:p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O que usar? While ou For?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Crie um programa que mostre um menu interativo e só saia ao digitar "S".</text:p>
              </text:list-item>
              <text:list-item>
                <text:p>While</text:p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O que usar? While ou For?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Crie um programa que cadastre 5 pessoas...</text:p>
                <text:p/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O que usar? While ou For?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Crie um programa que cadastre 5 pessoas...</text:p>
                <text:p/>
              </text:list-item>
              <text:list-item>
                <text:p>For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Controle de fluxo.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Já conhecemos o while True.</text:p>
              </text:list-item>
              <text:list-item>
                <text:p>Sabemos que ele executa o loop eternamente.</text:p>
              </text:list-item>
              <text:list-item>
                <text:p>O while True é muito usado no python. 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Controle de fluxo.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Agora, se o while True é muito usado e ele é um loop infinito, </text:p>
              </text:list-item>
              <text:list-item>
                <text:p>Então... como podemos parar este loop?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Break e Continue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Os laços de repetição possuem comandos de controle</text:p>
              </text:list-item>
              <text:list-item>
                <text:p>Estes comandos ajudam a controlar a execução e até mesmo param o loop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Comando continue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O comando continue faz com que o programa volte para o inicio do loop.</text:p>
              </text:list-item>
              <text:list-item>
                <text:p>O código que estiver em baixo do continue não será executad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Comando continue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p>cont = 0 </text:p>
            <text:p>while cont &lt; 10:</text:p>
            <text:p><text:s text:c="4"/>cont = cont + 1</text:p>
            <text:p><text:s text:c="4"/>if cont &gt;= 5 and cont &lt;= 8:</text:p>
            <text:p><text:s text:c="8"/>print("Valores ocultados")</text:p>
            <text:p><text:s text:c="8"/>continue</text:p>
            <text:p><text:s text:c="4"/>print(cont)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placeholder="true" presentation:user-transformed="true">
          <draw:text-box/>
        </draw:frame>
        <draw:custom-shape draw:style-name="gr2" draw:text-style-name="P6" xml:id="id233" draw:id="id233" draw:layer="layout" svg:width="3.4cm" svg:height="1.4cm" svg:x="0.4cm" svg:y="4cm">
          <text:p text:style-name="P5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34" draw:text-style-name="P11" xml:id="id235" draw:id="id235" draw:layer="layout" svg:width="7.6cm" svg:height="3cm" svg:x="3.6cm" svg:y="7.4cm">
          <text:list text:style-name="L2">
            <text:list-header>
              <text:p text:style-name="P10"><text:span text:style-name="T2">while cont &lt; 10: <text:s text:c="2"/></text:span></text:p>
            </text:list-header>
          </text:list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5" draw:text-style-name="P8" xml:id="id234" draw:id="id234" draw:layer="layout" svg:width="4.4cm" svg:height="2.2cm" svg:x="5.2cm" svg:y="4cm">
          <text:p text:style-name="P7">cont = 0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9" draw:layer="layout" svg:x1="3.8cm" svg:y1="4.7cm" svg:x2="5.2cm" svg:y2="5.1cm" draw:start-shape="id233" draw:start-glue-point="7" draw:end-shape="id234" draw:end-glue-point="5" svg:d="M3800 4700h701v400h699" svg:viewBox="0 0 1401 401">
          <text:p/>
        </draw:connector>
        <draw:connector draw:style-name="gr4" draw:text-style-name="P9" draw:layer="layout" svg:x1="7.4cm" svg:y1="6.2cm" svg:x2="7.4cm" svg:y2="7.4cm" draw:start-shape="id234" draw:start-glue-point="6" draw:end-shape="id235" draw:end-glue-point="4" svg:d="M7400 6200v1200" svg:viewBox="0 0 1 1201">
          <text:p/>
        </draw:connector>
        <draw:connector draw:style-name="gr4" draw:text-style-name="P9" draw:layer="layout" svg:x1="22.3cm" svg:y1="7.2cm" svg:x2="22.5cm" svg:y2="8.6cm" draw:start-shape="id236" draw:start-glue-point="6" draw:end-shape="id237" draw:end-glue-point="4" svg:d="M22300 7200v701h200v699" svg:viewBox="0 0 201 1401">
          <text:p/>
        </draw:connector>
        <draw:custom-shape draw:style-name="gr136" draw:text-style-name="P37" xml:id="id238" draw:id="id238" draw:layer="layout" svg:width="3cm" svg:height="1.4cm" svg:x="1cm" svg:y="12.6cm">
          <text:p text:style-name="P25"><text:span text:style-name="T4">Fim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7" draw:text-style-name="P9" draw:layer="layout" svg:x1="3.6cm" svg:y1="8.9cm" svg:x2="2.5cm" svg:y2="12.6cm" draw:start-shape="id235" draw:start-glue-point="5" draw:end-shape="id238" draw:end-glue-point="4" svg:d="M3600 8900h-1100v3700" svg:viewBox="0 0 1101 3701">
          <text:p/>
        </draw:connector>
        <draw:frame draw:style-name="gr9" draw:text-style-name="P13" draw:layer="layout" svg:width="1.2cm" svg:height="0.962cm" svg:x="10.4cm" svg:y="7.8cm">
          <draw:text-box>
            <text:p text:style-name="P12"><text:span text:style-name="T3">V</text:span></text:p>
          </draw:text-box>
        </draw:frame>
        <draw:frame draw:style-name="gr10" draw:text-style-name="P13" draw:layer="layout" svg:width="1.2cm" svg:height="1cm" svg:x="2.6cm" svg:y="8cm">
          <draw:text-box>
            <text:p text:style-name="P12"><text:span text:style-name="T3">F</text:span></text:p>
          </draw:text-box>
        </draw:frame>
        <draw:custom-shape draw:style-name="gr137" draw:text-style-name="P17" xml:id="id236" draw:id="id236" draw:layer="layout" svg:width="9cm" svg:height="3.4cm" svg:x="17.8cm" svg:y="3.8cm">
          <text:p text:style-name="P16">If</text:p>
          <text:p text:style-name="P16">cont &gt;= 5 and cont &lt;= 8</text:p>
          <text:p text:style-name="P16"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8" draw:text-style-name="P18" draw:layer="layout" svg:x1="18.8cm" svg:y1="2.7cm" svg:x2="22.3cm" svg:y2="3.8cm" draw:start-shape="id239" draw:start-glue-point="7" draw:end-shape="id236" draw:end-glue-point="4" svg:d="M18800 2700h3500v1100" svg:viewBox="0 0 3501 1101">
          <text:p/>
        </draw:connector>
        <draw:frame draw:style-name="gr10" draw:text-style-name="P13" draw:layer="layout" svg:width="1cm" svg:height="1cm" svg:x="17cm" svg:y="5.8cm">
          <draw:text-box>
            <text:p text:style-name="P12"><text:span text:style-name="T3">F</text:span></text:p>
          </draw:text-box>
        </draw:frame>
        <draw:frame draw:style-name="gr124" draw:text-style-name="P13" draw:layer="layout" svg:width="1.2cm" svg:height="1.2cm" svg:x="22.8cm" svg:y="7.2cm">
          <draw:text-box>
            <text:p text:style-name="P12"><text:span text:style-name="T3">V</text:span></text:p>
          </draw:text-box>
        </draw:frame>
        <draw:custom-shape draw:style-name="gr138" draw:text-style-name="P8" xml:id="id239" draw:id="id239" draw:layer="layout" svg:width="5.8cm" svg:height="2.2cm" svg:x="13cm" svg:y="1.6cm">
          <text:p text:style-name="P7"><text:span text:style-name="T7">cont = </text:span><text:span text:style-name="T2">cont + 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0" draw:text-style-name="P17" xml:id="id237" draw:id="id237" draw:layer="layout" svg:width="7cm" svg:height="1.8cm" svg:x="19cm" svg:y="8.6cm">
          <text:p text:style-name="P16">"Valores ocultados"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39" draw:text-style-name="P17" xml:id="id241" draw:id="id241" draw:layer="layout" svg:width="3cm" svg:height="1.8cm" svg:x="14.8cm" svg:y="10.4cm">
          <text:p text:style-name="P16">cont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40" draw:text-style-name="P8" xml:id="id240" draw:id="id240" draw:layer="layout" svg:width="4cm" svg:height="2.2cm" svg:x="20.4cm" svg:y="12.2cm">
          <text:p text:style-name="P7"><text:span text:style-name="T2">contin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" draw:text-style-name="P18" draw:layer="layout" svg:x1="22.5cm" svg:y1="10.4cm" svg:x2="22.4cm" svg:y2="12.2cm" draw:start-shape="id237" draw:start-glue-point="6" draw:end-shape="id240" draw:end-glue-point="4" svg:d="M22500 10400v901h-100v899" svg:viewBox="0 0 101 1801">
          <text:p/>
        </draw:connector>
        <draw:connector draw:style-name="gr18" draw:text-style-name="P18" draw:layer="layout" svg:x1="20.4cm" svg:y1="13.3cm" svg:x2="7.4cm" svg:y2="10.4cm" draw:start-shape="id240" draw:start-glue-point="5" draw:end-shape="id235" draw:end-glue-point="6" svg:d="M20400 13300h-13000v-2900" svg:viewBox="0 0 13001 2901">
          <text:p/>
        </draw:connector>
        <draw:connector draw:style-name="gr18" draw:text-style-name="P18" draw:layer="layout" svg:x1="17.8cm" svg:y1="5.5cm" svg:x2="16.3cm" svg:y2="10.4cm" draw:start-shape="id236" draw:start-glue-point="5" draw:end-shape="id241" draw:end-glue-point="4" svg:d="M17800 5500h-1500v4900" svg:viewBox="0 0 1501 4901">
          <text:p/>
        </draw:connector>
        <draw:connector draw:style-name="gr18" draw:text-style-name="P18" draw:layer="layout" svg:x1="14.8cm" svg:y1="11.3cm" svg:x2="7.4cm" svg:y2="10.4cm" draw:start-shape="id241" draw:start-glue-point="5" draw:end-shape="id235" draw:end-glue-point="6" svg:d="M14800 11300h-7400v-900" svg:viewBox="0 0 7401 901">
          <text:p/>
        </draw:connector>
        <draw:connector draw:style-name="gr18" draw:text-style-name="P18" draw:layer="layout" svg:x1="11.2cm" svg:y1="8.9cm" svg:x2="13cm" svg:y2="2.7cm" draw:start-shape="id235" draw:start-glue-point="7" draw:end-shape="id239" draw:end-glue-point="5" svg:d="M11200 8900h900v-6200h900" svg:viewBox="0 0 1801 6201">
          <text:p/>
        </draw:connecto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Comando continue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p>cont = 0 </text:p>
            <text:p>while cont &lt; 10:</text:p>
            <text:p><text:s text:c="4"/>cont = cont + 1</text:p>
            <text:p><text:s text:c="4"/>if cont &gt;= 5 and cont &lt;= 8:</text:p>
            <text:p><text:s text:c="8"/>print("Valores ocultados")</text:p>
            <text:p><text:s text:c="8"/>continue</text:p>
            <text:p><text:s text:c="4"/>print(cont)</text:p>
          </draw:text-box>
        </draw:frame>
        <draw:custom-shape draw:style-name="gr141" draw:text-style-name="P38" draw:layer="layout" svg:width="5cm" svg:height="1.6cm" svg:x="7.8cm" svg:y="5.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28" draw:layer="layout" svg:width="3.6cm" svg:height="0.962cm" svg:x="17.2cm" svg:y="4.6cm">
          <draw:text-box>
            <text:p text:style-name="P27">cont = 0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placeholder="true" presentation:user-transformed="true">
          <draw:text-box/>
        </draw:frame>
        <draw:custom-shape draw:style-name="gr2" draw:text-style-name="P6" xml:id="id242" draw:id="id242" draw:layer="layout" svg:width="3.4cm" svg:height="1.4cm" svg:x="0.4cm" svg:y="4cm">
          <text:p text:style-name="P5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42" draw:text-style-name="P19" xml:id="id244" draw:id="id244" draw:layer="layout" svg:width="7.6cm" svg:height="3cm" svg:x="3.6cm" svg:y="7.4cm">
          <text:list text:style-name="L2">
            <text:list-header>
              <text:p text:style-name="P10"><text:span text:style-name="T2">while cont &lt; 10: <text:s text:c="2"/></text:span></text:p>
            </text:list-header>
          </text:list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3" draw:text-style-name="P8" xml:id="id243" draw:id="id243" draw:layer="layout" svg:width="4.4cm" svg:height="2.2cm" svg:x="5.2cm" svg:y="4cm">
          <text:p text:style-name="P7">cont = 0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9" draw:layer="layout" svg:x1="3.8cm" svg:y1="4.7cm" svg:x2="5.2cm" svg:y2="5.1cm" draw:start-shape="id242" draw:start-glue-point="7" draw:end-shape="id243" draw:end-glue-point="5" svg:d="M3800 4700h701v400h699" svg:viewBox="0 0 1401 401">
          <text:p/>
        </draw:connector>
        <draw:connector draw:style-name="gr4" draw:text-style-name="P9" draw:layer="layout" svg:x1="7.4cm" svg:y1="6.2cm" svg:x2="7.4cm" svg:y2="7.4cm" draw:start-shape="id243" draw:start-glue-point="6" draw:end-shape="id244" draw:end-glue-point="4" svg:d="M7400 6200v1200" svg:viewBox="0 0 1 1201">
          <text:p/>
        </draw:connector>
        <draw:connector draw:style-name="gr4" draw:text-style-name="P9" draw:layer="layout" svg:x1="22.3cm" svg:y1="7.2cm" svg:x2="22.5cm" svg:y2="8.6cm" draw:start-shape="id245" draw:start-glue-point="6" draw:end-shape="id246" draw:end-glue-point="4" svg:d="M22300 7200v701h200v699" svg:viewBox="0 0 201 1401">
          <text:p/>
        </draw:connector>
        <draw:custom-shape draw:style-name="gr136" draw:text-style-name="P37" xml:id="id247" draw:id="id247" draw:layer="layout" svg:width="3cm" svg:height="1.4cm" svg:x="1cm" svg:y="12.6cm">
          <text:p text:style-name="P25"><text:span text:style-name="T4">Fim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7" draw:text-style-name="P9" draw:layer="layout" svg:x1="3.6cm" svg:y1="8.9cm" svg:x2="2.5cm" svg:y2="12.6cm" draw:start-shape="id244" draw:start-glue-point="5" draw:end-shape="id247" draw:end-glue-point="4" svg:d="M3600 8900h-1100v3700" svg:viewBox="0 0 1101 3701">
          <text:p/>
        </draw:connector>
        <draw:frame draw:style-name="gr9" draw:text-style-name="P13" draw:layer="layout" svg:width="1.2cm" svg:height="0.962cm" svg:x="10.4cm" svg:y="7.8cm">
          <draw:text-box>
            <text:p text:style-name="P12"><text:span text:style-name="T3">V</text:span></text:p>
          </draw:text-box>
        </draw:frame>
        <draw:frame draw:style-name="gr10" draw:text-style-name="P13" draw:layer="layout" svg:width="1.2cm" svg:height="1cm" svg:x="2.6cm" svg:y="8cm">
          <draw:text-box>
            <text:p text:style-name="P12"><text:span text:style-name="T3">F</text:span></text:p>
          </draw:text-box>
        </draw:frame>
        <draw:custom-shape draw:style-name="gr137" draw:text-style-name="P17" xml:id="id245" draw:id="id245" draw:layer="layout" svg:width="9cm" svg:height="3.4cm" svg:x="17.8cm" svg:y="3.8cm">
          <text:p text:style-name="P16">If</text:p>
          <text:p text:style-name="P16">cont &gt;= 5 and cont &lt;= 8</text:p>
          <text:p text:style-name="P16"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8" draw:text-style-name="P18" draw:layer="layout" svg:x1="18.8cm" svg:y1="2.7cm" svg:x2="22.3cm" svg:y2="3.8cm" draw:start-shape="id248" draw:start-glue-point="7" draw:end-shape="id245" draw:end-glue-point="4" svg:d="M18800 2700h3500v1100" svg:viewBox="0 0 3501 1101">
          <text:p/>
        </draw:connector>
        <draw:frame draw:style-name="gr10" draw:text-style-name="P13" draw:layer="layout" svg:width="1cm" svg:height="1cm" svg:x="17cm" svg:y="5.8cm">
          <draw:text-box>
            <text:p text:style-name="P12"><text:span text:style-name="T3">F</text:span></text:p>
          </draw:text-box>
        </draw:frame>
        <draw:frame draw:style-name="gr124" draw:text-style-name="P13" draw:layer="layout" svg:width="1.2cm" svg:height="1.2cm" svg:x="22.8cm" svg:y="7.2cm">
          <draw:text-box>
            <text:p text:style-name="P12"><text:span text:style-name="T3">V</text:span></text:p>
          </draw:text-box>
        </draw:frame>
        <draw:custom-shape draw:style-name="gr144" draw:text-style-name="P8" xml:id="id248" draw:id="id248" draw:layer="layout" svg:width="5.8cm" svg:height="2.2cm" svg:x="13cm" svg:y="1.6cm">
          <text:p text:style-name="P7"><text:span text:style-name="T7">cont = </text:span><text:span text:style-name="T2">cont + 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0" draw:text-style-name="P17" xml:id="id246" draw:id="id246" draw:layer="layout" svg:width="7cm" svg:height="1.8cm" svg:x="19cm" svg:y="8.6cm">
          <text:p text:style-name="P16">"Valores ocultados"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39" draw:text-style-name="P17" xml:id="id250" draw:id="id250" draw:layer="layout" svg:width="3cm" svg:height="1.8cm" svg:x="14.8cm" svg:y="10.4cm">
          <text:p text:style-name="P16">cont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45" draw:text-style-name="P8" xml:id="id249" draw:id="id249" draw:layer="layout" svg:width="4cm" svg:height="2.2cm" svg:x="20.4cm" svg:y="12.2cm">
          <text:p text:style-name="P7"><text:span text:style-name="T2">contin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" draw:text-style-name="P18" draw:layer="layout" svg:x1="22.5cm" svg:y1="10.4cm" svg:x2="22.4cm" svg:y2="12.2cm" draw:start-shape="id246" draw:start-glue-point="6" draw:end-shape="id249" draw:end-glue-point="4" svg:d="M22500 10400v901h-100v899" svg:viewBox="0 0 101 1801">
          <text:p/>
        </draw:connector>
        <draw:connector draw:style-name="gr18" draw:text-style-name="P18" draw:layer="layout" svg:x1="20.4cm" svg:y1="13.3cm" svg:x2="7.4cm" svg:y2="10.4cm" draw:start-shape="id249" draw:start-glue-point="5" draw:end-shape="id244" draw:end-glue-point="6" svg:d="M20400 13300h-13000v-2900" svg:viewBox="0 0 13001 2901">
          <text:p/>
        </draw:connector>
        <draw:connector draw:style-name="gr18" draw:text-style-name="P18" draw:layer="layout" svg:x1="17.8cm" svg:y1="5.5cm" svg:x2="16.3cm" svg:y2="10.4cm" draw:start-shape="id245" draw:start-glue-point="5" draw:end-shape="id250" draw:end-glue-point="4" svg:d="M17800 5500h-1500v4900" svg:viewBox="0 0 1501 4901">
          <text:p/>
        </draw:connector>
        <draw:connector draw:style-name="gr18" draw:text-style-name="P18" draw:layer="layout" svg:x1="14.8cm" svg:y1="11.3cm" svg:x2="7.4cm" svg:y2="10.4cm" draw:start-shape="id250" draw:start-glue-point="5" draw:end-shape="id244" draw:end-glue-point="6" svg:d="M14800 11300h-7400v-900" svg:viewBox="0 0 7401 901">
          <text:p/>
        </draw:connector>
        <draw:connector draw:style-name="gr18" draw:text-style-name="P18" draw:layer="layout" svg:x1="11.2cm" svg:y1="8.9cm" svg:x2="13cm" svg:y2="2.7cm" draw:start-shape="id244" draw:start-glue-point="7" draw:end-shape="id248" draw:end-glue-point="5" svg:d="M11200 8900h900v-6200h900" svg:viewBox="0 0 1801 6201">
          <text:p/>
        </draw:connecto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Comando continue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p>cont = 0 </text:p>
            <text:p>while cont &lt; 10:</text:p>
            <text:p><text:s text:c="4"/>cont = cont + 1</text:p>
            <text:p><text:s text:c="4"/>if cont &gt;= 5 and cont &lt;= 8:</text:p>
            <text:p><text:s text:c="8"/>print("Valores ocultados")</text:p>
            <text:p><text:s text:c="8"/>continue</text:p>
            <text:p><text:s text:c="4"/>print(cont)</text:p>
          </draw:text-box>
        </draw:frame>
        <draw:custom-shape draw:style-name="gr141" draw:text-style-name="P38" draw:layer="layout" svg:width="5cm" svg:height="1.6cm" svg:x="9.4cm" svg:y="6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28" draw:layer="layout" svg:width="3.6cm" svg:height="0.962cm" svg:x="17.2cm" svg:y="4.6cm">
          <draw:text-box>
            <text:p text:style-name="P27">cont = 1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placeholder="true" presentation:user-transformed="true">
          <draw:text-box/>
        </draw:frame>
        <draw:custom-shape draw:style-name="gr2" draw:text-style-name="P6" xml:id="id251" draw:id="id251" draw:layer="layout" svg:width="3.4cm" svg:height="1.4cm" svg:x="0.4cm" svg:y="4cm">
          <text:p text:style-name="P5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46" draw:text-style-name="P11" xml:id="id253" draw:id="id253" draw:layer="layout" svg:width="7.6cm" svg:height="3cm" svg:x="3.6cm" svg:y="7.4cm">
          <text:list text:style-name="L2">
            <text:list-header>
              <text:p text:style-name="P10"><text:span text:style-name="T2">while cont &lt; 10: <text:s text:c="2"/></text:span></text:p>
            </text:list-header>
          </text:list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7" draw:text-style-name="P8" xml:id="id252" draw:id="id252" draw:layer="layout" svg:width="4.4cm" svg:height="2.2cm" svg:x="5.2cm" svg:y="4cm">
          <text:p text:style-name="P7">cont = 0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9" draw:layer="layout" svg:x1="3.8cm" svg:y1="4.7cm" svg:x2="5.2cm" svg:y2="5.1cm" draw:start-shape="id251" draw:start-glue-point="7" draw:end-shape="id252" draw:end-glue-point="5" svg:d="M3800 4700h701v400h699" svg:viewBox="0 0 1401 401">
          <text:p/>
        </draw:connector>
        <draw:connector draw:style-name="gr4" draw:text-style-name="P9" draw:layer="layout" svg:x1="7.4cm" svg:y1="6.2cm" svg:x2="7.4cm" svg:y2="7.4cm" draw:start-shape="id252" draw:start-glue-point="6" draw:end-shape="id253" draw:end-glue-point="4" svg:d="M7400 6200v1200" svg:viewBox="0 0 1 1201">
          <text:p/>
        </draw:connector>
        <draw:connector draw:style-name="gr4" draw:text-style-name="P9" draw:layer="layout" svg:x1="22.3cm" svg:y1="7.2cm" svg:x2="22.5cm" svg:y2="8.6cm" draw:start-shape="id254" draw:start-glue-point="6" draw:end-shape="id255" draw:end-glue-point="4" svg:d="M22300 7200v701h200v699" svg:viewBox="0 0 201 1401">
          <text:p/>
        </draw:connector>
        <draw:custom-shape draw:style-name="gr136" draw:text-style-name="P37" xml:id="id256" draw:id="id256" draw:layer="layout" svg:width="3cm" svg:height="1.4cm" svg:x="1cm" svg:y="12.6cm">
          <text:p text:style-name="P25"><text:span text:style-name="T4">Fim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7" draw:text-style-name="P9" draw:layer="layout" svg:x1="3.6cm" svg:y1="8.9cm" svg:x2="2.5cm" svg:y2="12.6cm" draw:start-shape="id253" draw:start-glue-point="5" draw:end-shape="id256" draw:end-glue-point="4" svg:d="M3600 8900h-1100v3700" svg:viewBox="0 0 1101 3701">
          <text:p/>
        </draw:connector>
        <draw:frame draw:style-name="gr9" draw:text-style-name="P13" draw:layer="layout" svg:width="1.2cm" svg:height="0.962cm" svg:x="10.4cm" svg:y="7.8cm">
          <draw:text-box>
            <text:p text:style-name="P12"><text:span text:style-name="T3">V</text:span></text:p>
          </draw:text-box>
        </draw:frame>
        <draw:frame draw:style-name="gr10" draw:text-style-name="P13" draw:layer="layout" svg:width="1.2cm" svg:height="1cm" svg:x="2.6cm" svg:y="8cm">
          <draw:text-box>
            <text:p text:style-name="P12"><text:span text:style-name="T3">F</text:span></text:p>
          </draw:text-box>
        </draw:frame>
        <draw:custom-shape draw:style-name="gr137" draw:text-style-name="P17" xml:id="id254" draw:id="id254" draw:layer="layout" svg:width="9cm" svg:height="3.4cm" svg:x="17.8cm" svg:y="3.8cm">
          <text:p text:style-name="P16">If</text:p>
          <text:p text:style-name="P16">cont &gt;= 5 and cont &lt;= 8</text:p>
          <text:p text:style-name="P16"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8" draw:text-style-name="P18" draw:layer="layout" svg:x1="18.8cm" svg:y1="2.7cm" svg:x2="22.3cm" svg:y2="3.8cm" draw:start-shape="id257" draw:start-glue-point="7" draw:end-shape="id254" draw:end-glue-point="4" svg:d="M18800 2700h3500v1100" svg:viewBox="0 0 3501 1101">
          <text:p/>
        </draw:connector>
        <draw:frame draw:style-name="gr10" draw:text-style-name="P13" draw:layer="layout" svg:width="1cm" svg:height="1cm" svg:x="17cm" svg:y="5.8cm">
          <draw:text-box>
            <text:p text:style-name="P12"><text:span text:style-name="T3">F</text:span></text:p>
          </draw:text-box>
        </draw:frame>
        <draw:frame draw:style-name="gr124" draw:text-style-name="P13" draw:layer="layout" svg:width="1.2cm" svg:height="1.2cm" svg:x="22.8cm" svg:y="7.2cm">
          <draw:text-box>
            <text:p text:style-name="P12"><text:span text:style-name="T3">V</text:span></text:p>
          </draw:text-box>
        </draw:frame>
        <draw:custom-shape draw:style-name="gr148" draw:text-style-name="P39" xml:id="id257" draw:id="id257" draw:layer="layout" svg:width="5.8cm" svg:height="2.2cm" svg:x="13cm" svg:y="1.6cm">
          <text:p text:style-name="P7"><text:span text:style-name="T7">cont = </text:span><text:span text:style-name="T2">cont + 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0" draw:text-style-name="P17" xml:id="id255" draw:id="id255" draw:layer="layout" svg:width="7cm" svg:height="1.8cm" svg:x="19cm" svg:y="8.6cm">
          <text:p text:style-name="P16">"Valores ocultados"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39" draw:text-style-name="P17" xml:id="id259" draw:id="id259" draw:layer="layout" svg:width="3cm" svg:height="1.8cm" svg:x="14.8cm" svg:y="10.4cm">
          <text:p text:style-name="P16">cont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49" draw:text-style-name="P8" xml:id="id258" draw:id="id258" draw:layer="layout" svg:width="4cm" svg:height="2.2cm" svg:x="20.4cm" svg:y="12.2cm">
          <text:p text:style-name="P7"><text:span text:style-name="T2">contin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" draw:text-style-name="P18" draw:layer="layout" svg:x1="22.5cm" svg:y1="10.4cm" svg:x2="22.4cm" svg:y2="12.2cm" draw:start-shape="id255" draw:start-glue-point="6" draw:end-shape="id258" draw:end-glue-point="4" svg:d="M22500 10400v901h-100v899" svg:viewBox="0 0 101 1801">
          <text:p/>
        </draw:connector>
        <draw:connector draw:style-name="gr18" draw:text-style-name="P18" draw:layer="layout" svg:x1="20.4cm" svg:y1="13.3cm" svg:x2="7.4cm" svg:y2="10.4cm" draw:start-shape="id258" draw:start-glue-point="5" draw:end-shape="id253" draw:end-glue-point="6" svg:d="M20400 13300h-13000v-2900" svg:viewBox="0 0 13001 2901">
          <text:p/>
        </draw:connector>
        <draw:connector draw:style-name="gr18" draw:text-style-name="P18" draw:layer="layout" svg:x1="17.8cm" svg:y1="5.5cm" svg:x2="16.3cm" svg:y2="10.4cm" draw:start-shape="id254" draw:start-glue-point="5" draw:end-shape="id259" draw:end-glue-point="4" svg:d="M17800 5500h-1500v4900" svg:viewBox="0 0 1501 4901">
          <text:p/>
        </draw:connector>
        <draw:connector draw:style-name="gr18" draw:text-style-name="P18" draw:layer="layout" svg:x1="14.8cm" svg:y1="11.3cm" svg:x2="7.4cm" svg:y2="10.4cm" draw:start-shape="id259" draw:start-glue-point="5" draw:end-shape="id253" draw:end-glue-point="6" svg:d="M14800 11300h-7400v-900" svg:viewBox="0 0 7401 901">
          <text:p/>
        </draw:connector>
        <draw:connector draw:style-name="gr18" draw:text-style-name="P18" draw:layer="layout" svg:x1="11.2cm" svg:y1="8.9cm" svg:x2="13cm" svg:y2="2.7cm" draw:start-shape="id253" draw:start-glue-point="7" draw:end-shape="id257" draw:end-glue-point="5" svg:d="M11200 8900h900v-6200h900" svg:viewBox="0 0 1801 6201">
          <text:p/>
        </draw:connecto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Comando continue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p>cont = 0 </text:p>
            <text:p>while cont &lt; 10:</text:p>
            <text:p><text:s text:c="4"/>cont = cont + 1</text:p>
            <text:p><text:s text:c="4"/>if cont &gt;= 5 and cont &lt;= 8:</text:p>
            <text:p><text:s text:c="8"/>print("Valores ocultados")</text:p>
            <text:p><text:s text:c="8"/>continue</text:p>
            <text:p><text:s text:c="4"/>print(cont)</text:p>
          </draw:text-box>
        </draw:frame>
        <draw:custom-shape draw:style-name="gr141" draw:text-style-name="P38" draw:layer="layout" svg:width="5cm" svg:height="1.6cm" svg:x="11.6cm" svg:y="7.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28" draw:layer="layout" svg:width="3.6cm" svg:height="0.962cm" svg:x="17.2cm" svg:y="4.6cm">
          <draw:text-box>
            <text:p text:style-name="P27">cont = 1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placeholder="true" presentation:user-transformed="true">
          <draw:text-box/>
        </draw:frame>
        <draw:custom-shape draw:style-name="gr2" draw:text-style-name="P6" xml:id="id260" draw:id="id260" draw:layer="layout" svg:width="3.4cm" svg:height="1.4cm" svg:x="0.4cm" svg:y="4cm">
          <text:p text:style-name="P5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50" draw:text-style-name="P11" xml:id="id262" draw:id="id262" draw:layer="layout" svg:width="7.6cm" svg:height="3cm" svg:x="3.6cm" svg:y="7.4cm">
          <text:list text:style-name="L2">
            <text:list-header>
              <text:p text:style-name="P10"><text:span text:style-name="T2">while cont &lt; 10: <text:s text:c="2"/></text:span></text:p>
            </text:list-header>
          </text:list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1" draw:text-style-name="P8" xml:id="id261" draw:id="id261" draw:layer="layout" svg:width="4.4cm" svg:height="2.2cm" svg:x="5.2cm" svg:y="4cm">
          <text:p text:style-name="P7">cont = 0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9" draw:layer="layout" svg:x1="3.8cm" svg:y1="4.7cm" svg:x2="5.2cm" svg:y2="5.1cm" draw:start-shape="id260" draw:start-glue-point="7" draw:end-shape="id261" draw:end-glue-point="5" svg:d="M3800 4700h701v400h699" svg:viewBox="0 0 1401 401">
          <text:p/>
        </draw:connector>
        <draw:connector draw:style-name="gr4" draw:text-style-name="P9" draw:layer="layout" svg:x1="7.4cm" svg:y1="6.2cm" svg:x2="7.4cm" svg:y2="7.4cm" draw:start-shape="id261" draw:start-glue-point="6" draw:end-shape="id262" draw:end-glue-point="4" svg:d="M7400 6200v1200" svg:viewBox="0 0 1 1201">
          <text:p/>
        </draw:connector>
        <draw:connector draw:style-name="gr4" draw:text-style-name="P9" draw:layer="layout" svg:x1="22.3cm" svg:y1="7.2cm" svg:x2="22.5cm" svg:y2="8.6cm" draw:start-shape="id263" draw:start-glue-point="6" draw:end-shape="id264" draw:end-glue-point="4" svg:d="M22300 7200v701h200v699" svg:viewBox="0 0 201 1401">
          <text:p/>
        </draw:connector>
        <draw:custom-shape draw:style-name="gr136" draw:text-style-name="P37" xml:id="id265" draw:id="id265" draw:layer="layout" svg:width="3cm" svg:height="1.4cm" svg:x="1cm" svg:y="12.6cm">
          <text:p text:style-name="P25"><text:span text:style-name="T4">Fim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7" draw:text-style-name="P9" draw:layer="layout" svg:x1="3.6cm" svg:y1="8.9cm" svg:x2="2.5cm" svg:y2="12.6cm" draw:start-shape="id262" draw:start-glue-point="5" draw:end-shape="id265" draw:end-glue-point="4" svg:d="M3600 8900h-1100v3700" svg:viewBox="0 0 1101 3701">
          <text:p/>
        </draw:connector>
        <draw:frame draw:style-name="gr9" draw:text-style-name="P13" draw:layer="layout" svg:width="1.2cm" svg:height="0.962cm" svg:x="10.4cm" svg:y="7.8cm">
          <draw:text-box>
            <text:p text:style-name="P12"><text:span text:style-name="T3">V</text:span></text:p>
          </draw:text-box>
        </draw:frame>
        <draw:frame draw:style-name="gr10" draw:text-style-name="P13" draw:layer="layout" svg:width="1.2cm" svg:height="1cm" svg:x="2.6cm" svg:y="8cm">
          <draw:text-box>
            <text:p text:style-name="P12"><text:span text:style-name="T3">F</text:span></text:p>
          </draw:text-box>
        </draw:frame>
        <draw:custom-shape draw:style-name="gr152" draw:text-style-name="P21" xml:id="id263" draw:id="id263" draw:layer="layout" svg:width="9cm" svg:height="3.4cm" svg:x="17.8cm" svg:y="3.8cm">
          <text:p text:style-name="P16">If</text:p>
          <text:p text:style-name="P16">cont &gt;= 5 and cont &lt;= 8</text:p>
          <text:p text:style-name="P16"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8" draw:text-style-name="P18" draw:layer="layout" svg:x1="18.8cm" svg:y1="2.7cm" svg:x2="22.3cm" svg:y2="3.8cm" draw:start-shape="id266" draw:start-glue-point="7" draw:end-shape="id263" draw:end-glue-point="4" svg:d="M18800 2700h3500v1100" svg:viewBox="0 0 3501 1101">
          <text:p/>
        </draw:connector>
        <draw:frame draw:style-name="gr10" draw:text-style-name="P13" draw:layer="layout" svg:width="1cm" svg:height="1cm" svg:x="17cm" svg:y="5.8cm">
          <draw:text-box>
            <text:p text:style-name="P12"><text:span text:style-name="T3">F</text:span></text:p>
          </draw:text-box>
        </draw:frame>
        <draw:frame draw:style-name="gr124" draw:text-style-name="P13" draw:layer="layout" svg:width="1.2cm" svg:height="1.2cm" svg:x="22.8cm" svg:y="7.2cm">
          <draw:text-box>
            <text:p text:style-name="P12"><text:span text:style-name="T3">V</text:span></text:p>
          </draw:text-box>
        </draw:frame>
        <draw:custom-shape draw:style-name="gr153" draw:text-style-name="P8" xml:id="id266" draw:id="id266" draw:layer="layout" svg:width="5.8cm" svg:height="2.2cm" svg:x="13cm" svg:y="1.6cm">
          <text:p text:style-name="P7"><text:span text:style-name="T7">cont = </text:span><text:span text:style-name="T2">cont + 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0" draw:text-style-name="P17" xml:id="id264" draw:id="id264" draw:layer="layout" svg:width="7cm" svg:height="1.8cm" svg:x="19cm" svg:y="8.6cm">
          <text:p text:style-name="P16">"Valores ocultados"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39" draw:text-style-name="P17" xml:id="id268" draw:id="id268" draw:layer="layout" svg:width="3cm" svg:height="1.8cm" svg:x="14.8cm" svg:y="10.4cm">
          <text:p text:style-name="P16">cont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54" draw:text-style-name="P8" xml:id="id267" draw:id="id267" draw:layer="layout" svg:width="4cm" svg:height="2.2cm" svg:x="20.4cm" svg:y="12.2cm">
          <text:p text:style-name="P7"><text:span text:style-name="T2">contin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" draw:text-style-name="P18" draw:layer="layout" svg:x1="22.5cm" svg:y1="10.4cm" svg:x2="22.4cm" svg:y2="12.2cm" draw:start-shape="id264" draw:start-glue-point="6" draw:end-shape="id267" draw:end-glue-point="4" svg:d="M22500 10400v901h-100v899" svg:viewBox="0 0 101 1801">
          <text:p/>
        </draw:connector>
        <draw:connector draw:style-name="gr18" draw:text-style-name="P18" draw:layer="layout" svg:x1="20.4cm" svg:y1="13.3cm" svg:x2="7.4cm" svg:y2="10.4cm" draw:start-shape="id267" draw:start-glue-point="5" draw:end-shape="id262" draw:end-glue-point="6" svg:d="M20400 13300h-13000v-2900" svg:viewBox="0 0 13001 2901">
          <text:p/>
        </draw:connector>
        <draw:connector draw:style-name="gr18" draw:text-style-name="P18" draw:layer="layout" svg:x1="17.8cm" svg:y1="5.5cm" svg:x2="16.3cm" svg:y2="10.4cm" draw:start-shape="id263" draw:start-glue-point="5" draw:end-shape="id268" draw:end-glue-point="4" svg:d="M17800 5500h-1500v4900" svg:viewBox="0 0 1501 4901">
          <text:p/>
        </draw:connector>
        <draw:connector draw:style-name="gr18" draw:text-style-name="P18" draw:layer="layout" svg:x1="14.8cm" svg:y1="11.3cm" svg:x2="7.4cm" svg:y2="10.4cm" draw:start-shape="id268" draw:start-glue-point="5" draw:end-shape="id262" draw:end-glue-point="6" svg:d="M14800 11300h-7400v-900" svg:viewBox="0 0 7401 901">
          <text:p/>
        </draw:connector>
        <draw:connector draw:style-name="gr18" draw:text-style-name="P18" draw:layer="layout" svg:x1="11.2cm" svg:y1="8.9cm" svg:x2="13cm" svg:y2="2.7cm" draw:start-shape="id262" draw:start-glue-point="7" draw:end-shape="id266" draw:end-glue-point="5" svg:d="M11200 8900h900v-6200h900" svg:viewBox="0 0 1801 6201">
          <text:p/>
        </draw:connecto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Comando continue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p>cont = 0 </text:p>
            <text:p>while cont &lt; 10:</text:p>
            <text:p><text:s text:c="4"/>cont = cont + 1</text:p>
            <text:p><text:s text:c="4"/>if cont &gt;= 5 and cont &lt;= 8:</text:p>
            <text:p><text:s text:c="8"/>print("Valores ocultados")</text:p>
            <text:p><text:s text:c="8"/>continue</text:p>
            <text:p><text:s text:c="4"/>print(cont)</text:p>
          </draw:text-box>
        </draw:frame>
        <draw:custom-shape draw:style-name="gr141" draw:text-style-name="P38" draw:layer="layout" svg:width="5cm" svg:height="1.6cm" svg:x="6.2cm" svg:y="11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28" draw:layer="layout" svg:width="3.6cm" svg:height="0.962cm" svg:x="17.2cm" svg:y="4.6cm">
          <draw:text-box>
            <text:p text:style-name="P27">cont = 1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placeholder="true" presentation:user-transformed="true">
          <draw:text-box/>
        </draw:frame>
        <draw:custom-shape draw:style-name="gr2" draw:text-style-name="P6" xml:id="id269" draw:id="id269" draw:layer="layout" svg:width="3.4cm" svg:height="1.4cm" svg:x="0.4cm" svg:y="4cm">
          <text:p text:style-name="P5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55" draw:text-style-name="P11" xml:id="id271" draw:id="id271" draw:layer="layout" svg:width="7.6cm" svg:height="3cm" svg:x="3.6cm" svg:y="7.4cm">
          <text:list text:style-name="L2">
            <text:list-header>
              <text:p text:style-name="P10"><text:span text:style-name="T2">while cont &lt; 10: <text:s text:c="2"/></text:span></text:p>
            </text:list-header>
          </text:list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6" draw:text-style-name="P8" xml:id="id270" draw:id="id270" draw:layer="layout" svg:width="4.4cm" svg:height="2.2cm" svg:x="5.2cm" svg:y="4cm">
          <text:p text:style-name="P7">cont = 0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9" draw:layer="layout" svg:x1="3.8cm" svg:y1="4.7cm" svg:x2="5.2cm" svg:y2="5.1cm" draw:start-shape="id269" draw:start-glue-point="7" draw:end-shape="id270" draw:end-glue-point="5" svg:d="M3800 4700h701v400h699" svg:viewBox="0 0 1401 401">
          <text:p/>
        </draw:connector>
        <draw:connector draw:style-name="gr4" draw:text-style-name="P9" draw:layer="layout" svg:x1="7.4cm" svg:y1="6.2cm" svg:x2="7.4cm" svg:y2="7.4cm" draw:start-shape="id270" draw:start-glue-point="6" draw:end-shape="id271" draw:end-glue-point="4" svg:d="M7400 6200v1200" svg:viewBox="0 0 1 1201">
          <text:p/>
        </draw:connector>
        <draw:connector draw:style-name="gr4" draw:text-style-name="P9" draw:layer="layout" svg:x1="22.3cm" svg:y1="7.2cm" svg:x2="22.5cm" svg:y2="8.6cm" draw:start-shape="id272" draw:start-glue-point="6" draw:end-shape="id273" draw:end-glue-point="4" svg:d="M22300 7200v701h200v699" svg:viewBox="0 0 201 1401">
          <text:p/>
        </draw:connector>
        <draw:custom-shape draw:style-name="gr136" draw:text-style-name="P37" xml:id="id274" draw:id="id274" draw:layer="layout" svg:width="3cm" svg:height="1.4cm" svg:x="1cm" svg:y="12.6cm">
          <text:p text:style-name="P25"><text:span text:style-name="T4">Fim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7" draw:text-style-name="P9" draw:layer="layout" svg:x1="3.6cm" svg:y1="8.9cm" svg:x2="2.5cm" svg:y2="12.6cm" draw:start-shape="id271" draw:start-glue-point="5" draw:end-shape="id274" draw:end-glue-point="4" svg:d="M3600 8900h-1100v3700" svg:viewBox="0 0 1101 3701">
          <text:p/>
        </draw:connector>
        <draw:frame draw:style-name="gr9" draw:text-style-name="P13" draw:layer="layout" svg:width="1.2cm" svg:height="0.962cm" svg:x="10.4cm" svg:y="7.8cm">
          <draw:text-box>
            <text:p text:style-name="P12"><text:span text:style-name="T3">V</text:span></text:p>
          </draw:text-box>
        </draw:frame>
        <draw:frame draw:style-name="gr10" draw:text-style-name="P13" draw:layer="layout" svg:width="1.2cm" svg:height="1cm" svg:x="2.6cm" svg:y="8cm">
          <draw:text-box>
            <text:p text:style-name="P12"><text:span text:style-name="T3">F</text:span></text:p>
          </draw:text-box>
        </draw:frame>
        <draw:custom-shape draw:style-name="gr137" draw:text-style-name="P17" xml:id="id272" draw:id="id272" draw:layer="layout" svg:width="9cm" svg:height="3.4cm" svg:x="17.8cm" svg:y="3.8cm">
          <text:p text:style-name="P16">If</text:p>
          <text:p text:style-name="P16">cont &gt;= 5 and cont &lt;= 8</text:p>
          <text:p text:style-name="P16"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8" draw:text-style-name="P18" draw:layer="layout" svg:x1="18.8cm" svg:y1="2.7cm" svg:x2="22.3cm" svg:y2="3.8cm" draw:start-shape="id275" draw:start-glue-point="7" draw:end-shape="id272" draw:end-glue-point="4" svg:d="M18800 2700h3500v1100" svg:viewBox="0 0 3501 1101">
          <text:p/>
        </draw:connector>
        <draw:frame draw:style-name="gr10" draw:text-style-name="P13" draw:layer="layout" svg:width="1cm" svg:height="1cm" svg:x="17cm" svg:y="5.8cm">
          <draw:text-box>
            <text:p text:style-name="P12"><text:span text:style-name="T3">F</text:span></text:p>
          </draw:text-box>
        </draw:frame>
        <draw:frame draw:style-name="gr124" draw:text-style-name="P13" draw:layer="layout" svg:width="1.2cm" svg:height="1.2cm" svg:x="22.8cm" svg:y="7.2cm">
          <draw:text-box>
            <text:p text:style-name="P12"><text:span text:style-name="T3">V</text:span></text:p>
          </draw:text-box>
        </draw:frame>
        <draw:custom-shape draw:style-name="gr157" draw:text-style-name="P8" xml:id="id275" draw:id="id275" draw:layer="layout" svg:width="5.8cm" svg:height="2.2cm" svg:x="13cm" svg:y="1.6cm">
          <text:p text:style-name="P7"><text:span text:style-name="T7">cont = </text:span><text:span text:style-name="T2">cont + 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0" draw:text-style-name="P17" xml:id="id273" draw:id="id273" draw:layer="layout" svg:width="7cm" svg:height="1.8cm" svg:x="19cm" svg:y="8.6cm">
          <text:p text:style-name="P16">"Valores ocultados"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58" draw:text-style-name="P21" xml:id="id277" draw:id="id277" draw:layer="layout" svg:width="3cm" svg:height="1.8cm" svg:x="14.8cm" svg:y="10.4cm">
          <text:p text:style-name="P16">cont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59" draw:text-style-name="P8" xml:id="id276" draw:id="id276" draw:layer="layout" svg:width="4cm" svg:height="2.2cm" svg:x="20.4cm" svg:y="12.2cm">
          <text:p text:style-name="P7"><text:span text:style-name="T2">contin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" draw:text-style-name="P18" draw:layer="layout" svg:x1="22.5cm" svg:y1="10.4cm" svg:x2="22.4cm" svg:y2="12.2cm" draw:start-shape="id273" draw:start-glue-point="6" draw:end-shape="id276" draw:end-glue-point="4" svg:d="M22500 10400v901h-100v899" svg:viewBox="0 0 101 1801">
          <text:p/>
        </draw:connector>
        <draw:connector draw:style-name="gr18" draw:text-style-name="P18" draw:layer="layout" svg:x1="20.4cm" svg:y1="13.3cm" svg:x2="7.4cm" svg:y2="10.4cm" draw:start-shape="id276" draw:start-glue-point="5" draw:end-shape="id271" draw:end-glue-point="6" svg:d="M20400 13300h-13000v-2900" svg:viewBox="0 0 13001 2901">
          <text:p/>
        </draw:connector>
        <draw:connector draw:style-name="gr18" draw:text-style-name="P18" draw:layer="layout" svg:x1="17.8cm" svg:y1="5.5cm" svg:x2="16.3cm" svg:y2="10.4cm" draw:start-shape="id272" draw:start-glue-point="5" draw:end-shape="id277" draw:end-glue-point="4" svg:d="M17800 5500h-1500v4900" svg:viewBox="0 0 1501 4901">
          <text:p/>
        </draw:connector>
        <draw:connector draw:style-name="gr18" draw:text-style-name="P18" draw:layer="layout" svg:x1="14.8cm" svg:y1="11.3cm" svg:x2="7.4cm" svg:y2="10.4cm" draw:start-shape="id277" draw:start-glue-point="5" draw:end-shape="id271" draw:end-glue-point="6" svg:d="M14800 11300h-7400v-900" svg:viewBox="0 0 7401 901">
          <text:p/>
        </draw:connector>
        <draw:connector draw:style-name="gr18" draw:text-style-name="P18" draw:layer="layout" svg:x1="11.2cm" svg:y1="8.9cm" svg:x2="13cm" svg:y2="2.7cm" draw:start-shape="id271" draw:start-glue-point="7" draw:end-shape="id275" draw:end-glue-point="5" svg:d="M11200 8900h900v-6200h900" svg:viewBox="0 0 1801 6201">
          <text:p/>
        </draw:connecto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Comando continue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p>cont = 0 </text:p>
            <text:p>while cont &lt; 10:</text:p>
            <text:p><text:s text:c="4"/>cont = cont + 1</text:p>
            <text:p><text:s text:c="4"/>if cont &gt;= 5 and cont &lt;= 8:</text:p>
            <text:p><text:s text:c="8"/>print("Valores ocultados")</text:p>
            <text:p><text:s text:c="8"/>continue</text:p>
            <text:p><text:s text:c="4"/>print(cont)</text:p>
          </draw:text-box>
        </draw:frame>
        <draw:custom-shape draw:style-name="gr141" draw:text-style-name="P38" draw:layer="layout" svg:width="5cm" svg:height="1.6cm" svg:x="7.2cm" svg:y="5.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28" draw:layer="layout" svg:width="3.6cm" svg:height="0.962cm" svg:x="17.2cm" svg:y="4.6cm">
          <draw:text-box>
            <text:p text:style-name="P27">cont = 1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placeholder="true" presentation:user-transformed="true">
          <draw:text-box/>
        </draw:frame>
        <draw:custom-shape draw:style-name="gr2" draw:text-style-name="P6" xml:id="id278" draw:id="id278" draw:layer="layout" svg:width="3.4cm" svg:height="1.4cm" svg:x="0.4cm" svg:y="4cm">
          <text:p text:style-name="P5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60" draw:text-style-name="P19" xml:id="id280" draw:id="id280" draw:layer="layout" svg:width="7.6cm" svg:height="3cm" svg:x="3.6cm" svg:y="7.4cm">
          <text:list text:style-name="L2">
            <text:list-header>
              <text:p text:style-name="P10"><text:span text:style-name="T2">while cont &lt; 10: <text:s text:c="2"/></text:span></text:p>
            </text:list-header>
          </text:list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1" draw:text-style-name="P8" xml:id="id279" draw:id="id279" draw:layer="layout" svg:width="4.4cm" svg:height="2.2cm" svg:x="5.2cm" svg:y="4cm">
          <text:p text:style-name="P7">cont = 0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9" draw:layer="layout" svg:x1="3.8cm" svg:y1="4.7cm" svg:x2="5.2cm" svg:y2="5.1cm" draw:start-shape="id278" draw:start-glue-point="7" draw:end-shape="id279" draw:end-glue-point="5" svg:d="M3800 4700h701v400h699" svg:viewBox="0 0 1401 401">
          <text:p/>
        </draw:connector>
        <draw:connector draw:style-name="gr4" draw:text-style-name="P9" draw:layer="layout" svg:x1="7.4cm" svg:y1="6.2cm" svg:x2="7.4cm" svg:y2="7.4cm" draw:start-shape="id279" draw:start-glue-point="6" draw:end-shape="id280" draw:end-glue-point="4" svg:d="M7400 6200v1200" svg:viewBox="0 0 1 1201">
          <text:p/>
        </draw:connector>
        <draw:connector draw:style-name="gr4" draw:text-style-name="P9" draw:layer="layout" svg:x1="22.3cm" svg:y1="7.2cm" svg:x2="22.5cm" svg:y2="8.6cm" draw:start-shape="id281" draw:start-glue-point="6" draw:end-shape="id282" draw:end-glue-point="4" svg:d="M22300 7200v701h200v699" svg:viewBox="0 0 201 1401">
          <text:p/>
        </draw:connector>
        <draw:custom-shape draw:style-name="gr136" draw:text-style-name="P37" xml:id="id283" draw:id="id283" draw:layer="layout" svg:width="3cm" svg:height="1.4cm" svg:x="1cm" svg:y="12.6cm">
          <text:p text:style-name="P25"><text:span text:style-name="T4">Fim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7" draw:text-style-name="P9" draw:layer="layout" svg:x1="3.6cm" svg:y1="8.9cm" svg:x2="2.5cm" svg:y2="12.6cm" draw:start-shape="id280" draw:start-glue-point="5" draw:end-shape="id283" draw:end-glue-point="4" svg:d="M3600 8900h-1100v3700" svg:viewBox="0 0 1101 3701">
          <text:p/>
        </draw:connector>
        <draw:frame draw:style-name="gr9" draw:text-style-name="P13" draw:layer="layout" svg:width="1.2cm" svg:height="0.962cm" svg:x="10.4cm" svg:y="7.8cm">
          <draw:text-box>
            <text:p text:style-name="P12"><text:span text:style-name="T3">V</text:span></text:p>
          </draw:text-box>
        </draw:frame>
        <draw:frame draw:style-name="gr10" draw:text-style-name="P13" draw:layer="layout" svg:width="1.2cm" svg:height="1cm" svg:x="2.6cm" svg:y="8cm">
          <draw:text-box>
            <text:p text:style-name="P12"><text:span text:style-name="T3">F</text:span></text:p>
          </draw:text-box>
        </draw:frame>
        <draw:custom-shape draw:style-name="gr137" draw:text-style-name="P17" xml:id="id281" draw:id="id281" draw:layer="layout" svg:width="9cm" svg:height="3.4cm" svg:x="17.8cm" svg:y="3.8cm">
          <text:p text:style-name="P16">If</text:p>
          <text:p text:style-name="P16">cont &gt;= 5 and cont &lt;= 8</text:p>
          <text:p text:style-name="P16"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8" draw:text-style-name="P18" draw:layer="layout" svg:x1="18.8cm" svg:y1="2.7cm" svg:x2="22.3cm" svg:y2="3.8cm" draw:start-shape="id284" draw:start-glue-point="7" draw:end-shape="id281" draw:end-glue-point="4" svg:d="M18800 2700h3500v1100" svg:viewBox="0 0 3501 1101">
          <text:p/>
        </draw:connector>
        <draw:frame draw:style-name="gr10" draw:text-style-name="P13" draw:layer="layout" svg:width="1cm" svg:height="1cm" svg:x="17cm" svg:y="5.8cm">
          <draw:text-box>
            <text:p text:style-name="P12"><text:span text:style-name="T3">F</text:span></text:p>
          </draw:text-box>
        </draw:frame>
        <draw:frame draw:style-name="gr124" draw:text-style-name="P13" draw:layer="layout" svg:width="1.2cm" svg:height="1.2cm" svg:x="22.8cm" svg:y="7.2cm">
          <draw:text-box>
            <text:p text:style-name="P12"><text:span text:style-name="T3">V</text:span></text:p>
          </draw:text-box>
        </draw:frame>
        <draw:custom-shape draw:style-name="gr162" draw:text-style-name="P8" xml:id="id284" draw:id="id284" draw:layer="layout" svg:width="5.8cm" svg:height="2.2cm" svg:x="13cm" svg:y="1.6cm">
          <text:p text:style-name="P7"><text:span text:style-name="T7">cont = </text:span><text:span text:style-name="T2">cont + 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0" draw:text-style-name="P17" xml:id="id282" draw:id="id282" draw:layer="layout" svg:width="7cm" svg:height="1.8cm" svg:x="19cm" svg:y="8.6cm">
          <text:p text:style-name="P16">"Valores ocultados"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39" draw:text-style-name="P17" xml:id="id286" draw:id="id286" draw:layer="layout" svg:width="3cm" svg:height="1.8cm" svg:x="14.8cm" svg:y="10.4cm">
          <text:p text:style-name="P16">cont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63" draw:text-style-name="P8" xml:id="id285" draw:id="id285" draw:layer="layout" svg:width="4cm" svg:height="2.2cm" svg:x="20.4cm" svg:y="12.2cm">
          <text:p text:style-name="P7"><text:span text:style-name="T2">contin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" draw:text-style-name="P18" draw:layer="layout" svg:x1="22.5cm" svg:y1="10.4cm" svg:x2="22.4cm" svg:y2="12.2cm" draw:start-shape="id282" draw:start-glue-point="6" draw:end-shape="id285" draw:end-glue-point="4" svg:d="M22500 10400v901h-100v899" svg:viewBox="0 0 101 1801">
          <text:p/>
        </draw:connector>
        <draw:connector draw:style-name="gr18" draw:text-style-name="P18" draw:layer="layout" svg:x1="20.4cm" svg:y1="13.3cm" svg:x2="7.4cm" svg:y2="10.4cm" draw:start-shape="id285" draw:start-glue-point="5" draw:end-shape="id280" draw:end-glue-point="6" svg:d="M20400 13300h-13000v-2900" svg:viewBox="0 0 13001 2901">
          <text:p/>
        </draw:connector>
        <draw:connector draw:style-name="gr18" draw:text-style-name="P18" draw:layer="layout" svg:x1="17.8cm" svg:y1="5.5cm" svg:x2="16.3cm" svg:y2="10.4cm" draw:start-shape="id281" draw:start-glue-point="5" draw:end-shape="id286" draw:end-glue-point="4" svg:d="M17800 5500h-1500v4900" svg:viewBox="0 0 1501 4901">
          <text:p/>
        </draw:connector>
        <draw:connector draw:style-name="gr18" draw:text-style-name="P18" draw:layer="layout" svg:x1="14.8cm" svg:y1="11.3cm" svg:x2="7.4cm" svg:y2="10.4cm" draw:start-shape="id286" draw:start-glue-point="5" draw:end-shape="id280" draw:end-glue-point="6" svg:d="M14800 11300h-7400v-900" svg:viewBox="0 0 7401 901">
          <text:p/>
        </draw:connector>
        <draw:connector draw:style-name="gr18" draw:text-style-name="P18" draw:layer="layout" svg:x1="11.2cm" svg:y1="8.9cm" svg:x2="13cm" svg:y2="2.7cm" draw:start-shape="id280" draw:start-glue-point="7" draw:end-shape="id284" draw:end-glue-point="5" svg:d="M11200 8900h900v-6200h900" svg:viewBox="0 0 1801 6201">
          <text:p/>
        </draw:connecto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Comando continue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p>cont = 0 </text:p>
            <text:p>while cont &lt; 10:</text:p>
            <text:p><text:s text:c="4"/>cont = cont + 1</text:p>
            <text:p><text:s text:c="4"/>if cont &gt;= 5 and cont &lt;= 8:</text:p>
            <text:p><text:s text:c="8"/>print("Valores ocultados")</text:p>
            <text:p><text:s text:c="8"/>continue</text:p>
            <text:p><text:s text:c="4"/>print(cont)</text:p>
          </draw:text-box>
        </draw:frame>
        <draw:custom-shape draw:style-name="gr141" draw:text-style-name="P38" draw:layer="layout" svg:width="5cm" svg:height="1.6cm" svg:x="7.4cm" svg:y="5.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28" draw:layer="layout" svg:width="3.6cm" svg:height="0.962cm" svg:x="17.2cm" svg:y="4.6cm">
          <draw:text-box>
            <text:p text:style-name="P27">cont = 4</text:p>
          </draw:text-box>
        </draw:frame>
        <draw:frame draw:style-name="gr164" draw:text-style-name="P40" draw:layer="layout" svg:width="4.587cm" svg:height="0.962cm" svg:x="16.813cm" svg:y="3.6cm">
          <draw:text-box>
            <text:p><text:span text:style-name="T3">Supomos que: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placeholder="true" presentation:user-transformed="true">
          <draw:text-box/>
        </draw:frame>
        <draw:custom-shape draw:style-name="gr2" draw:text-style-name="P6" xml:id="id287" draw:id="id287" draw:layer="layout" svg:width="3.4cm" svg:height="1.4cm" svg:x="0.4cm" svg:y="4cm">
          <text:p text:style-name="P5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65" draw:text-style-name="P19" xml:id="id289" draw:id="id289" draw:layer="layout" svg:width="7.6cm" svg:height="3cm" svg:x="3.6cm" svg:y="7.4cm">
          <text:list text:style-name="L2">
            <text:list-header>
              <text:p text:style-name="P10"><text:span text:style-name="T2">while cont &lt; 10: <text:s text:c="2"/></text:span></text:p>
            </text:list-header>
          </text:list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6" draw:text-style-name="P8" xml:id="id288" draw:id="id288" draw:layer="layout" svg:width="4.4cm" svg:height="2.2cm" svg:x="5.2cm" svg:y="4cm">
          <text:p text:style-name="P7">cont = 0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9" draw:layer="layout" svg:x1="3.8cm" svg:y1="4.7cm" svg:x2="5.2cm" svg:y2="5.1cm" draw:start-shape="id287" draw:start-glue-point="7" draw:end-shape="id288" draw:end-glue-point="5" svg:d="M3800 4700h701v400h699" svg:viewBox="0 0 1401 401">
          <text:p/>
        </draw:connector>
        <draw:connector draw:style-name="gr4" draw:text-style-name="P9" draw:layer="layout" svg:x1="7.4cm" svg:y1="6.2cm" svg:x2="7.4cm" svg:y2="7.4cm" draw:start-shape="id288" draw:start-glue-point="6" draw:end-shape="id289" draw:end-glue-point="4" svg:d="M7400 6200v1200" svg:viewBox="0 0 1 1201">
          <text:p/>
        </draw:connector>
        <draw:connector draw:style-name="gr4" draw:text-style-name="P9" draw:layer="layout" svg:x1="22.3cm" svg:y1="7.2cm" svg:x2="22.5cm" svg:y2="8.6cm" draw:start-shape="id290" draw:start-glue-point="6" draw:end-shape="id291" draw:end-glue-point="4" svg:d="M22300 7200v701h200v699" svg:viewBox="0 0 201 1401">
          <text:p/>
        </draw:connector>
        <draw:custom-shape draw:style-name="gr136" draw:text-style-name="P37" xml:id="id292" draw:id="id292" draw:layer="layout" svg:width="3cm" svg:height="1.4cm" svg:x="1cm" svg:y="12.6cm">
          <text:p text:style-name="P25"><text:span text:style-name="T4">Fim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7" draw:text-style-name="P9" draw:layer="layout" svg:x1="3.6cm" svg:y1="8.9cm" svg:x2="2.5cm" svg:y2="12.6cm" draw:start-shape="id289" draw:start-glue-point="5" draw:end-shape="id292" draw:end-glue-point="4" svg:d="M3600 8900h-1100v3700" svg:viewBox="0 0 1101 3701">
          <text:p/>
        </draw:connector>
        <draw:frame draw:style-name="gr9" draw:text-style-name="P13" draw:layer="layout" svg:width="1.2cm" svg:height="0.962cm" svg:x="10.4cm" svg:y="7.8cm">
          <draw:text-box>
            <text:p text:style-name="P12"><text:span text:style-name="T3">V</text:span></text:p>
          </draw:text-box>
        </draw:frame>
        <draw:frame draw:style-name="gr10" draw:text-style-name="P13" draw:layer="layout" svg:width="1.2cm" svg:height="1cm" svg:x="2.6cm" svg:y="8cm">
          <draw:text-box>
            <text:p text:style-name="P12"><text:span text:style-name="T3">F</text:span></text:p>
          </draw:text-box>
        </draw:frame>
        <draw:custom-shape draw:style-name="gr137" draw:text-style-name="P6" xml:id="id290" draw:id="id290" draw:layer="layout" svg:width="9cm" svg:height="3.4cm" svg:x="17.8cm" svg:y="3.8cm">
          <text:p text:style-name="P5">If</text:p>
          <text:p text:style-name="P5">cont &gt;= 5 and cont &lt;= 8</text:p>
          <text:p text:style-name="P5"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8" draw:text-style-name="P18" draw:layer="layout" svg:x1="18.8cm" svg:y1="2.7cm" svg:x2="22.3cm" svg:y2="3.8cm" draw:start-shape="id293" draw:start-glue-point="7" draw:end-shape="id290" draw:end-glue-point="4" svg:d="M18800 2700h3500v1100" svg:viewBox="0 0 3501 1101">
          <text:p/>
        </draw:connector>
        <draw:frame draw:style-name="gr10" draw:text-style-name="P13" draw:layer="layout" svg:width="1cm" svg:height="1cm" svg:x="17cm" svg:y="5.8cm">
          <draw:text-box>
            <text:p text:style-name="P12"><text:span text:style-name="T3">F</text:span></text:p>
          </draw:text-box>
        </draw:frame>
        <draw:frame draw:style-name="gr124" draw:text-style-name="P13" draw:layer="layout" svg:width="1.2cm" svg:height="1.2cm" svg:x="22.8cm" svg:y="7.2cm">
          <draw:text-box>
            <text:p text:style-name="P12"><text:span text:style-name="T3">V</text:span></text:p>
          </draw:text-box>
        </draw:frame>
        <draw:custom-shape draw:style-name="gr167" draw:text-style-name="P8" xml:id="id293" draw:id="id293" draw:layer="layout" svg:width="5.8cm" svg:height="2.2cm" svg:x="13cm" svg:y="1.6cm">
          <text:p text:style-name="P7"><text:span text:style-name="T7">cont = </text:span><text:span text:style-name="T2">cont + 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0" draw:text-style-name="P6" xml:id="id291" draw:id="id291" draw:layer="layout" svg:width="7cm" svg:height="1.8cm" svg:x="19cm" svg:y="8.6cm">
          <text:p text:style-name="P5">"Valores ocultados"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39" draw:text-style-name="P6" xml:id="id295" draw:id="id295" draw:layer="layout" svg:width="3cm" svg:height="1.8cm" svg:x="14.8cm" svg:y="10.4cm">
          <text:p text:style-name="P5">cont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68" draw:text-style-name="P8" xml:id="id294" draw:id="id294" draw:layer="layout" svg:width="4cm" svg:height="2.2cm" svg:x="20.4cm" svg:y="12.2cm">
          <text:p text:style-name="P7"><text:span text:style-name="T2">contin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" draw:text-style-name="P18" draw:layer="layout" svg:x1="22.5cm" svg:y1="10.4cm" svg:x2="22.4cm" svg:y2="12.2cm" draw:start-shape="id291" draw:start-glue-point="6" draw:end-shape="id294" draw:end-glue-point="4" svg:d="M22500 10400v901h-100v899" svg:viewBox="0 0 101 1801">
          <text:p/>
        </draw:connector>
        <draw:connector draw:style-name="gr18" draw:text-style-name="P18" draw:layer="layout" svg:x1="20.4cm" svg:y1="13.3cm" svg:x2="7.4cm" svg:y2="10.4cm" draw:start-shape="id294" draw:start-glue-point="5" draw:end-shape="id289" draw:end-glue-point="6" svg:d="M20400 13300h-13000v-2900" svg:viewBox="0 0 13001 2901">
          <text:p/>
        </draw:connector>
        <draw:connector draw:style-name="gr18" draw:text-style-name="P18" draw:layer="layout" svg:x1="17.8cm" svg:y1="5.5cm" svg:x2="16.3cm" svg:y2="10.4cm" draw:start-shape="id290" draw:start-glue-point="5" draw:end-shape="id295" draw:end-glue-point="4" svg:d="M17800 5500h-1500v4900" svg:viewBox="0 0 1501 4901">
          <text:p/>
        </draw:connector>
        <draw:connector draw:style-name="gr18" draw:text-style-name="P18" draw:layer="layout" svg:x1="14.8cm" svg:y1="11.3cm" svg:x2="7.4cm" svg:y2="10.4cm" draw:start-shape="id295" draw:start-glue-point="5" draw:end-shape="id289" draw:end-glue-point="6" svg:d="M14800 11300h-7400v-900" svg:viewBox="0 0 7401 901">
          <text:p/>
        </draw:connector>
        <draw:connector draw:style-name="gr18" draw:text-style-name="P18" draw:layer="layout" svg:x1="11.2cm" svg:y1="8.9cm" svg:x2="13cm" svg:y2="2.7cm" draw:start-shape="id289" draw:start-glue-point="7" draw:end-shape="id293" draw:end-glue-point="5" svg:d="M11200 8900h900v-6200h900" svg:viewBox="0 0 1801 6201">
          <text:p/>
        </draw:connecto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Comando continue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p>cont = 0 </text:p>
            <text:p>while cont &lt; 10:</text:p>
            <text:p><text:s text:c="4"/>cont = cont + 1</text:p>
            <text:p><text:s text:c="4"/>if cont &gt;= 5 and cont &lt;= 8:</text:p>
            <text:p><text:s text:c="8"/>print("Valores ocultados")</text:p>
            <text:p><text:s text:c="8"/>continue</text:p>
            <text:p><text:s text:c="4"/>print(cont)</text:p>
          </draw:text-box>
        </draw:frame>
        <draw:custom-shape draw:style-name="gr141" draw:text-style-name="P38" draw:layer="layout" svg:width="5cm" svg:height="1.6cm" svg:x="8cm" svg:y="6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28" draw:layer="layout" svg:width="3.6cm" svg:height="0.962cm" svg:x="17.2cm" svg:y="4.6cm">
          <draw:text-box>
            <text:p text:style-name="P27">cont = 5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placeholder="true" presentation:user-transformed="true">
          <draw:text-box/>
        </draw:frame>
        <draw:custom-shape draw:style-name="gr2" draw:text-style-name="P6" xml:id="id296" draw:id="id296" draw:layer="layout" svg:width="3.4cm" svg:height="1.4cm" svg:x="0.4cm" svg:y="4cm">
          <text:p text:style-name="P5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69" draw:text-style-name="P11" xml:id="id298" draw:id="id298" draw:layer="layout" svg:width="7.6cm" svg:height="3cm" svg:x="3.6cm" svg:y="7.4cm">
          <text:list text:style-name="L2">
            <text:list-header>
              <text:p text:style-name="P10"><text:span text:style-name="T2">while cont &lt; 10: <text:s text:c="2"/></text:span></text:p>
            </text:list-header>
          </text:list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0" draw:text-style-name="P8" xml:id="id297" draw:id="id297" draw:layer="layout" svg:width="4.4cm" svg:height="2.2cm" svg:x="5.2cm" svg:y="4cm">
          <text:p text:style-name="P7">cont = 0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9" draw:layer="layout" svg:x1="3.8cm" svg:y1="4.7cm" svg:x2="5.2cm" svg:y2="5.1cm" draw:start-shape="id296" draw:start-glue-point="7" draw:end-shape="id297" draw:end-glue-point="5" svg:d="M3800 4700h701v400h699" svg:viewBox="0 0 1401 401">
          <text:p/>
        </draw:connector>
        <draw:connector draw:style-name="gr4" draw:text-style-name="P9" draw:layer="layout" svg:x1="7.4cm" svg:y1="6.2cm" svg:x2="7.4cm" svg:y2="7.4cm" draw:start-shape="id297" draw:start-glue-point="6" draw:end-shape="id298" draw:end-glue-point="4" svg:d="M7400 6200v1200" svg:viewBox="0 0 1 1201">
          <text:p/>
        </draw:connector>
        <draw:connector draw:style-name="gr4" draw:text-style-name="P9" draw:layer="layout" svg:x1="22.3cm" svg:y1="7.2cm" svg:x2="22.5cm" svg:y2="8.6cm" draw:start-shape="id299" draw:start-glue-point="6" draw:end-shape="id300" draw:end-glue-point="4" svg:d="M22300 7200v701h200v699" svg:viewBox="0 0 201 1401">
          <text:p/>
        </draw:connector>
        <draw:custom-shape draw:style-name="gr136" draw:text-style-name="P37" xml:id="id301" draw:id="id301" draw:layer="layout" svg:width="3cm" svg:height="1.4cm" svg:x="1cm" svg:y="12.6cm">
          <text:p text:style-name="P25"><text:span text:style-name="T4">Fim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7" draw:text-style-name="P9" draw:layer="layout" svg:x1="3.6cm" svg:y1="8.9cm" svg:x2="2.5cm" svg:y2="12.6cm" draw:start-shape="id298" draw:start-glue-point="5" draw:end-shape="id301" draw:end-glue-point="4" svg:d="M3600 8900h-1100v3700" svg:viewBox="0 0 1101 3701">
          <text:p/>
        </draw:connector>
        <draw:frame draw:style-name="gr9" draw:text-style-name="P13" draw:layer="layout" svg:width="1.2cm" svg:height="0.962cm" svg:x="10.4cm" svg:y="7.8cm">
          <draw:text-box>
            <text:p text:style-name="P12"><text:span text:style-name="T3">V</text:span></text:p>
          </draw:text-box>
        </draw:frame>
        <draw:frame draw:style-name="gr10" draw:text-style-name="P13" draw:layer="layout" svg:width="1.2cm" svg:height="1cm" svg:x="2.6cm" svg:y="8cm">
          <draw:text-box>
            <text:p text:style-name="P12"><text:span text:style-name="T3">F</text:span></text:p>
          </draw:text-box>
        </draw:frame>
        <draw:custom-shape draw:style-name="gr137" draw:text-style-name="P6" xml:id="id299" draw:id="id299" draw:layer="layout" svg:width="9cm" svg:height="3.4cm" svg:x="17.8cm" svg:y="3.8cm">
          <text:p text:style-name="P5">If</text:p>
          <text:p text:style-name="P5">cont &gt;= 5 and cont &lt;= 8</text:p>
          <text:p text:style-name="P5"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8" draw:text-style-name="P18" draw:layer="layout" svg:x1="18.8cm" svg:y1="2.7cm" svg:x2="22.3cm" svg:y2="3.8cm" draw:start-shape="id302" draw:start-glue-point="7" draw:end-shape="id299" draw:end-glue-point="4" svg:d="M18800 2700h3500v1100" svg:viewBox="0 0 3501 1101">
          <text:p/>
        </draw:connector>
        <draw:frame draw:style-name="gr10" draw:text-style-name="P13" draw:layer="layout" svg:width="1cm" svg:height="1cm" svg:x="17cm" svg:y="5.8cm">
          <draw:text-box>
            <text:p text:style-name="P12"><text:span text:style-name="T3">F</text:span></text:p>
          </draw:text-box>
        </draw:frame>
        <draw:frame draw:style-name="gr124" draw:text-style-name="P13" draw:layer="layout" svg:width="1.2cm" svg:height="1.2cm" svg:x="22.8cm" svg:y="7.2cm">
          <draw:text-box>
            <text:p text:style-name="P12"><text:span text:style-name="T3">V</text:span></text:p>
          </draw:text-box>
        </draw:frame>
        <draw:custom-shape draw:style-name="gr171" draw:text-style-name="P39" xml:id="id302" draw:id="id302" draw:layer="layout" svg:width="5.8cm" svg:height="2.2cm" svg:x="13cm" svg:y="1.6cm">
          <text:p text:style-name="P7"><text:span text:style-name="T7">cont = </text:span><text:span text:style-name="T2">cont + 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0" draw:text-style-name="P6" xml:id="id300" draw:id="id300" draw:layer="layout" svg:width="7cm" svg:height="1.8cm" svg:x="19cm" svg:y="8.6cm">
          <text:p text:style-name="P5">"Valores ocultados"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39" draw:text-style-name="P6" xml:id="id304" draw:id="id304" draw:layer="layout" svg:width="3cm" svg:height="1.8cm" svg:x="14.8cm" svg:y="10.4cm">
          <text:p text:style-name="P5">cont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72" draw:text-style-name="P8" xml:id="id303" draw:id="id303" draw:layer="layout" svg:width="4cm" svg:height="2.2cm" svg:x="20.4cm" svg:y="12.2cm">
          <text:p text:style-name="P7"><text:span text:style-name="T2">contin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" draw:text-style-name="P18" draw:layer="layout" svg:x1="22.5cm" svg:y1="10.4cm" svg:x2="22.4cm" svg:y2="12.2cm" draw:start-shape="id300" draw:start-glue-point="6" draw:end-shape="id303" draw:end-glue-point="4" svg:d="M22500 10400v901h-100v899" svg:viewBox="0 0 101 1801">
          <text:p/>
        </draw:connector>
        <draw:connector draw:style-name="gr18" draw:text-style-name="P18" draw:layer="layout" svg:x1="20.4cm" svg:y1="13.3cm" svg:x2="7.4cm" svg:y2="10.4cm" draw:start-shape="id303" draw:start-glue-point="5" draw:end-shape="id298" draw:end-glue-point="6" svg:d="M20400 13300h-13000v-2900" svg:viewBox="0 0 13001 2901">
          <text:p/>
        </draw:connector>
        <draw:connector draw:style-name="gr18" draw:text-style-name="P18" draw:layer="layout" svg:x1="17.8cm" svg:y1="5.5cm" svg:x2="16.3cm" svg:y2="10.4cm" draw:start-shape="id299" draw:start-glue-point="5" draw:end-shape="id304" draw:end-glue-point="4" svg:d="M17800 5500h-1500v4900" svg:viewBox="0 0 1501 4901">
          <text:p/>
        </draw:connector>
        <draw:connector draw:style-name="gr18" draw:text-style-name="P18" draw:layer="layout" svg:x1="14.8cm" svg:y1="11.3cm" svg:x2="7.4cm" svg:y2="10.4cm" draw:start-shape="id304" draw:start-glue-point="5" draw:end-shape="id298" draw:end-glue-point="6" svg:d="M14800 11300h-7400v-900" svg:viewBox="0 0 7401 901">
          <text:p/>
        </draw:connector>
        <draw:connector draw:style-name="gr18" draw:text-style-name="P18" draw:layer="layout" svg:x1="11.2cm" svg:y1="8.9cm" svg:x2="13cm" svg:y2="2.7cm" draw:start-shape="id298" draw:start-glue-point="7" draw:end-shape="id302" draw:end-glue-point="5" svg:d="M11200 8900h900v-6200h900" svg:viewBox="0 0 1801 6201">
          <text:p/>
        </draw:connecto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Comando continue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p>cont = 0 </text:p>
            <text:p>while cont &lt; 10:</text:p>
            <text:p><text:s text:c="4"/>cont = cont + 1</text:p>
            <text:p><text:s text:c="4"/>if cont &gt;= 5 and cont &lt;= 8:</text:p>
            <text:p><text:s text:c="8"/>print("Valores ocultados")</text:p>
            <text:p><text:s text:c="8"/>continue</text:p>
            <text:p><text:s text:c="4"/>print(cont)</text:p>
          </draw:text-box>
        </draw:frame>
        <draw:custom-shape draw:style-name="gr141" draw:text-style-name="P38" draw:layer="layout" svg:width="5cm" svg:height="1.6cm" svg:x="11.8cm" svg:y="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28" draw:layer="layout" svg:width="3.6cm" svg:height="0.962cm" svg:x="17.2cm" svg:y="4.6cm">
          <draw:text-box>
            <text:p text:style-name="P27">cont = 5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placeholder="true" presentation:user-transformed="true">
          <draw:text-box/>
        </draw:frame>
        <draw:custom-shape draw:style-name="gr2" draw:text-style-name="P6" xml:id="id305" draw:id="id305" draw:layer="layout" svg:width="3.4cm" svg:height="1.4cm" svg:x="0.4cm" svg:y="4cm">
          <text:p text:style-name="P5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3" draw:text-style-name="P11" xml:id="id307" draw:id="id307" draw:layer="layout" svg:width="7.6cm" svg:height="3cm" svg:x="3.6cm" svg:y="7.4cm">
          <text:list text:style-name="L2">
            <text:list-header>
              <text:p text:style-name="P10"><text:span text:style-name="T2">while cont &lt; 10: <text:s text:c="2"/></text:span></text:p>
            </text:list-header>
          </text:list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4" draw:text-style-name="P8" xml:id="id306" draw:id="id306" draw:layer="layout" svg:width="4.4cm" svg:height="2.2cm" svg:x="5.2cm" svg:y="4cm">
          <text:p text:style-name="P7">cont = 0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9" draw:layer="layout" svg:x1="3.8cm" svg:y1="4.7cm" svg:x2="5.2cm" svg:y2="5.1cm" draw:start-shape="id305" draw:start-glue-point="7" draw:end-shape="id306" draw:end-glue-point="5" svg:d="M3800 4700h701v400h699" svg:viewBox="0 0 1401 401">
          <text:p/>
        </draw:connector>
        <draw:connector draw:style-name="gr4" draw:text-style-name="P9" draw:layer="layout" svg:x1="7.4cm" svg:y1="6.2cm" svg:x2="7.4cm" svg:y2="7.4cm" draw:start-shape="id306" draw:start-glue-point="6" draw:end-shape="id307" draw:end-glue-point="4" svg:d="M7400 6200v1200" svg:viewBox="0 0 1 1201">
          <text:p/>
        </draw:connector>
        <draw:connector draw:style-name="gr4" draw:text-style-name="P9" draw:layer="layout" svg:x1="22.3cm" svg:y1="7.2cm" svg:x2="22.5cm" svg:y2="8.6cm" draw:start-shape="id308" draw:start-glue-point="6" draw:end-shape="id309" draw:end-glue-point="4" svg:d="M22300 7200v701h200v699" svg:viewBox="0 0 201 1401">
          <text:p/>
        </draw:connector>
        <draw:custom-shape draw:style-name="gr136" draw:text-style-name="P37" xml:id="id310" draw:id="id310" draw:layer="layout" svg:width="3cm" svg:height="1.4cm" svg:x="1cm" svg:y="12.6cm">
          <text:p text:style-name="P25"><text:span text:style-name="T4">Fim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7" draw:text-style-name="P9" draw:layer="layout" svg:x1="3.6cm" svg:y1="8.9cm" svg:x2="2.5cm" svg:y2="12.6cm" draw:start-shape="id307" draw:start-glue-point="5" draw:end-shape="id310" draw:end-glue-point="4" svg:d="M3600 8900h-1100v3700" svg:viewBox="0 0 1101 3701">
          <text:p/>
        </draw:connector>
        <draw:frame draw:style-name="gr9" draw:text-style-name="P13" draw:layer="layout" svg:width="1.2cm" svg:height="0.962cm" svg:x="10.4cm" svg:y="7.8cm">
          <draw:text-box>
            <text:p text:style-name="P12"><text:span text:style-name="T3">V</text:span></text:p>
          </draw:text-box>
        </draw:frame>
        <draw:frame draw:style-name="gr10" draw:text-style-name="P13" draw:layer="layout" svg:width="1.2cm" svg:height="1cm" svg:x="2.6cm" svg:y="8cm">
          <draw:text-box>
            <text:p text:style-name="P12"><text:span text:style-name="T3">F</text:span></text:p>
          </draw:text-box>
        </draw:frame>
        <draw:custom-shape draw:style-name="gr152" draw:text-style-name="P22" xml:id="id308" draw:id="id308" draw:layer="layout" svg:width="9cm" svg:height="3.4cm" svg:x="17.8cm" svg:y="3.8cm">
          <text:p text:style-name="P5">If</text:p>
          <text:p text:style-name="P5">cont &gt;= 5 and cont &lt;= 8</text:p>
          <text:p text:style-name="P5"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8" draw:text-style-name="P18" draw:layer="layout" svg:x1="18.8cm" svg:y1="2.7cm" svg:x2="22.3cm" svg:y2="3.8cm" draw:start-shape="id311" draw:start-glue-point="7" draw:end-shape="id308" draw:end-glue-point="4" svg:d="M18800 2700h3500v1100" svg:viewBox="0 0 3501 1101">
          <text:p/>
        </draw:connector>
        <draw:frame draw:style-name="gr10" draw:text-style-name="P13" draw:layer="layout" svg:width="1cm" svg:height="1cm" svg:x="17cm" svg:y="5.8cm">
          <draw:text-box>
            <text:p text:style-name="P12"><text:span text:style-name="T3">F</text:span></text:p>
          </draw:text-box>
        </draw:frame>
        <draw:frame draw:style-name="gr124" draw:text-style-name="P13" draw:layer="layout" svg:width="1.2cm" svg:height="1.2cm" svg:x="22.8cm" svg:y="7.2cm">
          <draw:text-box>
            <text:p text:style-name="P12"><text:span text:style-name="T3">V</text:span></text:p>
          </draw:text-box>
        </draw:frame>
        <draw:custom-shape draw:style-name="gr175" draw:text-style-name="P8" xml:id="id311" draw:id="id311" draw:layer="layout" svg:width="5.8cm" svg:height="2.2cm" svg:x="13cm" svg:y="1.6cm">
          <text:p text:style-name="P7"><text:span text:style-name="T7">cont = </text:span><text:span text:style-name="T2">cont + 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0" draw:text-style-name="P6" xml:id="id309" draw:id="id309" draw:layer="layout" svg:width="7cm" svg:height="1.8cm" svg:x="19cm" svg:y="8.6cm">
          <text:p text:style-name="P5">"Valores ocultados"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39" draw:text-style-name="P6" xml:id="id313" draw:id="id313" draw:layer="layout" svg:width="3cm" svg:height="1.8cm" svg:x="14.8cm" svg:y="10.4cm">
          <text:p text:style-name="P5">cont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76" draw:text-style-name="P8" xml:id="id312" draw:id="id312" draw:layer="layout" svg:width="4cm" svg:height="2.2cm" svg:x="20.4cm" svg:y="12.2cm">
          <text:p text:style-name="P7"><text:span text:style-name="T2">contin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" draw:text-style-name="P18" draw:layer="layout" svg:x1="22.5cm" svg:y1="10.4cm" svg:x2="22.4cm" svg:y2="12.2cm" draw:start-shape="id309" draw:start-glue-point="6" draw:end-shape="id312" draw:end-glue-point="4" svg:d="M22500 10400v901h-100v899" svg:viewBox="0 0 101 1801">
          <text:p/>
        </draw:connector>
        <draw:connector draw:style-name="gr18" draw:text-style-name="P18" draw:layer="layout" svg:x1="20.4cm" svg:y1="13.3cm" svg:x2="7.4cm" svg:y2="10.4cm" draw:start-shape="id312" draw:start-glue-point="5" draw:end-shape="id307" draw:end-glue-point="6" svg:d="M20400 13300h-13000v-2900" svg:viewBox="0 0 13001 2901">
          <text:p/>
        </draw:connector>
        <draw:connector draw:style-name="gr18" draw:text-style-name="P18" draw:layer="layout" svg:x1="17.8cm" svg:y1="5.5cm" svg:x2="16.3cm" svg:y2="10.4cm" draw:start-shape="id308" draw:start-glue-point="5" draw:end-shape="id313" draw:end-glue-point="4" svg:d="M17800 5500h-1500v4900" svg:viewBox="0 0 1501 4901">
          <text:p/>
        </draw:connector>
        <draw:connector draw:style-name="gr18" draw:text-style-name="P18" draw:layer="layout" svg:x1="14.8cm" svg:y1="11.3cm" svg:x2="7.4cm" svg:y2="10.4cm" draw:start-shape="id313" draw:start-glue-point="5" draw:end-shape="id307" draw:end-glue-point="6" svg:d="M14800 11300h-7400v-900" svg:viewBox="0 0 7401 901">
          <text:p/>
        </draw:connector>
        <draw:connector draw:style-name="gr18" draw:text-style-name="P18" draw:layer="layout" svg:x1="11.2cm" svg:y1="8.9cm" svg:x2="13cm" svg:y2="2.7cm" draw:start-shape="id307" draw:start-glue-point="7" draw:end-shape="id311" draw:end-glue-point="5" svg:d="M11200 8900h900v-6200h900" svg:viewBox="0 0 1801 6201">
          <text:p/>
        </draw:connecto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Comando continue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p>cont = 0 </text:p>
            <text:p>while cont &lt; 10:</text:p>
            <text:p><text:s text:c="4"/>cont = cont + 1</text:p>
            <text:p><text:s text:c="4"/>if cont &gt;= 5 and cont &lt;= 8:</text:p>
            <text:p><text:s text:c="8"/>print("Valores ocultados")</text:p>
            <text:p><text:s text:c="8"/>continue</text:p>
            <text:p><text:s text:c="4"/>print(cont)</text:p>
          </draw:text-box>
        </draw:frame>
        <draw:custom-shape draw:style-name="gr141" draw:text-style-name="P38" draw:layer="layout" svg:width="5cm" svg:height="1.6cm" svg:x="12.2cm" svg:y="9.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28" draw:layer="layout" svg:width="3.6cm" svg:height="0.962cm" svg:x="17.2cm" svg:y="4.6cm">
          <draw:text-box>
            <text:p text:style-name="P27">cont = 5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placeholder="true" presentation:user-transformed="true">
          <draw:text-box/>
        </draw:frame>
        <draw:custom-shape draw:style-name="gr2" draw:text-style-name="P6" xml:id="id314" draw:id="id314" draw:layer="layout" svg:width="3.4cm" svg:height="1.4cm" svg:x="0.4cm" svg:y="4cm">
          <text:p text:style-name="P5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7" draw:text-style-name="P11" xml:id="id316" draw:id="id316" draw:layer="layout" svg:width="7.6cm" svg:height="3cm" svg:x="3.6cm" svg:y="7.4cm">
          <text:list text:style-name="L2">
            <text:list-header>
              <text:p text:style-name="P10"><text:span text:style-name="T2">while cont &lt; 10: <text:s text:c="2"/></text:span></text:p>
            </text:list-header>
          </text:list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8" draw:text-style-name="P8" xml:id="id315" draw:id="id315" draw:layer="layout" svg:width="4.4cm" svg:height="2.2cm" svg:x="5.2cm" svg:y="4cm">
          <text:p text:style-name="P7">cont = 0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9" draw:layer="layout" svg:x1="3.8cm" svg:y1="4.7cm" svg:x2="5.2cm" svg:y2="5.1cm" draw:start-shape="id314" draw:start-glue-point="7" draw:end-shape="id315" draw:end-glue-point="5" svg:d="M3800 4700h701v400h699" svg:viewBox="0 0 1401 401">
          <text:p/>
        </draw:connector>
        <draw:connector draw:style-name="gr4" draw:text-style-name="P9" draw:layer="layout" svg:x1="7.4cm" svg:y1="6.2cm" svg:x2="7.4cm" svg:y2="7.4cm" draw:start-shape="id315" draw:start-glue-point="6" draw:end-shape="id316" draw:end-glue-point="4" svg:d="M7400 6200v1200" svg:viewBox="0 0 1 1201">
          <text:p/>
        </draw:connector>
        <draw:connector draw:style-name="gr4" draw:text-style-name="P9" draw:layer="layout" svg:x1="22.3cm" svg:y1="7.2cm" svg:x2="22.5cm" svg:y2="8.6cm" draw:start-shape="id317" draw:start-glue-point="6" draw:end-shape="id318" draw:end-glue-point="4" svg:d="M22300 7200v701h200v699" svg:viewBox="0 0 201 1401">
          <text:p/>
        </draw:connector>
        <draw:custom-shape draw:style-name="gr136" draw:text-style-name="P37" xml:id="id319" draw:id="id319" draw:layer="layout" svg:width="3cm" svg:height="1.4cm" svg:x="1cm" svg:y="12.6cm">
          <text:p text:style-name="P25"><text:span text:style-name="T4">Fim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7" draw:text-style-name="P9" draw:layer="layout" svg:x1="3.6cm" svg:y1="8.9cm" svg:x2="2.5cm" svg:y2="12.6cm" draw:start-shape="id316" draw:start-glue-point="5" draw:end-shape="id319" draw:end-glue-point="4" svg:d="M3600 8900h-1100v3700" svg:viewBox="0 0 1101 3701">
          <text:p/>
        </draw:connector>
        <draw:frame draw:style-name="gr9" draw:text-style-name="P13" draw:layer="layout" svg:width="1.2cm" svg:height="0.962cm" svg:x="10.4cm" svg:y="7.8cm">
          <draw:text-box>
            <text:p text:style-name="P12"><text:span text:style-name="T3">V</text:span></text:p>
          </draw:text-box>
        </draw:frame>
        <draw:frame draw:style-name="gr10" draw:text-style-name="P13" draw:layer="layout" svg:width="1.2cm" svg:height="1cm" svg:x="2.6cm" svg:y="8cm">
          <draw:text-box>
            <text:p text:style-name="P12"><text:span text:style-name="T3">F</text:span></text:p>
          </draw:text-box>
        </draw:frame>
        <draw:custom-shape draw:style-name="gr137" draw:text-style-name="P6" xml:id="id317" draw:id="id317" draw:layer="layout" svg:width="9cm" svg:height="3.4cm" svg:x="17.8cm" svg:y="3.8cm">
          <text:p text:style-name="P5">If</text:p>
          <text:p text:style-name="P5">cont &gt;= 5 and cont &lt;= 8</text:p>
          <text:p text:style-name="P5"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8" draw:text-style-name="P18" draw:layer="layout" svg:x1="18.8cm" svg:y1="2.7cm" svg:x2="22.3cm" svg:y2="3.8cm" draw:start-shape="id320" draw:start-glue-point="7" draw:end-shape="id317" draw:end-glue-point="4" svg:d="M18800 2700h3500v1100" svg:viewBox="0 0 3501 1101">
          <text:p/>
        </draw:connector>
        <draw:frame draw:style-name="gr10" draw:text-style-name="P13" draw:layer="layout" svg:width="1cm" svg:height="1cm" svg:x="17cm" svg:y="5.8cm">
          <draw:text-box>
            <text:p text:style-name="P12"><text:span text:style-name="T3">F</text:span></text:p>
          </draw:text-box>
        </draw:frame>
        <draw:frame draw:style-name="gr124" draw:text-style-name="P13" draw:layer="layout" svg:width="1.2cm" svg:height="1.2cm" svg:x="22.8cm" svg:y="7.2cm">
          <draw:text-box>
            <text:p text:style-name="P12"><text:span text:style-name="T3">V</text:span></text:p>
          </draw:text-box>
        </draw:frame>
        <draw:custom-shape draw:style-name="gr179" draw:text-style-name="P8" xml:id="id320" draw:id="id320" draw:layer="layout" svg:width="5.8cm" svg:height="2.2cm" svg:x="13cm" svg:y="1.6cm">
          <text:p text:style-name="P7"><text:span text:style-name="T7">cont = </text:span><text:span text:style-name="T2">cont + 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8" draw:text-style-name="P22" xml:id="id318" draw:id="id318" draw:layer="layout" svg:width="7cm" svg:height="1.8cm" svg:x="19cm" svg:y="8.6cm">
          <text:p text:style-name="P5">"Valores ocultados"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39" draw:text-style-name="P6" xml:id="id322" draw:id="id322" draw:layer="layout" svg:width="3cm" svg:height="1.8cm" svg:x="14.8cm" svg:y="10.4cm">
          <text:p text:style-name="P5">cont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80" draw:text-style-name="P8" xml:id="id321" draw:id="id321" draw:layer="layout" svg:width="4cm" svg:height="2.2cm" svg:x="20.4cm" svg:y="12.2cm">
          <text:p text:style-name="P7"><text:span text:style-name="T2">contin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" draw:text-style-name="P18" draw:layer="layout" svg:x1="22.5cm" svg:y1="10.4cm" svg:x2="22.4cm" svg:y2="12.2cm" draw:start-shape="id318" draw:start-glue-point="6" draw:end-shape="id321" draw:end-glue-point="4" svg:d="M22500 10400v901h-100v899" svg:viewBox="0 0 101 1801">
          <text:p/>
        </draw:connector>
        <draw:connector draw:style-name="gr18" draw:text-style-name="P18" draw:layer="layout" svg:x1="20.4cm" svg:y1="13.3cm" svg:x2="7.4cm" svg:y2="10.4cm" draw:start-shape="id321" draw:start-glue-point="5" draw:end-shape="id316" draw:end-glue-point="6" svg:d="M20400 13300h-13000v-2900" svg:viewBox="0 0 13001 2901">
          <text:p/>
        </draw:connector>
        <draw:connector draw:style-name="gr18" draw:text-style-name="P18" draw:layer="layout" svg:x1="17.8cm" svg:y1="5.5cm" svg:x2="16.3cm" svg:y2="10.4cm" draw:start-shape="id317" draw:start-glue-point="5" draw:end-shape="id322" draw:end-glue-point="4" svg:d="M17800 5500h-1500v4900" svg:viewBox="0 0 1501 4901">
          <text:p/>
        </draw:connector>
        <draw:connector draw:style-name="gr18" draw:text-style-name="P18" draw:layer="layout" svg:x1="14.8cm" svg:y1="11.3cm" svg:x2="7.4cm" svg:y2="10.4cm" draw:start-shape="id322" draw:start-glue-point="5" draw:end-shape="id316" draw:end-glue-point="6" svg:d="M14800 11300h-7400v-900" svg:viewBox="0 0 7401 901">
          <text:p/>
        </draw:connector>
        <draw:connector draw:style-name="gr18" draw:text-style-name="P18" draw:layer="layout" svg:x1="11.2cm" svg:y1="8.9cm" svg:x2="13cm" svg:y2="2.7cm" draw:start-shape="id316" draw:start-glue-point="7" draw:end-shape="id320" draw:end-glue-point="5" svg:d="M11200 8900h900v-6200h900" svg:viewBox="0 0 1801 6201">
          <text:p/>
        </draw:connecto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Comando continue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p>cont = 0 </text:p>
            <text:p>while cont &lt; 10:</text:p>
            <text:p><text:s text:c="4"/>cont = cont + 1</text:p>
            <text:p><text:s text:c="4"/>if cont &gt;= 5 and cont &lt;= 8:</text:p>
            <text:p><text:s text:c="8"/>print("Valores ocultados")</text:p>
            <text:p><text:s text:c="8"/>continue</text:p>
            <text:p><text:s text:c="4"/>print(cont)</text:p>
          </draw:text-box>
        </draw:frame>
        <draw:custom-shape draw:style-name="gr141" draw:text-style-name="P38" draw:layer="layout" svg:width="5cm" svg:height="1.6cm" svg:x="6.4cm" svg:y="10.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28" draw:layer="layout" svg:width="3.6cm" svg:height="0.962cm" svg:x="17.2cm" svg:y="4.6cm">
          <draw:text-box>
            <text:p text:style-name="P27">cont = 5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placeholder="true" presentation:user-transformed="true">
          <draw:text-box/>
        </draw:frame>
        <draw:custom-shape draw:style-name="gr2" draw:text-style-name="P6" xml:id="id323" draw:id="id323" draw:layer="layout" svg:width="3.4cm" svg:height="1.4cm" svg:x="0.4cm" svg:y="4cm">
          <text:p text:style-name="P5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81" draw:text-style-name="P11" xml:id="id325" draw:id="id325" draw:layer="layout" svg:width="7.6cm" svg:height="3cm" svg:x="3.6cm" svg:y="7.4cm">
          <text:list text:style-name="L2">
            <text:list-header>
              <text:p text:style-name="P10"><text:span text:style-name="T2">while cont &lt; 10: <text:s text:c="2"/></text:span></text:p>
            </text:list-header>
          </text:list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2" draw:text-style-name="P8" xml:id="id324" draw:id="id324" draw:layer="layout" svg:width="4.4cm" svg:height="2.2cm" svg:x="5.2cm" svg:y="4cm">
          <text:p text:style-name="P7">cont = 0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9" draw:layer="layout" svg:x1="3.8cm" svg:y1="4.7cm" svg:x2="5.2cm" svg:y2="5.1cm" draw:start-shape="id323" draw:start-glue-point="7" draw:end-shape="id324" draw:end-glue-point="5" svg:d="M3800 4700h701v400h699" svg:viewBox="0 0 1401 401">
          <text:p/>
        </draw:connector>
        <draw:connector draw:style-name="gr4" draw:text-style-name="P9" draw:layer="layout" svg:x1="7.4cm" svg:y1="6.2cm" svg:x2="7.4cm" svg:y2="7.4cm" draw:start-shape="id324" draw:start-glue-point="6" draw:end-shape="id325" draw:end-glue-point="4" svg:d="M7400 6200v1200" svg:viewBox="0 0 1 1201">
          <text:p/>
        </draw:connector>
        <draw:connector draw:style-name="gr4" draw:text-style-name="P9" draw:layer="layout" svg:x1="22.3cm" svg:y1="7.2cm" svg:x2="22.5cm" svg:y2="8.6cm" draw:start-shape="id326" draw:start-glue-point="6" draw:end-shape="id327" draw:end-glue-point="4" svg:d="M22300 7200v701h200v699" svg:viewBox="0 0 201 1401">
          <text:p/>
        </draw:connector>
        <draw:custom-shape draw:style-name="gr136" draw:text-style-name="P37" xml:id="id328" draw:id="id328" draw:layer="layout" svg:width="3cm" svg:height="1.4cm" svg:x="1cm" svg:y="12.6cm">
          <text:p text:style-name="P25"><text:span text:style-name="T4">Fim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7" draw:text-style-name="P9" draw:layer="layout" svg:x1="3.6cm" svg:y1="8.9cm" svg:x2="2.5cm" svg:y2="12.6cm" draw:start-shape="id325" draw:start-glue-point="5" draw:end-shape="id328" draw:end-glue-point="4" svg:d="M3600 8900h-1100v3700" svg:viewBox="0 0 1101 3701">
          <text:p/>
        </draw:connector>
        <draw:frame draw:style-name="gr9" draw:text-style-name="P13" draw:layer="layout" svg:width="1.2cm" svg:height="0.962cm" svg:x="10.4cm" svg:y="7.8cm">
          <draw:text-box>
            <text:p text:style-name="P12"><text:span text:style-name="T3">V</text:span></text:p>
          </draw:text-box>
        </draw:frame>
        <draw:frame draw:style-name="gr10" draw:text-style-name="P13" draw:layer="layout" svg:width="1.2cm" svg:height="1cm" svg:x="2.6cm" svg:y="8cm">
          <draw:text-box>
            <text:p text:style-name="P12"><text:span text:style-name="T3">F</text:span></text:p>
          </draw:text-box>
        </draw:frame>
        <draw:custom-shape draw:style-name="gr137" draw:text-style-name="P6" xml:id="id326" draw:id="id326" draw:layer="layout" svg:width="9cm" svg:height="3.4cm" svg:x="17.8cm" svg:y="3.8cm">
          <text:p text:style-name="P5">If</text:p>
          <text:p text:style-name="P5">cont &gt;= 5 and cont &lt;= 8</text:p>
          <text:p text:style-name="P5"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8" draw:text-style-name="P18" draw:layer="layout" svg:x1="18.8cm" svg:y1="2.7cm" svg:x2="22.3cm" svg:y2="3.8cm" draw:start-shape="id329" draw:start-glue-point="7" draw:end-shape="id326" draw:end-glue-point="4" svg:d="M18800 2700h3500v1100" svg:viewBox="0 0 3501 1101">
          <text:p/>
        </draw:connector>
        <draw:frame draw:style-name="gr10" draw:text-style-name="P13" draw:layer="layout" svg:width="1cm" svg:height="1cm" svg:x="17cm" svg:y="5.8cm">
          <draw:text-box>
            <text:p text:style-name="P12"><text:span text:style-name="T3">F</text:span></text:p>
          </draw:text-box>
        </draw:frame>
        <draw:frame draw:style-name="gr124" draw:text-style-name="P13" draw:layer="layout" svg:width="1.2cm" svg:height="1.2cm" svg:x="22.8cm" svg:y="7.2cm">
          <draw:text-box>
            <text:p text:style-name="P12"><text:span text:style-name="T3">V</text:span></text:p>
          </draw:text-box>
        </draw:frame>
        <draw:custom-shape draw:style-name="gr183" draw:text-style-name="P8" xml:id="id329" draw:id="id329" draw:layer="layout" svg:width="5.8cm" svg:height="2.2cm" svg:x="13cm" svg:y="1.6cm">
          <text:p text:style-name="P7"><text:span text:style-name="T7">cont = </text:span><text:span text:style-name="T2">cont + 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0" draw:text-style-name="P6" xml:id="id327" draw:id="id327" draw:layer="layout" svg:width="7cm" svg:height="1.8cm" svg:x="19cm" svg:y="8.6cm">
          <text:p text:style-name="P5">"Valores ocultados"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39" draw:text-style-name="P6" xml:id="id331" draw:id="id331" draw:layer="layout" svg:width="3cm" svg:height="1.8cm" svg:x="14.8cm" svg:y="10.4cm">
          <text:p text:style-name="P5">cont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84" draw:text-style-name="P39" xml:id="id330" draw:id="id330" draw:layer="layout" svg:width="4cm" svg:height="2.2cm" svg:x="20.4cm" svg:y="12.2cm">
          <text:p text:style-name="P7"><text:span text:style-name="T2">contin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" draw:text-style-name="P18" draw:layer="layout" svg:x1="22.5cm" svg:y1="10.4cm" svg:x2="22.4cm" svg:y2="12.2cm" draw:start-shape="id327" draw:start-glue-point="6" draw:end-shape="id330" draw:end-glue-point="4" svg:d="M22500 10400v901h-100v899" svg:viewBox="0 0 101 1801">
          <text:p/>
        </draw:connector>
        <draw:connector draw:style-name="gr18" draw:text-style-name="P18" draw:layer="layout" svg:x1="20.4cm" svg:y1="13.3cm" svg:x2="7.4cm" svg:y2="10.4cm" draw:start-shape="id330" draw:start-glue-point="5" draw:end-shape="id325" draw:end-glue-point="6" svg:d="M20400 13300h-13000v-2900" svg:viewBox="0 0 13001 2901">
          <text:p/>
        </draw:connector>
        <draw:connector draw:style-name="gr18" draw:text-style-name="P18" draw:layer="layout" svg:x1="17.8cm" svg:y1="5.5cm" svg:x2="16.3cm" svg:y2="10.4cm" draw:start-shape="id326" draw:start-glue-point="5" draw:end-shape="id331" draw:end-glue-point="4" svg:d="M17800 5500h-1500v4900" svg:viewBox="0 0 1501 4901">
          <text:p/>
        </draw:connector>
        <draw:connector draw:style-name="gr18" draw:text-style-name="P18" draw:layer="layout" svg:x1="14.8cm" svg:y1="11.3cm" svg:x2="7.4cm" svg:y2="10.4cm" draw:start-shape="id331" draw:start-glue-point="5" draw:end-shape="id325" draw:end-glue-point="6" svg:d="M14800 11300h-7400v-900" svg:viewBox="0 0 7401 901">
          <text:p/>
        </draw:connector>
        <draw:connector draw:style-name="gr18" draw:text-style-name="P18" draw:layer="layout" svg:x1="11.2cm" svg:y1="8.9cm" svg:x2="13cm" svg:y2="2.7cm" draw:start-shape="id325" draw:start-glue-point="7" draw:end-shape="id329" draw:end-glue-point="5" svg:d="M11200 8900h900v-6200h900" svg:viewBox="0 0 1801 6201">
          <text:p/>
        </draw:connecto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Comando continue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p>cont = 0 </text:p>
            <text:p>while cont &lt; 10:</text:p>
            <text:p><text:s text:c="4"/>cont = cont + 1</text:p>
            <text:p><text:s text:c="4"/>if cont &gt;= 5 and cont &lt;= 8:</text:p>
            <text:p><text:s text:c="8"/>print("Valores ocultados")</text:p>
            <text:p><text:s text:c="8"/>continue</text:p>
            <text:p><text:s text:c="4"/>print(cont)</text:p>
          </draw:text-box>
        </draw:frame>
        <draw:custom-shape draw:style-name="gr141" draw:text-style-name="P38" draw:layer="layout" svg:width="5cm" svg:height="1.6cm" svg:x="7.4cm" svg:y="5.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28" draw:layer="layout" svg:width="3.6cm" svg:height="0.962cm" svg:x="17.2cm" svg:y="4.6cm">
          <draw:text-box>
            <text:p text:style-name="P27">cont = 5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placeholder="true" presentation:user-transformed="true">
          <draw:text-box/>
        </draw:frame>
        <draw:custom-shape draw:style-name="gr2" draw:text-style-name="P6" xml:id="id332" draw:id="id332" draw:layer="layout" svg:width="3.4cm" svg:height="1.4cm" svg:x="0.4cm" svg:y="4cm">
          <text:p text:style-name="P5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85" draw:text-style-name="P19" xml:id="id334" draw:id="id334" draw:layer="layout" svg:width="7.6cm" svg:height="3cm" svg:x="3.6cm" svg:y="7.4cm">
          <text:list text:style-name="L2">
            <text:list-header>
              <text:p text:style-name="P10"><text:span text:style-name="T2">while cont &lt; 10: <text:s text:c="2"/></text:span></text:p>
            </text:list-header>
          </text:list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6" draw:text-style-name="P8" xml:id="id333" draw:id="id333" draw:layer="layout" svg:width="4.4cm" svg:height="2.2cm" svg:x="5.2cm" svg:y="4cm">
          <text:p text:style-name="P7">cont = 0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9" draw:layer="layout" svg:x1="3.8cm" svg:y1="4.7cm" svg:x2="5.2cm" svg:y2="5.1cm" draw:start-shape="id332" draw:start-glue-point="7" draw:end-shape="id333" draw:end-glue-point="5" svg:d="M3800 4700h701v400h699" svg:viewBox="0 0 1401 401">
          <text:p/>
        </draw:connector>
        <draw:connector draw:style-name="gr4" draw:text-style-name="P9" draw:layer="layout" svg:x1="7.4cm" svg:y1="6.2cm" svg:x2="7.4cm" svg:y2="7.4cm" draw:start-shape="id333" draw:start-glue-point="6" draw:end-shape="id334" draw:end-glue-point="4" svg:d="M7400 6200v1200" svg:viewBox="0 0 1 1201">
          <text:p/>
        </draw:connector>
        <draw:connector draw:style-name="gr4" draw:text-style-name="P9" draw:layer="layout" svg:x1="22.3cm" svg:y1="7.2cm" svg:x2="22.5cm" svg:y2="8.6cm" draw:start-shape="id335" draw:start-glue-point="6" draw:end-shape="id336" draw:end-glue-point="4" svg:d="M22300 7200v701h200v699" svg:viewBox="0 0 201 1401">
          <text:p/>
        </draw:connector>
        <draw:custom-shape draw:style-name="gr136" draw:text-style-name="P37" xml:id="id337" draw:id="id337" draw:layer="layout" svg:width="3cm" svg:height="1.4cm" svg:x="1cm" svg:y="12.6cm">
          <text:p text:style-name="P25"><text:span text:style-name="T4">Fim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7" draw:text-style-name="P9" draw:layer="layout" svg:x1="3.6cm" svg:y1="8.9cm" svg:x2="2.5cm" svg:y2="12.6cm" draw:start-shape="id334" draw:start-glue-point="5" draw:end-shape="id337" draw:end-glue-point="4" svg:d="M3600 8900h-1100v3700" svg:viewBox="0 0 1101 3701">
          <text:p/>
        </draw:connector>
        <draw:frame draw:style-name="gr9" draw:text-style-name="P13" draw:layer="layout" svg:width="1.2cm" svg:height="0.962cm" svg:x="10.4cm" svg:y="7.8cm">
          <draw:text-box>
            <text:p text:style-name="P12"><text:span text:style-name="T3">V</text:span></text:p>
          </draw:text-box>
        </draw:frame>
        <draw:frame draw:style-name="gr10" draw:text-style-name="P13" draw:layer="layout" svg:width="1.2cm" svg:height="1cm" svg:x="2.6cm" svg:y="8cm">
          <draw:text-box>
            <text:p text:style-name="P12"><text:span text:style-name="T3">F</text:span></text:p>
          </draw:text-box>
        </draw:frame>
        <draw:custom-shape draw:style-name="gr137" draw:text-style-name="P6" xml:id="id335" draw:id="id335" draw:layer="layout" svg:width="9cm" svg:height="3.4cm" svg:x="17.8cm" svg:y="3.8cm">
          <text:p text:style-name="P5">If</text:p>
          <text:p text:style-name="P5">cont &gt;= 5 and cont &lt;= 8</text:p>
          <text:p text:style-name="P5"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8" draw:text-style-name="P18" draw:layer="layout" svg:x1="18.8cm" svg:y1="2.7cm" svg:x2="22.3cm" svg:y2="3.8cm" draw:start-shape="id338" draw:start-glue-point="7" draw:end-shape="id335" draw:end-glue-point="4" svg:d="M18800 2700h3500v1100" svg:viewBox="0 0 3501 1101">
          <text:p/>
        </draw:connector>
        <draw:frame draw:style-name="gr10" draw:text-style-name="P13" draw:layer="layout" svg:width="1cm" svg:height="1cm" svg:x="17cm" svg:y="5.8cm">
          <draw:text-box>
            <text:p text:style-name="P12"><text:span text:style-name="T3">F</text:span></text:p>
          </draw:text-box>
        </draw:frame>
        <draw:frame draw:style-name="gr124" draw:text-style-name="P13" draw:layer="layout" svg:width="1.2cm" svg:height="1.2cm" svg:x="22.8cm" svg:y="7.2cm">
          <draw:text-box>
            <text:p text:style-name="P12"><text:span text:style-name="T3">V</text:span></text:p>
          </draw:text-box>
        </draw:frame>
        <draw:custom-shape draw:style-name="gr187" draw:text-style-name="P8" xml:id="id338" draw:id="id338" draw:layer="layout" svg:width="5.8cm" svg:height="2.2cm" svg:x="13cm" svg:y="1.6cm">
          <text:p text:style-name="P7"><text:span text:style-name="T7">cont = </text:span><text:span text:style-name="T2">cont + 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0" draw:text-style-name="P6" xml:id="id336" draw:id="id336" draw:layer="layout" svg:width="7cm" svg:height="1.8cm" svg:x="19cm" svg:y="8.6cm">
          <text:p text:style-name="P5">"Valores ocultados"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39" draw:text-style-name="P6" xml:id="id340" draw:id="id340" draw:layer="layout" svg:width="3cm" svg:height="1.8cm" svg:x="14.8cm" svg:y="10.4cm">
          <text:p text:style-name="P5">cont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88" draw:text-style-name="P8" xml:id="id339" draw:id="id339" draw:layer="layout" svg:width="4cm" svg:height="2.2cm" svg:x="20.4cm" svg:y="12.2cm">
          <text:p text:style-name="P7"><text:span text:style-name="T2">contin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" draw:text-style-name="P18" draw:layer="layout" svg:x1="22.5cm" svg:y1="10.4cm" svg:x2="22.4cm" svg:y2="12.2cm" draw:start-shape="id336" draw:start-glue-point="6" draw:end-shape="id339" draw:end-glue-point="4" svg:d="M22500 10400v901h-100v899" svg:viewBox="0 0 101 1801">
          <text:p/>
        </draw:connector>
        <draw:connector draw:style-name="gr18" draw:text-style-name="P18" draw:layer="layout" svg:x1="20.4cm" svg:y1="13.3cm" svg:x2="7.4cm" svg:y2="10.4cm" draw:start-shape="id339" draw:start-glue-point="5" draw:end-shape="id334" draw:end-glue-point="6" svg:d="M20400 13300h-13000v-2900" svg:viewBox="0 0 13001 2901">
          <text:p/>
        </draw:connector>
        <draw:connector draw:style-name="gr18" draw:text-style-name="P18" draw:layer="layout" svg:x1="17.8cm" svg:y1="5.5cm" svg:x2="16.3cm" svg:y2="10.4cm" draw:start-shape="id335" draw:start-glue-point="5" draw:end-shape="id340" draw:end-glue-point="4" svg:d="M17800 5500h-1500v4900" svg:viewBox="0 0 1501 4901">
          <text:p/>
        </draw:connector>
        <draw:connector draw:style-name="gr18" draw:text-style-name="P18" draw:layer="layout" svg:x1="14.8cm" svg:y1="11.3cm" svg:x2="7.4cm" svg:y2="10.4cm" draw:start-shape="id340" draw:start-glue-point="5" draw:end-shape="id334" draw:end-glue-point="6" svg:d="M14800 11300h-7400v-900" svg:viewBox="0 0 7401 901">
          <text:p/>
        </draw:connector>
        <draw:connector draw:style-name="gr18" draw:text-style-name="P18" draw:layer="layout" svg:x1="11.2cm" svg:y1="8.9cm" svg:x2="13cm" svg:y2="2.7cm" draw:start-shape="id334" draw:start-glue-point="7" draw:end-shape="id338" draw:end-glue-point="5" svg:d="M11200 8900h900v-6200h900" svg:viewBox="0 0 1801 6201">
          <text:p/>
        </draw:connecto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Break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É o nosso freio!</text:p>
              </text:list-item>
              <text:list-item>
                <text:p>Termina o ciclo imediatamente</text:p>
              </text:list-item>
              <text:list-item>
                <text:p>É muito usad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Exemplo Break: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Faça um programa que mostre um menu com as seguintes opções:</text:p>
              </text:list-item>
              <text:list-item>
                <text:p>1) Mostre "Olá Mundo"</text:p>
              </text:list-item>
              <text:list-item>
                <text:p>2) Para sair</text:p>
              </text:list-item>
              <text:list-item>
                <text:p>Repita o código até que se digite o número 2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Exemplo:</text:p>
          </draw:text-box>
        </draw:frame>
        <draw:frame presentation:style-name="pr9" draw:layer="layout" svg:width="10.8cm" svg:height="6.6cm" svg:x="1.4cm" svg:y="3.8cm" presentation:class="outline" presentation:user-transformed="true">
          <draw:text-box>
            <text:list text:style-name="L2">
              <text:list-header>
                <text:p><text:span text:style-name="T10">while True:</text:span></text:p>
                <text:p><text:s text:c="4"/>opcao = input("""</text:p>
                <text:p text:style-name="P2">1) Mostre "Olá Mundo"</text:p>
                <text:p text:style-name="P2">2) Para sair</text:p>
                <text:p text:style-name="P2"><text:span text:style-name="T1">Digite a sua opção: </text:span>""")</text:p>
              </text:list-header>
            </text:list>
          </draw:text-box>
        </draw:frame>
        <draw:frame presentation:style-name="pr9" draw:layer="layout" svg:width="11.9cm" svg:height="6.6cm" svg:x="13.9cm" svg:y="3.8cm" presentation:class="outline" presentation:user-transformed="true">
          <draw:text-box>
            <text:list text:style-name="L2">
              <text:list-header>
                <text:p><text:s text:c="4"/>if opcao == '1':</text:p>
                <text:p text:style-name="P2"><text:s text:c="8"/>print('Olá Mundo')</text:p>
                <text:p text:style-name="P2"><text:s text:c="4"/>elif opcao == '2':</text:p>
                <text:p text:style-name="P2"><text:s text:c="8"/>break</text:p>
                <text:p text:style-name="P2">print('Fim do Programa')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 text:style-name="P4">Exemplo</text:p>
          </draw:text-box>
        </draw:frame>
        <draw:custom-shape draw:style-name="gr189" draw:text-style-name="P22" xml:id="id341" draw:id="id341" draw:layer="layout" svg:width="3.4cm" svg:height="1.4cm" svg:x="0.4cm" svg:y="4.6cm">
          <text:p text:style-name="P5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90" draw:text-style-name="P11" xml:id="id342" draw:id="id342" draw:layer="layout" svg:width="7.6cm" svg:height="3cm" svg:x="1.899cm" svg:y="6.8cm">
          <text:list text:style-name="L2">
            <text:list-header>
              <text:p text:style-name="P10"><text:span text:style-name="T2">while </text:span><text:span text:style-name="T11">True</text:span><text:span text:style-name="T2">': <text:s text:c="2"/></text:span></text:p>
            </text:list-header>
          </text:list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6" xml:id="id344" draw:id="id344" draw:layer="layout" svg:width="5.2cm" svg:height="1.8cm" svg:x="12.2cm" svg:y="7.4cm">
          <text:p text:style-name="P5">Olá Mundo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4" draw:text-style-name="P9" draw:layer="layout" svg:x1="3.8cm" svg:y1="5.3cm" svg:x2="5.699cm" svg:y2="6.8cm" draw:start-shape="id341" draw:start-glue-point="7" draw:end-shape="id342" draw:end-glue-point="4" svg:d="M3800 5300h1899v1500" svg:viewBox="0 0 1900 1501">
          <text:p/>
        </draw:connector>
        <draw:connector draw:style-name="gr4" draw:text-style-name="P9" draw:layer="layout" svg:x1="9.499cm" svg:y1="8.3cm" svg:x2="10.4cm" svg:y2="3.386cm" draw:start-shape="id342" draw:start-glue-point="7" draw:end-shape="id343" draw:end-glue-point="5" svg:d="M9499 8300h501v-2200h-101v-2714h501" svg:viewBox="0 0 902 4915">
          <text:p/>
        </draw:connector>
        <draw:connector draw:style-name="gr4" draw:text-style-name="P9" draw:layer="layout" svg:x1="14.8cm" svg:y1="9.2cm" svg:x2="5.699cm" svg:y2="9.8cm" draw:start-shape="id344" draw:start-glue-point="6" draw:end-shape="id342" draw:end-glue-point="6" svg:d="M14800 9200v1102h-9101v-502" svg:viewBox="0 0 9102 1103">
          <text:p/>
        </draw:connector>
        <draw:custom-shape draw:style-name="gr136" draw:text-style-name="P37" xml:id="id345" draw:id="id345" draw:layer="layout" svg:width="3cm" svg:height="1.4cm" svg:x="0.6cm" svg:y="12.8cm">
          <text:p text:style-name="P25"><text:span text:style-name="T4">Fim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23" draw:text-style-name="P9" draw:layer="layout" svg:x1="1.899cm" svg:y1="8.3cm" svg:x2="2.1cm" svg:y2="12.8cm" draw:start-shape="id342" draw:start-glue-point="5" draw:end-shape="id345" draw:end-glue-point="4" svg:d="M1899 8300h-501v3001h702v1499" svg:viewBox="0 0 703 4501">
          <text:p/>
        </draw:connector>
        <draw:frame draw:style-name="gr10" draw:text-style-name="P13" draw:layer="layout" svg:width="0.8cm" svg:height="1cm" svg:x="24cm" svg:y="13.4cm">
          <draw:text-box>
            <text:p text:style-name="P12"><text:span text:style-name="T3">V</text:span></text:p>
          </draw:text-box>
        </draw:frame>
        <draw:frame draw:style-name="gr10" draw:text-style-name="P13" draw:layer="layout" svg:width="1.2cm" svg:height="1cm" svg:x="20cm" svg:y="11.1cm">
          <draw:text-box>
            <text:p text:style-name="P12"><text:span text:style-name="T3">F</text:span></text:p>
          </draw:text-box>
        </draw:frame>
        <draw:custom-shape draw:style-name="gr191" draw:text-style-name="P17" xml:id="id346" draw:id="id346" draw:layer="layout" svg:width="5cm" svg:height="2.2cm" svg:x="21.8cm" svg:y="2.2cm">
          <text:p text:style-name="P16">opcao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192" draw:text-style-name="P15" xml:id="id343" draw:id="id343" draw:layer="layout" svg:width="8cm" svg:height="4.029cm" svg:x="10.4cm" svg:y="1.371cm">
          <text:p text:style-name="P14">1) Mostre "Olá Mundo"</text:p>
          <text:p text:style-name="P14">2) Para sair</text:p>
          <text:p text:style-name="P14">Digite a sua opção: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18" draw:text-style-name="P18" draw:layer="layout" svg:x1="18.4cm" svg:y1="3.386cm" svg:x2="21.8cm" svg:y2="3.3cm" draw:start-shape="id343" draw:start-glue-point="7" draw:end-shape="id346" draw:end-glue-point="5" svg:d="M18400 3386h1701v-86h1699" svg:viewBox="0 0 3401 87">
          <text:p/>
        </draw:connector>
        <draw:custom-shape draw:style-name="gr25" draw:text-style-name="P17" xml:id="id347" draw:id="id347" draw:layer="layout" svg:width="6cm" svg:height="3.4cm" svg:x="20.4cm" svg:y="5.8cm">
          <text:p text:style-name="P16">if</text:p>
          <text:p text:style-name="P16">opcao == '1'</text:p>
          <text:p text:style-name="P16"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8" draw:text-style-name="P18" draw:layer="layout" svg:x1="24.3cm" svg:y1="4.226cm" svg:x2="23.4cm" svg:y2="5.8cm" draw:start-shape="id346" draw:start-glue-point="6" draw:end-shape="id347" draw:end-glue-point="4" svg:d="M24300 4226v875h-900v699" svg:viewBox="0 0 901 1575">
          <text:p/>
        </draw:connector>
        <draw:frame draw:style-name="gr193" draw:text-style-name="P13" draw:layer="layout" svg:width="1.2cm" svg:height="0.962cm" svg:x="1cm" svg:y="7.2cm">
          <draw:text-box>
            <text:p text:style-name="P12"><text:span text:style-name="T3">F</text:span></text:p>
          </draw:text-box>
        </draw:frame>
        <draw:frame draw:style-name="gr9" draw:text-style-name="P13" draw:layer="layout" svg:width="1.2cm" svg:height="0.962cm" svg:x="8.8cm" svg:y="7.2cm">
          <draw:text-box>
            <text:p text:style-name="P12"><text:span text:style-name="T3">V</text:span></text:p>
          </draw:text-box>
        </draw:frame>
        <draw:connector draw:style-name="gr18" draw:text-style-name="P18" draw:layer="layout" svg:x1="20.4cm" svg:y1="7.5cm" svg:x2="14.8cm" svg:y2="7.4cm" draw:start-shape="id347" draw:start-glue-point="5" draw:end-shape="id344" draw:end-glue-point="4" svg:d="M20400 7500h-1499v-601h-4101v501" svg:viewBox="0 0 5601 602">
          <text:p/>
        </draw:connector>
        <draw:custom-shape draw:style-name="gr25" draw:text-style-name="P17" xml:id="id348" draw:id="id348" draw:layer="layout" svg:width="6cm" svg:height="3.4cm" svg:x="20.6cm" svg:y="10.4cm">
          <text:p text:style-name="P16">elif</text:p>
          <text:p text:style-name="P16">opcao == '2'</text:p>
          <text:p text:style-name="P16"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10" draw:text-style-name="P13" draw:layer="layout" svg:width="1.2cm" svg:height="1cm" svg:x="23.6cm" svg:y="9cm">
          <draw:text-box>
            <text:p text:style-name="P12"><text:span text:style-name="T3">F</text:span></text:p>
          </draw:text-box>
        </draw:frame>
        <draw:connector draw:style-name="gr194" draw:text-style-name="P41" draw:layer="layout" svg:x1="23.4cm" svg:y1="9.2cm" svg:x2="23.6cm" svg:y2="10.4cm" draw:start-shape="id347" draw:start-glue-point="6" draw:end-shape="id348" draw:end-glue-point="4" svg:d="M23400 9200v601h200v599" svg:viewBox="0 0 201 1201">
          <text:p/>
        </draw:connector>
        <draw:connector draw:style-name="gr194" draw:text-style-name="P41" draw:layer="layout" svg:x1="20.6cm" svg:y1="12.1cm" svg:x2="5.699cm" svg:y2="9.8cm" draw:start-shape="id348" draw:start-glue-point="5" draw:end-shape="id342" draw:end-glue-point="6" svg:d="M20600 12100h-14901v-2300" svg:viewBox="0 0 14902 2301">
          <text:p/>
        </draw:connector>
        <draw:custom-shape draw:style-name="gr195" draw:text-style-name="P17" xml:id="id349" draw:id="id349" draw:layer="layout" svg:width="4.8cm" svg:height="1.6cm" svg:x="14.2cm" svg:y="12.8cm">
          <text:p text:style-name="P16">break</text:p>
          <draw:enhanced-geometry svg:viewBox="0 0 21600 21600" draw:type="rectangle" draw:enhanced-path="M 0 0 L 21600 0 21600 21600 0 21600 0 0 Z N"/>
        </draw:custom-shape>
        <draw:connector draw:style-name="gr194" draw:text-style-name="P41" draw:layer="layout" svg:x1="23.6cm" svg:y1="13.8cm" svg:x2="19cm" svg:y2="13.6cm" draw:start-shape="id348" draw:start-glue-point="6" draw:end-shape="id349" draw:end-glue-point="1" svg:d="M23600 13800v502h-3800v-702h-800" svg:viewBox="0 0 4601 703">
          <text:p/>
        </draw:connector>
        <draw:custom-shape draw:style-name="gr196" draw:text-style-name="P6" xml:id="id350" draw:id="id350" draw:layer="layout" svg:width="6.6cm" svg:height="1.8cm" svg:x="5.6cm" svg:y="12.8cm">
          <text:p text:style-name="P5"><text:span text:style-name="T2">Fim do Programa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194" draw:text-style-name="P41" draw:layer="layout" svg:x1="14.2cm" svg:y1="13.6cm" svg:x2="12.2cm" svg:y2="13.7cm" draw:start-shape="id349" draw:start-glue-point="3" draw:end-shape="id350" draw:end-glue-point="7" svg:d="M14200 13600h-999v100h-1001" svg:viewBox="0 0 2001 101">
          <text:p/>
        </draw:connector>
        <draw:connector draw:style-name="gr194" draw:text-style-name="P41" draw:layer="layout" svg:x1="5.6cm" svg:y1="13.7cm" svg:x2="2.1cm" svg:y2="12.8cm" draw:start-shape="id350" draw:start-glue-point="5" draw:end-shape="id345" draw:end-glue-point="4" svg:d="M5600 13700h-999v-1401h-2501v501" svg:viewBox="0 0 3501 1402">
          <text:p/>
        </draw:connector>
        <draw:frame draw:style-name="gr10" draw:text-style-name="P13" draw:layer="layout" svg:width="0.8cm" svg:height="1cm" svg:x="19.6cm" svg:y="6.5cm">
          <draw:text-box>
            <text:p text:style-name="P12"><text:span text:style-name="T3">V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Exemplo:</text:p>
          </draw:text-box>
        </draw:frame>
        <draw:frame presentation:style-name="pr9" draw:layer="layout" svg:width="10.8cm" svg:height="6.6cm" svg:x="1.4cm" svg:y="3.8cm" presentation:class="outline" presentation:user-transformed="true">
          <draw:text-box>
            <text:list text:style-name="L2">
              <text:list-header>
                <text:p><text:span text:style-name="T10">while True:</text:span></text:p>
                <text:p><text:s text:c="4"/>opcao = input("""</text:p>
                <text:p text:style-name="P2">1) Mostre "Olá Mundo"</text:p>
                <text:p text:style-name="P2">2) Para sair</text:p>
                <text:p text:style-name="P2"><text:span text:style-name="T1">Digite a sua opção: </text:span>""")</text:p>
              </text:list-header>
            </text:list>
          </draw:text-box>
        </draw:frame>
        <draw:frame presentation:style-name="pr9" draw:layer="layout" svg:width="11.9cm" svg:height="6.6cm" svg:x="13.9cm" svg:y="3.8cm" presentation:class="outline" presentation:user-transformed="true">
          <draw:text-box>
            <text:list text:style-name="L2">
              <text:list-header>
                <text:p><text:s text:c="4"/>if opcao == '1':</text:p>
                <text:p text:style-name="P2"><text:s text:c="8"/>print('Olá Mundo')</text:p>
                <text:p text:style-name="P2"><text:s text:c="4"/>elif opcao == '2':</text:p>
                <text:p text:style-name="P2"><text:s text:c="8"/>break</text:p>
                <text:p text:style-name="P2">print('Fim do Programa')</text:p>
              </text:list-header>
            </text:list>
          </draw:text-box>
        </draw:frame>
        <draw:custom-shape draw:style-name="gr197" draw:text-style-name="P17" draw:layer="layout" svg:width="3cm" svg:height="1cm" svg:x="7.2cm" svg:y="3.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 text:style-name="P4">Exemplo</text:p>
          </draw:text-box>
        </draw:frame>
        <draw:custom-shape draw:style-name="gr2" draw:text-style-name="P6" xml:id="id351" draw:id="id351" draw:layer="layout" svg:width="3.4cm" svg:height="1.4cm" svg:x="0.4cm" svg:y="4.6cm">
          <text:p text:style-name="P5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98" draw:text-style-name="P19" xml:id="id352" draw:id="id352" draw:layer="layout" svg:width="7.6cm" svg:height="3cm" svg:x="1.899cm" svg:y="6.8cm">
          <text:list text:style-name="L2">
            <text:list-header>
              <text:p text:style-name="P10"><text:span text:style-name="T2">while </text:span><text:span text:style-name="T11">True</text:span><text:span text:style-name="T2">': <text:s text:c="2"/></text:span></text:p>
            </text:list-header>
          </text:list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6" xml:id="id354" draw:id="id354" draw:layer="layout" svg:width="5.2cm" svg:height="1.8cm" svg:x="12.2cm" svg:y="7.4cm">
          <text:p text:style-name="P5">Olá Mundo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4" draw:text-style-name="P9" draw:layer="layout" svg:x1="3.8cm" svg:y1="5.3cm" svg:x2="5.699cm" svg:y2="6.8cm" draw:start-shape="id351" draw:start-glue-point="7" draw:end-shape="id352" draw:end-glue-point="4" svg:d="M3800 5300h1899v1500" svg:viewBox="0 0 1900 1501">
          <text:p/>
        </draw:connector>
        <draw:connector draw:style-name="gr4" draw:text-style-name="P9" draw:layer="layout" svg:x1="9.499cm" svg:y1="8.3cm" svg:x2="10.4cm" svg:y2="3.386cm" draw:start-shape="id352" draw:start-glue-point="7" draw:end-shape="id353" draw:end-glue-point="5" svg:d="M9499 8300h501v-2200h-101v-2714h501" svg:viewBox="0 0 902 4915">
          <text:p/>
        </draw:connector>
        <draw:connector draw:style-name="gr4" draw:text-style-name="P9" draw:layer="layout" svg:x1="14.8cm" svg:y1="9.2cm" svg:x2="5.699cm" svg:y2="9.8cm" draw:start-shape="id354" draw:start-glue-point="6" draw:end-shape="id352" draw:end-glue-point="6" svg:d="M14800 9200v1102h-9101v-502" svg:viewBox="0 0 9102 1103">
          <text:p/>
        </draw:connector>
        <draw:custom-shape draw:style-name="gr136" draw:text-style-name="P37" xml:id="id355" draw:id="id355" draw:layer="layout" svg:width="3cm" svg:height="1.4cm" svg:x="0.6cm" svg:y="12.8cm">
          <text:p text:style-name="P25"><text:span text:style-name="T4">Fim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23" draw:text-style-name="P9" draw:layer="layout" svg:x1="1.899cm" svg:y1="8.3cm" svg:x2="2.1cm" svg:y2="12.8cm" draw:start-shape="id352" draw:start-glue-point="5" draw:end-shape="id355" draw:end-glue-point="4" svg:d="M1899 8300h-501v3001h702v1499" svg:viewBox="0 0 703 4501">
          <text:p/>
        </draw:connector>
        <draw:frame draw:style-name="gr10" draw:text-style-name="P13" draw:layer="layout" svg:width="0.8cm" svg:height="1cm" svg:x="24cm" svg:y="13.4cm">
          <draw:text-box>
            <text:p text:style-name="P12"><text:span text:style-name="T3">V</text:span></text:p>
          </draw:text-box>
        </draw:frame>
        <draw:frame draw:style-name="gr10" draw:text-style-name="P13" draw:layer="layout" svg:width="1.2cm" svg:height="1cm" svg:x="20cm" svg:y="11.1cm">
          <draw:text-box>
            <text:p text:style-name="P12"><text:span text:style-name="T3">F</text:span></text:p>
          </draw:text-box>
        </draw:frame>
        <draw:custom-shape draw:style-name="gr191" draw:text-style-name="P17" xml:id="id356" draw:id="id356" draw:layer="layout" svg:width="5cm" svg:height="2.2cm" svg:x="21.8cm" svg:y="2.2cm">
          <text:p text:style-name="P16">opcao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199" draw:text-style-name="P15" xml:id="id353" draw:id="id353" draw:layer="layout" svg:width="8cm" svg:height="4.029cm" svg:x="10.4cm" svg:y="1.371cm">
          <text:p text:style-name="P14">1) Mostre "Olá Mundo"</text:p>
          <text:p text:style-name="P14">2) Para sair</text:p>
          <text:p text:style-name="P14">Digite a sua opção: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18" draw:text-style-name="P18" draw:layer="layout" svg:x1="18.4cm" svg:y1="3.386cm" svg:x2="21.8cm" svg:y2="3.3cm" draw:start-shape="id353" draw:start-glue-point="7" draw:end-shape="id356" draw:end-glue-point="5" svg:d="M18400 3386h1701v-86h1699" svg:viewBox="0 0 3401 87">
          <text:p/>
        </draw:connector>
        <draw:custom-shape draw:style-name="gr25" draw:text-style-name="P17" xml:id="id357" draw:id="id357" draw:layer="layout" svg:width="6cm" svg:height="3.4cm" svg:x="20.4cm" svg:y="5.8cm">
          <text:p text:style-name="P16">if</text:p>
          <text:p text:style-name="P16">opcao == '1'</text:p>
          <text:p text:style-name="P16"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8" draw:text-style-name="P18" draw:layer="layout" svg:x1="24.3cm" svg:y1="4.226cm" svg:x2="23.4cm" svg:y2="5.8cm" draw:start-shape="id356" draw:start-glue-point="6" draw:end-shape="id357" draw:end-glue-point="4" svg:d="M24300 4226v875h-900v699" svg:viewBox="0 0 901 1575">
          <text:p/>
        </draw:connector>
        <draw:frame draw:style-name="gr193" draw:text-style-name="P13" draw:layer="layout" svg:width="1.2cm" svg:height="0.962cm" svg:x="1cm" svg:y="7.2cm">
          <draw:text-box>
            <text:p text:style-name="P12"><text:span text:style-name="T3">F</text:span></text:p>
          </draw:text-box>
        </draw:frame>
        <draw:frame draw:style-name="gr9" draw:text-style-name="P13" draw:layer="layout" svg:width="1.2cm" svg:height="0.962cm" svg:x="8.8cm" svg:y="7.2cm">
          <draw:text-box>
            <text:p text:style-name="P12"><text:span text:style-name="T3">V</text:span></text:p>
          </draw:text-box>
        </draw:frame>
        <draw:connector draw:style-name="gr18" draw:text-style-name="P18" draw:layer="layout" svg:x1="20.4cm" svg:y1="7.5cm" svg:x2="14.8cm" svg:y2="7.4cm" draw:start-shape="id357" draw:start-glue-point="5" draw:end-shape="id354" draw:end-glue-point="4" svg:d="M20400 7500h-1499v-601h-4101v501" svg:viewBox="0 0 5601 602">
          <text:p/>
        </draw:connector>
        <draw:custom-shape draw:style-name="gr25" draw:text-style-name="P17" xml:id="id358" draw:id="id358" draw:layer="layout" svg:width="6cm" svg:height="3.4cm" svg:x="20.6cm" svg:y="10.4cm">
          <text:p text:style-name="P16">elif</text:p>
          <text:p text:style-name="P16">opcao == '2'</text:p>
          <text:p text:style-name="P16"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10" draw:text-style-name="P13" draw:layer="layout" svg:width="1.2cm" svg:height="1cm" svg:x="23.6cm" svg:y="9cm">
          <draw:text-box>
            <text:p text:style-name="P12"><text:span text:style-name="T3">F</text:span></text:p>
          </draw:text-box>
        </draw:frame>
        <draw:connector draw:style-name="gr194" draw:text-style-name="P41" draw:layer="layout" svg:x1="23.4cm" svg:y1="9.2cm" svg:x2="23.6cm" svg:y2="10.4cm" draw:start-shape="id357" draw:start-glue-point="6" draw:end-shape="id358" draw:end-glue-point="4" svg:d="M23400 9200v601h200v599" svg:viewBox="0 0 201 1201">
          <text:p/>
        </draw:connector>
        <draw:connector draw:style-name="gr194" draw:text-style-name="P41" draw:layer="layout" svg:x1="20.6cm" svg:y1="12.1cm" svg:x2="5.699cm" svg:y2="9.8cm" draw:start-shape="id358" draw:start-glue-point="5" draw:end-shape="id352" draw:end-glue-point="6" svg:d="M20600 12100h-14901v-2300" svg:viewBox="0 0 14902 2301">
          <text:p/>
        </draw:connector>
        <draw:custom-shape draw:style-name="gr195" draw:text-style-name="P17" xml:id="id359" draw:id="id359" draw:layer="layout" svg:width="4.8cm" svg:height="1.6cm" svg:x="14.2cm" svg:y="12.8cm">
          <text:p text:style-name="P16">break</text:p>
          <draw:enhanced-geometry svg:viewBox="0 0 21600 21600" draw:type="rectangle" draw:enhanced-path="M 0 0 L 21600 0 21600 21600 0 21600 0 0 Z N"/>
        </draw:custom-shape>
        <draw:connector draw:style-name="gr194" draw:text-style-name="P41" draw:layer="layout" svg:x1="23.6cm" svg:y1="13.8cm" svg:x2="19cm" svg:y2="13.6cm" draw:start-shape="id358" draw:start-glue-point="6" draw:end-shape="id359" draw:end-glue-point="1" svg:d="M23600 13800v502h-3800v-702h-800" svg:viewBox="0 0 4601 703">
          <text:p/>
        </draw:connector>
        <draw:custom-shape draw:style-name="gr196" draw:text-style-name="P6" xml:id="id360" draw:id="id360" draw:layer="layout" svg:width="6.6cm" svg:height="1.8cm" svg:x="5.6cm" svg:y="12.8cm">
          <text:p text:style-name="P5"><text:span text:style-name="T2">Fim do Programa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194" draw:text-style-name="P41" draw:layer="layout" svg:x1="14.2cm" svg:y1="13.6cm" svg:x2="12.2cm" svg:y2="13.7cm" draw:start-shape="id359" draw:start-glue-point="3" draw:end-shape="id360" draw:end-glue-point="7" svg:d="M14200 13600h-999v100h-1001" svg:viewBox="0 0 2001 101">
          <text:p/>
        </draw:connector>
        <draw:connector draw:style-name="gr194" draw:text-style-name="P41" draw:layer="layout" svg:x1="5.6cm" svg:y1="13.7cm" svg:x2="2.1cm" svg:y2="12.8cm" draw:start-shape="id360" draw:start-glue-point="5" draw:end-shape="id355" draw:end-glue-point="4" svg:d="M5600 13700h-999v-1401h-2501v501" svg:viewBox="0 0 3501 1402">
          <text:p/>
        </draw:connector>
        <draw:frame draw:style-name="gr10" draw:text-style-name="P13" draw:layer="layout" svg:width="0.8cm" svg:height="1cm" svg:x="19.6cm" svg:y="6.5cm">
          <draw:text-box>
            <text:p text:style-name="P12"><text:span text:style-name="T3">V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Exemplo:</text:p>
          </draw:text-box>
        </draw:frame>
        <draw:frame presentation:style-name="pr9" draw:layer="layout" svg:width="10.8cm" svg:height="6.6cm" svg:x="1.4cm" svg:y="3.8cm" presentation:class="outline" presentation:user-transformed="true">
          <draw:text-box>
            <text:list text:style-name="L2">
              <text:list-header>
                <text:p><text:span text:style-name="T10">while True:</text:span></text:p>
                <text:p><text:s text:c="4"/>opcao = input("""</text:p>
                <text:p text:style-name="P2">1) Mostre "Olá Mundo"</text:p>
                <text:p text:style-name="P2">2) Para sair</text:p>
                <text:p text:style-name="P2"><text:span text:style-name="T1">Digite a sua opção: </text:span>""")</text:p>
              </text:list-header>
            </text:list>
          </draw:text-box>
        </draw:frame>
        <draw:frame presentation:style-name="pr9" draw:layer="layout" svg:width="11.9cm" svg:height="6.6cm" svg:x="13.9cm" svg:y="3.8cm" presentation:class="outline" presentation:user-transformed="true">
          <draw:text-box>
            <text:list text:style-name="L2">
              <text:list-header>
                <text:p><text:s text:c="4"/>if opcao == '1':</text:p>
                <text:p text:style-name="P2"><text:s text:c="8"/>print('Olá Mundo')</text:p>
                <text:p text:style-name="P2"><text:s text:c="4"/>elif opcao == '2':</text:p>
                <text:p text:style-name="P2"><text:s text:c="8"/>break</text:p>
                <text:p text:style-name="P2">print('Fim do Programa')</text:p>
              </text:list-header>
            </text:list>
          </draw:text-box>
        </draw:frame>
        <draw:custom-shape draw:style-name="gr197" draw:text-style-name="P17" draw:layer="layout" svg:width="3cm" svg:height="1cm" svg:x="10cm" svg:y="5.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 text:style-name="P4">Exemplo</text:p>
          </draw:text-box>
        </draw:frame>
        <draw:custom-shape draw:style-name="gr2" draw:text-style-name="P6" xml:id="id361" draw:id="id361" draw:layer="layout" svg:width="3.4cm" svg:height="1.4cm" svg:x="0.4cm" svg:y="4.6cm">
          <text:p text:style-name="P5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00" draw:text-style-name="P11" xml:id="id362" draw:id="id362" draw:layer="layout" svg:width="7.6cm" svg:height="3cm" svg:x="1.899cm" svg:y="6.8cm">
          <text:list text:style-name="L2">
            <text:list-header>
              <text:p text:style-name="P10"><text:span text:style-name="T2">while </text:span><text:span text:style-name="T11">True</text:span><text:span text:style-name="T2">': <text:s text:c="2"/></text:span></text:p>
            </text:list-header>
          </text:list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6" xml:id="id364" draw:id="id364" draw:layer="layout" svg:width="5.2cm" svg:height="1.8cm" svg:x="12.2cm" svg:y="7.4cm">
          <text:p text:style-name="P5">Olá Mundo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4" draw:text-style-name="P9" draw:layer="layout" svg:x1="3.8cm" svg:y1="5.3cm" svg:x2="5.699cm" svg:y2="6.8cm" draw:start-shape="id361" draw:start-glue-point="7" draw:end-shape="id362" draw:end-glue-point="4" svg:d="M3800 5300h1899v1500" svg:viewBox="0 0 1900 1501">
          <text:p/>
        </draw:connector>
        <draw:connector draw:style-name="gr4" draw:text-style-name="P9" draw:layer="layout" svg:x1="9.499cm" svg:y1="8.3cm" svg:x2="10.4cm" svg:y2="3.386cm" draw:start-shape="id362" draw:start-glue-point="7" draw:end-shape="id363" draw:end-glue-point="5" svg:d="M9499 8300h501v-2200h-101v-2714h501" svg:viewBox="0 0 902 4915">
          <text:p/>
        </draw:connector>
        <draw:connector draw:style-name="gr4" draw:text-style-name="P9" draw:layer="layout" svg:x1="14.8cm" svg:y1="9.2cm" svg:x2="5.699cm" svg:y2="9.8cm" draw:start-shape="id364" draw:start-glue-point="6" draw:end-shape="id362" draw:end-glue-point="6" svg:d="M14800 9200v1102h-9101v-502" svg:viewBox="0 0 9102 1103">
          <text:p/>
        </draw:connector>
        <draw:custom-shape draw:style-name="gr136" draw:text-style-name="P37" xml:id="id365" draw:id="id365" draw:layer="layout" svg:width="3cm" svg:height="1.4cm" svg:x="0.6cm" svg:y="12.8cm">
          <text:p text:style-name="P25"><text:span text:style-name="T4">Fim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23" draw:text-style-name="P9" draw:layer="layout" svg:x1="1.899cm" svg:y1="8.3cm" svg:x2="2.1cm" svg:y2="12.8cm" draw:start-shape="id362" draw:start-glue-point="5" draw:end-shape="id365" draw:end-glue-point="4" svg:d="M1899 8300h-501v3001h702v1499" svg:viewBox="0 0 703 4501">
          <text:p/>
        </draw:connector>
        <draw:frame draw:style-name="gr10" draw:text-style-name="P13" draw:layer="layout" svg:width="0.8cm" svg:height="1cm" svg:x="24cm" svg:y="13.4cm">
          <draw:text-box>
            <text:p text:style-name="P12"><text:span text:style-name="T3">V</text:span></text:p>
          </draw:text-box>
        </draw:frame>
        <draw:frame draw:style-name="gr10" draw:text-style-name="P13" draw:layer="layout" svg:width="1.2cm" svg:height="1cm" svg:x="20cm" svg:y="11.1cm">
          <draw:text-box>
            <text:p text:style-name="P12"><text:span text:style-name="T3">F</text:span></text:p>
          </draw:text-box>
        </draw:frame>
        <draw:custom-shape draw:style-name="gr191" draw:text-style-name="P17" xml:id="id366" draw:id="id366" draw:layer="layout" svg:width="5cm" svg:height="2.2cm" svg:x="21.8cm" svg:y="2.2cm">
          <text:p text:style-name="P16">opcao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201" draw:text-style-name="P20" xml:id="id363" draw:id="id363" draw:layer="layout" svg:width="8cm" svg:height="4.029cm" svg:x="10.4cm" svg:y="1.371cm">
          <text:p text:style-name="P14">1) Mostre "Olá Mundo"</text:p>
          <text:p text:style-name="P14">2) Para sair</text:p>
          <text:p text:style-name="P14">Digite a sua opção: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18" draw:text-style-name="P18" draw:layer="layout" svg:x1="18.4cm" svg:y1="3.386cm" svg:x2="21.8cm" svg:y2="3.3cm" draw:start-shape="id363" draw:start-glue-point="7" draw:end-shape="id366" draw:end-glue-point="5" svg:d="M18400 3386h1701v-86h1699" svg:viewBox="0 0 3401 87">
          <text:p/>
        </draw:connector>
        <draw:custom-shape draw:style-name="gr25" draw:text-style-name="P17" xml:id="id367" draw:id="id367" draw:layer="layout" svg:width="6cm" svg:height="3.4cm" svg:x="20.4cm" svg:y="5.8cm">
          <text:p text:style-name="P16">if</text:p>
          <text:p text:style-name="P16">opcao == '1'</text:p>
          <text:p text:style-name="P16"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8" draw:text-style-name="P18" draw:layer="layout" svg:x1="24.3cm" svg:y1="4.226cm" svg:x2="23.4cm" svg:y2="5.8cm" draw:start-shape="id366" draw:start-glue-point="6" draw:end-shape="id367" draw:end-glue-point="4" svg:d="M24300 4226v875h-900v699" svg:viewBox="0 0 901 1575">
          <text:p/>
        </draw:connector>
        <draw:frame draw:style-name="gr193" draw:text-style-name="P13" draw:layer="layout" svg:width="1.2cm" svg:height="0.962cm" svg:x="1cm" svg:y="7.2cm">
          <draw:text-box>
            <text:p text:style-name="P12"><text:span text:style-name="T3">F</text:span></text:p>
          </draw:text-box>
        </draw:frame>
        <draw:frame draw:style-name="gr9" draw:text-style-name="P13" draw:layer="layout" svg:width="1.2cm" svg:height="0.962cm" svg:x="8.8cm" svg:y="7.2cm">
          <draw:text-box>
            <text:p text:style-name="P12"><text:span text:style-name="T3">V</text:span></text:p>
          </draw:text-box>
        </draw:frame>
        <draw:connector draw:style-name="gr18" draw:text-style-name="P18" draw:layer="layout" svg:x1="20.4cm" svg:y1="7.5cm" svg:x2="14.8cm" svg:y2="7.4cm" draw:start-shape="id367" draw:start-glue-point="5" draw:end-shape="id364" draw:end-glue-point="4" svg:d="M20400 7500h-1499v-601h-4101v501" svg:viewBox="0 0 5601 602">
          <text:p/>
        </draw:connector>
        <draw:custom-shape draw:style-name="gr25" draw:text-style-name="P17" xml:id="id368" draw:id="id368" draw:layer="layout" svg:width="6cm" svg:height="3.4cm" svg:x="20.6cm" svg:y="10.4cm">
          <text:p text:style-name="P16">elif</text:p>
          <text:p text:style-name="P16">opcao == '2'</text:p>
          <text:p text:style-name="P16"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10" draw:text-style-name="P13" draw:layer="layout" svg:width="1.2cm" svg:height="1cm" svg:x="23.6cm" svg:y="9cm">
          <draw:text-box>
            <text:p text:style-name="P12"><text:span text:style-name="T3">F</text:span></text:p>
          </draw:text-box>
        </draw:frame>
        <draw:connector draw:style-name="gr194" draw:text-style-name="P41" draw:layer="layout" svg:x1="23.4cm" svg:y1="9.2cm" svg:x2="23.6cm" svg:y2="10.4cm" draw:start-shape="id367" draw:start-glue-point="6" draw:end-shape="id368" draw:end-glue-point="4" svg:d="M23400 9200v601h200v599" svg:viewBox="0 0 201 1201">
          <text:p/>
        </draw:connector>
        <draw:connector draw:style-name="gr194" draw:text-style-name="P41" draw:layer="layout" svg:x1="20.6cm" svg:y1="12.1cm" svg:x2="5.699cm" svg:y2="9.8cm" draw:start-shape="id368" draw:start-glue-point="5" draw:end-shape="id362" draw:end-glue-point="6" svg:d="M20600 12100h-14901v-2300" svg:viewBox="0 0 14902 2301">
          <text:p/>
        </draw:connector>
        <draw:custom-shape draw:style-name="gr195" draw:text-style-name="P17" xml:id="id369" draw:id="id369" draw:layer="layout" svg:width="4.8cm" svg:height="1.6cm" svg:x="14.2cm" svg:y="12.8cm">
          <text:p text:style-name="P16">break</text:p>
          <draw:enhanced-geometry svg:viewBox="0 0 21600 21600" draw:type="rectangle" draw:enhanced-path="M 0 0 L 21600 0 21600 21600 0 21600 0 0 Z N"/>
        </draw:custom-shape>
        <draw:connector draw:style-name="gr194" draw:text-style-name="P41" draw:layer="layout" svg:x1="23.6cm" svg:y1="13.8cm" svg:x2="19cm" svg:y2="13.6cm" draw:start-shape="id368" draw:start-glue-point="6" draw:end-shape="id369" draw:end-glue-point="1" svg:d="M23600 13800v502h-3800v-702h-800" svg:viewBox="0 0 4601 703">
          <text:p/>
        </draw:connector>
        <draw:custom-shape draw:style-name="gr196" draw:text-style-name="P6" xml:id="id370" draw:id="id370" draw:layer="layout" svg:width="6.6cm" svg:height="1.8cm" svg:x="5.6cm" svg:y="12.8cm">
          <text:p text:style-name="P5"><text:span text:style-name="T2">Fim do Programa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194" draw:text-style-name="P41" draw:layer="layout" svg:x1="14.2cm" svg:y1="13.6cm" svg:x2="12.2cm" svg:y2="13.7cm" draw:start-shape="id369" draw:start-glue-point="3" draw:end-shape="id370" draw:end-glue-point="7" svg:d="M14200 13600h-999v100h-1001" svg:viewBox="0 0 2001 101">
          <text:p/>
        </draw:connector>
        <draw:connector draw:style-name="gr194" draw:text-style-name="P41" draw:layer="layout" svg:x1="5.6cm" svg:y1="13.7cm" svg:x2="2.1cm" svg:y2="12.8cm" draw:start-shape="id370" draw:start-glue-point="5" draw:end-shape="id365" draw:end-glue-point="4" svg:d="M5600 13700h-999v-1401h-2501v501" svg:viewBox="0 0 3501 1402">
          <text:p/>
        </draw:connector>
        <draw:frame draw:style-name="gr10" draw:text-style-name="P13" draw:layer="layout" svg:width="0.8cm" svg:height="1cm" svg:x="19.6cm" svg:y="6.5cm">
          <draw:text-box>
            <text:p text:style-name="P12"><text:span text:style-name="T3">V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 text:style-name="P4">Exemplo</text:p>
          </draw:text-box>
        </draw:frame>
        <draw:custom-shape draw:style-name="gr2" draw:text-style-name="P6" xml:id="id371" draw:id="id371" draw:layer="layout" svg:width="3.4cm" svg:height="1.4cm" svg:x="0.4cm" svg:y="4.6cm">
          <text:p text:style-name="P5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02" draw:text-style-name="P11" xml:id="id372" draw:id="id372" draw:layer="layout" svg:width="7.6cm" svg:height="3cm" svg:x="1.899cm" svg:y="6.8cm">
          <text:list text:style-name="L2">
            <text:list-header>
              <text:p text:style-name="P10"><text:span text:style-name="T2">while </text:span><text:span text:style-name="T11">True</text:span><text:span text:style-name="T2">': <text:s text:c="2"/></text:span></text:p>
            </text:list-header>
          </text:list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6" xml:id="id374" draw:id="id374" draw:layer="layout" svg:width="5.2cm" svg:height="1.8cm" svg:x="12.2cm" svg:y="7.4cm">
          <text:p text:style-name="P5">Olá Mundo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4" draw:text-style-name="P9" draw:layer="layout" svg:x1="3.8cm" svg:y1="5.3cm" svg:x2="5.699cm" svg:y2="6.8cm" draw:start-shape="id371" draw:start-glue-point="7" draw:end-shape="id372" draw:end-glue-point="4" svg:d="M3800 5300h1899v1500" svg:viewBox="0 0 1900 1501">
          <text:p/>
        </draw:connector>
        <draw:connector draw:style-name="gr4" draw:text-style-name="P9" draw:layer="layout" svg:x1="9.499cm" svg:y1="8.3cm" svg:x2="10.4cm" svg:y2="3.386cm" draw:start-shape="id372" draw:start-glue-point="7" draw:end-shape="id373" draw:end-glue-point="5" svg:d="M9499 8300h501v-2200h-101v-2714h501" svg:viewBox="0 0 902 4915">
          <text:p/>
        </draw:connector>
        <draw:connector draw:style-name="gr4" draw:text-style-name="P9" draw:layer="layout" svg:x1="14.8cm" svg:y1="9.2cm" svg:x2="5.699cm" svg:y2="9.8cm" draw:start-shape="id374" draw:start-glue-point="6" draw:end-shape="id372" draw:end-glue-point="6" svg:d="M14800 9200v1102h-9101v-502" svg:viewBox="0 0 9102 1103">
          <text:p/>
        </draw:connector>
        <draw:custom-shape draw:style-name="gr136" draw:text-style-name="P37" xml:id="id375" draw:id="id375" draw:layer="layout" svg:width="3cm" svg:height="1.4cm" svg:x="0.6cm" svg:y="12.8cm">
          <text:p text:style-name="P25"><text:span text:style-name="T4">Fim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23" draw:text-style-name="P9" draw:layer="layout" svg:x1="1.899cm" svg:y1="8.3cm" svg:x2="2.1cm" svg:y2="12.8cm" draw:start-shape="id372" draw:start-glue-point="5" draw:end-shape="id375" draw:end-glue-point="4" svg:d="M1899 8300h-501v3001h702v1499" svg:viewBox="0 0 703 4501">
          <text:p/>
        </draw:connector>
        <draw:frame draw:style-name="gr10" draw:text-style-name="P13" draw:layer="layout" svg:width="0.8cm" svg:height="1cm" svg:x="24cm" svg:y="13.4cm">
          <draw:text-box>
            <text:p text:style-name="P12"><text:span text:style-name="T3">V</text:span></text:p>
          </draw:text-box>
        </draw:frame>
        <draw:frame draw:style-name="gr10" draw:text-style-name="P13" draw:layer="layout" svg:width="1.2cm" svg:height="1cm" svg:x="20cm" svg:y="11.1cm">
          <draw:text-box>
            <text:p text:style-name="P12"><text:span text:style-name="T3">F</text:span></text:p>
          </draw:text-box>
        </draw:frame>
        <draw:custom-shape draw:style-name="gr203" draw:text-style-name="P21" xml:id="id376" draw:id="id376" draw:layer="layout" svg:width="5cm" svg:height="2.2cm" svg:x="21.8cm" svg:y="2.2cm">
          <text:p text:style-name="P14">opcao = '1'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204" draw:text-style-name="P15" xml:id="id373" draw:id="id373" draw:layer="layout" svg:width="8cm" svg:height="4.029cm" svg:x="10.4cm" svg:y="1.371cm">
          <text:p text:style-name="P14">1) Mostre "Olá Mundo"</text:p>
          <text:p text:style-name="P14">2) Para sair</text:p>
          <text:p text:style-name="P14">Digite a sua opção: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18" draw:text-style-name="P18" draw:layer="layout" svg:x1="18.4cm" svg:y1="3.386cm" svg:x2="21.8cm" svg:y2="3.3cm" draw:start-shape="id373" draw:start-glue-point="7" draw:end-shape="id376" draw:end-glue-point="5" svg:d="M18400 3386h1701v-86h1699" svg:viewBox="0 0 3401 87">
          <text:p/>
        </draw:connector>
        <draw:custom-shape draw:style-name="gr25" draw:text-style-name="P17" xml:id="id377" draw:id="id377" draw:layer="layout" svg:width="6cm" svg:height="3.4cm" svg:x="20.4cm" svg:y="5.8cm">
          <text:p text:style-name="P16">if</text:p>
          <text:p text:style-name="P16">opcao == '1'</text:p>
          <text:p text:style-name="P16"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8" draw:text-style-name="P18" draw:layer="layout" svg:x1="24.3cm" svg:y1="4.226cm" svg:x2="23.4cm" svg:y2="5.8cm" draw:start-shape="id376" draw:start-glue-point="6" draw:end-shape="id377" draw:end-glue-point="4" svg:d="M24300 4226v875h-900v699" svg:viewBox="0 0 901 1575">
          <text:p/>
        </draw:connector>
        <draw:frame draw:style-name="gr193" draw:text-style-name="P13" draw:layer="layout" svg:width="1.2cm" svg:height="0.962cm" svg:x="1cm" svg:y="7.2cm">
          <draw:text-box>
            <text:p text:style-name="P12"><text:span text:style-name="T3">F</text:span></text:p>
          </draw:text-box>
        </draw:frame>
        <draw:frame draw:style-name="gr9" draw:text-style-name="P13" draw:layer="layout" svg:width="1.2cm" svg:height="0.962cm" svg:x="8.8cm" svg:y="7.2cm">
          <draw:text-box>
            <text:p text:style-name="P12"><text:span text:style-name="T3">V</text:span></text:p>
          </draw:text-box>
        </draw:frame>
        <draw:connector draw:style-name="gr18" draw:text-style-name="P18" draw:layer="layout" svg:x1="20.4cm" svg:y1="7.5cm" svg:x2="14.8cm" svg:y2="7.4cm" draw:start-shape="id377" draw:start-glue-point="5" draw:end-shape="id374" draw:end-glue-point="4" svg:d="M20400 7500h-1499v-601h-4101v501" svg:viewBox="0 0 5601 602">
          <text:p/>
        </draw:connector>
        <draw:custom-shape draw:style-name="gr25" draw:text-style-name="P17" xml:id="id378" draw:id="id378" draw:layer="layout" svg:width="6cm" svg:height="3.4cm" svg:x="20.6cm" svg:y="10.4cm">
          <text:p text:style-name="P16">elif</text:p>
          <text:p text:style-name="P16">opcao == '2'</text:p>
          <text:p text:style-name="P16"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10" draw:text-style-name="P13" draw:layer="layout" svg:width="1.2cm" svg:height="1cm" svg:x="23.6cm" svg:y="9cm">
          <draw:text-box>
            <text:p text:style-name="P12"><text:span text:style-name="T3">F</text:span></text:p>
          </draw:text-box>
        </draw:frame>
        <draw:connector draw:style-name="gr194" draw:text-style-name="P41" draw:layer="layout" svg:x1="23.4cm" svg:y1="9.2cm" svg:x2="23.6cm" svg:y2="10.4cm" draw:start-shape="id377" draw:start-glue-point="6" draw:end-shape="id378" draw:end-glue-point="4" svg:d="M23400 9200v601h200v599" svg:viewBox="0 0 201 1201">
          <text:p/>
        </draw:connector>
        <draw:connector draw:style-name="gr194" draw:text-style-name="P41" draw:layer="layout" svg:x1="20.6cm" svg:y1="12.1cm" svg:x2="5.699cm" svg:y2="9.8cm" draw:start-shape="id378" draw:start-glue-point="5" draw:end-shape="id372" draw:end-glue-point="6" svg:d="M20600 12100h-14901v-2300" svg:viewBox="0 0 14902 2301">
          <text:p/>
        </draw:connector>
        <draw:custom-shape draw:style-name="gr195" draw:text-style-name="P17" xml:id="id379" draw:id="id379" draw:layer="layout" svg:width="4.8cm" svg:height="1.6cm" svg:x="14.2cm" svg:y="12.8cm">
          <text:p text:style-name="P16">break</text:p>
          <draw:enhanced-geometry svg:viewBox="0 0 21600 21600" draw:type="rectangle" draw:enhanced-path="M 0 0 L 21600 0 21600 21600 0 21600 0 0 Z N"/>
        </draw:custom-shape>
        <draw:connector draw:style-name="gr194" draw:text-style-name="P41" draw:layer="layout" svg:x1="23.6cm" svg:y1="13.8cm" svg:x2="19cm" svg:y2="13.6cm" draw:start-shape="id378" draw:start-glue-point="6" draw:end-shape="id379" draw:end-glue-point="1" svg:d="M23600 13800v502h-3800v-702h-800" svg:viewBox="0 0 4601 703">
          <text:p/>
        </draw:connector>
        <draw:custom-shape draw:style-name="gr196" draw:text-style-name="P6" xml:id="id380" draw:id="id380" draw:layer="layout" svg:width="6.6cm" svg:height="1.8cm" svg:x="5.6cm" svg:y="12.8cm">
          <text:p text:style-name="P5"><text:span text:style-name="T2">Fim do Programa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194" draw:text-style-name="P41" draw:layer="layout" svg:x1="14.2cm" svg:y1="13.6cm" svg:x2="12.2cm" svg:y2="13.7cm" draw:start-shape="id379" draw:start-glue-point="3" draw:end-shape="id380" draw:end-glue-point="7" svg:d="M14200 13600h-999v100h-1001" svg:viewBox="0 0 2001 101">
          <text:p/>
        </draw:connector>
        <draw:connector draw:style-name="gr194" draw:text-style-name="P41" draw:layer="layout" svg:x1="5.6cm" svg:y1="13.7cm" svg:x2="2.1cm" svg:y2="12.8cm" draw:start-shape="id380" draw:start-glue-point="5" draw:end-shape="id375" draw:end-glue-point="4" svg:d="M5600 13700h-999v-1401h-2501v501" svg:viewBox="0 0 3501 1402">
          <text:p/>
        </draw:connector>
        <draw:frame draw:style-name="gr10" draw:text-style-name="P13" draw:layer="layout" svg:width="0.8cm" svg:height="1cm" svg:x="19.6cm" svg:y="6.5cm">
          <draw:text-box>
            <text:p text:style-name="P12"><text:span text:style-name="T3">V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Exemplo:</text:p>
          </draw:text-box>
        </draw:frame>
        <draw:frame presentation:style-name="pr9" draw:layer="layout" svg:width="10.8cm" svg:height="6.6cm" svg:x="1.4cm" svg:y="3.8cm" presentation:class="outline" presentation:user-transformed="true">
          <draw:text-box>
            <text:list text:style-name="L2">
              <text:list-header>
                <text:p><text:span text:style-name="T10">while True:</text:span></text:p>
                <text:p><text:s text:c="4"/>opcao = input("""</text:p>
                <text:p text:style-name="P2">1) Mostre "Olá Mundo"</text:p>
                <text:p text:style-name="P2">2) Para sair</text:p>
                <text:p text:style-name="P2"><text:span text:style-name="T1">Digite a sua opção: </text:span>""")</text:p>
              </text:list-header>
            </text:list>
          </draw:text-box>
        </draw:frame>
        <draw:frame presentation:style-name="pr9" draw:layer="layout" svg:width="11.9cm" svg:height="6.6cm" svg:x="13.9cm" svg:y="3.8cm" presentation:class="outline" presentation:user-transformed="true">
          <draw:text-box>
            <text:list text:style-name="L2">
              <text:list-header>
                <text:p><text:s text:c="4"/>if opcao == '1':</text:p>
                <text:p text:style-name="P2"><text:s text:c="8"/>print('Olá Mundo')</text:p>
                <text:p text:style-name="P2"><text:s text:c="4"/>elif opcao == '2':</text:p>
                <text:p text:style-name="P2"><text:s text:c="8"/>break</text:p>
                <text:p text:style-name="P2">print('Fim do Programa')</text:p>
              </text:list-header>
            </text:list>
          </draw:text-box>
        </draw:frame>
        <draw:custom-shape draw:style-name="gr197" draw:text-style-name="P17" draw:layer="layout" svg:width="3cm" svg:height="1cm" svg:x="21.8cm" svg:y="3.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 text:style-name="P4">Exemplo</text:p>
          </draw:text-box>
        </draw:frame>
        <draw:custom-shape draw:style-name="gr2" draw:text-style-name="P6" xml:id="id381" draw:id="id381" draw:layer="layout" svg:width="3.4cm" svg:height="1.4cm" svg:x="0.4cm" svg:y="4.6cm">
          <text:p text:style-name="P5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05" draw:text-style-name="P11" xml:id="id382" draw:id="id382" draw:layer="layout" svg:width="7.6cm" svg:height="3cm" svg:x="1.899cm" svg:y="6.8cm">
          <text:list text:style-name="L2">
            <text:list-header>
              <text:p text:style-name="P10"><text:span text:style-name="T2">while </text:span><text:span text:style-name="T11">True</text:span><text:span text:style-name="T2">': <text:s text:c="2"/></text:span></text:p>
            </text:list-header>
          </text:list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6" xml:id="id384" draw:id="id384" draw:layer="layout" svg:width="5.2cm" svg:height="1.8cm" svg:x="12.2cm" svg:y="7.4cm">
          <text:p text:style-name="P5">Olá Mundo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4" draw:text-style-name="P9" draw:layer="layout" svg:x1="3.8cm" svg:y1="5.3cm" svg:x2="5.699cm" svg:y2="6.8cm" draw:start-shape="id381" draw:start-glue-point="7" draw:end-shape="id382" draw:end-glue-point="4" svg:d="M3800 5300h1899v1500" svg:viewBox="0 0 1900 1501">
          <text:p/>
        </draw:connector>
        <draw:connector draw:style-name="gr4" draw:text-style-name="P9" draw:layer="layout" svg:x1="9.499cm" svg:y1="8.3cm" svg:x2="10.4cm" svg:y2="3.386cm" draw:start-shape="id382" draw:start-glue-point="7" draw:end-shape="id383" draw:end-glue-point="5" svg:d="M9499 8300h501v-2200h-101v-2714h501" svg:viewBox="0 0 902 4915">
          <text:p/>
        </draw:connector>
        <draw:connector draw:style-name="gr4" draw:text-style-name="P9" draw:layer="layout" svg:x1="14.8cm" svg:y1="9.2cm" svg:x2="5.699cm" svg:y2="9.8cm" draw:start-shape="id384" draw:start-glue-point="6" draw:end-shape="id382" draw:end-glue-point="6" svg:d="M14800 9200v1102h-9101v-502" svg:viewBox="0 0 9102 1103">
          <text:p/>
        </draw:connector>
        <draw:custom-shape draw:style-name="gr136" draw:text-style-name="P37" xml:id="id385" draw:id="id385" draw:layer="layout" svg:width="3cm" svg:height="1.4cm" svg:x="0.6cm" svg:y="12.8cm">
          <text:p text:style-name="P25"><text:span text:style-name="T4">Fim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23" draw:text-style-name="P9" draw:layer="layout" svg:x1="1.899cm" svg:y1="8.3cm" svg:x2="2.1cm" svg:y2="12.8cm" draw:start-shape="id382" draw:start-glue-point="5" draw:end-shape="id385" draw:end-glue-point="4" svg:d="M1899 8300h-501v3001h702v1499" svg:viewBox="0 0 703 4501">
          <text:p/>
        </draw:connector>
        <draw:frame draw:style-name="gr10" draw:text-style-name="P13" draw:layer="layout" svg:width="0.8cm" svg:height="1cm" svg:x="24cm" svg:y="13.4cm">
          <draw:text-box>
            <text:p text:style-name="P12"><text:span text:style-name="T3">V</text:span></text:p>
          </draw:text-box>
        </draw:frame>
        <draw:frame draw:style-name="gr10" draw:text-style-name="P13" draw:layer="layout" svg:width="1.2cm" svg:height="1cm" svg:x="20cm" svg:y="11.1cm">
          <draw:text-box>
            <text:p text:style-name="P12"><text:span text:style-name="T3">F</text:span></text:p>
          </draw:text-box>
        </draw:frame>
        <draw:custom-shape draw:style-name="gr191" draw:text-style-name="P17" xml:id="id386" draw:id="id386" draw:layer="layout" svg:width="5cm" svg:height="2.2cm" svg:x="21.8cm" svg:y="2.2cm">
          <text:p text:style-name="P14">opcao = '1'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206" draw:text-style-name="P15" xml:id="id383" draw:id="id383" draw:layer="layout" svg:width="8cm" svg:height="4.029cm" svg:x="10.4cm" svg:y="1.371cm">
          <text:p text:style-name="P14">1) Mostre "Olá Mundo"</text:p>
          <text:p text:style-name="P14">2) Para sair</text:p>
          <text:p text:style-name="P14">Digite a sua opção: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18" draw:text-style-name="P18" draw:layer="layout" svg:x1="18.4cm" svg:y1="3.386cm" svg:x2="21.8cm" svg:y2="3.3cm" draw:start-shape="id383" draw:start-glue-point="7" draw:end-shape="id386" draw:end-glue-point="5" svg:d="M18400 3386h1701v-86h1699" svg:viewBox="0 0 3401 87">
          <text:p/>
        </draw:connector>
        <draw:custom-shape draw:style-name="gr50" draw:text-style-name="P21" xml:id="id387" draw:id="id387" draw:layer="layout" svg:width="6cm" svg:height="3.4cm" svg:x="20.4cm" svg:y="5.8cm">
          <text:p text:style-name="P16">if</text:p>
          <text:p text:style-name="P16">opcao == '1'</text:p>
          <text:p text:style-name="P16"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8" draw:text-style-name="P18" draw:layer="layout" svg:x1="24.3cm" svg:y1="4.226cm" svg:x2="23.4cm" svg:y2="5.8cm" draw:start-shape="id386" draw:start-glue-point="6" draw:end-shape="id387" draw:end-glue-point="4" svg:d="M24300 4226v875h-900v699" svg:viewBox="0 0 901 1575">
          <text:p/>
        </draw:connector>
        <draw:frame draw:style-name="gr193" draw:text-style-name="P13" draw:layer="layout" svg:width="1.2cm" svg:height="0.962cm" svg:x="1cm" svg:y="7.2cm">
          <draw:text-box>
            <text:p text:style-name="P12"><text:span text:style-name="T3">F</text:span></text:p>
          </draw:text-box>
        </draw:frame>
        <draw:frame draw:style-name="gr9" draw:text-style-name="P13" draw:layer="layout" svg:width="1.2cm" svg:height="0.962cm" svg:x="8.8cm" svg:y="7.2cm">
          <draw:text-box>
            <text:p text:style-name="P12"><text:span text:style-name="T3">V</text:span></text:p>
          </draw:text-box>
        </draw:frame>
        <draw:connector draw:style-name="gr18" draw:text-style-name="P18" draw:layer="layout" svg:x1="20.4cm" svg:y1="7.5cm" svg:x2="14.8cm" svg:y2="7.4cm" draw:start-shape="id387" draw:start-glue-point="5" draw:end-shape="id384" draw:end-glue-point="4" svg:d="M20400 7500h-1499v-601h-4101v501" svg:viewBox="0 0 5601 602">
          <text:p/>
        </draw:connector>
        <draw:custom-shape draw:style-name="gr25" draw:text-style-name="P17" xml:id="id388" draw:id="id388" draw:layer="layout" svg:width="6cm" svg:height="3.4cm" svg:x="20.6cm" svg:y="10.4cm">
          <text:p text:style-name="P16">elif</text:p>
          <text:p text:style-name="P16">opcao == '2'</text:p>
          <text:p text:style-name="P16"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10" draw:text-style-name="P13" draw:layer="layout" svg:width="1.2cm" svg:height="1cm" svg:x="23.6cm" svg:y="9cm">
          <draw:text-box>
            <text:p text:style-name="P12"><text:span text:style-name="T3">F</text:span></text:p>
          </draw:text-box>
        </draw:frame>
        <draw:connector draw:style-name="gr194" draw:text-style-name="P41" draw:layer="layout" svg:x1="23.4cm" svg:y1="9.2cm" svg:x2="23.6cm" svg:y2="10.4cm" draw:start-shape="id387" draw:start-glue-point="6" draw:end-shape="id388" draw:end-glue-point="4" svg:d="M23400 9200v601h200v599" svg:viewBox="0 0 201 1201">
          <text:p/>
        </draw:connector>
        <draw:connector draw:style-name="gr194" draw:text-style-name="P41" draw:layer="layout" svg:x1="20.6cm" svg:y1="12.1cm" svg:x2="5.699cm" svg:y2="9.8cm" draw:start-shape="id388" draw:start-glue-point="5" draw:end-shape="id382" draw:end-glue-point="6" svg:d="M20600 12100h-14901v-2300" svg:viewBox="0 0 14902 2301">
          <text:p/>
        </draw:connector>
        <draw:custom-shape draw:style-name="gr195" draw:text-style-name="P17" xml:id="id389" draw:id="id389" draw:layer="layout" svg:width="4.8cm" svg:height="1.6cm" svg:x="14.2cm" svg:y="12.8cm">
          <text:p text:style-name="P16">break</text:p>
          <draw:enhanced-geometry svg:viewBox="0 0 21600 21600" draw:type="rectangle" draw:enhanced-path="M 0 0 L 21600 0 21600 21600 0 21600 0 0 Z N"/>
        </draw:custom-shape>
        <draw:connector draw:style-name="gr194" draw:text-style-name="P41" draw:layer="layout" svg:x1="23.6cm" svg:y1="13.8cm" svg:x2="19cm" svg:y2="13.6cm" draw:start-shape="id388" draw:start-glue-point="6" draw:end-shape="id389" draw:end-glue-point="1" svg:d="M23600 13800v502h-3800v-702h-800" svg:viewBox="0 0 4601 703">
          <text:p/>
        </draw:connector>
        <draw:custom-shape draw:style-name="gr196" draw:text-style-name="P6" xml:id="id390" draw:id="id390" draw:layer="layout" svg:width="6.6cm" svg:height="1.8cm" svg:x="5.6cm" svg:y="12.8cm">
          <text:p text:style-name="P5"><text:span text:style-name="T2">Fim do Programa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194" draw:text-style-name="P41" draw:layer="layout" svg:x1="14.2cm" svg:y1="13.6cm" svg:x2="12.2cm" svg:y2="13.7cm" draw:start-shape="id389" draw:start-glue-point="3" draw:end-shape="id390" draw:end-glue-point="7" svg:d="M14200 13600h-999v100h-1001" svg:viewBox="0 0 2001 101">
          <text:p/>
        </draw:connector>
        <draw:connector draw:style-name="gr194" draw:text-style-name="P41" draw:layer="layout" svg:x1="5.6cm" svg:y1="13.7cm" svg:x2="2.1cm" svg:y2="12.8cm" draw:start-shape="id390" draw:start-glue-point="5" draw:end-shape="id385" draw:end-glue-point="4" svg:d="M5600 13700h-999v-1401h-2501v501" svg:viewBox="0 0 3501 1402">
          <text:p/>
        </draw:connector>
        <draw:frame draw:style-name="gr10" draw:text-style-name="P13" draw:layer="layout" svg:width="0.8cm" svg:height="1cm" svg:x="19.6cm" svg:y="6.5cm">
          <draw:text-box>
            <text:p text:style-name="P12"><text:span text:style-name="T3">V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Exemplo:</text:p>
          </draw:text-box>
        </draw:frame>
        <draw:frame presentation:style-name="pr9" draw:layer="layout" svg:width="10.8cm" svg:height="6.6cm" svg:x="1.4cm" svg:y="3.8cm" presentation:class="outline" presentation:user-transformed="true">
          <draw:text-box>
            <text:list text:style-name="L2">
              <text:list-header>
                <text:p><text:span text:style-name="T10">while True:</text:span></text:p>
                <text:p><text:s text:c="4"/>opcao = input("""</text:p>
                <text:p text:style-name="P2">1) Mostre "Olá Mundo"</text:p>
                <text:p text:style-name="P2">2) Para sair</text:p>
                <text:p text:style-name="P2"><text:span text:style-name="T1">Digite a sua opção: </text:span>""")</text:p>
              </text:list-header>
            </text:list>
          </draw:text-box>
        </draw:frame>
        <draw:frame presentation:style-name="pr9" draw:layer="layout" svg:width="11.9cm" svg:height="6.6cm" svg:x="13.9cm" svg:y="3.8cm" presentation:class="outline" presentation:user-transformed="true">
          <draw:text-box>
            <text:list text:style-name="L2">
              <text:list-header>
                <text:p><text:s text:c="4"/>if opcao == '1':</text:p>
                <text:p text:style-name="P2"><text:s text:c="8"/>print('Olá Mundo')</text:p>
                <text:p text:style-name="P2"><text:s text:c="4"/>elif opcao == '2':</text:p>
                <text:p text:style-name="P2"><text:s text:c="8"/>break</text:p>
                <text:p text:style-name="P2">print('Fim do Programa')</text:p>
              </text:list-header>
            </text:list>
          </draw:text-box>
        </draw:frame>
        <draw:custom-shape draw:style-name="gr197" draw:text-style-name="P17" draw:layer="layout" svg:width="3cm" svg:height="1cm" svg:x="24cm" svg:y="5.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2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 text:style-name="P4">Exemplo</text:p>
          </draw:text-box>
        </draw:frame>
        <draw:custom-shape draw:style-name="gr2" draw:text-style-name="P6" xml:id="id391" draw:id="id391" draw:layer="layout" svg:width="3.4cm" svg:height="1.4cm" svg:x="0.4cm" svg:y="4.6cm">
          <text:p text:style-name="P5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07" draw:text-style-name="P11" xml:id="id392" draw:id="id392" draw:layer="layout" svg:width="7.6cm" svg:height="3cm" svg:x="1.899cm" svg:y="6.8cm">
          <text:list text:style-name="L2">
            <text:list-header>
              <text:p text:style-name="P10"><text:span text:style-name="T2">while </text:span><text:span text:style-name="T11">True</text:span><text:span text:style-name="T2">': <text:s text:c="2"/></text:span></text:p>
            </text:list-header>
          </text:list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3" draw:text-style-name="P22" xml:id="id394" draw:id="id394" draw:layer="layout" svg:width="5.2cm" svg:height="1.8cm" svg:x="12.2cm" svg:y="7.4cm">
          <text:p text:style-name="P5">Olá Mundo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4" draw:text-style-name="P9" draw:layer="layout" svg:x1="3.8cm" svg:y1="5.3cm" svg:x2="5.699cm" svg:y2="6.8cm" draw:start-shape="id391" draw:start-glue-point="7" draw:end-shape="id392" draw:end-glue-point="4" svg:d="M3800 5300h1899v1500" svg:viewBox="0 0 1900 1501">
          <text:p/>
        </draw:connector>
        <draw:connector draw:style-name="gr4" draw:text-style-name="P9" draw:layer="layout" svg:x1="9.499cm" svg:y1="8.3cm" svg:x2="10.4cm" svg:y2="3.386cm" draw:start-shape="id392" draw:start-glue-point="7" draw:end-shape="id393" draw:end-glue-point="5" svg:d="M9499 8300h501v-2200h-101v-2714h501" svg:viewBox="0 0 902 4915">
          <text:p/>
        </draw:connector>
        <draw:connector draw:style-name="gr4" draw:text-style-name="P9" draw:layer="layout" svg:x1="14.8cm" svg:y1="9.2cm" svg:x2="5.699cm" svg:y2="9.8cm" draw:start-shape="id394" draw:start-glue-point="6" draw:end-shape="id392" draw:end-glue-point="6" svg:d="M14800 9200v1102h-9101v-502" svg:viewBox="0 0 9102 1103">
          <text:p/>
        </draw:connector>
        <draw:custom-shape draw:style-name="gr136" draw:text-style-name="P37" xml:id="id395" draw:id="id395" draw:layer="layout" svg:width="3cm" svg:height="1.4cm" svg:x="0.6cm" svg:y="12.8cm">
          <text:p text:style-name="P25"><text:span text:style-name="T4">Fim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23" draw:text-style-name="P9" draw:layer="layout" svg:x1="1.899cm" svg:y1="8.3cm" svg:x2="2.1cm" svg:y2="12.8cm" draw:start-shape="id392" draw:start-glue-point="5" draw:end-shape="id395" draw:end-glue-point="4" svg:d="M1899 8300h-501v3001h702v1499" svg:viewBox="0 0 703 4501">
          <text:p/>
        </draw:connector>
        <draw:frame draw:style-name="gr10" draw:text-style-name="P13" draw:layer="layout" svg:width="0.8cm" svg:height="1cm" svg:x="24cm" svg:y="13.4cm">
          <draw:text-box>
            <text:p text:style-name="P12"><text:span text:style-name="T3">V</text:span></text:p>
          </draw:text-box>
        </draw:frame>
        <draw:frame draw:style-name="gr10" draw:text-style-name="P13" draw:layer="layout" svg:width="1.2cm" svg:height="1cm" svg:x="20cm" svg:y="11.1cm">
          <draw:text-box>
            <text:p text:style-name="P12"><text:span text:style-name="T3">F</text:span></text:p>
          </draw:text-box>
        </draw:frame>
        <draw:custom-shape draw:style-name="gr191" draw:text-style-name="P17" xml:id="id396" draw:id="id396" draw:layer="layout" svg:width="5cm" svg:height="2.2cm" svg:x="21.8cm" svg:y="2.2cm">
          <text:p text:style-name="P14">opcao = '1'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208" draw:text-style-name="P15" xml:id="id393" draw:id="id393" draw:layer="layout" svg:width="8cm" svg:height="4.029cm" svg:x="10.4cm" svg:y="1.371cm">
          <text:p text:style-name="P14">1) Mostre "Olá Mundo"</text:p>
          <text:p text:style-name="P14">2) Para sair</text:p>
          <text:p text:style-name="P14">Digite a sua opção: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18" draw:text-style-name="P18" draw:layer="layout" svg:x1="18.4cm" svg:y1="3.386cm" svg:x2="21.8cm" svg:y2="3.3cm" draw:start-shape="id393" draw:start-glue-point="7" draw:end-shape="id396" draw:end-glue-point="5" svg:d="M18400 3386h1701v-86h1699" svg:viewBox="0 0 3401 87">
          <text:p/>
        </draw:connector>
        <draw:custom-shape draw:style-name="gr25" draw:text-style-name="P17" xml:id="id397" draw:id="id397" draw:layer="layout" svg:width="6cm" svg:height="3.4cm" svg:x="20.4cm" svg:y="5.8cm">
          <text:p text:style-name="P16">if</text:p>
          <text:p text:style-name="P16">opcao == '1'</text:p>
          <text:p text:style-name="P16"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8" draw:text-style-name="P18" draw:layer="layout" svg:x1="24.3cm" svg:y1="4.226cm" svg:x2="23.4cm" svg:y2="5.8cm" draw:start-shape="id396" draw:start-glue-point="6" draw:end-shape="id397" draw:end-glue-point="4" svg:d="M24300 4226v875h-900v699" svg:viewBox="0 0 901 1575">
          <text:p/>
        </draw:connector>
        <draw:frame draw:style-name="gr193" draw:text-style-name="P13" draw:layer="layout" svg:width="1.2cm" svg:height="0.962cm" svg:x="1cm" svg:y="7.2cm">
          <draw:text-box>
            <text:p text:style-name="P12"><text:span text:style-name="T3">F</text:span></text:p>
          </draw:text-box>
        </draw:frame>
        <draw:frame draw:style-name="gr9" draw:text-style-name="P13" draw:layer="layout" svg:width="1.2cm" svg:height="0.962cm" svg:x="8.8cm" svg:y="7.2cm">
          <draw:text-box>
            <text:p text:style-name="P12"><text:span text:style-name="T3">V</text:span></text:p>
          </draw:text-box>
        </draw:frame>
        <draw:connector draw:style-name="gr18" draw:text-style-name="P18" draw:layer="layout" svg:x1="20.4cm" svg:y1="7.5cm" svg:x2="14.8cm" svg:y2="7.4cm" draw:start-shape="id397" draw:start-glue-point="5" draw:end-shape="id394" draw:end-glue-point="4" svg:d="M20400 7500h-1499v-601h-4101v501" svg:viewBox="0 0 5601 602">
          <text:p/>
        </draw:connector>
        <draw:custom-shape draw:style-name="gr25" draw:text-style-name="P17" xml:id="id398" draw:id="id398" draw:layer="layout" svg:width="6cm" svg:height="3.4cm" svg:x="20.6cm" svg:y="10.4cm">
          <text:p text:style-name="P16">elif</text:p>
          <text:p text:style-name="P16">opcao == '2'</text:p>
          <text:p text:style-name="P16"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10" draw:text-style-name="P13" draw:layer="layout" svg:width="1.2cm" svg:height="1cm" svg:x="23.6cm" svg:y="9cm">
          <draw:text-box>
            <text:p text:style-name="P12"><text:span text:style-name="T3">F</text:span></text:p>
          </draw:text-box>
        </draw:frame>
        <draw:connector draw:style-name="gr194" draw:text-style-name="P41" draw:layer="layout" svg:x1="23.4cm" svg:y1="9.2cm" svg:x2="23.6cm" svg:y2="10.4cm" draw:start-shape="id397" draw:start-glue-point="6" draw:end-shape="id398" draw:end-glue-point="4" svg:d="M23400 9200v601h200v599" svg:viewBox="0 0 201 1201">
          <text:p/>
        </draw:connector>
        <draw:connector draw:style-name="gr194" draw:text-style-name="P41" draw:layer="layout" svg:x1="20.6cm" svg:y1="12.1cm" svg:x2="5.699cm" svg:y2="9.8cm" draw:start-shape="id398" draw:start-glue-point="5" draw:end-shape="id392" draw:end-glue-point="6" svg:d="M20600 12100h-14901v-2300" svg:viewBox="0 0 14902 2301">
          <text:p/>
        </draw:connector>
        <draw:custom-shape draw:style-name="gr195" draw:text-style-name="P17" xml:id="id399" draw:id="id399" draw:layer="layout" svg:width="4.8cm" svg:height="1.6cm" svg:x="14.2cm" svg:y="12.8cm">
          <text:p text:style-name="P16">break</text:p>
          <draw:enhanced-geometry svg:viewBox="0 0 21600 21600" draw:type="rectangle" draw:enhanced-path="M 0 0 L 21600 0 21600 21600 0 21600 0 0 Z N"/>
        </draw:custom-shape>
        <draw:connector draw:style-name="gr194" draw:text-style-name="P41" draw:layer="layout" svg:x1="23.6cm" svg:y1="13.8cm" svg:x2="19cm" svg:y2="13.6cm" draw:start-shape="id398" draw:start-glue-point="6" draw:end-shape="id399" draw:end-glue-point="1" svg:d="M23600 13800v502h-3800v-702h-800" svg:viewBox="0 0 4601 703">
          <text:p/>
        </draw:connector>
        <draw:custom-shape draw:style-name="gr196" draw:text-style-name="P6" xml:id="id400" draw:id="id400" draw:layer="layout" svg:width="6.6cm" svg:height="1.8cm" svg:x="5.6cm" svg:y="12.8cm">
          <text:p text:style-name="P5"><text:span text:style-name="T2">Fim do Programa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194" draw:text-style-name="P41" draw:layer="layout" svg:x1="14.2cm" svg:y1="13.6cm" svg:x2="12.2cm" svg:y2="13.7cm" draw:start-shape="id399" draw:start-glue-point="3" draw:end-shape="id400" draw:end-glue-point="7" svg:d="M14200 13600h-999v100h-1001" svg:viewBox="0 0 2001 101">
          <text:p/>
        </draw:connector>
        <draw:connector draw:style-name="gr194" draw:text-style-name="P41" draw:layer="layout" svg:x1="5.6cm" svg:y1="13.7cm" svg:x2="2.1cm" svg:y2="12.8cm" draw:start-shape="id400" draw:start-glue-point="5" draw:end-shape="id395" draw:end-glue-point="4" svg:d="M5600 13700h-999v-1401h-2501v501" svg:viewBox="0 0 3501 1402">
          <text:p/>
        </draw:connector>
        <draw:frame draw:style-name="gr10" draw:text-style-name="P13" draw:layer="layout" svg:width="0.8cm" svg:height="1cm" svg:x="19.6cm" svg:y="6.5cm">
          <draw:text-box>
            <text:p text:style-name="P12"><text:span text:style-name="T3">V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2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Exemplo:</text:p>
          </draw:text-box>
        </draw:frame>
        <draw:frame presentation:style-name="pr9" draw:layer="layout" svg:width="10.8cm" svg:height="6.6cm" svg:x="1.4cm" svg:y="3.8cm" presentation:class="outline" presentation:user-transformed="true">
          <draw:text-box>
            <text:list text:style-name="L2">
              <text:list-header>
                <text:p><text:span text:style-name="T10">while True:</text:span></text:p>
                <text:p><text:s text:c="4"/>opcao = input("""</text:p>
                <text:p text:style-name="P2">1) Mostre "Olá Mundo"</text:p>
                <text:p text:style-name="P2">2) Para sair</text:p>
                <text:p text:style-name="P2"><text:span text:style-name="T1">Digite a sua opção: </text:span>""")</text:p>
              </text:list-header>
            </text:list>
          </draw:text-box>
        </draw:frame>
        <draw:frame presentation:style-name="pr9" draw:layer="layout" svg:width="11.9cm" svg:height="6.6cm" svg:x="13.9cm" svg:y="3.8cm" presentation:class="outline" presentation:user-transformed="true">
          <draw:text-box>
            <text:list text:style-name="L2">
              <text:list-header>
                <text:p><text:s text:c="4"/>if opcao == '1':</text:p>
                <text:p text:style-name="P2"><text:s text:c="8"/>print('Olá Mundo')</text:p>
                <text:p text:style-name="P2"><text:s text:c="4"/>elif opcao == '2':</text:p>
                <text:p text:style-name="P2"><text:s text:c="8"/>break</text:p>
                <text:p text:style-name="P2">print('Fim do Programa')</text:p>
              </text:list-header>
            </text:list>
          </draw:text-box>
        </draw:frame>
        <draw:custom-shape draw:style-name="gr197" draw:text-style-name="P17" draw:layer="layout" svg:width="3cm" svg:height="1cm" svg:x="7.6cm" svg:y="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2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 text:style-name="P4">Exemplo</text:p>
          </draw:text-box>
        </draw:frame>
        <draw:custom-shape draw:style-name="gr2" draw:text-style-name="P6" xml:id="id401" draw:id="id401" draw:layer="layout" svg:width="3.4cm" svg:height="1.4cm" svg:x="0.4cm" svg:y="4.6cm">
          <text:p text:style-name="P5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09" draw:text-style-name="P19" xml:id="id402" draw:id="id402" draw:layer="layout" svg:width="7.6cm" svg:height="3cm" svg:x="1.899cm" svg:y="6.8cm">
          <text:list text:style-name="L2">
            <text:list-header>
              <text:p text:style-name="P10"><text:span text:style-name="T2">while </text:span><text:span text:style-name="T11">True</text:span><text:span text:style-name="T2">': <text:s text:c="2"/></text:span></text:p>
            </text:list-header>
          </text:list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6" xml:id="id404" draw:id="id404" draw:layer="layout" svg:width="5.2cm" svg:height="1.8cm" svg:x="12.2cm" svg:y="7.4cm">
          <text:p text:style-name="P5">Olá Mundo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4" draw:text-style-name="P9" draw:layer="layout" svg:x1="3.8cm" svg:y1="5.3cm" svg:x2="5.699cm" svg:y2="6.8cm" draw:start-shape="id401" draw:start-glue-point="7" draw:end-shape="id402" draw:end-glue-point="4" svg:d="M3800 5300h1899v1500" svg:viewBox="0 0 1900 1501">
          <text:p/>
        </draw:connector>
        <draw:connector draw:style-name="gr4" draw:text-style-name="P9" draw:layer="layout" svg:x1="9.499cm" svg:y1="8.3cm" svg:x2="10.4cm" svg:y2="3.386cm" draw:start-shape="id402" draw:start-glue-point="7" draw:end-shape="id403" draw:end-glue-point="5" svg:d="M9499 8300h501v-2200h-101v-2714h501" svg:viewBox="0 0 902 4915">
          <text:p/>
        </draw:connector>
        <draw:connector draw:style-name="gr4" draw:text-style-name="P9" draw:layer="layout" svg:x1="14.8cm" svg:y1="9.2cm" svg:x2="5.699cm" svg:y2="9.8cm" draw:start-shape="id404" draw:start-glue-point="6" draw:end-shape="id402" draw:end-glue-point="6" svg:d="M14800 9200v1102h-9101v-502" svg:viewBox="0 0 9102 1103">
          <text:p/>
        </draw:connector>
        <draw:custom-shape draw:style-name="gr136" draw:text-style-name="P37" xml:id="id405" draw:id="id405" draw:layer="layout" svg:width="3cm" svg:height="1.4cm" svg:x="0.6cm" svg:y="12.8cm">
          <text:p text:style-name="P25"><text:span text:style-name="T4">Fim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23" draw:text-style-name="P9" draw:layer="layout" svg:x1="1.899cm" svg:y1="8.3cm" svg:x2="2.1cm" svg:y2="12.8cm" draw:start-shape="id402" draw:start-glue-point="5" draw:end-shape="id405" draw:end-glue-point="4" svg:d="M1899 8300h-501v3001h702v1499" svg:viewBox="0 0 703 4501">
          <text:p/>
        </draw:connector>
        <draw:frame draw:style-name="gr10" draw:text-style-name="P13" draw:layer="layout" svg:width="0.8cm" svg:height="1cm" svg:x="24cm" svg:y="13.4cm">
          <draw:text-box>
            <text:p text:style-name="P12"><text:span text:style-name="T3">V</text:span></text:p>
          </draw:text-box>
        </draw:frame>
        <draw:frame draw:style-name="gr10" draw:text-style-name="P13" draw:layer="layout" svg:width="1.2cm" svg:height="1cm" svg:x="20cm" svg:y="11.1cm">
          <draw:text-box>
            <text:p text:style-name="P12"><text:span text:style-name="T3">F</text:span></text:p>
          </draw:text-box>
        </draw:frame>
        <draw:custom-shape draw:style-name="gr191" draw:text-style-name="P17" xml:id="id406" draw:id="id406" draw:layer="layout" svg:width="5cm" svg:height="2.2cm" svg:x="21.8cm" svg:y="2.2cm">
          <text:p text:style-name="P14">opcao = '1'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210" draw:text-style-name="P15" xml:id="id403" draw:id="id403" draw:layer="layout" svg:width="8cm" svg:height="4.029cm" svg:x="10.4cm" svg:y="1.371cm">
          <text:p text:style-name="P14">1) Mostre "Olá Mundo"</text:p>
          <text:p text:style-name="P14">2) Para sair</text:p>
          <text:p text:style-name="P14">Digite a sua opção: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18" draw:text-style-name="P18" draw:layer="layout" svg:x1="18.4cm" svg:y1="3.386cm" svg:x2="21.8cm" svg:y2="3.3cm" draw:start-shape="id403" draw:start-glue-point="7" draw:end-shape="id406" draw:end-glue-point="5" svg:d="M18400 3386h1701v-86h1699" svg:viewBox="0 0 3401 87">
          <text:p/>
        </draw:connector>
        <draw:custom-shape draw:style-name="gr25" draw:text-style-name="P17" xml:id="id407" draw:id="id407" draw:layer="layout" svg:width="6cm" svg:height="3.4cm" svg:x="20.4cm" svg:y="5.8cm">
          <text:p text:style-name="P16">if</text:p>
          <text:p text:style-name="P16">opcao == '1'</text:p>
          <text:p text:style-name="P16"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8" draw:text-style-name="P18" draw:layer="layout" svg:x1="24.3cm" svg:y1="4.226cm" svg:x2="23.4cm" svg:y2="5.8cm" draw:start-shape="id406" draw:start-glue-point="6" draw:end-shape="id407" draw:end-glue-point="4" svg:d="M24300 4226v875h-900v699" svg:viewBox="0 0 901 1575">
          <text:p/>
        </draw:connector>
        <draw:frame draw:style-name="gr193" draw:text-style-name="P13" draw:layer="layout" svg:width="1.2cm" svg:height="0.962cm" svg:x="1cm" svg:y="7.2cm">
          <draw:text-box>
            <text:p text:style-name="P12"><text:span text:style-name="T3">F</text:span></text:p>
          </draw:text-box>
        </draw:frame>
        <draw:frame draw:style-name="gr9" draw:text-style-name="P13" draw:layer="layout" svg:width="1.2cm" svg:height="0.962cm" svg:x="8.8cm" svg:y="7.2cm">
          <draw:text-box>
            <text:p text:style-name="P12"><text:span text:style-name="T3">V</text:span></text:p>
          </draw:text-box>
        </draw:frame>
        <draw:connector draw:style-name="gr18" draw:text-style-name="P18" draw:layer="layout" svg:x1="20.4cm" svg:y1="7.5cm" svg:x2="14.8cm" svg:y2="7.4cm" draw:start-shape="id407" draw:start-glue-point="5" draw:end-shape="id404" draw:end-glue-point="4" svg:d="M20400 7500h-1499v-601h-4101v501" svg:viewBox="0 0 5601 602">
          <text:p/>
        </draw:connector>
        <draw:custom-shape draw:style-name="gr25" draw:text-style-name="P17" xml:id="id408" draw:id="id408" draw:layer="layout" svg:width="6cm" svg:height="3.4cm" svg:x="20.6cm" svg:y="10.4cm">
          <text:p text:style-name="P16">elif</text:p>
          <text:p text:style-name="P16">opcao == '2'</text:p>
          <text:p text:style-name="P16"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10" draw:text-style-name="P13" draw:layer="layout" svg:width="1.2cm" svg:height="1cm" svg:x="23.6cm" svg:y="9cm">
          <draw:text-box>
            <text:p text:style-name="P12"><text:span text:style-name="T3">F</text:span></text:p>
          </draw:text-box>
        </draw:frame>
        <draw:connector draw:style-name="gr194" draw:text-style-name="P41" draw:layer="layout" svg:x1="23.4cm" svg:y1="9.2cm" svg:x2="23.6cm" svg:y2="10.4cm" draw:start-shape="id407" draw:start-glue-point="6" draw:end-shape="id408" draw:end-glue-point="4" svg:d="M23400 9200v601h200v599" svg:viewBox="0 0 201 1201">
          <text:p/>
        </draw:connector>
        <draw:connector draw:style-name="gr194" draw:text-style-name="P41" draw:layer="layout" svg:x1="20.6cm" svg:y1="12.1cm" svg:x2="5.699cm" svg:y2="9.8cm" draw:start-shape="id408" draw:start-glue-point="5" draw:end-shape="id402" draw:end-glue-point="6" svg:d="M20600 12100h-14901v-2300" svg:viewBox="0 0 14902 2301">
          <text:p/>
        </draw:connector>
        <draw:custom-shape draw:style-name="gr195" draw:text-style-name="P17" xml:id="id409" draw:id="id409" draw:layer="layout" svg:width="4.8cm" svg:height="1.6cm" svg:x="14.2cm" svg:y="12.8cm">
          <text:p text:style-name="P16">break</text:p>
          <draw:enhanced-geometry svg:viewBox="0 0 21600 21600" draw:type="rectangle" draw:enhanced-path="M 0 0 L 21600 0 21600 21600 0 21600 0 0 Z N"/>
        </draw:custom-shape>
        <draw:connector draw:style-name="gr194" draw:text-style-name="P41" draw:layer="layout" svg:x1="23.6cm" svg:y1="13.8cm" svg:x2="19cm" svg:y2="13.6cm" draw:start-shape="id408" draw:start-glue-point="6" draw:end-shape="id409" draw:end-glue-point="1" svg:d="M23600 13800v502h-3800v-702h-800" svg:viewBox="0 0 4601 703">
          <text:p/>
        </draw:connector>
        <draw:custom-shape draw:style-name="gr196" draw:text-style-name="P6" xml:id="id410" draw:id="id410" draw:layer="layout" svg:width="6.6cm" svg:height="1.8cm" svg:x="5.6cm" svg:y="12.8cm">
          <text:p text:style-name="P5"><text:span text:style-name="T2">Fim do Programa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194" draw:text-style-name="P41" draw:layer="layout" svg:x1="14.2cm" svg:y1="13.6cm" svg:x2="12.2cm" svg:y2="13.7cm" draw:start-shape="id409" draw:start-glue-point="3" draw:end-shape="id410" draw:end-glue-point="7" svg:d="M14200 13600h-999v100h-1001" svg:viewBox="0 0 2001 101">
          <text:p/>
        </draw:connector>
        <draw:connector draw:style-name="gr194" draw:text-style-name="P41" draw:layer="layout" svg:x1="5.6cm" svg:y1="13.7cm" svg:x2="2.1cm" svg:y2="12.8cm" draw:start-shape="id410" draw:start-glue-point="5" draw:end-shape="id405" draw:end-glue-point="4" svg:d="M5600 13700h-999v-1401h-2501v501" svg:viewBox="0 0 3501 1402">
          <text:p/>
        </draw:connector>
        <draw:frame draw:style-name="gr10" draw:text-style-name="P13" draw:layer="layout" svg:width="0.8cm" svg:height="1cm" svg:x="19.6cm" svg:y="6.5cm">
          <draw:text-box>
            <text:p text:style-name="P12"><text:span text:style-name="T3">V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2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Exemplo:</text:p>
          </draw:text-box>
        </draw:frame>
        <draw:frame presentation:style-name="pr9" draw:layer="layout" svg:width="10.8cm" svg:height="6.6cm" svg:x="1.4cm" svg:y="3.8cm" presentation:class="outline" presentation:user-transformed="true">
          <draw:text-box>
            <text:list text:style-name="L2">
              <text:list-header>
                <text:p><text:span text:style-name="T10">while True:</text:span></text:p>
                <text:p><text:s text:c="4"/>opcao = input("""</text:p>
                <text:p text:style-name="P2">1) Mostre "Olá Mundo"</text:p>
                <text:p text:style-name="P2">2) Para sair</text:p>
                <text:p text:style-name="P2"><text:span text:style-name="T1">Digite a sua opção: </text:span>""")</text:p>
              </text:list-header>
            </text:list>
          </draw:text-box>
        </draw:frame>
        <draw:frame presentation:style-name="pr9" draw:layer="layout" svg:width="11.9cm" svg:height="6.6cm" svg:x="13.9cm" svg:y="3.8cm" presentation:class="outline" presentation:user-transformed="true">
          <draw:text-box>
            <text:list text:style-name="L2">
              <text:list-header>
                <text:p><text:s text:c="4"/>if opcao == '1':</text:p>
                <text:p text:style-name="P2"><text:s text:c="8"/>print('Olá Mundo')</text:p>
                <text:p text:style-name="P2"><text:s text:c="4"/>elif opcao == '2':</text:p>
                <text:p text:style-name="P2"><text:s text:c="8"/>break</text:p>
                <text:p text:style-name="P2">print('Fim do Programa')</text:p>
              </text:list-header>
            </text:list>
          </draw:text-box>
        </draw:frame>
        <draw:custom-shape draw:style-name="gr197" draw:text-style-name="P17" draw:layer="layout" svg:width="3cm" svg:height="1cm" svg:x="10cm" svg:y="5.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2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 text:style-name="P4">Exemplo</text:p>
          </draw:text-box>
        </draw:frame>
        <draw:custom-shape draw:style-name="gr2" draw:text-style-name="P6" xml:id="id411" draw:id="id411" draw:layer="layout" svg:width="3.4cm" svg:height="1.4cm" svg:x="0.4cm" svg:y="4.6cm">
          <text:p text:style-name="P5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11" draw:text-style-name="P11" xml:id="id412" draw:id="id412" draw:layer="layout" svg:width="7.6cm" svg:height="3cm" svg:x="1.899cm" svg:y="6.8cm">
          <text:list text:style-name="L2">
            <text:list-header>
              <text:p text:style-name="P10"><text:span text:style-name="T2">while </text:span><text:span text:style-name="T11">True</text:span><text:span text:style-name="T2">': <text:s text:c="2"/></text:span></text:p>
            </text:list-header>
          </text:list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6" xml:id="id414" draw:id="id414" draw:layer="layout" svg:width="5.2cm" svg:height="1.8cm" svg:x="12.2cm" svg:y="7.4cm">
          <text:p text:style-name="P5">Olá Mundo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4" draw:text-style-name="P9" draw:layer="layout" svg:x1="3.8cm" svg:y1="5.3cm" svg:x2="5.699cm" svg:y2="6.8cm" draw:start-shape="id411" draw:start-glue-point="7" draw:end-shape="id412" draw:end-glue-point="4" svg:d="M3800 5300h1899v1500" svg:viewBox="0 0 1900 1501">
          <text:p/>
        </draw:connector>
        <draw:connector draw:style-name="gr4" draw:text-style-name="P9" draw:layer="layout" svg:x1="9.499cm" svg:y1="8.3cm" svg:x2="10.4cm" svg:y2="3.386cm" draw:start-shape="id412" draw:start-glue-point="7" draw:end-shape="id413" draw:end-glue-point="5" svg:d="M9499 8300h501v-2200h-101v-2714h501" svg:viewBox="0 0 902 4915">
          <text:p/>
        </draw:connector>
        <draw:connector draw:style-name="gr4" draw:text-style-name="P9" draw:layer="layout" svg:x1="14.8cm" svg:y1="9.2cm" svg:x2="5.699cm" svg:y2="9.8cm" draw:start-shape="id414" draw:start-glue-point="6" draw:end-shape="id412" draw:end-glue-point="6" svg:d="M14800 9200v1102h-9101v-502" svg:viewBox="0 0 9102 1103">
          <text:p/>
        </draw:connector>
        <draw:custom-shape draw:style-name="gr136" draw:text-style-name="P37" xml:id="id415" draw:id="id415" draw:layer="layout" svg:width="3cm" svg:height="1.4cm" svg:x="0.6cm" svg:y="12.8cm">
          <text:p text:style-name="P25"><text:span text:style-name="T4">Fim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23" draw:text-style-name="P9" draw:layer="layout" svg:x1="1.899cm" svg:y1="8.3cm" svg:x2="2.1cm" svg:y2="12.8cm" draw:start-shape="id412" draw:start-glue-point="5" draw:end-shape="id415" draw:end-glue-point="4" svg:d="M1899 8300h-501v3001h702v1499" svg:viewBox="0 0 703 4501">
          <text:p/>
        </draw:connector>
        <draw:frame draw:style-name="gr10" draw:text-style-name="P13" draw:layer="layout" svg:width="0.8cm" svg:height="1cm" svg:x="24cm" svg:y="13.4cm">
          <draw:text-box>
            <text:p text:style-name="P12"><text:span text:style-name="T3">V</text:span></text:p>
          </draw:text-box>
        </draw:frame>
        <draw:frame draw:style-name="gr10" draw:text-style-name="P13" draw:layer="layout" svg:width="1.2cm" svg:height="1cm" svg:x="20cm" svg:y="11.1cm">
          <draw:text-box>
            <text:p text:style-name="P12"><text:span text:style-name="T3">F</text:span></text:p>
          </draw:text-box>
        </draw:frame>
        <draw:custom-shape draw:style-name="gr191" draw:text-style-name="P17" xml:id="id416" draw:id="id416" draw:layer="layout" svg:width="5cm" svg:height="2.2cm" svg:x="21.8cm" svg:y="2.2cm">
          <text:p text:style-name="P16">opcao = '1'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212" draw:text-style-name="P20" xml:id="id413" draw:id="id413" draw:layer="layout" svg:width="8cm" svg:height="4.029cm" svg:x="10.4cm" svg:y="1.371cm">
          <text:p text:style-name="P14">1) Mostre "Olá Mundo"</text:p>
          <text:p text:style-name="P14">2) Para sair</text:p>
          <text:p text:style-name="P14">Digite a sua opção: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18" draw:text-style-name="P18" draw:layer="layout" svg:x1="18.4cm" svg:y1="3.386cm" svg:x2="21.8cm" svg:y2="3.3cm" draw:start-shape="id413" draw:start-glue-point="7" draw:end-shape="id416" draw:end-glue-point="5" svg:d="M18400 3386h1701v-86h1699" svg:viewBox="0 0 3401 87">
          <text:p/>
        </draw:connector>
        <draw:custom-shape draw:style-name="gr25" draw:text-style-name="P17" xml:id="id417" draw:id="id417" draw:layer="layout" svg:width="6cm" svg:height="3.4cm" svg:x="20.4cm" svg:y="5.8cm">
          <text:p text:style-name="P16">if</text:p>
          <text:p text:style-name="P16">opcao == '1'</text:p>
          <text:p text:style-name="P16"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8" draw:text-style-name="P18" draw:layer="layout" svg:x1="24.3cm" svg:y1="4.226cm" svg:x2="23.4cm" svg:y2="5.8cm" draw:start-shape="id416" draw:start-glue-point="6" draw:end-shape="id417" draw:end-glue-point="4" svg:d="M24300 4226v875h-900v699" svg:viewBox="0 0 901 1575">
          <text:p/>
        </draw:connector>
        <draw:frame draw:style-name="gr193" draw:text-style-name="P13" draw:layer="layout" svg:width="1.2cm" svg:height="0.962cm" svg:x="1cm" svg:y="7.2cm">
          <draw:text-box>
            <text:p text:style-name="P12"><text:span text:style-name="T3">F</text:span></text:p>
          </draw:text-box>
        </draw:frame>
        <draw:frame draw:style-name="gr9" draw:text-style-name="P13" draw:layer="layout" svg:width="1.2cm" svg:height="0.962cm" svg:x="8.8cm" svg:y="7.2cm">
          <draw:text-box>
            <text:p text:style-name="P12"><text:span text:style-name="T3">V</text:span></text:p>
          </draw:text-box>
        </draw:frame>
        <draw:connector draw:style-name="gr18" draw:text-style-name="P18" draw:layer="layout" svg:x1="20.4cm" svg:y1="7.5cm" svg:x2="14.8cm" svg:y2="7.4cm" draw:start-shape="id417" draw:start-glue-point="5" draw:end-shape="id414" draw:end-glue-point="4" svg:d="M20400 7500h-1499v-601h-4101v501" svg:viewBox="0 0 5601 602">
          <text:p/>
        </draw:connector>
        <draw:custom-shape draw:style-name="gr25" draw:text-style-name="P17" xml:id="id418" draw:id="id418" draw:layer="layout" svg:width="6cm" svg:height="3.4cm" svg:x="20.6cm" svg:y="10.4cm">
          <text:p text:style-name="P16">elif</text:p>
          <text:p text:style-name="P16">opcao == '2'</text:p>
          <text:p text:style-name="P16"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10" draw:text-style-name="P13" draw:layer="layout" svg:width="1.2cm" svg:height="1cm" svg:x="23.6cm" svg:y="9cm">
          <draw:text-box>
            <text:p text:style-name="P12"><text:span text:style-name="T3">F</text:span></text:p>
          </draw:text-box>
        </draw:frame>
        <draw:connector draw:style-name="gr194" draw:text-style-name="P41" draw:layer="layout" svg:x1="23.4cm" svg:y1="9.2cm" svg:x2="23.6cm" svg:y2="10.4cm" draw:start-shape="id417" draw:start-glue-point="6" draw:end-shape="id418" draw:end-glue-point="4" svg:d="M23400 9200v601h200v599" svg:viewBox="0 0 201 1201">
          <text:p/>
        </draw:connector>
        <draw:connector draw:style-name="gr194" draw:text-style-name="P41" draw:layer="layout" svg:x1="20.6cm" svg:y1="12.1cm" svg:x2="5.699cm" svg:y2="9.8cm" draw:start-shape="id418" draw:start-glue-point="5" draw:end-shape="id412" draw:end-glue-point="6" svg:d="M20600 12100h-14901v-2300" svg:viewBox="0 0 14902 2301">
          <text:p/>
        </draw:connector>
        <draw:custom-shape draw:style-name="gr195" draw:text-style-name="P17" xml:id="id419" draw:id="id419" draw:layer="layout" svg:width="4.8cm" svg:height="1.6cm" svg:x="14.2cm" svg:y="12.8cm">
          <text:p text:style-name="P16">break</text:p>
          <draw:enhanced-geometry svg:viewBox="0 0 21600 21600" draw:type="rectangle" draw:enhanced-path="M 0 0 L 21600 0 21600 21600 0 21600 0 0 Z N"/>
        </draw:custom-shape>
        <draw:connector draw:style-name="gr194" draw:text-style-name="P41" draw:layer="layout" svg:x1="23.6cm" svg:y1="13.8cm" svg:x2="19cm" svg:y2="13.6cm" draw:start-shape="id418" draw:start-glue-point="6" draw:end-shape="id419" draw:end-glue-point="1" svg:d="M23600 13800v502h-3800v-702h-800" svg:viewBox="0 0 4601 703">
          <text:p/>
        </draw:connector>
        <draw:custom-shape draw:style-name="gr196" draw:text-style-name="P6" xml:id="id420" draw:id="id420" draw:layer="layout" svg:width="6.6cm" svg:height="1.8cm" svg:x="5.6cm" svg:y="12.8cm">
          <text:p text:style-name="P5"><text:span text:style-name="T2">Fim do Programa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194" draw:text-style-name="P41" draw:layer="layout" svg:x1="14.2cm" svg:y1="13.6cm" svg:x2="12.2cm" svg:y2="13.7cm" draw:start-shape="id419" draw:start-glue-point="3" draw:end-shape="id420" draw:end-glue-point="7" svg:d="M14200 13600h-999v100h-1001" svg:viewBox="0 0 2001 101">
          <text:p/>
        </draw:connector>
        <draw:connector draw:style-name="gr194" draw:text-style-name="P41" draw:layer="layout" svg:x1="5.6cm" svg:y1="13.7cm" svg:x2="2.1cm" svg:y2="12.8cm" draw:start-shape="id420" draw:start-glue-point="5" draw:end-shape="id415" draw:end-glue-point="4" svg:d="M5600 13700h-999v-1401h-2501v501" svg:viewBox="0 0 3501 1402">
          <text:p/>
        </draw:connector>
        <draw:frame draw:style-name="gr10" draw:text-style-name="P13" draw:layer="layout" svg:width="0.8cm" svg:height="1cm" svg:x="19.6cm" svg:y="6.5cm">
          <draw:text-box>
            <text:p text:style-name="P12"><text:span text:style-name="T3">V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2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 text:style-name="P4">Exemplo</text:p>
          </draw:text-box>
        </draw:frame>
        <draw:custom-shape draw:style-name="gr2" draw:text-style-name="P6" xml:id="id421" draw:id="id421" draw:layer="layout" svg:width="3.4cm" svg:height="1.4cm" svg:x="0.4cm" svg:y="4.6cm">
          <text:p text:style-name="P5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13" draw:text-style-name="P11" xml:id="id422" draw:id="id422" draw:layer="layout" svg:width="7.6cm" svg:height="3cm" svg:x="1.899cm" svg:y="6.8cm">
          <text:list text:style-name="L2">
            <text:list-header>
              <text:p text:style-name="P10"><text:span text:style-name="T2">while </text:span><text:span text:style-name="T11">True</text:span><text:span text:style-name="T2">': <text:s text:c="2"/></text:span></text:p>
            </text:list-header>
          </text:list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6" xml:id="id424" draw:id="id424" draw:layer="layout" svg:width="5.2cm" svg:height="1.8cm" svg:x="12.2cm" svg:y="7.4cm">
          <text:p text:style-name="P5">Olá Mundo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4" draw:text-style-name="P9" draw:layer="layout" svg:x1="3.8cm" svg:y1="5.3cm" svg:x2="5.699cm" svg:y2="6.8cm" draw:start-shape="id421" draw:start-glue-point="7" draw:end-shape="id422" draw:end-glue-point="4" svg:d="M3800 5300h1899v1500" svg:viewBox="0 0 1900 1501">
          <text:p/>
        </draw:connector>
        <draw:connector draw:style-name="gr4" draw:text-style-name="P9" draw:layer="layout" svg:x1="9.499cm" svg:y1="8.3cm" svg:x2="10.4cm" svg:y2="3.386cm" draw:start-shape="id422" draw:start-glue-point="7" draw:end-shape="id423" draw:end-glue-point="5" svg:d="M9499 8300h501v-2200h-101v-2714h501" svg:viewBox="0 0 902 4915">
          <text:p/>
        </draw:connector>
        <draw:connector draw:style-name="gr4" draw:text-style-name="P9" draw:layer="layout" svg:x1="14.8cm" svg:y1="9.2cm" svg:x2="5.699cm" svg:y2="9.8cm" draw:start-shape="id424" draw:start-glue-point="6" draw:end-shape="id422" draw:end-glue-point="6" svg:d="M14800 9200v1102h-9101v-502" svg:viewBox="0 0 9102 1103">
          <text:p/>
        </draw:connector>
        <draw:custom-shape draw:style-name="gr136" draw:text-style-name="P37" xml:id="id425" draw:id="id425" draw:layer="layout" svg:width="3cm" svg:height="1.4cm" svg:x="0.6cm" svg:y="12.8cm">
          <text:p text:style-name="P25"><text:span text:style-name="T4">Fim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23" draw:text-style-name="P9" draw:layer="layout" svg:x1="1.899cm" svg:y1="8.3cm" svg:x2="2.1cm" svg:y2="12.8cm" draw:start-shape="id422" draw:start-glue-point="5" draw:end-shape="id425" draw:end-glue-point="4" svg:d="M1899 8300h-501v3001h702v1499" svg:viewBox="0 0 703 4501">
          <text:p/>
        </draw:connector>
        <draw:frame draw:style-name="gr10" draw:text-style-name="P13" draw:layer="layout" svg:width="0.8cm" svg:height="1cm" svg:x="24cm" svg:y="13.4cm">
          <draw:text-box>
            <text:p text:style-name="P12"><text:span text:style-name="T3">V</text:span></text:p>
          </draw:text-box>
        </draw:frame>
        <draw:frame draw:style-name="gr10" draw:text-style-name="P13" draw:layer="layout" svg:width="1.2cm" svg:height="1cm" svg:x="20cm" svg:y="11.1cm">
          <draw:text-box>
            <text:p text:style-name="P12"><text:span text:style-name="T3">F</text:span></text:p>
          </draw:text-box>
        </draw:frame>
        <draw:custom-shape draw:style-name="gr203" draw:text-style-name="P21" xml:id="id426" draw:id="id426" draw:layer="layout" svg:width="5cm" svg:height="2.2cm" svg:x="21.8cm" svg:y="2.2cm">
          <text:p text:style-name="P16">opcao = '2'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214" draw:text-style-name="P15" xml:id="id423" draw:id="id423" draw:layer="layout" svg:width="8cm" svg:height="4.029cm" svg:x="10.4cm" svg:y="1.371cm">
          <text:p text:style-name="P14">1) Mostre "Olá Mundo"</text:p>
          <text:p text:style-name="P14">2) Para sair</text:p>
          <text:p text:style-name="P14">Digite a sua opção: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18" draw:text-style-name="P18" draw:layer="layout" svg:x1="18.4cm" svg:y1="3.386cm" svg:x2="21.8cm" svg:y2="3.3cm" draw:start-shape="id423" draw:start-glue-point="7" draw:end-shape="id426" draw:end-glue-point="5" svg:d="M18400 3386h1701v-86h1699" svg:viewBox="0 0 3401 87">
          <text:p/>
        </draw:connector>
        <draw:custom-shape draw:style-name="gr25" draw:text-style-name="P17" xml:id="id427" draw:id="id427" draw:layer="layout" svg:width="6cm" svg:height="3.4cm" svg:x="20.4cm" svg:y="5.8cm">
          <text:p text:style-name="P16">if</text:p>
          <text:p text:style-name="P16">opcao == '1'</text:p>
          <text:p text:style-name="P16"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8" draw:text-style-name="P18" draw:layer="layout" svg:x1="24.3cm" svg:y1="4.226cm" svg:x2="23.4cm" svg:y2="5.8cm" draw:start-shape="id426" draw:start-glue-point="6" draw:end-shape="id427" draw:end-glue-point="4" svg:d="M24300 4226v875h-900v699" svg:viewBox="0 0 901 1575">
          <text:p/>
        </draw:connector>
        <draw:frame draw:style-name="gr193" draw:text-style-name="P13" draw:layer="layout" svg:width="1.2cm" svg:height="0.962cm" svg:x="1cm" svg:y="7.2cm">
          <draw:text-box>
            <text:p text:style-name="P12"><text:span text:style-name="T3">F</text:span></text:p>
          </draw:text-box>
        </draw:frame>
        <draw:frame draw:style-name="gr9" draw:text-style-name="P13" draw:layer="layout" svg:width="1.2cm" svg:height="0.962cm" svg:x="8.8cm" svg:y="7.2cm">
          <draw:text-box>
            <text:p text:style-name="P12"><text:span text:style-name="T3">V</text:span></text:p>
          </draw:text-box>
        </draw:frame>
        <draw:connector draw:style-name="gr18" draw:text-style-name="P18" draw:layer="layout" svg:x1="20.4cm" svg:y1="7.5cm" svg:x2="14.8cm" svg:y2="7.4cm" draw:start-shape="id427" draw:start-glue-point="5" draw:end-shape="id424" draw:end-glue-point="4" svg:d="M20400 7500h-1499v-601h-4101v501" svg:viewBox="0 0 5601 602">
          <text:p/>
        </draw:connector>
        <draw:custom-shape draw:style-name="gr25" draw:text-style-name="P17" xml:id="id428" draw:id="id428" draw:layer="layout" svg:width="6cm" svg:height="3.4cm" svg:x="20.6cm" svg:y="10.4cm">
          <text:p text:style-name="P16">elif</text:p>
          <text:p text:style-name="P16">opcao == '2'</text:p>
          <text:p text:style-name="P16"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10" draw:text-style-name="P13" draw:layer="layout" svg:width="1.2cm" svg:height="1cm" svg:x="23.6cm" svg:y="9cm">
          <draw:text-box>
            <text:p text:style-name="P12"><text:span text:style-name="T3">F</text:span></text:p>
          </draw:text-box>
        </draw:frame>
        <draw:connector draw:style-name="gr194" draw:text-style-name="P41" draw:layer="layout" svg:x1="23.4cm" svg:y1="9.2cm" svg:x2="23.6cm" svg:y2="10.4cm" draw:start-shape="id427" draw:start-glue-point="6" draw:end-shape="id428" draw:end-glue-point="4" svg:d="M23400 9200v601h200v599" svg:viewBox="0 0 201 1201">
          <text:p/>
        </draw:connector>
        <draw:connector draw:style-name="gr194" draw:text-style-name="P41" draw:layer="layout" svg:x1="20.6cm" svg:y1="12.1cm" svg:x2="5.699cm" svg:y2="9.8cm" draw:start-shape="id428" draw:start-glue-point="5" draw:end-shape="id422" draw:end-glue-point="6" svg:d="M20600 12100h-14901v-2300" svg:viewBox="0 0 14902 2301">
          <text:p/>
        </draw:connector>
        <draw:custom-shape draw:style-name="gr195" draw:text-style-name="P17" xml:id="id429" draw:id="id429" draw:layer="layout" svg:width="4.8cm" svg:height="1.6cm" svg:x="14.2cm" svg:y="12.8cm">
          <text:p text:style-name="P16">break</text:p>
          <draw:enhanced-geometry svg:viewBox="0 0 21600 21600" draw:type="rectangle" draw:enhanced-path="M 0 0 L 21600 0 21600 21600 0 21600 0 0 Z N"/>
        </draw:custom-shape>
        <draw:connector draw:style-name="gr194" draw:text-style-name="P41" draw:layer="layout" svg:x1="23.6cm" svg:y1="13.8cm" svg:x2="19cm" svg:y2="13.6cm" draw:start-shape="id428" draw:start-glue-point="6" draw:end-shape="id429" draw:end-glue-point="1" svg:d="M23600 13800v502h-3800v-702h-800" svg:viewBox="0 0 4601 703">
          <text:p/>
        </draw:connector>
        <draw:custom-shape draw:style-name="gr196" draw:text-style-name="P6" xml:id="id430" draw:id="id430" draw:layer="layout" svg:width="6.6cm" svg:height="1.8cm" svg:x="5.6cm" svg:y="12.8cm">
          <text:p text:style-name="P5"><text:span text:style-name="T2">Fim do Programa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194" draw:text-style-name="P41" draw:layer="layout" svg:x1="14.2cm" svg:y1="13.6cm" svg:x2="12.2cm" svg:y2="13.7cm" draw:start-shape="id429" draw:start-glue-point="3" draw:end-shape="id430" draw:end-glue-point="7" svg:d="M14200 13600h-999v100h-1001" svg:viewBox="0 0 2001 101">
          <text:p/>
        </draw:connector>
        <draw:connector draw:style-name="gr194" draw:text-style-name="P41" draw:layer="layout" svg:x1="5.6cm" svg:y1="13.7cm" svg:x2="2.1cm" svg:y2="12.8cm" draw:start-shape="id430" draw:start-glue-point="5" draw:end-shape="id425" draw:end-glue-point="4" svg:d="M5600 13700h-999v-1401h-2501v501" svg:viewBox="0 0 3501 1402">
          <text:p/>
        </draw:connector>
        <draw:frame draw:style-name="gr10" draw:text-style-name="P13" draw:layer="layout" svg:width="0.8cm" svg:height="1cm" svg:x="19.6cm" svg:y="6.5cm">
          <draw:text-box>
            <text:p text:style-name="P12"><text:span text:style-name="T3">V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2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Exemplo:</text:p>
          </draw:text-box>
        </draw:frame>
        <draw:frame presentation:style-name="pr9" draw:layer="layout" svg:width="10.8cm" svg:height="6.6cm" svg:x="1.4cm" svg:y="3.8cm" presentation:class="outline" presentation:user-transformed="true">
          <draw:text-box>
            <text:list text:style-name="L2">
              <text:list-header>
                <text:p><text:span text:style-name="T10">while True:</text:span></text:p>
                <text:p><text:s text:c="4"/>opcao = input("""</text:p>
                <text:p text:style-name="P2">1) Mostre "Olá Mundo"</text:p>
                <text:p text:style-name="P2">2) Para sair</text:p>
                <text:p text:style-name="P2"><text:span text:style-name="T1">Digite a sua opção: </text:span>""")</text:p>
              </text:list-header>
            </text:list>
          </draw:text-box>
        </draw:frame>
        <draw:frame presentation:style-name="pr9" draw:layer="layout" svg:width="11.9cm" svg:height="6.6cm" svg:x="13.9cm" svg:y="3.8cm" presentation:class="outline" presentation:user-transformed="true">
          <draw:text-box>
            <text:list text:style-name="L2">
              <text:list-header>
                <text:p><text:s text:c="4"/>if opcao == '1':</text:p>
                <text:p text:style-name="P2"><text:s text:c="8"/>print('Olá Mundo')</text:p>
                <text:p text:style-name="P2"><text:s text:c="4"/>elif opcao == '2':</text:p>
                <text:p text:style-name="P2"><text:s text:c="8"/>break</text:p>
                <text:p text:style-name="P2">print('Fim do Programa')</text:p>
              </text:list-header>
            </text:list>
          </draw:text-box>
        </draw:frame>
        <draw:custom-shape draw:style-name="gr197" draw:text-style-name="P17" draw:layer="layout" svg:width="3cm" svg:height="1cm" svg:x="21.8cm" svg:y="3.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2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 text:style-name="P4">Exemplo</text:p>
          </draw:text-box>
        </draw:frame>
        <draw:custom-shape draw:style-name="gr2" draw:text-style-name="P6" xml:id="id431" draw:id="id431" draw:layer="layout" svg:width="3.4cm" svg:height="1.4cm" svg:x="0.4cm" svg:y="4.6cm">
          <text:p text:style-name="P5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15" draw:text-style-name="P11" xml:id="id432" draw:id="id432" draw:layer="layout" svg:width="7.6cm" svg:height="3cm" svg:x="1.899cm" svg:y="6.8cm">
          <text:list text:style-name="L2">
            <text:list-header>
              <text:p text:style-name="P10"><text:span text:style-name="T2">while </text:span><text:span text:style-name="T11">True</text:span><text:span text:style-name="T2">': <text:s text:c="2"/></text:span></text:p>
            </text:list-header>
          </text:list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6" xml:id="id434" draw:id="id434" draw:layer="layout" svg:width="5.2cm" svg:height="1.8cm" svg:x="12.2cm" svg:y="7.4cm">
          <text:p text:style-name="P5">Olá Mundo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4" draw:text-style-name="P9" draw:layer="layout" svg:x1="3.8cm" svg:y1="5.3cm" svg:x2="5.699cm" svg:y2="6.8cm" draw:start-shape="id431" draw:start-glue-point="7" draw:end-shape="id432" draw:end-glue-point="4" svg:d="M3800 5300h1899v1500" svg:viewBox="0 0 1900 1501">
          <text:p/>
        </draw:connector>
        <draw:connector draw:style-name="gr4" draw:text-style-name="P9" draw:layer="layout" svg:x1="9.499cm" svg:y1="8.3cm" svg:x2="10.4cm" svg:y2="3.386cm" draw:start-shape="id432" draw:start-glue-point="7" draw:end-shape="id433" draw:end-glue-point="5" svg:d="M9499 8300h501v-2200h-101v-2714h501" svg:viewBox="0 0 902 4915">
          <text:p/>
        </draw:connector>
        <draw:connector draw:style-name="gr4" draw:text-style-name="P9" draw:layer="layout" svg:x1="14.8cm" svg:y1="9.2cm" svg:x2="5.699cm" svg:y2="9.8cm" draw:start-shape="id434" draw:start-glue-point="6" draw:end-shape="id432" draw:end-glue-point="6" svg:d="M14800 9200v1102h-9101v-502" svg:viewBox="0 0 9102 1103">
          <text:p/>
        </draw:connector>
        <draw:custom-shape draw:style-name="gr136" draw:text-style-name="P37" xml:id="id435" draw:id="id435" draw:layer="layout" svg:width="3cm" svg:height="1.4cm" svg:x="0.6cm" svg:y="12.8cm">
          <text:p text:style-name="P25"><text:span text:style-name="T4">Fim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23" draw:text-style-name="P9" draw:layer="layout" svg:x1="1.899cm" svg:y1="8.3cm" svg:x2="2.1cm" svg:y2="12.8cm" draw:start-shape="id432" draw:start-glue-point="5" draw:end-shape="id435" draw:end-glue-point="4" svg:d="M1899 8300h-501v3001h702v1499" svg:viewBox="0 0 703 4501">
          <text:p/>
        </draw:connector>
        <draw:frame draw:style-name="gr10" draw:text-style-name="P13" draw:layer="layout" svg:width="0.8cm" svg:height="1cm" svg:x="24cm" svg:y="13.4cm">
          <draw:text-box>
            <text:p text:style-name="P12"><text:span text:style-name="T3">V</text:span></text:p>
          </draw:text-box>
        </draw:frame>
        <draw:frame draw:style-name="gr10" draw:text-style-name="P13" draw:layer="layout" svg:width="1.2cm" svg:height="1cm" svg:x="20cm" svg:y="11.1cm">
          <draw:text-box>
            <text:p text:style-name="P12"><text:span text:style-name="T3">F</text:span></text:p>
          </draw:text-box>
        </draw:frame>
        <draw:custom-shape draw:style-name="gr191" draw:text-style-name="P17" xml:id="id436" draw:id="id436" draw:layer="layout" svg:width="5cm" svg:height="2.2cm" svg:x="21.8cm" svg:y="2.2cm">
          <text:p text:style-name="P14">opcao = '2'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216" draw:text-style-name="P15" xml:id="id433" draw:id="id433" draw:layer="layout" svg:width="8cm" svg:height="4.029cm" svg:x="10.4cm" svg:y="1.371cm">
          <text:p text:style-name="P14">1) Mostre "Olá Mundo"</text:p>
          <text:p text:style-name="P14">2) Para sair</text:p>
          <text:p text:style-name="P14">Digite a sua opção: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18" draw:text-style-name="P18" draw:layer="layout" svg:x1="18.4cm" svg:y1="3.386cm" svg:x2="21.8cm" svg:y2="3.3cm" draw:start-shape="id433" draw:start-glue-point="7" draw:end-shape="id436" draw:end-glue-point="5" svg:d="M18400 3386h1701v-86h1699" svg:viewBox="0 0 3401 87">
          <text:p/>
        </draw:connector>
        <draw:custom-shape draw:style-name="gr50" draw:text-style-name="P21" xml:id="id437" draw:id="id437" draw:layer="layout" svg:width="6cm" svg:height="3.4cm" svg:x="20.4cm" svg:y="5.8cm">
          <text:p text:style-name="P16">if</text:p>
          <text:p text:style-name="P16">opcao == '1'</text:p>
          <text:p text:style-name="P16"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8" draw:text-style-name="P18" draw:layer="layout" svg:x1="24.3cm" svg:y1="4.226cm" svg:x2="23.4cm" svg:y2="5.8cm" draw:start-shape="id436" draw:start-glue-point="6" draw:end-shape="id437" draw:end-glue-point="4" svg:d="M24300 4226v875h-900v699" svg:viewBox="0 0 901 1575">
          <text:p/>
        </draw:connector>
        <draw:frame draw:style-name="gr193" draw:text-style-name="P13" draw:layer="layout" svg:width="1.2cm" svg:height="0.962cm" svg:x="1cm" svg:y="7.2cm">
          <draw:text-box>
            <text:p text:style-name="P12"><text:span text:style-name="T3">F</text:span></text:p>
          </draw:text-box>
        </draw:frame>
        <draw:frame draw:style-name="gr9" draw:text-style-name="P13" draw:layer="layout" svg:width="1.2cm" svg:height="0.962cm" svg:x="8.8cm" svg:y="7.2cm">
          <draw:text-box>
            <text:p text:style-name="P12"><text:span text:style-name="T3">V</text:span></text:p>
          </draw:text-box>
        </draw:frame>
        <draw:connector draw:style-name="gr18" draw:text-style-name="P18" draw:layer="layout" svg:x1="20.4cm" svg:y1="7.5cm" svg:x2="14.8cm" svg:y2="7.4cm" draw:start-shape="id437" draw:start-glue-point="5" draw:end-shape="id434" draw:end-glue-point="4" svg:d="M20400 7500h-1499v-601h-4101v501" svg:viewBox="0 0 5601 602">
          <text:p/>
        </draw:connector>
        <draw:custom-shape draw:style-name="gr25" draw:text-style-name="P17" xml:id="id438" draw:id="id438" draw:layer="layout" svg:width="6cm" svg:height="3.4cm" svg:x="20.6cm" svg:y="10.4cm">
          <text:p text:style-name="P16">elif</text:p>
          <text:p text:style-name="P16">opcao == '2'</text:p>
          <text:p text:style-name="P16"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10" draw:text-style-name="P13" draw:layer="layout" svg:width="1.2cm" svg:height="1cm" svg:x="23.6cm" svg:y="9cm">
          <draw:text-box>
            <text:p text:style-name="P12"><text:span text:style-name="T3">F</text:span></text:p>
          </draw:text-box>
        </draw:frame>
        <draw:connector draw:style-name="gr194" draw:text-style-name="P41" draw:layer="layout" svg:x1="23.4cm" svg:y1="9.2cm" svg:x2="23.6cm" svg:y2="10.4cm" draw:start-shape="id437" draw:start-glue-point="6" draw:end-shape="id438" draw:end-glue-point="4" svg:d="M23400 9200v601h200v599" svg:viewBox="0 0 201 1201">
          <text:p/>
        </draw:connector>
        <draw:connector draw:style-name="gr194" draw:text-style-name="P41" draw:layer="layout" svg:x1="20.6cm" svg:y1="12.1cm" svg:x2="5.699cm" svg:y2="9.8cm" draw:start-shape="id438" draw:start-glue-point="5" draw:end-shape="id432" draw:end-glue-point="6" svg:d="M20600 12100h-14901v-2300" svg:viewBox="0 0 14902 2301">
          <text:p/>
        </draw:connector>
        <draw:custom-shape draw:style-name="gr195" draw:text-style-name="P17" xml:id="id439" draw:id="id439" draw:layer="layout" svg:width="4.8cm" svg:height="1.6cm" svg:x="14.2cm" svg:y="12.8cm">
          <text:p text:style-name="P16">break</text:p>
          <draw:enhanced-geometry svg:viewBox="0 0 21600 21600" draw:type="rectangle" draw:enhanced-path="M 0 0 L 21600 0 21600 21600 0 21600 0 0 Z N"/>
        </draw:custom-shape>
        <draw:connector draw:style-name="gr194" draw:text-style-name="P41" draw:layer="layout" svg:x1="23.6cm" svg:y1="13.8cm" svg:x2="19cm" svg:y2="13.6cm" draw:start-shape="id438" draw:start-glue-point="6" draw:end-shape="id439" draw:end-glue-point="1" svg:d="M23600 13800v502h-3800v-702h-800" svg:viewBox="0 0 4601 703">
          <text:p/>
        </draw:connector>
        <draw:custom-shape draw:style-name="gr196" draw:text-style-name="P6" xml:id="id440" draw:id="id440" draw:layer="layout" svg:width="6.6cm" svg:height="1.8cm" svg:x="5.6cm" svg:y="12.8cm">
          <text:p text:style-name="P5"><text:span text:style-name="T2">Fim do Programa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194" draw:text-style-name="P41" draw:layer="layout" svg:x1="14.2cm" svg:y1="13.6cm" svg:x2="12.2cm" svg:y2="13.7cm" draw:start-shape="id439" draw:start-glue-point="3" draw:end-shape="id440" draw:end-glue-point="7" svg:d="M14200 13600h-999v100h-1001" svg:viewBox="0 0 2001 101">
          <text:p/>
        </draw:connector>
        <draw:connector draw:style-name="gr194" draw:text-style-name="P41" draw:layer="layout" svg:x1="5.6cm" svg:y1="13.7cm" svg:x2="2.1cm" svg:y2="12.8cm" draw:start-shape="id440" draw:start-glue-point="5" draw:end-shape="id435" draw:end-glue-point="4" svg:d="M5600 13700h-999v-1401h-2501v501" svg:viewBox="0 0 3501 1402">
          <text:p/>
        </draw:connector>
        <draw:frame draw:style-name="gr10" draw:text-style-name="P13" draw:layer="layout" svg:width="0.8cm" svg:height="1cm" svg:x="19.6cm" svg:y="6.5cm">
          <draw:text-box>
            <text:p text:style-name="P12"><text:span text:style-name="T3">V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2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 text:style-name="P4">Exemplo</text:p>
          </draw:text-box>
        </draw:frame>
        <draw:custom-shape draw:style-name="gr2" draw:text-style-name="P6" xml:id="id441" draw:id="id441" draw:layer="layout" svg:width="3.4cm" svg:height="1.4cm" svg:x="0.4cm" svg:y="4.6cm">
          <text:p text:style-name="P5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17" draw:text-style-name="P11" xml:id="id442" draw:id="id442" draw:layer="layout" svg:width="7.6cm" svg:height="3cm" svg:x="1.899cm" svg:y="6.8cm">
          <text:list text:style-name="L2">
            <text:list-header>
              <text:p text:style-name="P10"><text:span text:style-name="T2">while </text:span><text:span text:style-name="T11">True</text:span><text:span text:style-name="T2">': <text:s text:c="2"/></text:span></text:p>
            </text:list-header>
          </text:list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6" xml:id="id444" draw:id="id444" draw:layer="layout" svg:width="5.2cm" svg:height="1.8cm" svg:x="12.2cm" svg:y="7.4cm">
          <text:p text:style-name="P5">Olá Mundo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4" draw:text-style-name="P9" draw:layer="layout" svg:x1="3.8cm" svg:y1="5.3cm" svg:x2="5.699cm" svg:y2="6.8cm" draw:start-shape="id441" draw:start-glue-point="7" draw:end-shape="id442" draw:end-glue-point="4" svg:d="M3800 5300h1899v1500" svg:viewBox="0 0 1900 1501">
          <text:p/>
        </draw:connector>
        <draw:connector draw:style-name="gr4" draw:text-style-name="P9" draw:layer="layout" svg:x1="9.499cm" svg:y1="8.3cm" svg:x2="10.4cm" svg:y2="3.386cm" draw:start-shape="id442" draw:start-glue-point="7" draw:end-shape="id443" draw:end-glue-point="5" svg:d="M9499 8300h501v-2200h-101v-2714h501" svg:viewBox="0 0 902 4915">
          <text:p/>
        </draw:connector>
        <draw:connector draw:style-name="gr4" draw:text-style-name="P9" draw:layer="layout" svg:x1="14.8cm" svg:y1="9.2cm" svg:x2="5.699cm" svg:y2="9.8cm" draw:start-shape="id444" draw:start-glue-point="6" draw:end-shape="id442" draw:end-glue-point="6" svg:d="M14800 9200v1102h-9101v-502" svg:viewBox="0 0 9102 1103">
          <text:p/>
        </draw:connector>
        <draw:custom-shape draw:style-name="gr136" draw:text-style-name="P37" xml:id="id445" draw:id="id445" draw:layer="layout" svg:width="3cm" svg:height="1.4cm" svg:x="0.6cm" svg:y="12.8cm">
          <text:p text:style-name="P25"><text:span text:style-name="T4">Fim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23" draw:text-style-name="P9" draw:layer="layout" svg:x1="1.899cm" svg:y1="8.3cm" svg:x2="2.1cm" svg:y2="12.8cm" draw:start-shape="id442" draw:start-glue-point="5" draw:end-shape="id445" draw:end-glue-point="4" svg:d="M1899 8300h-501v3001h702v1499" svg:viewBox="0 0 703 4501">
          <text:p/>
        </draw:connector>
        <draw:frame draw:style-name="gr10" draw:text-style-name="P13" draw:layer="layout" svg:width="0.8cm" svg:height="1cm" svg:x="24cm" svg:y="13.4cm">
          <draw:text-box>
            <text:p text:style-name="P12"><text:span text:style-name="T3">V</text:span></text:p>
          </draw:text-box>
        </draw:frame>
        <draw:frame draw:style-name="gr10" draw:text-style-name="P13" draw:layer="layout" svg:width="1.2cm" svg:height="1cm" svg:x="20cm" svg:y="11.1cm">
          <draw:text-box>
            <text:p text:style-name="P12"><text:span text:style-name="T3">F</text:span></text:p>
          </draw:text-box>
        </draw:frame>
        <draw:custom-shape draw:style-name="gr191" draw:text-style-name="P17" xml:id="id446" draw:id="id446" draw:layer="layout" svg:width="5cm" svg:height="2.2cm" svg:x="21.8cm" svg:y="2.2cm">
          <text:p text:style-name="P14">opcao = '2'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218" draw:text-style-name="P15" xml:id="id443" draw:id="id443" draw:layer="layout" svg:width="8cm" svg:height="4.029cm" svg:x="10.4cm" svg:y="1.371cm">
          <text:p text:style-name="P14">1) Mostre "Olá Mundo"</text:p>
          <text:p text:style-name="P14">2) Para sair</text:p>
          <text:p text:style-name="P14">Digite a sua opção: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18" draw:text-style-name="P18" draw:layer="layout" svg:x1="18.4cm" svg:y1="3.386cm" svg:x2="21.8cm" svg:y2="3.3cm" draw:start-shape="id443" draw:start-glue-point="7" draw:end-shape="id446" draw:end-glue-point="5" svg:d="M18400 3386h1701v-86h1699" svg:viewBox="0 0 3401 87">
          <text:p/>
        </draw:connector>
        <draw:custom-shape draw:style-name="gr74" draw:text-style-name="P23" xml:id="id447" draw:id="id447" draw:layer="layout" svg:width="6cm" svg:height="3.4cm" svg:x="20.4cm" svg:y="5.8cm">
          <text:p text:style-name="P16">if</text:p>
          <text:p text:style-name="P16">opcao == '1'</text:p>
          <text:p text:style-name="P16"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8" draw:text-style-name="P18" draw:layer="layout" svg:x1="24.3cm" svg:y1="4.226cm" svg:x2="23.4cm" svg:y2="5.8cm" draw:start-shape="id446" draw:start-glue-point="6" draw:end-shape="id447" draw:end-glue-point="4" svg:d="M24300 4226v875h-900v699" svg:viewBox="0 0 901 1575">
          <text:p/>
        </draw:connector>
        <draw:frame draw:style-name="gr193" draw:text-style-name="P13" draw:layer="layout" svg:width="1.2cm" svg:height="0.962cm" svg:x="1cm" svg:y="7.2cm">
          <draw:text-box>
            <text:p text:style-name="P12"><text:span text:style-name="T3">F</text:span></text:p>
          </draw:text-box>
        </draw:frame>
        <draw:frame draw:style-name="gr9" draw:text-style-name="P13" draw:layer="layout" svg:width="1.2cm" svg:height="0.962cm" svg:x="8.8cm" svg:y="7.2cm">
          <draw:text-box>
            <text:p text:style-name="P12"><text:span text:style-name="T3">V</text:span></text:p>
          </draw:text-box>
        </draw:frame>
        <draw:connector draw:style-name="gr18" draw:text-style-name="P18" draw:layer="layout" svg:x1="20.4cm" svg:y1="7.5cm" svg:x2="14.8cm" svg:y2="7.4cm" draw:start-shape="id447" draw:start-glue-point="5" draw:end-shape="id444" draw:end-glue-point="4" svg:d="M20400 7500h-1499v-601h-4101v501" svg:viewBox="0 0 5601 602">
          <text:p/>
        </draw:connector>
        <draw:custom-shape draw:style-name="gr25" draw:text-style-name="P17" xml:id="id448" draw:id="id448" draw:layer="layout" svg:width="6cm" svg:height="3.4cm" svg:x="20.6cm" svg:y="10.4cm">
          <text:p text:style-name="P16">elif</text:p>
          <text:p text:style-name="P16">opcao == '2'</text:p>
          <text:p text:style-name="P16"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10" draw:text-style-name="P13" draw:layer="layout" svg:width="1.2cm" svg:height="1cm" svg:x="23.6cm" svg:y="9cm">
          <draw:text-box>
            <text:p text:style-name="P12"><text:span text:style-name="T3">F</text:span></text:p>
          </draw:text-box>
        </draw:frame>
        <draw:connector draw:style-name="gr194" draw:text-style-name="P41" draw:layer="layout" svg:x1="23.4cm" svg:y1="9.2cm" svg:x2="23.6cm" svg:y2="10.4cm" draw:start-shape="id447" draw:start-glue-point="6" draw:end-shape="id448" draw:end-glue-point="4" svg:d="M23400 9200v601h200v599" svg:viewBox="0 0 201 1201">
          <text:p/>
        </draw:connector>
        <draw:connector draw:style-name="gr194" draw:text-style-name="P41" draw:layer="layout" svg:x1="20.6cm" svg:y1="12.1cm" svg:x2="5.699cm" svg:y2="9.8cm" draw:start-shape="id448" draw:start-glue-point="5" draw:end-shape="id442" draw:end-glue-point="6" svg:d="M20600 12100h-14901v-2300" svg:viewBox="0 0 14902 2301">
          <text:p/>
        </draw:connector>
        <draw:custom-shape draw:style-name="gr195" draw:text-style-name="P17" xml:id="id449" draw:id="id449" draw:layer="layout" svg:width="4.8cm" svg:height="1.6cm" svg:x="14.2cm" svg:y="12.8cm">
          <text:p text:style-name="P16">break</text:p>
          <draw:enhanced-geometry svg:viewBox="0 0 21600 21600" draw:type="rectangle" draw:enhanced-path="M 0 0 L 21600 0 21600 21600 0 21600 0 0 Z N"/>
        </draw:custom-shape>
        <draw:connector draw:style-name="gr194" draw:text-style-name="P41" draw:layer="layout" svg:x1="23.6cm" svg:y1="13.8cm" svg:x2="19cm" svg:y2="13.6cm" draw:start-shape="id448" draw:start-glue-point="6" draw:end-shape="id449" draw:end-glue-point="1" svg:d="M23600 13800v502h-3800v-702h-800" svg:viewBox="0 0 4601 703">
          <text:p/>
        </draw:connector>
        <draw:custom-shape draw:style-name="gr196" draw:text-style-name="P6" xml:id="id450" draw:id="id450" draw:layer="layout" svg:width="6.6cm" svg:height="1.8cm" svg:x="5.6cm" svg:y="12.8cm">
          <text:p text:style-name="P5"><text:span text:style-name="T2">Fim do Programa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194" draw:text-style-name="P41" draw:layer="layout" svg:x1="14.2cm" svg:y1="13.6cm" svg:x2="12.2cm" svg:y2="13.7cm" draw:start-shape="id449" draw:start-glue-point="3" draw:end-shape="id450" draw:end-glue-point="7" svg:d="M14200 13600h-999v100h-1001" svg:viewBox="0 0 2001 101">
          <text:p/>
        </draw:connector>
        <draw:connector draw:style-name="gr194" draw:text-style-name="P41" draw:layer="layout" svg:x1="5.6cm" svg:y1="13.7cm" svg:x2="2.1cm" svg:y2="12.8cm" draw:start-shape="id450" draw:start-glue-point="5" draw:end-shape="id445" draw:end-glue-point="4" svg:d="M5600 13700h-999v-1401h-2501v501" svg:viewBox="0 0 3501 1402">
          <text:p/>
        </draw:connector>
        <draw:frame draw:style-name="gr10" draw:text-style-name="P13" draw:layer="layout" svg:width="0.8cm" svg:height="1cm" svg:x="19.6cm" svg:y="6.5cm">
          <draw:text-box>
            <text:p text:style-name="P12"><text:span text:style-name="T3">V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2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Exemplo:</text:p>
          </draw:text-box>
        </draw:frame>
        <draw:frame presentation:style-name="pr9" draw:layer="layout" svg:width="10.8cm" svg:height="6.6cm" svg:x="1.4cm" svg:y="3.8cm" presentation:class="outline" presentation:user-transformed="true">
          <draw:text-box>
            <text:list text:style-name="L2">
              <text:list-header>
                <text:p><text:span text:style-name="T10">while True:</text:span></text:p>
                <text:p><text:s text:c="4"/>opcao = input("""</text:p>
                <text:p text:style-name="P2">1) Mostre "Olá Mundo"</text:p>
                <text:p text:style-name="P2">2) Para sair</text:p>
                <text:p text:style-name="P2"><text:span text:style-name="T1">Digite a sua opção: </text:span>""")</text:p>
              </text:list-header>
            </text:list>
          </draw:text-box>
        </draw:frame>
        <draw:frame presentation:style-name="pr9" draw:layer="layout" svg:width="11.9cm" svg:height="6.6cm" svg:x="13.9cm" svg:y="3.8cm" presentation:class="outline" presentation:user-transformed="true">
          <draw:text-box>
            <text:list text:style-name="L2">
              <text:list-header>
                <text:p><text:s text:c="4"/>if opcao == '1':</text:p>
                <text:p text:style-name="P2"><text:s text:c="8"/>print('Olá Mundo')</text:p>
                <text:p text:style-name="P2"><text:s text:c="4"/>elif opcao == '2':</text:p>
                <text:p text:style-name="P2"><text:s text:c="8"/>break</text:p>
                <text:p text:style-name="P2">print('Fim do Programa')</text:p>
              </text:list-header>
            </text:list>
          </draw:text-box>
        </draw:frame>
        <draw:custom-shape draw:style-name="gr197" draw:text-style-name="P17" draw:layer="layout" svg:width="3cm" svg:height="1cm" svg:x="22.4cm" svg:y="6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3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 text:style-name="P4">Exemplo</text:p>
          </draw:text-box>
        </draw:frame>
        <draw:custom-shape draw:style-name="gr2" draw:text-style-name="P6" xml:id="id451" draw:id="id451" draw:layer="layout" svg:width="3.4cm" svg:height="1.4cm" svg:x="0.4cm" svg:y="4.6cm">
          <text:p text:style-name="P5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19" draw:text-style-name="P11" xml:id="id452" draw:id="id452" draw:layer="layout" svg:width="7.6cm" svg:height="3cm" svg:x="1.899cm" svg:y="6.8cm">
          <text:list text:style-name="L2">
            <text:list-header>
              <text:p text:style-name="P10"><text:span text:style-name="T2">while </text:span><text:span text:style-name="T11">True</text:span><text:span text:style-name="T2">': <text:s text:c="2"/></text:span></text:p>
            </text:list-header>
          </text:list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6" xml:id="id454" draw:id="id454" draw:layer="layout" svg:width="5.2cm" svg:height="1.8cm" svg:x="12.2cm" svg:y="7.4cm">
          <text:p text:style-name="P5">Olá Mundo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4" draw:text-style-name="P9" draw:layer="layout" svg:x1="3.8cm" svg:y1="5.3cm" svg:x2="5.699cm" svg:y2="6.8cm" draw:start-shape="id451" draw:start-glue-point="7" draw:end-shape="id452" draw:end-glue-point="4" svg:d="M3800 5300h1899v1500" svg:viewBox="0 0 1900 1501">
          <text:p/>
        </draw:connector>
        <draw:connector draw:style-name="gr4" draw:text-style-name="P9" draw:layer="layout" svg:x1="9.499cm" svg:y1="8.3cm" svg:x2="10.4cm" svg:y2="3.386cm" draw:start-shape="id452" draw:start-glue-point="7" draw:end-shape="id453" draw:end-glue-point="5" svg:d="M9499 8300h501v-2200h-101v-2714h501" svg:viewBox="0 0 902 4915">
          <text:p/>
        </draw:connector>
        <draw:connector draw:style-name="gr4" draw:text-style-name="P9" draw:layer="layout" svg:x1="14.8cm" svg:y1="9.2cm" svg:x2="5.699cm" svg:y2="9.8cm" draw:start-shape="id454" draw:start-glue-point="6" draw:end-shape="id452" draw:end-glue-point="6" svg:d="M14800 9200v1102h-9101v-502" svg:viewBox="0 0 9102 1103">
          <text:p/>
        </draw:connector>
        <draw:custom-shape draw:style-name="gr136" draw:text-style-name="P37" xml:id="id455" draw:id="id455" draw:layer="layout" svg:width="3cm" svg:height="1.4cm" svg:x="0.6cm" svg:y="12.8cm">
          <text:p text:style-name="P25"><text:span text:style-name="T4">Fim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23" draw:text-style-name="P9" draw:layer="layout" svg:x1="1.899cm" svg:y1="8.3cm" svg:x2="2.1cm" svg:y2="12.8cm" draw:start-shape="id452" draw:start-glue-point="5" draw:end-shape="id455" draw:end-glue-point="4" svg:d="M1899 8300h-501v3001h702v1499" svg:viewBox="0 0 703 4501">
          <text:p/>
        </draw:connector>
        <draw:frame draw:style-name="gr10" draw:text-style-name="P13" draw:layer="layout" svg:width="0.8cm" svg:height="1cm" svg:x="24cm" svg:y="13.4cm">
          <draw:text-box>
            <text:p text:style-name="P12"><text:span text:style-name="T3">V</text:span></text:p>
          </draw:text-box>
        </draw:frame>
        <draw:frame draw:style-name="gr10" draw:text-style-name="P13" draw:layer="layout" svg:width="1.2cm" svg:height="1cm" svg:x="20cm" svg:y="11.1cm">
          <draw:text-box>
            <text:p text:style-name="P12"><text:span text:style-name="T3">F</text:span></text:p>
          </draw:text-box>
        </draw:frame>
        <draw:custom-shape draw:style-name="gr191" draw:text-style-name="P17" xml:id="id456" draw:id="id456" draw:layer="layout" svg:width="5cm" svg:height="2.2cm" svg:x="21.8cm" svg:y="2.2cm">
          <text:p text:style-name="P14">opcao = '2'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220" draw:text-style-name="P15" xml:id="id453" draw:id="id453" draw:layer="layout" svg:width="8cm" svg:height="4.029cm" svg:x="10.4cm" svg:y="1.371cm">
          <text:p text:style-name="P14">1) Mostre "Olá Mundo"</text:p>
          <text:p text:style-name="P14">2) Para sair</text:p>
          <text:p text:style-name="P14">Digite a sua opção: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18" draw:text-style-name="P18" draw:layer="layout" svg:x1="18.4cm" svg:y1="3.386cm" svg:x2="21.8cm" svg:y2="3.3cm" draw:start-shape="id453" draw:start-glue-point="7" draw:end-shape="id456" draw:end-glue-point="5" svg:d="M18400 3386h1701v-86h1699" svg:viewBox="0 0 3401 87">
          <text:p/>
        </draw:connector>
        <draw:custom-shape draw:style-name="gr25" draw:text-style-name="P17" xml:id="id457" draw:id="id457" draw:layer="layout" svg:width="6cm" svg:height="3.4cm" svg:x="20.4cm" svg:y="5.8cm">
          <text:p text:style-name="P16">if</text:p>
          <text:p text:style-name="P16">opcao == '1'</text:p>
          <text:p text:style-name="P16"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8" draw:text-style-name="P18" draw:layer="layout" svg:x1="24.3cm" svg:y1="4.226cm" svg:x2="23.4cm" svg:y2="5.8cm" draw:start-shape="id456" draw:start-glue-point="6" draw:end-shape="id457" draw:end-glue-point="4" svg:d="M24300 4226v875h-900v699" svg:viewBox="0 0 901 1575">
          <text:p/>
        </draw:connector>
        <draw:frame draw:style-name="gr193" draw:text-style-name="P13" draw:layer="layout" svg:width="1.2cm" svg:height="0.962cm" svg:x="1cm" svg:y="7.2cm">
          <draw:text-box>
            <text:p text:style-name="P12"><text:span text:style-name="T3">F</text:span></text:p>
          </draw:text-box>
        </draw:frame>
        <draw:frame draw:style-name="gr9" draw:text-style-name="P13" draw:layer="layout" svg:width="1.2cm" svg:height="0.962cm" svg:x="8.8cm" svg:y="7.2cm">
          <draw:text-box>
            <text:p text:style-name="P12"><text:span text:style-name="T3">V</text:span></text:p>
          </draw:text-box>
        </draw:frame>
        <draw:connector draw:style-name="gr18" draw:text-style-name="P18" draw:layer="layout" svg:x1="20.4cm" svg:y1="7.5cm" svg:x2="14.8cm" svg:y2="7.4cm" draw:start-shape="id457" draw:start-glue-point="5" draw:end-shape="id454" draw:end-glue-point="4" svg:d="M20400 7500h-1499v-601h-4101v501" svg:viewBox="0 0 5601 602">
          <text:p/>
        </draw:connector>
        <draw:custom-shape draw:style-name="gr50" draw:text-style-name="P21" xml:id="id458" draw:id="id458" draw:layer="layout" svg:width="6cm" svg:height="3.4cm" svg:x="20.6cm" svg:y="10.4cm">
          <text:p text:style-name="P16">elif</text:p>
          <text:p text:style-name="P16">opcao == '2'</text:p>
          <text:p text:style-name="P16"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10" draw:text-style-name="P13" draw:layer="layout" svg:width="1.2cm" svg:height="1cm" svg:x="23.6cm" svg:y="9cm">
          <draw:text-box>
            <text:p text:style-name="P12"><text:span text:style-name="T3">F</text:span></text:p>
          </draw:text-box>
        </draw:frame>
        <draw:connector draw:style-name="gr194" draw:text-style-name="P41" draw:layer="layout" svg:x1="23.4cm" svg:y1="9.2cm" svg:x2="23.6cm" svg:y2="10.4cm" draw:start-shape="id457" draw:start-glue-point="6" draw:end-shape="id458" draw:end-glue-point="4" svg:d="M23400 9200v601h200v599" svg:viewBox="0 0 201 1201">
          <text:p/>
        </draw:connector>
        <draw:connector draw:style-name="gr194" draw:text-style-name="P41" draw:layer="layout" svg:x1="20.6cm" svg:y1="12.1cm" svg:x2="5.699cm" svg:y2="9.8cm" draw:start-shape="id458" draw:start-glue-point="5" draw:end-shape="id452" draw:end-glue-point="6" svg:d="M20600 12100h-14901v-2300" svg:viewBox="0 0 14902 2301">
          <text:p/>
        </draw:connector>
        <draw:custom-shape draw:style-name="gr195" draw:text-style-name="P17" xml:id="id459" draw:id="id459" draw:layer="layout" svg:width="4.8cm" svg:height="1.6cm" svg:x="14.2cm" svg:y="12.8cm">
          <text:p text:style-name="P16">break</text:p>
          <draw:enhanced-geometry svg:viewBox="0 0 21600 21600" draw:type="rectangle" draw:enhanced-path="M 0 0 L 21600 0 21600 21600 0 21600 0 0 Z N"/>
        </draw:custom-shape>
        <draw:connector draw:style-name="gr194" draw:text-style-name="P41" draw:layer="layout" svg:x1="23.6cm" svg:y1="13.8cm" svg:x2="19cm" svg:y2="13.6cm" draw:start-shape="id458" draw:start-glue-point="6" draw:end-shape="id459" draw:end-glue-point="1" svg:d="M23600 13800v502h-3800v-702h-800" svg:viewBox="0 0 4601 703">
          <text:p/>
        </draw:connector>
        <draw:custom-shape draw:style-name="gr196" draw:text-style-name="P6" xml:id="id460" draw:id="id460" draw:layer="layout" svg:width="6.6cm" svg:height="1.8cm" svg:x="5.6cm" svg:y="12.8cm">
          <text:p text:style-name="P5"><text:span text:style-name="T2">Fim do Programa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194" draw:text-style-name="P41" draw:layer="layout" svg:x1="14.2cm" svg:y1="13.6cm" svg:x2="12.2cm" svg:y2="13.7cm" draw:start-shape="id459" draw:start-glue-point="3" draw:end-shape="id460" draw:end-glue-point="7" svg:d="M14200 13600h-999v100h-1001" svg:viewBox="0 0 2001 101">
          <text:p/>
        </draw:connector>
        <draw:connector draw:style-name="gr194" draw:text-style-name="P41" draw:layer="layout" svg:x1="5.6cm" svg:y1="13.7cm" svg:x2="2.1cm" svg:y2="12.8cm" draw:start-shape="id460" draw:start-glue-point="5" draw:end-shape="id455" draw:end-glue-point="4" svg:d="M5600 13700h-999v-1401h-2501v501" svg:viewBox="0 0 3501 1402">
          <text:p/>
        </draw:connector>
        <draw:frame draw:style-name="gr10" draw:text-style-name="P13" draw:layer="layout" svg:width="0.8cm" svg:height="1cm" svg:x="19.6cm" svg:y="6.5cm">
          <draw:text-box>
            <text:p text:style-name="P12"><text:span text:style-name="T3">V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3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Exemplo:</text:p>
          </draw:text-box>
        </draw:frame>
        <draw:frame presentation:style-name="pr9" draw:layer="layout" svg:width="10.8cm" svg:height="6.6cm" svg:x="1.4cm" svg:y="3.8cm" presentation:class="outline" presentation:user-transformed="true">
          <draw:text-box>
            <text:list text:style-name="L2">
              <text:list-header>
                <text:p><text:span text:style-name="T10">while True:</text:span></text:p>
                <text:p><text:s text:c="4"/>opcao = input("""</text:p>
                <text:p text:style-name="P2">1) Mostre "Olá Mundo"</text:p>
                <text:p text:style-name="P2">2) Para sair</text:p>
                <text:p text:style-name="P2"><text:span text:style-name="T1">Digite a sua opção: </text:span>""")</text:p>
              </text:list-header>
            </text:list>
          </draw:text-box>
        </draw:frame>
        <draw:frame presentation:style-name="pr9" draw:layer="layout" svg:width="11.9cm" svg:height="6.6cm" svg:x="13.9cm" svg:y="3.8cm" presentation:class="outline" presentation:user-transformed="true">
          <draw:text-box>
            <text:list text:style-name="L2">
              <text:list-header>
                <text:p><text:s text:c="4"/>if opcao == '1':</text:p>
                <text:p text:style-name="P2"><text:s text:c="8"/>print('Olá Mundo')</text:p>
                <text:p text:style-name="P2"><text:s text:c="4"/>elif opcao == '2':</text:p>
                <text:p text:style-name="P2"><text:s text:c="8"/>break</text:p>
                <text:p text:style-name="P2">print('Fim do Programa')</text:p>
              </text:list-header>
            </text:list>
          </draw:text-box>
        </draw:frame>
        <draw:custom-shape draw:style-name="gr197" draw:text-style-name="P17" draw:layer="layout" svg:width="3cm" svg:height="1cm" svg:x="19.2cm" svg:y="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3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 text:style-name="P4">Exemplo</text:p>
          </draw:text-box>
        </draw:frame>
        <draw:custom-shape draw:style-name="gr2" draw:text-style-name="P6" xml:id="id461" draw:id="id461" draw:layer="layout" svg:width="3.4cm" svg:height="1.4cm" svg:x="0.4cm" svg:y="4.6cm">
          <text:p text:style-name="P5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21" draw:text-style-name="P11" xml:id="id462" draw:id="id462" draw:layer="layout" svg:width="7.6cm" svg:height="3cm" svg:x="1.899cm" svg:y="6.8cm">
          <text:list text:style-name="L2">
            <text:list-header>
              <text:p text:style-name="P10"><text:span text:style-name="T2">while </text:span><text:span text:style-name="T11">True</text:span><text:span text:style-name="T2">': <text:s text:c="2"/></text:span></text:p>
            </text:list-header>
          </text:list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6" xml:id="id464" draw:id="id464" draw:layer="layout" svg:width="5.2cm" svg:height="1.8cm" svg:x="12.2cm" svg:y="7.4cm">
          <text:p text:style-name="P5">Olá Mundo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4" draw:text-style-name="P9" draw:layer="layout" svg:x1="3.8cm" svg:y1="5.3cm" svg:x2="5.699cm" svg:y2="6.8cm" draw:start-shape="id461" draw:start-glue-point="7" draw:end-shape="id462" draw:end-glue-point="4" svg:d="M3800 5300h1899v1500" svg:viewBox="0 0 1900 1501">
          <text:p/>
        </draw:connector>
        <draw:connector draw:style-name="gr4" draw:text-style-name="P9" draw:layer="layout" svg:x1="9.499cm" svg:y1="8.3cm" svg:x2="10.4cm" svg:y2="3.386cm" draw:start-shape="id462" draw:start-glue-point="7" draw:end-shape="id463" draw:end-glue-point="5" svg:d="M9499 8300h501v-2200h-101v-2714h501" svg:viewBox="0 0 902 4915">
          <text:p/>
        </draw:connector>
        <draw:connector draw:style-name="gr4" draw:text-style-name="P9" draw:layer="layout" svg:x1="14.8cm" svg:y1="9.2cm" svg:x2="5.699cm" svg:y2="9.8cm" draw:start-shape="id464" draw:start-glue-point="6" draw:end-shape="id462" draw:end-glue-point="6" svg:d="M14800 9200v1102h-9101v-502" svg:viewBox="0 0 9102 1103">
          <text:p/>
        </draw:connector>
        <draw:custom-shape draw:style-name="gr136" draw:text-style-name="P37" xml:id="id465" draw:id="id465" draw:layer="layout" svg:width="3cm" svg:height="1.4cm" svg:x="0.6cm" svg:y="12.8cm">
          <text:p text:style-name="P25"><text:span text:style-name="T4">Fim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23" draw:text-style-name="P9" draw:layer="layout" svg:x1="1.899cm" svg:y1="8.3cm" svg:x2="2.1cm" svg:y2="12.8cm" draw:start-shape="id462" draw:start-glue-point="5" draw:end-shape="id465" draw:end-glue-point="4" svg:d="M1899 8300h-501v3001h702v1499" svg:viewBox="0 0 703 4501">
          <text:p/>
        </draw:connector>
        <draw:frame draw:style-name="gr10" draw:text-style-name="P13" draw:layer="layout" svg:width="0.8cm" svg:height="1cm" svg:x="24cm" svg:y="13.4cm">
          <draw:text-box>
            <text:p text:style-name="P12"><text:span text:style-name="T3">V</text:span></text:p>
          </draw:text-box>
        </draw:frame>
        <draw:frame draw:style-name="gr10" draw:text-style-name="P13" draw:layer="layout" svg:width="1.2cm" svg:height="1cm" svg:x="20cm" svg:y="11.1cm">
          <draw:text-box>
            <text:p text:style-name="P12"><text:span text:style-name="T3">F</text:span></text:p>
          </draw:text-box>
        </draw:frame>
        <draw:custom-shape draw:style-name="gr191" draw:text-style-name="P17" xml:id="id466" draw:id="id466" draw:layer="layout" svg:width="5cm" svg:height="2.2cm" svg:x="21.8cm" svg:y="2.2cm">
          <text:p text:style-name="P14">opcao = '2'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222" draw:text-style-name="P15" xml:id="id463" draw:id="id463" draw:layer="layout" svg:width="8cm" svg:height="4.029cm" svg:x="10.4cm" svg:y="1.371cm">
          <text:p text:style-name="P14">1) Mostre "Olá Mundo"</text:p>
          <text:p text:style-name="P14">2) Para sair</text:p>
          <text:p text:style-name="P14">Digite a sua opção: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18" draw:text-style-name="P18" draw:layer="layout" svg:x1="18.4cm" svg:y1="3.386cm" svg:x2="21.8cm" svg:y2="3.3cm" draw:start-shape="id463" draw:start-glue-point="7" draw:end-shape="id466" draw:end-glue-point="5" svg:d="M18400 3386h1701v-86h1699" svg:viewBox="0 0 3401 87">
          <text:p/>
        </draw:connector>
        <draw:custom-shape draw:style-name="gr25" draw:text-style-name="P17" xml:id="id467" draw:id="id467" draw:layer="layout" svg:width="6cm" svg:height="3.4cm" svg:x="20.4cm" svg:y="5.8cm">
          <text:p text:style-name="P16">if</text:p>
          <text:p text:style-name="P16">opcao == '1'</text:p>
          <text:p text:style-name="P16"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8" draw:text-style-name="P18" draw:layer="layout" svg:x1="24.3cm" svg:y1="4.226cm" svg:x2="23.4cm" svg:y2="5.8cm" draw:start-shape="id466" draw:start-glue-point="6" draw:end-shape="id467" draw:end-glue-point="4" svg:d="M24300 4226v875h-900v699" svg:viewBox="0 0 901 1575">
          <text:p/>
        </draw:connector>
        <draw:frame draw:style-name="gr193" draw:text-style-name="P13" draw:layer="layout" svg:width="1.2cm" svg:height="0.962cm" svg:x="1cm" svg:y="7.2cm">
          <draw:text-box>
            <text:p text:style-name="P12"><text:span text:style-name="T3">F</text:span></text:p>
          </draw:text-box>
        </draw:frame>
        <draw:frame draw:style-name="gr9" draw:text-style-name="P13" draw:layer="layout" svg:width="1.2cm" svg:height="0.962cm" svg:x="8.8cm" svg:y="7.2cm">
          <draw:text-box>
            <text:p text:style-name="P12"><text:span text:style-name="T3">V</text:span></text:p>
          </draw:text-box>
        </draw:frame>
        <draw:connector draw:style-name="gr18" draw:text-style-name="P18" draw:layer="layout" svg:x1="20.4cm" svg:y1="7.5cm" svg:x2="14.8cm" svg:y2="7.4cm" draw:start-shape="id467" draw:start-glue-point="5" draw:end-shape="id464" draw:end-glue-point="4" svg:d="M20400 7500h-1499v-601h-4101v501" svg:viewBox="0 0 5601 602">
          <text:p/>
        </draw:connector>
        <draw:custom-shape draw:style-name="gr25" draw:text-style-name="P17" xml:id="id468" draw:id="id468" draw:layer="layout" svg:width="6cm" svg:height="3.4cm" svg:x="20.6cm" svg:y="10.4cm">
          <text:p text:style-name="P16">elif</text:p>
          <text:p text:style-name="P16">opcao == '2'</text:p>
          <text:p text:style-name="P16"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10" draw:text-style-name="P13" draw:layer="layout" svg:width="1.2cm" svg:height="1cm" svg:x="23.6cm" svg:y="9cm">
          <draw:text-box>
            <text:p text:style-name="P12"><text:span text:style-name="T3">F</text:span></text:p>
          </draw:text-box>
        </draw:frame>
        <draw:connector draw:style-name="gr194" draw:text-style-name="P41" draw:layer="layout" svg:x1="23.4cm" svg:y1="9.2cm" svg:x2="23.6cm" svg:y2="10.4cm" draw:start-shape="id467" draw:start-glue-point="6" draw:end-shape="id468" draw:end-glue-point="4" svg:d="M23400 9200v601h200v599" svg:viewBox="0 0 201 1201">
          <text:p/>
        </draw:connector>
        <draw:connector draw:style-name="gr194" draw:text-style-name="P41" draw:layer="layout" svg:x1="20.6cm" svg:y1="12.1cm" svg:x2="5.699cm" svg:y2="9.8cm" draw:start-shape="id468" draw:start-glue-point="5" draw:end-shape="id462" draw:end-glue-point="6" svg:d="M20600 12100h-14901v-2300" svg:viewBox="0 0 14902 2301">
          <text:p/>
        </draw:connector>
        <draw:custom-shape draw:style-name="gr223" draw:text-style-name="P21" xml:id="id469" draw:id="id469" draw:layer="layout" svg:width="4.8cm" svg:height="1.6cm" svg:x="14.2cm" svg:y="12.8cm">
          <text:p text:style-name="P16">break</text:p>
          <draw:enhanced-geometry svg:viewBox="0 0 21600 21600" draw:type="rectangle" draw:enhanced-path="M 0 0 L 21600 0 21600 21600 0 21600 0 0 Z N"/>
        </draw:custom-shape>
        <draw:connector draw:style-name="gr194" draw:text-style-name="P41" draw:layer="layout" svg:x1="23.6cm" svg:y1="13.8cm" svg:x2="19cm" svg:y2="13.6cm" draw:start-shape="id468" draw:start-glue-point="6" draw:end-shape="id469" draw:end-glue-point="1" svg:d="M23600 13800v502h-3800v-702h-800" svg:viewBox="0 0 4601 703">
          <text:p/>
        </draw:connector>
        <draw:custom-shape draw:style-name="gr196" draw:text-style-name="P6" xml:id="id470" draw:id="id470" draw:layer="layout" svg:width="6.6cm" svg:height="1.8cm" svg:x="5.6cm" svg:y="12.8cm">
          <text:p text:style-name="P5"><text:span text:style-name="T2">Fim do Programa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194" draw:text-style-name="P41" draw:layer="layout" svg:x1="14.2cm" svg:y1="13.6cm" svg:x2="12.2cm" svg:y2="13.7cm" draw:start-shape="id469" draw:start-glue-point="3" draw:end-shape="id470" draw:end-glue-point="7" svg:d="M14200 13600h-999v100h-1001" svg:viewBox="0 0 2001 101">
          <text:p/>
        </draw:connector>
        <draw:connector draw:style-name="gr194" draw:text-style-name="P41" draw:layer="layout" svg:x1="5.6cm" svg:y1="13.7cm" svg:x2="2.1cm" svg:y2="12.8cm" draw:start-shape="id470" draw:start-glue-point="5" draw:end-shape="id465" draw:end-glue-point="4" svg:d="M5600 13700h-999v-1401h-2501v501" svg:viewBox="0 0 3501 1402">
          <text:p/>
        </draw:connector>
        <draw:frame draw:style-name="gr10" draw:text-style-name="P13" draw:layer="layout" svg:width="0.8cm" svg:height="1cm" svg:x="19.6cm" svg:y="6.5cm">
          <draw:text-box>
            <text:p text:style-name="P12"><text:span text:style-name="T3">V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3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Exemplo:</text:p>
          </draw:text-box>
        </draw:frame>
        <draw:frame presentation:style-name="pr9" draw:layer="layout" svg:width="10.8cm" svg:height="6.6cm" svg:x="1.4cm" svg:y="3.8cm" presentation:class="outline" presentation:user-transformed="true">
          <draw:text-box>
            <text:list text:style-name="L2">
              <text:list-header>
                <text:p><text:span text:style-name="T10">while True:</text:span></text:p>
                <text:p><text:s text:c="4"/>opcao = input("""</text:p>
                <text:p text:style-name="P2">1) Mostre "Olá Mundo"</text:p>
                <text:p text:style-name="P2">2) Para sair</text:p>
                <text:p text:style-name="P2"><text:span text:style-name="T1">Digite a sua opção: </text:span>""")</text:p>
              </text:list-header>
            </text:list>
          </draw:text-box>
        </draw:frame>
        <draw:frame presentation:style-name="pr9" draw:layer="layout" svg:width="11.9cm" svg:height="6.6cm" svg:x="13.9cm" svg:y="3.8cm" presentation:class="outline" presentation:user-transformed="true">
          <draw:text-box>
            <text:list text:style-name="L2">
              <text:list-header>
                <text:p><text:s text:c="4"/>if opcao == '1':</text:p>
                <text:p text:style-name="P2"><text:s text:c="8"/>print('Olá Mundo')</text:p>
                <text:p text:style-name="P2"><text:s text:c="4"/>elif opcao == '2':</text:p>
                <text:p text:style-name="P2"><text:s text:c="8"/>break</text:p>
                <text:p text:style-name="P2">print('Fim do Programa')</text:p>
              </text:list-header>
            </text:list>
          </draw:text-box>
        </draw:frame>
        <draw:custom-shape draw:style-name="gr197" draw:text-style-name="P17" draw:layer="layout" svg:width="3cm" svg:height="1cm" svg:x="24.4cm" svg:y="9.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3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 text:style-name="P4">Exemplo</text:p>
          </draw:text-box>
        </draw:frame>
        <draw:custom-shape draw:style-name="gr2" draw:text-style-name="P6" xml:id="id471" draw:id="id471" draw:layer="layout" svg:width="3.4cm" svg:height="1.4cm" svg:x="0.4cm" svg:y="4.6cm">
          <text:p text:style-name="P5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24" draw:text-style-name="P11" xml:id="id472" draw:id="id472" draw:layer="layout" svg:width="7.6cm" svg:height="3cm" svg:x="1.899cm" svg:y="6.8cm">
          <text:list text:style-name="L2">
            <text:list-header>
              <text:p text:style-name="P10"><text:span text:style-name="T2">while </text:span><text:span text:style-name="T11">True</text:span><text:span text:style-name="T2">': <text:s text:c="2"/></text:span></text:p>
            </text:list-header>
          </text:list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6" xml:id="id474" draw:id="id474" draw:layer="layout" svg:width="5.2cm" svg:height="1.8cm" svg:x="12.2cm" svg:y="7.4cm">
          <text:p text:style-name="P5">Olá Mundo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4" draw:text-style-name="P9" draw:layer="layout" svg:x1="3.8cm" svg:y1="5.3cm" svg:x2="5.699cm" svg:y2="6.8cm" draw:start-shape="id471" draw:start-glue-point="7" draw:end-shape="id472" draw:end-glue-point="4" svg:d="M3800 5300h1899v1500" svg:viewBox="0 0 1900 1501">
          <text:p/>
        </draw:connector>
        <draw:connector draw:style-name="gr4" draw:text-style-name="P9" draw:layer="layout" svg:x1="9.499cm" svg:y1="8.3cm" svg:x2="10.4cm" svg:y2="3.386cm" draw:start-shape="id472" draw:start-glue-point="7" draw:end-shape="id473" draw:end-glue-point="5" svg:d="M9499 8300h501v-2200h-101v-2714h501" svg:viewBox="0 0 902 4915">
          <text:p/>
        </draw:connector>
        <draw:connector draw:style-name="gr4" draw:text-style-name="P9" draw:layer="layout" svg:x1="14.8cm" svg:y1="9.2cm" svg:x2="5.699cm" svg:y2="9.8cm" draw:start-shape="id474" draw:start-glue-point="6" draw:end-shape="id472" draw:end-glue-point="6" svg:d="M14800 9200v1102h-9101v-502" svg:viewBox="0 0 9102 1103">
          <text:p/>
        </draw:connector>
        <draw:custom-shape draw:style-name="gr136" draw:text-style-name="P37" xml:id="id475" draw:id="id475" draw:layer="layout" svg:width="3cm" svg:height="1.4cm" svg:x="0.6cm" svg:y="12.8cm">
          <text:p text:style-name="P25"><text:span text:style-name="T4">Fim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23" draw:text-style-name="P9" draw:layer="layout" svg:x1="1.899cm" svg:y1="8.3cm" svg:x2="2.1cm" svg:y2="12.8cm" draw:start-shape="id472" draw:start-glue-point="5" draw:end-shape="id475" draw:end-glue-point="4" svg:d="M1899 8300h-501v3001h702v1499" svg:viewBox="0 0 703 4501">
          <text:p/>
        </draw:connector>
        <draw:frame draw:style-name="gr10" draw:text-style-name="P13" draw:layer="layout" svg:width="0.8cm" svg:height="1cm" svg:x="24cm" svg:y="13.4cm">
          <draw:text-box>
            <text:p text:style-name="P12"><text:span text:style-name="T3">V</text:span></text:p>
          </draw:text-box>
        </draw:frame>
        <draw:frame draw:style-name="gr10" draw:text-style-name="P13" draw:layer="layout" svg:width="1.2cm" svg:height="1cm" svg:x="20cm" svg:y="11.1cm">
          <draw:text-box>
            <text:p text:style-name="P12"><text:span text:style-name="T3">F</text:span></text:p>
          </draw:text-box>
        </draw:frame>
        <draw:custom-shape draw:style-name="gr191" draw:text-style-name="P17" xml:id="id476" draw:id="id476" draw:layer="layout" svg:width="5cm" svg:height="2.2cm" svg:x="21.8cm" svg:y="2.2cm">
          <text:p text:style-name="P14">opcao = '2'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225" draw:text-style-name="P15" xml:id="id473" draw:id="id473" draw:layer="layout" svg:width="8cm" svg:height="4.029cm" svg:x="10.4cm" svg:y="1.371cm">
          <text:p text:style-name="P14">1) Mostre "Olá Mundo"</text:p>
          <text:p text:style-name="P14">2) Para sair</text:p>
          <text:p text:style-name="P14">Digite a sua opção: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18" draw:text-style-name="P18" draw:layer="layout" svg:x1="18.4cm" svg:y1="3.386cm" svg:x2="21.8cm" svg:y2="3.3cm" draw:start-shape="id473" draw:start-glue-point="7" draw:end-shape="id476" draw:end-glue-point="5" svg:d="M18400 3386h1701v-86h1699" svg:viewBox="0 0 3401 87">
          <text:p/>
        </draw:connector>
        <draw:custom-shape draw:style-name="gr25" draw:text-style-name="P17" xml:id="id477" draw:id="id477" draw:layer="layout" svg:width="6cm" svg:height="3.4cm" svg:x="20.4cm" svg:y="5.8cm">
          <text:p text:style-name="P16">if</text:p>
          <text:p text:style-name="P16">opcao == '1'</text:p>
          <text:p text:style-name="P16"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8" draw:text-style-name="P18" draw:layer="layout" svg:x1="24.3cm" svg:y1="4.226cm" svg:x2="23.4cm" svg:y2="5.8cm" draw:start-shape="id476" draw:start-glue-point="6" draw:end-shape="id477" draw:end-glue-point="4" svg:d="M24300 4226v875h-900v699" svg:viewBox="0 0 901 1575">
          <text:p/>
        </draw:connector>
        <draw:frame draw:style-name="gr193" draw:text-style-name="P13" draw:layer="layout" svg:width="1.2cm" svg:height="0.962cm" svg:x="1cm" svg:y="7.2cm">
          <draw:text-box>
            <text:p text:style-name="P12"><text:span text:style-name="T3">F</text:span></text:p>
          </draw:text-box>
        </draw:frame>
        <draw:frame draw:style-name="gr9" draw:text-style-name="P13" draw:layer="layout" svg:width="1.2cm" svg:height="0.962cm" svg:x="8.8cm" svg:y="7.2cm">
          <draw:text-box>
            <text:p text:style-name="P12"><text:span text:style-name="T3">V</text:span></text:p>
          </draw:text-box>
        </draw:frame>
        <draw:connector draw:style-name="gr18" draw:text-style-name="P18" draw:layer="layout" svg:x1="20.4cm" svg:y1="7.5cm" svg:x2="14.8cm" svg:y2="7.4cm" draw:start-shape="id477" draw:start-glue-point="5" draw:end-shape="id474" draw:end-glue-point="4" svg:d="M20400 7500h-1499v-601h-4101v501" svg:viewBox="0 0 5601 602">
          <text:p/>
        </draw:connector>
        <draw:custom-shape draw:style-name="gr25" draw:text-style-name="P17" xml:id="id478" draw:id="id478" draw:layer="layout" svg:width="6cm" svg:height="3.4cm" svg:x="20.6cm" svg:y="10.4cm">
          <text:p text:style-name="P16">elif</text:p>
          <text:p text:style-name="P16">opcao == '2'</text:p>
          <text:p text:style-name="P16"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10" draw:text-style-name="P13" draw:layer="layout" svg:width="1.2cm" svg:height="1cm" svg:x="23.6cm" svg:y="9cm">
          <draw:text-box>
            <text:p text:style-name="P12"><text:span text:style-name="T3">F</text:span></text:p>
          </draw:text-box>
        </draw:frame>
        <draw:connector draw:style-name="gr194" draw:text-style-name="P41" draw:layer="layout" svg:x1="23.4cm" svg:y1="9.2cm" svg:x2="23.6cm" svg:y2="10.4cm" draw:start-shape="id477" draw:start-glue-point="6" draw:end-shape="id478" draw:end-glue-point="4" svg:d="M23400 9200v601h200v599" svg:viewBox="0 0 201 1201">
          <text:p/>
        </draw:connector>
        <draw:connector draw:style-name="gr194" draw:text-style-name="P41" draw:layer="layout" svg:x1="20.6cm" svg:y1="12.1cm" svg:x2="5.699cm" svg:y2="9.8cm" draw:start-shape="id478" draw:start-glue-point="5" draw:end-shape="id472" draw:end-glue-point="6" svg:d="M20600 12100h-14901v-2300" svg:viewBox="0 0 14902 2301">
          <text:p/>
        </draw:connector>
        <draw:custom-shape draw:style-name="gr195" draw:text-style-name="P17" xml:id="id479" draw:id="id479" draw:layer="layout" svg:width="4.8cm" svg:height="1.6cm" svg:x="14.2cm" svg:y="12.8cm">
          <text:p text:style-name="P16">break</text:p>
          <draw:enhanced-geometry svg:viewBox="0 0 21600 21600" draw:type="rectangle" draw:enhanced-path="M 0 0 L 21600 0 21600 21600 0 21600 0 0 Z N"/>
        </draw:custom-shape>
        <draw:connector draw:style-name="gr194" draw:text-style-name="P41" draw:layer="layout" svg:x1="23.6cm" svg:y1="13.8cm" svg:x2="19cm" svg:y2="13.6cm" draw:start-shape="id478" draw:start-glue-point="6" draw:end-shape="id479" draw:end-glue-point="1" svg:d="M23600 13800v502h-3800v-702h-800" svg:viewBox="0 0 4601 703">
          <text:p/>
        </draw:connector>
        <draw:custom-shape draw:style-name="gr226" draw:text-style-name="P22" xml:id="id480" draw:id="id480" draw:layer="layout" svg:width="6.6cm" svg:height="1.8cm" svg:x="5.6cm" svg:y="12.8cm">
          <text:p text:style-name="P5"><text:span text:style-name="T2">Fim do Programa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194" draw:text-style-name="P41" draw:layer="layout" svg:x1="14.2cm" svg:y1="13.6cm" svg:x2="12.2cm" svg:y2="13.7cm" draw:start-shape="id479" draw:start-glue-point="3" draw:end-shape="id480" draw:end-glue-point="7" svg:d="M14200 13600h-999v100h-1001" svg:viewBox="0 0 2001 101">
          <text:p/>
        </draw:connector>
        <draw:connector draw:style-name="gr194" draw:text-style-name="P41" draw:layer="layout" svg:x1="5.6cm" svg:y1="13.7cm" svg:x2="2.1cm" svg:y2="12.8cm" draw:start-shape="id480" draw:start-glue-point="5" draw:end-shape="id475" draw:end-glue-point="4" svg:d="M5600 13700h-999v-1401h-2501v501" svg:viewBox="0 0 3501 1402">
          <text:p/>
        </draw:connector>
        <draw:frame draw:style-name="gr10" draw:text-style-name="P13" draw:layer="layout" svg:width="0.8cm" svg:height="1cm" svg:x="19.6cm" svg:y="6.5cm">
          <draw:text-box>
            <text:p text:style-name="P12"><text:span text:style-name="T3">V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3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 text:style-name="P4">Exemplo</text:p>
          </draw:text-box>
        </draw:frame>
        <draw:custom-shape draw:style-name="gr2" draw:text-style-name="P6" xml:id="id481" draw:id="id481" draw:layer="layout" svg:width="3.4cm" svg:height="1.4cm" svg:x="0.4cm" svg:y="4.6cm">
          <text:p text:style-name="P5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27" draw:text-style-name="P11" xml:id="id482" draw:id="id482" draw:layer="layout" svg:width="7.6cm" svg:height="3cm" svg:x="1.899cm" svg:y="6.8cm">
          <text:list text:style-name="L2">
            <text:list-header>
              <text:p text:style-name="P10"><text:span text:style-name="T2">while </text:span><text:span text:style-name="T11">True</text:span><text:span text:style-name="T2">': <text:s text:c="2"/></text:span></text:p>
            </text:list-header>
          </text:list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6" xml:id="id484" draw:id="id484" draw:layer="layout" svg:width="5.2cm" svg:height="1.8cm" svg:x="12.2cm" svg:y="7.4cm">
          <text:p text:style-name="P5">Olá Mundo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4" draw:text-style-name="P9" draw:layer="layout" svg:x1="3.8cm" svg:y1="5.3cm" svg:x2="5.699cm" svg:y2="6.8cm" draw:start-shape="id481" draw:start-glue-point="7" draw:end-shape="id482" draw:end-glue-point="4" svg:d="M3800 5300h1899v1500" svg:viewBox="0 0 1900 1501">
          <text:p/>
        </draw:connector>
        <draw:connector draw:style-name="gr4" draw:text-style-name="P9" draw:layer="layout" svg:x1="9.499cm" svg:y1="8.3cm" svg:x2="10.4cm" svg:y2="3.386cm" draw:start-shape="id482" draw:start-glue-point="7" draw:end-shape="id483" draw:end-glue-point="5" svg:d="M9499 8300h501v-2200h-101v-2714h501" svg:viewBox="0 0 902 4915">
          <text:p/>
        </draw:connector>
        <draw:connector draw:style-name="gr4" draw:text-style-name="P9" draw:layer="layout" svg:x1="14.8cm" svg:y1="9.2cm" svg:x2="5.699cm" svg:y2="9.8cm" draw:start-shape="id484" draw:start-glue-point="6" draw:end-shape="id482" draw:end-glue-point="6" svg:d="M14800 9200v1102h-9101v-502" svg:viewBox="0 0 9102 1103">
          <text:p/>
        </draw:connector>
        <draw:custom-shape draw:style-name="gr86" draw:text-style-name="P26" xml:id="id485" draw:id="id485" draw:layer="layout" svg:width="3cm" svg:height="1.4cm" svg:x="0.6cm" svg:y="12.8cm">
          <text:p text:style-name="P25"><text:span text:style-name="T4">Fim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23" draw:text-style-name="P9" draw:layer="layout" svg:x1="1.899cm" svg:y1="8.3cm" svg:x2="2.1cm" svg:y2="12.8cm" draw:start-shape="id482" draw:start-glue-point="5" draw:end-shape="id485" draw:end-glue-point="4" svg:d="M1899 8300h-501v3001h702v1499" svg:viewBox="0 0 703 4501">
          <text:p/>
        </draw:connector>
        <draw:frame draw:style-name="gr10" draw:text-style-name="P13" draw:layer="layout" svg:width="0.8cm" svg:height="1cm" svg:x="24cm" svg:y="13.4cm">
          <draw:text-box>
            <text:p text:style-name="P12"><text:span text:style-name="T3">V</text:span></text:p>
          </draw:text-box>
        </draw:frame>
        <draw:frame draw:style-name="gr10" draw:text-style-name="P13" draw:layer="layout" svg:width="1.2cm" svg:height="1cm" svg:x="20cm" svg:y="11.1cm">
          <draw:text-box>
            <text:p text:style-name="P12"><text:span text:style-name="T3">F</text:span></text:p>
          </draw:text-box>
        </draw:frame>
        <draw:custom-shape draw:style-name="gr191" draw:text-style-name="P17" xml:id="id486" draw:id="id486" draw:layer="layout" svg:width="5cm" svg:height="2.2cm" svg:x="21.8cm" svg:y="2.2cm">
          <text:p text:style-name="P16">opcao = '2'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228" draw:text-style-name="P15" xml:id="id483" draw:id="id483" draw:layer="layout" svg:width="8cm" svg:height="4.029cm" svg:x="10.4cm" svg:y="1.371cm">
          <text:p text:style-name="P14">1) Mostre "Olá Mundo"</text:p>
          <text:p text:style-name="P14">2) Para sair</text:p>
          <text:p text:style-name="P14">Digite a sua opção: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18" draw:text-style-name="P18" draw:layer="layout" svg:x1="18.4cm" svg:y1="3.386cm" svg:x2="21.8cm" svg:y2="3.3cm" draw:start-shape="id483" draw:start-glue-point="7" draw:end-shape="id486" draw:end-glue-point="5" svg:d="M18400 3386h1701v-86h1699" svg:viewBox="0 0 3401 87">
          <text:p/>
        </draw:connector>
        <draw:custom-shape draw:style-name="gr25" draw:text-style-name="P17" xml:id="id487" draw:id="id487" draw:layer="layout" svg:width="6cm" svg:height="3.4cm" svg:x="20.4cm" svg:y="5.8cm">
          <text:p text:style-name="P16">if</text:p>
          <text:p text:style-name="P16">opcao == '1'</text:p>
          <text:p text:style-name="P16"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8" draw:text-style-name="P18" draw:layer="layout" svg:x1="24.3cm" svg:y1="4.226cm" svg:x2="23.4cm" svg:y2="5.8cm" draw:start-shape="id486" draw:start-glue-point="6" draw:end-shape="id487" draw:end-glue-point="4" svg:d="M24300 4226v875h-900v699" svg:viewBox="0 0 901 1575">
          <text:p/>
        </draw:connector>
        <draw:frame draw:style-name="gr193" draw:text-style-name="P13" draw:layer="layout" svg:width="1.2cm" svg:height="0.962cm" svg:x="1cm" svg:y="7.2cm">
          <draw:text-box>
            <text:p text:style-name="P12"><text:span text:style-name="T3">F</text:span></text:p>
          </draw:text-box>
        </draw:frame>
        <draw:frame draw:style-name="gr9" draw:text-style-name="P13" draw:layer="layout" svg:width="1.2cm" svg:height="0.962cm" svg:x="8.8cm" svg:y="7.2cm">
          <draw:text-box>
            <text:p text:style-name="P12"><text:span text:style-name="T3">V</text:span></text:p>
          </draw:text-box>
        </draw:frame>
        <draw:connector draw:style-name="gr18" draw:text-style-name="P18" draw:layer="layout" svg:x1="20.4cm" svg:y1="7.5cm" svg:x2="14.8cm" svg:y2="7.4cm" draw:start-shape="id487" draw:start-glue-point="5" draw:end-shape="id484" draw:end-glue-point="4" svg:d="M20400 7500h-1499v-601h-4101v501" svg:viewBox="0 0 5601 602">
          <text:p/>
        </draw:connector>
        <draw:custom-shape draw:style-name="gr25" draw:text-style-name="P17" xml:id="id488" draw:id="id488" draw:layer="layout" svg:width="6cm" svg:height="3.4cm" svg:x="20.6cm" svg:y="10.4cm">
          <text:p text:style-name="P16">elif</text:p>
          <text:p text:style-name="P16">opcao == '2'</text:p>
          <text:p text:style-name="P16"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10" draw:text-style-name="P13" draw:layer="layout" svg:width="1.2cm" svg:height="1cm" svg:x="23.6cm" svg:y="9cm">
          <draw:text-box>
            <text:p text:style-name="P12"><text:span text:style-name="T3">F</text:span></text:p>
          </draw:text-box>
        </draw:frame>
        <draw:connector draw:style-name="gr194" draw:text-style-name="P41" draw:layer="layout" svg:x1="23.4cm" svg:y1="9.2cm" svg:x2="23.6cm" svg:y2="10.4cm" draw:start-shape="id487" draw:start-glue-point="6" draw:end-shape="id488" draw:end-glue-point="4" svg:d="M23400 9200v601h200v599" svg:viewBox="0 0 201 1201">
          <text:p/>
        </draw:connector>
        <draw:connector draw:style-name="gr194" draw:text-style-name="P41" draw:layer="layout" svg:x1="20.6cm" svg:y1="12.1cm" svg:x2="5.699cm" svg:y2="9.8cm" draw:start-shape="id488" draw:start-glue-point="5" draw:end-shape="id482" draw:end-glue-point="6" svg:d="M20600 12100h-14901v-2300" svg:viewBox="0 0 14902 2301">
          <text:p/>
        </draw:connector>
        <draw:custom-shape draw:style-name="gr195" draw:text-style-name="P17" xml:id="id489" draw:id="id489" draw:layer="layout" svg:width="4.8cm" svg:height="1.6cm" svg:x="14.2cm" svg:y="12.8cm">
          <text:p text:style-name="P16">break</text:p>
          <draw:enhanced-geometry svg:viewBox="0 0 21600 21600" draw:type="rectangle" draw:enhanced-path="M 0 0 L 21600 0 21600 21600 0 21600 0 0 Z N"/>
        </draw:custom-shape>
        <draw:connector draw:style-name="gr194" draw:text-style-name="P41" draw:layer="layout" svg:x1="23.6cm" svg:y1="13.8cm" svg:x2="19cm" svg:y2="13.6cm" draw:start-shape="id488" draw:start-glue-point="6" draw:end-shape="id489" draw:end-glue-point="1" svg:d="M23600 13800v502h-3800v-702h-800" svg:viewBox="0 0 4601 703">
          <text:p/>
        </draw:connector>
        <draw:custom-shape draw:style-name="gr196" draw:text-style-name="P6" xml:id="id490" draw:id="id490" draw:layer="layout" svg:width="6.6cm" svg:height="1.8cm" svg:x="5.6cm" svg:y="12.8cm">
          <text:p text:style-name="P5"><text:span text:style-name="T2">Fim do Programa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194" draw:text-style-name="P41" draw:layer="layout" svg:x1="14.2cm" svg:y1="13.6cm" svg:x2="12.2cm" svg:y2="13.7cm" draw:start-shape="id489" draw:start-glue-point="3" draw:end-shape="id490" draw:end-glue-point="7" svg:d="M14200 13600h-999v100h-1001" svg:viewBox="0 0 2001 101">
          <text:p/>
        </draw:connector>
        <draw:connector draw:style-name="gr194" draw:text-style-name="P41" draw:layer="layout" svg:x1="5.6cm" svg:y1="13.7cm" svg:x2="2.1cm" svg:y2="12.8cm" draw:start-shape="id490" draw:start-glue-point="5" draw:end-shape="id485" draw:end-glue-point="4" svg:d="M5600 13700h-999v-1401h-2501v501" svg:viewBox="0 0 3501 1402">
          <text:p/>
        </draw:connector>
        <draw:frame draw:style-name="gr10" draw:text-style-name="P13" draw:layer="layout" svg:width="0.8cm" svg:height="1cm" svg:x="19.6cm" svg:y="6.5cm">
          <draw:text-box>
            <text:p text:style-name="P12"><text:span text:style-name="T3">V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3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Double_20_Dash_20_Dot" draw:display-name="Double Dash Dot" draw:style="rect" draw:dots1="1" draw:dots1-length="1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justify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size-asian="18pt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8" style:family="paragraph">
      <style:paragraph-properties fo:text-align="center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10" style:family="paragraph">
      <style:paragraph-properties fo:text-align="end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ú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2T22:24:27.102670662</meta:creation-date>
    <meta:editing-duration>PT7M23S</meta:editing-duration>
    <meta:editing-cycles>3</meta:editing-cycles>
    <meta:generator>LibreOffice/6.4.5.2$Linux_X86_64 LibreOffice_project/40$Build-2</meta:generator>
    <dc:title>Classy Red</dc:title>
    <dc:date>2020-09-03T09:44:28.440315228</dc:date>
    <meta:document-statistic meta:object-count="1823"/>
  </office:meta>
</office:document-meta>
</file>